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62cm"/>
    </style:style>
    <style:style style:name="co11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3.595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4.302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6.971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1.797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1.307cm"/>
    </style:style>
    <style:style style:name="co22" style:family="table-column">
      <style:table-column-properties fo:break-before="auto" style:column-width="2.424cm"/>
    </style:style>
    <style:style style:name="co23" style:family="table-column">
      <style:table-column-properties fo:break-before="auto" style:column-width="1.688cm"/>
    </style:style>
    <style:style style:name="co24" style:family="table-column">
      <style:table-column-properties fo:break-before="auto" style:column-width="2.096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2.041cm"/>
    </style:style>
    <style:style style:name="co27" style:family="table-column">
      <style:table-column-properties fo:break-before="auto" style:column-width="2.505cm"/>
    </style:style>
    <style:style style:name="co28" style:family="table-column">
      <style:table-column-properties fo:break-before="auto" style:column-width="1.334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1.693cm"/>
    </style:style>
    <style:style style:name="co32" style:family="table-column">
      <style:table-column-properties fo:break-before="auto" style:column-width="2.752cm"/>
    </style:style>
    <style:style style:name="co33" style:family="table-column">
      <style:table-column-properties fo:break-before="auto" style:column-width="1.296cm"/>
    </style:style>
    <style:style style:name="co34" style:family="table-column">
      <style:table-column-properties fo:break-before="auto" style:column-width="1.429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2.94cm"/>
    </style:style>
    <style:style style:name="co37" style:family="table-column">
      <style:table-column-properties fo:break-before="auto" style:column-width="1.826cm"/>
    </style:style>
    <style:style style:name="co38" style:family="table-column">
      <style:table-column-properties fo:break-before="auto" style:column-width="1.58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815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2" style:family="table" style:master-page-name="Sheet1">
      <style:table-properties table:display="true" style:writing-mode="lr-tb"/>
    </style:style>
    <style:style style:name="ta3" style:family="table" style:master-page-name="Sheet2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e6e64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3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Gnumeric-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position="super 58%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2" table:style-name="ta3">
        <office:forms form:automatic-focus="false" form:apply-design-mode="false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column table:style-name="co38" table:default-cell-style-name="Default"/>
        <table:table-column table:style-name="co2" table:number-columns-repeated="246" table:default-cell-style-name="Default"/>
        <table:table-row table:style-name="ro8">
          <table:table-cell table:style-name="Gnumeric-default"/>
          <table:table-cell table:style-name="ce11" office:value-type="string" calcext:value-type="string">
            <text:p>Binary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Decimal/Money</text:p>
          </table:table-cell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Integer</text:p>
          </table:table-cell>
          <table:table-cell table:style-name="ce11" office:value-type="string" calcext:value-type="string">
            <text:p>Long</text:p>
          </table:table-cell>
          <table:table-cell table:style-name="ce11" office:value-type="string" calcext:value-type="string">
            <text:p>Xml</text:p>
          </table:table-cell>
          <table:table-cell table:style-name="ce11" office:value-type="string" calcext:value-type="string">
            <text:p>Guid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Map</text:p>
          </table:table-cell>
          <table:table-cell table:style-name="Gnumeric-default" table:number-columns-repeated="241"/>
        </table:table-row>
        <table:table-row table:style-name="ro8">
          <table:table-cell table:style-name="ce10" office:value-type="string" calcext:value-type="string">
            <text:p>Binary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 table:number-columns-spanned="12" table:number-rows-spanned="1">
            <text:p>BitConverter functions missing</text:p>
          </table:table-cell>
          <table:covered-table-cell table:number-columns-repeated="11" table:style-name="ce11"/>
          <table:table-cell table:style-name="Gnumeric-default" table:number-columns-repeated="241"/>
        </table:table-row>
        <table:table-row table:style-name="ro8">
          <table:table-cell table:style-name="ce10" office:value-type="string" calcext:value-type="string">
            <text:p>Bool</text:p>
          </table:table-cell>
          <table:table-cell table:style-name="ce11" office:value-type="string" calcext:value-type="string">
            <office:annotation draw:style-name="gr1" draw:text-style-name="P1" svg:width="2.899cm" svg:height="2.966cm" svg:x="5.045cm" svg:y="0cm" draw:caption-point-x="-0.61cm" draw:caption-point-y="0.99cm">
              <dc:date>2013-11-04T00:00:00</dc:date>
              <text:p text:style-name="P1"><text:span text:style-name="T1">(type: System.Linq.Expressions.NewArrayExpression) is not supported by this LINQ provider.</text:span></text:p>
            </office:annotation>
            <text:p>-</text:p>
          </table:table-cell>
          <table:table-cell table:number-columns-repeated="10" table:style-name="ce12" office:value-type="string" calcext:value-type="string">
            <text:p>X</text:p>
          </table:table-cell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</text:p>
          </table:table-cell>
          <table:table-cell table:style-name="Gnumeric-default" table:number-columns-repeated="241"/>
        </table:table-row>
        <table:table-row table:style-name="ro1">
          <table:table-cell table:style-name="ce10" office:value-type="string" calcext:value-type="string">
            <text:p>Date</text:p>
          </table:table-cell>
          <table:table-cell table:style-name="ce11" office:value-type="string" calcext:value-type="string">
            <office:annotation draw:style-name="gr1" draw:text-style-name="P1" svg:width="2.899cm" svg:height="0.991cm" svg:x="5.045cm" svg:y="0cm" draw:caption-point-x="-0.61cm" draw:caption-point-y="1.481cm">
              <dc:date>2013-11-04T00:00:00</dc:date>
              <text:p text:style-name="P1"><text:span text:style-name="T1">BitConverter missing</text:span></text:p>
            </office:annotation>
            <text:p>-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1" office:value-type="string" calcext:value-type="string">
            <text:p>+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1" office:value-type="string" calcext:value-type="string">
            <office:annotation draw:style-name="gr1" draw:text-style-name="P1" svg:width="2.899cm" svg:height="2.966cm" svg:x="19.752cm" svg:y="0cm" draw:caption-point-x="-0.61cm" draw:caption-point-y="1.481cm">
              <dc:date>2013-11-04T00:00:00</dc:date>
              <text:p text:style-name="P1"><text:span text:style-name="T1">ERROR: 42809: column notation .Ticks applied to type date, which is not a composite type</text:span></text:p>
            </office:annotation>
            <text:p>-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1" office:value-type="string" calcext:value-type="string">
            <office:annotation draw:style-name="gr1" draw:text-style-name="P1" svg:width="2.899cm" svg:height="1.386cm" svg:x="24.832cm" svg:y="0cm" draw:caption-point-x="-0.61cm" draw:caption-point-y="1.481cm">
              <dc:date>2013-11-04T00:00:00</dc:date>
              <text:p text:style-name="P1"><text:span text:style-name="T1">Unsupported method call ToString()</text:span></text:p>
            </office:annotation>
            <text:p>-</text:p>
          </table:table-cell>
          <table:table-cell table:style-name="ce12" office:value-type="string" calcext:value-type="string">
            <text:p>X</text:p>
          </table:table-cell>
          <table:table-cell table:style-name="Gnumeric-default" table:number-columns-repeated="241"/>
        </table:table-row>
        <table:table-row table:style-name="ro8">
          <table:table-cell table:style-name="ce10" office:value-type="string" calcext:value-type="string">
            <text:p>Timestamp</text:p>
          </table:table-cell>
          <table:table-cell table:style-name="ce11" office:value-type="string" calcext:value-type="string">
            <office:annotation draw:style-name="gr1" draw:text-style-name="P1" svg:width="2.899cm" svg:height="0.991cm" svg:x="5.045cm" svg:y="0.334cm" draw:caption-point-x="-0.61cm" draw:caption-point-y="1.573cm">
              <dc:date>2013-11-04T00:00:00</dc:date>
              <text:p text:style-name="P1"><text:span text:style-name="T1">BitConverter missing</text:span></text:p>
            </office:annotation>
            <text:p>-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text:p>+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1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1" office:value-type="string" calcext:value-type="string">
            <office:annotation draw:style-name="gr1" draw:text-style-name="P1" svg:width="2.899cm" svg:height="1.386cm" svg:x="24.832cm" svg:y="0.334cm" draw:caption-point-x="-0.61cm" draw:caption-point-y="1.573cm">
              <dc:date>2013-11-04T00:00:00</dc:date>
              <text:p text:style-name="P1"><text:span text:style-name="T1">Unsupported method call ToString()</text:span></text:p>
            </office:annotation>
            <text:p>-</text:p>
          </table:table-cell>
          <table:table-cell table:style-name="ce12" office:value-type="string" calcext:value-type="string">
            <text:p>X</text:p>
          </table:table-cell>
          <table:table-cell table:style-name="Gnumeric-default" table:number-columns-repeated="241"/>
        </table:table-row>
        <table:table-row table:style-name="ro1">
          <table:table-cell table:style-name="ce10" office:value-type="string" calcext:value-type="string">
            <text:p>Decimal/Money</text:p>
          </table:table-cell>
          <table:table-cell table:style-name="ce11" office:value-type="string" calcext:value-type="string">
            <office:annotation draw:style-name="gr1" draw:text-style-name="P1" svg:width="2.899cm" svg:height="1.386cm" svg:x="5.045cm" svg:y="0.824cm" draw:caption-point-x="-0.61cm" draw:caption-point-y="1.574cm">
              <dc:date>2013-11-04T00:00:00</dc:date>
              <text:p text:style-name="P1"><text:span text:style-name="T1">BitConvert, Convert features missing</text:span></text:p>
            </office:annotation>
            <text:p>-</text:p>
          </table:table-cell>
          <table:table-cell table:style-name="ce11" office:value-type="string" calcext:value-type="string">
            <text:p>+</text:p>
          </table:table-cell>
          <table:table-cell table:number-columns-repeated="4" table:style-name="ce12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</text:p>
          </table:table-cell>
          <table:table-cell table:style-name="Gnumeric-default" table:number-columns-repeated="241"/>
        </table:table-row>
        <table:table-row table:style-name="ro1">
          <table:table-cell table:style-name="ce10" office:value-type="string" calcext:value-type="string">
            <text:p>Double</text:p>
          </table:table-cell>
          <table:table-cell table:style-name="ce11" office:value-type="string" calcext:value-type="string">
            <office:annotation draw:style-name="gr1" draw:text-style-name="P1" svg:width="2.899cm" svg:height="2.992cm" svg:x="5.045cm" svg:y="1.251cm" draw:caption-point-x="-0.61cm" draw:caption-point-y="1.574cm">
              <dc:date>2013-10-28T00:00:00</dc:date>
              <text:p text:style-name="P1"><text:span text:style-name="T1">- 1</text:span><text:span text:style-name="T2">st</text:span><text:span text:style-name="T1"> method: </text:span></text:p>
              <text:p text:style-name="P1"><text:span text:style-name="T1">BitConverter feature missing;</text:span></text:p>
              <text:p text:style-name="P1"><text:span text:style-name="T1">-2</text:span><text:span text:style-name="T2">nd</text:span><text:span text:style-name="T1"> method:</text:span></text:p>
              <text:p text:style-name="P1"><text:span text:style-name="T1">Looping methods don't work in dsl</text:span></text:p>
            </office:annotation>
            <text:p>-</text:p>
          </table:table-cell>
          <table:table-cell table:style-name="ce11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</text:p>
          </table:table-cell>
          <table:table-cell table:style-name="Gnumeric-default" table:number-columns-repeated="241"/>
        </table:table-row>
        <table:table-row table:style-name="ro1">
          <table:table-cell table:style-name="ce10" office:value-type="string" calcext:value-type="string">
            <text:p>Float</text:p>
          </table:table-cell>
          <table:table-cell table:style-name="ce11" office:value-type="string" calcext:value-type="string">
            <office:annotation draw:style-name="gr1" draw:text-style-name="P1" svg:width="2.899cm" svg:height="2.992cm" svg:x="5.045cm" svg:y="1.679cm" draw:caption-point-x="-0.61cm" draw:caption-point-y="1.573cm">
              <dc:date>2013-10-28T00:00:00</dc:date>
              <text:p text:style-name="P1"><text:span text:style-name="T1">- 1</text:span><text:span text:style-name="T2">st</text:span><text:span text:style-name="T1"> method: </text:span></text:p>
              <text:p text:style-name="P1"><text:span text:style-name="T1">BitConverter feature missing;</text:span></text:p>
              <text:p text:style-name="P1"><text:span text:style-name="T1">-2</text:span><text:span text:style-name="T2">nd</text:span><text:span text:style-name="T1"> method:</text:span></text:p>
              <text:p text:style-name="P1"><text:span text:style-name="T1">Looping methods don't work in dsl</text:span></text:p>
            </office:annotation>
            <text:p>-</text:p>
          </table:table-cell>
          <table:table-cell table:style-name="ce11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+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1" table:formula="of:=+[.F9]" office:value-type="string" office:string-value="+" calcext:value-type="string">
            <text:p>+</text:p>
          </table:table-cell>
          <table:table-cell table:style-name="ce12" office:value-type="string" calcext:value-type="string">
            <text:p>X</text:p>
          </table:table-cell>
          <table:table-cell table:style-name="Gnumeric-default" table:number-columns-repeated="241"/>
        </table:table-row>
        <table:table-row table:style-name="ro1">
          <table:table-cell table:style-name="ce10" office:value-type="string" calcext:value-type="string">
            <text:p>Integer</text:p>
          </table:table-cell>
          <table:table-cell table:style-name="ce11" office:value-type="string" calcext:value-type="string">
            <office:annotation draw:style-name="gr1" draw:text-style-name="P1" svg:width="2.899cm" svg:height="2.992cm" svg:x="5.045cm" svg:y="2.105cm" draw:caption-point-x="-0.61cm" draw:caption-point-y="1.573cm">
              <dc:date>2013-10-28T00:00:00</dc:date>
              <text:p text:style-name="P1"><text:span text:style-name="T1">- 1</text:span><text:span text:style-name="T2">st</text:span><text:span text:style-name="T1"> method: </text:span></text:p>
              <text:p text:style-name="P1"><text:span text:style-name="T1">BitConverter feature missing;</text:span></text:p>
              <text:p text:style-name="P1"><text:span text:style-name="T1">-2</text:span><text:span text:style-name="T2">nd</text:span><text:span text:style-name="T1"> method:</text:span></text:p>
              <text:p text:style-name="P1"><text:span text:style-name="T1">Looping methods don't work in dsl</text:span></text:p>
            </office:annotation>
            <text:p>-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office:annotation draw:style-name="gr1" draw:text-style-name="P1" svg:width="2.899cm" svg:height="2.571cm" svg:x="7.77cm" svg:y="2.105cm" draw:caption-point-x="-0.61cm" draw:caption-point-y="1.573cm">
              <dc:date>2013-10-28T00:00:00</dc:date>
              <text:p text:style-name="P1"><text:span text:style-name="T1">DateTime functions missing. Btw. It makes more sense to convert long to DateTime</text:span></text:p>
            </office:annotation>
            <text:p>-</text:p>
          </table:table-cell>
          <table:table-cell table:style-name="ce11" office:value-type="string" calcext:value-type="string">
            <office:annotation draw:style-name="gr1" draw:text-style-name="P1" svg:width="2.899cm" svg:height="2.571cm" svg:x="10.019cm" svg:y="2.105cm" draw:caption-point-x="-0.61cm" draw:caption-point-y="1.573cm">
              <dc:date>2013-10-28T00:00:00</dc:date>
              <text:p text:style-name="P1"><text:span text:style-name="T1">DateTime functions missing. Btw. It makes more sense to convert long to DateTime</text:span></text:p>
            </office:annotation>
            <text:p>-</text:p>
          </table:table-cell>
          <table:table-cell table:number-columns-repeated="3" table:style-name="ce11" office:value-type="string" calcext:value-type="string">
            <text:p>+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office:annotation draw:style-name="gr1" draw:text-style-name="P1" svg:width="2.899cm" svg:height="1.386cm" svg:x="23.138cm" svg:y="2.105cm" draw:caption-point-x="-0.61cm" draw:caption-point-y="1.573cm">
              <dc:date>2013-10-28T00:00:00</dc:date>
              <text:p text:style-name="P1"><text:span text:style-name="T1">BitConverter is needed for this one</text:span></text:p>
            </office:annotation>
            <text:p>-</text:p>
          </table:table-cell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</text:p>
          </table:table-cell>
          <table:table-cell table:style-name="Gnumeric-default" table:number-columns-repeated="241"/>
        </table:table-row>
        <table:table-row table:style-name="ro1">
          <table:table-cell table:style-name="ce10" office:value-type="string" calcext:value-type="string">
            <text:p>Long</text:p>
          </table:table-cell>
          <table:table-cell table:style-name="ce11" office:value-type="string" calcext:value-type="string">
            <office:annotation draw:style-name="gr1" draw:text-style-name="P1" svg:width="2.899cm" svg:height="0.991cm" svg:x="5.045cm" svg:y="2.532cm" draw:caption-point-x="-0.61cm" draw:caption-point-y="1.573cm">
              <dc:date>2013-10-30T00:00:00</dc:date>
              <text:p text:style-name="P1"><text:span text:style-name="T1">BitConverter missing</text:span></text:p>
            </office:annotation>
            <text:p>-</text:p>
          </table:table-cell>
          <table:table-cell table:style-name="ce11" office:value-type="string" calcext:value-type="string">
            <text:p>+</text:p>
          </table:table-cell>
          <table:table-cell table:style-name="ce11" office:value-type="string" calcext:value-type="string">
            <office:annotation draw:style-name="gr1" draw:text-style-name="P1" svg:width="2.899cm" svg:height="1.386cm" svg:x="7.77cm" svg:y="2.532cm" draw:caption-point-x="-0.61cm" draw:caption-point-y="1.573cm">
              <dc:date>2013-10-30T00:00:00</dc:date>
              <text:p text:style-name="P1"><text:span text:style-name="T1">DateTime functions missing</text:span></text:p>
            </office:annotation>
            <text:p>-</text:p>
          </table:table-cell>
          <table:table-cell table:style-name="ce11" office:value-type="string" calcext:value-type="string">
            <office:annotation draw:style-name="gr1" draw:text-style-name="P1" svg:width="2.899cm" svg:height="1.386cm" svg:x="10.019cm" svg:y="2.532cm" draw:caption-point-x="-0.61cm" draw:caption-point-y="1.573cm">
              <dc:date>2013-10-30T00:00:00</dc:date>
              <text:p text:style-name="P1"><text:span text:style-name="T1">DateTime functions missing</text:span></text:p>
            </office:annotation>
            <text:p>-</text:p>
          </table:table-cell>
          <table:table-cell table:number-columns-repeated="4" table:style-name="ce11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office:annotation draw:style-name="gr1" draw:text-style-name="P1" svg:width="2.899cm" svg:height="2.571cm" svg:x="23.138cm" svg:y="2.532cm" draw:caption-point-x="-0.61cm" draw:caption-point-y="1.573cm">
              <dc:date>2013-10-30T00:00:00</dc:date>
              <text:p text:style-name="P1"><text:span text:style-name="T1">Guid is 16 bytes long, and long is 64 bytes. So, it would be meaningless, and losing data</text:span></text:p>
            </office:annotation>
            <text:p>X</text:p>
          </table:table-cell>
          <table:table-cell table:style-name="ce11" office:value-type="string" calcext:value-type="string">
            <text:p>+</text:p>
          </table:table-cell>
          <table:table-cell table:style-name="ce12" office:value-type="string" calcext:value-type="string">
            <text:p>X</text:p>
          </table:table-cell>
          <table:table-cell table:style-name="Gnumeric-default" table:number-columns-repeated="241"/>
        </table:table-row>
        <table:table-row table:style-name="ro8">
          <table:table-cell table:style-name="ce10" office:value-type="string" calcext:value-type="string">
            <text:p>Xml(resolves to Xdocument)</text:p>
          </table:table-cell>
          <table:table-cell table:style-name="ce11" office:value-type="string" calcext:value-type="string">
            <office:annotation draw:style-name="gr1" draw:text-style-name="P1" svg:width="2.899cm" svg:height="4.585cm" svg:x="5.045cm" svg:y="2.958cm" draw:caption-point-x="-0.61cm" draw:caption-point-y="1.574cm">
              <dc:date>2013-11-04T00:00:00</dc:date>
              <text:p text:style-name="P1"><text:span text:style-name="T1">- 1</text:span><text:span text:style-name="T2">st</text:span><text:span text:style-name="T1"> method: </text:span></text:p>
              <text:p text:style-name="P1"><text:span text:style-name="T1">BitConverter feature missing;</text:span></text:p>
              <text:p text:style-name="P1"><text:span text:style-name="T1">-2</text:span><text:span text:style-name="T2">nd</text:span><text:span text:style-name="T1"> method:</text:span></text:p>
              <text:p text:style-name="P1"><text:span text:style-name="T1">Looping methods don't work in dsl</text:span></text:p>
              <text:p text:style-name="P1"><text:span text:style-name="T1">-3</text:span><text:span text:style-name="T2">rd</text:span><text:span text:style-name="T1"> method:</text:span></text:p>
              <text:p text:style-name="P1"><text:span text:style-name="T1">Encoding.getBtes feature missing</text:span></text:p>
              <text:p text:style-name="P1"><text:span text:style-name="T1"/></text:p>
            </office:annotation>
            <text:p>-</text:p>
          </table:table-cell>
          <table:table-cell table:number-columns-repeated="10" table:style-name="ce12" office:value-type="string" calcext:value-type="string">
            <text:p>X</text:p>
          </table:table-cell>
          <table:table-cell table:style-name="ce11" office:value-type="string" calcext:value-type="string">
            <office:annotation draw:style-name="gr1" draw:text-style-name="P1" svg:width="2.899cm" svg:height="2.176cm" svg:x="24.832cm" svg:y="2.958cm" draw:caption-point-x="-0.61cm" draw:caption-point-y="1.574cm">
              <dc:date>2013-11-04T00:00:00</dc:date>
              <text:p text:style-name="P1"><text:span text:style-name="T1">Unsupported method call: [-argument1-].originalXml.ToString()</text:span></text:p>
            </office:annotation>
            <text:p>-</text:p>
          </table:table-cell>
          <table:table-cell table:style-name="ce12" office:value-type="string" calcext:value-type="string">
            <text:p>X</text:p>
          </table:table-cell>
          <table:table-cell table:style-name="Gnumeric-default" table:number-columns-repeated="241"/>
        </table:table-row>
        <table:table-row table:style-name="ro8"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office:annotation draw:style-name="gr1" draw:text-style-name="P1" svg:width="2.899cm" svg:height="1.386cm" svg:x="5.045cm" svg:y="3.449cm" draw:caption-point-x="-0.61cm" draw:caption-point-y="1.573cm">
              <dc:date>2013-10-30T00:00:00</dc:date>
              <text:p text:style-name="P1"><text:span text:style-name="T1">Unsupported: ToString(), ToByteArray()</text:span></text:p>
            </office:annotation>
            <text:p>-</text:p>
          </table:table-cell>
          <table:table-cell table:number-columns-repeated="6" table:style-name="ce12" office:value-type="string" calcext:value-type="string">
            <text:p>X</text:p>
          </table:table-cell>
          <table:table-cell table:style-name="ce11" office:value-type="string" calcext:value-type="string">
            <text:p>+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1" office:value-type="string" calcext:value-type="string">
            <office:annotation draw:style-name="gr1" draw:text-style-name="P1" svg:width="2.899cm" svg:height="1.386cm" svg:x="24.832cm" svg:y="3.449cm" draw:caption-point-x="-0.61cm" draw:caption-point-y="1.573cm">
              <dc:date>2013-10-30T00:00:00</dc:date>
              <text:p text:style-name="P1"><text:span text:style-name="T1">Unsupported: ToString(), ToByteArray()</text:span></text:p>
            </office:annotation>
            <text:p>-</text:p>
          </table:table-cell>
          <table:table-cell table:style-name="ce12" office:value-type="string" calcext:value-type="string">
            <text:p>X</text:p>
          </table:table-cell>
          <table:table-cell table:style-name="Gnumeric-default" table:number-columns-repeated="241"/>
        </table:table-row>
        <table:table-row table:style-name="ro1">
          <table:table-cell table:style-name="ce10" office:value-type="string" calcext:value-type="string">
            <text:p>String</text:p>
          </table:table-cell>
          <table:table-cell table:style-name="ce11" office:value-type="string" calcext:value-type="string">
            <office:annotation draw:style-name="gr1" draw:text-style-name="P1" svg:width="2.899cm" svg:height="4.967cm" svg:x="5.045cm" svg:y="3.939cm" draw:caption-point-x="-0.61cm" draw:caption-point-y="1.574cm">
              <dc:date>2013-10-28T00:00:00</dc:date>
              <text:p text:style-name="P1"><text:span text:style-name="T1">2 methods:</text:span></text:p>
              <text:p text:style-name="P1"><text:span text:style-name="T1">1</text:span><text:span text:style-name="T2">st</text:span><text:span text:style-name="T1"> method problem:</text:span></text:p>
              <text:p text:style-name="P1"><text:span text:style-name="T1">System.Text.Encoding.UTF8.GetBytes missin</text:span></text:p>
              <text:p text:style-name="P1"><text:span text:style-name="T1"/></text:p>
              <text:p text:style-name="P1"><text:span text:style-name="T1">2</text:span><text:span text:style-name="T2">nd</text:span><text:span text:style-name="T1"> method bug:</text:span></text:p>
              <text:p text:style-name="P1"><text:span text:style-name="T1">function unnest(character varying) does not exist</text:span></text:p>
            </office:annotation>
            <text:p>-</text:p>
          </table:table-cell>
          <table:table-cell table:style-name="ce11" office:value-type="string" calcext:value-type="string">
            <office:annotation draw:style-name="gr1" draw:text-style-name="P1" svg:width="2.899cm" svg:height="2.571cm" svg:x="6.341cm" svg:y="3.939cm" draw:caption-point-x="-0.61cm" draw:caption-point-y="1.574cm">
              <dc:date>2013-10-28T00:00:00</dc:date>
              <text:p text:style-name="P1"><text:span text:style-name="T1">Boolean?</text:span></text:p>
              <text:p text:style-name="P1"><text:span text:style-name="T1">Hmm. Comparing “true”, “t”... works in studio, but doesn't in dsl</text:span></text:p>
            </office:annotation>
            <text:p>-</text:p>
          </table:table-cell>
          <table:table-cell table:style-name="ce11" office:value-type="string" calcext:value-type="string">
            <office:annotation draw:style-name="gr1" draw:text-style-name="P1" svg:width="2.899cm" svg:height="1.386cm" svg:x="7.77cm" svg:y="3.939cm" draw:caption-point-x="-0.61cm" draw:caption-point-y="1.574cm">
              <dc:date>2013-10-28T00:00:00</dc:date>
              <text:p text:style-name="P1"><text:span text:style-name="T1">DateTime functions missing</text:span></text:p>
            </office:annotation>
            <text:p>-</text:p>
          </table:table-cell>
          <table:table-cell table:style-name="ce11" office:value-type="string" calcext:value-type="string">
            <office:annotation draw:style-name="gr1" draw:text-style-name="P1" svg:width="2.899cm" svg:height="1.386cm" svg:x="10.019cm" svg:y="3.939cm" draw:caption-point-x="-0.61cm" draw:caption-point-y="1.574cm">
              <dc:date>2013-10-28T00:00:00</dc:date>
              <text:p text:style-name="P1"><text:span text:style-name="T1">DateTime functions missing</text:span></text:p>
            </office:annotation>
            <text:p>-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table:style-name="ce11" office:value-type="string" calcext:value-type="string">
            <text:p>+</text:p>
          </table:table-cell>
          <table:table-cell table:style-name="ce11" office:value-type="string" calcext:value-type="string">
            <office:annotation draw:style-name="gr1" draw:text-style-name="P1" svg:width="2.899cm" svg:height="2.176cm" svg:x="21.445cm" svg:y="3.939cm" draw:caption-point-x="-0.61cm" draw:caption-point-y="1.574cm">
              <dc:date>2013-10-28T00:00:00</dc:date>
              <text:p text:style-name="P1"><text:span text:style-name="T1">namespace name 'XmlDocument' could not be found</text:span></text:p>
            </office:annotation>
            <text:p>-</text:p>
          </table:table-cell>
          <table:table-cell table:style-name="ce11" office:value-type="string" calcext:value-type="string">
            <office:annotation draw:style-name="gr1" draw:text-style-name="P1" svg:width="2.899cm" svg:height="1.781cm" svg:x="23.138cm" svg:y="3.939cm" draw:caption-point-x="-0.61cm" draw:caption-point-y="1.574cm">
              <dc:date>2013-10-30T00:00:00</dc:date>
              <text:p text:style-name="P1"><text:span text:style-name="T1">BUG: Object reference not set to an instance of an object </text:span></text:p>
            </office:annotation>
            <text:p>-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office:annotation draw:style-name="gr1" draw:text-style-name="P1" svg:width="2.899cm" svg:height="1.781cm" svg:x="26.525cm" svg:y="3.939cm" draw:caption-point-x="-0.61cm" draw:caption-point-y="1.574cm">
              <dc:date>2013-10-28T00:00:00</dc:date>
              <text:p text:style-name="P1"><text:span text:style-name="T1">Has to be a conversion between list of lists</text:span></text:p>
            </office:annotation>
            <text:p>-</text:p>
          </table:table-cell>
          <table:table-cell table:style-name="Gnumeric-default" table:number-columns-repeated="241"/>
        </table:table-row>
        <table:table-row table:style-name="ro1">
          <table:table-cell table:style-name="ce10" office:value-type="string" calcext:value-type="string">
            <text:p>Map</text:p>
          </table:table-cell>
          <table:table-cell table:style-name="ce13" office:value-type="string" calcext:value-type="string">
            <office:annotation draw:style-name="gr1" draw:text-style-name="P1" svg:width="2.899cm" svg:height="1.386cm" svg:x="5.045cm" svg:y="4.43cm" draw:caption-point-x="-0.61cm" draw:caption-point-y="1.51cm">
              <dc:date>2013-11-04T00:00:00</dc:date>
              <text:p text:style-name="P1"><text:span text:style-name="T1">MemoryStream, BinaryFormatter missing...</text:span></text:p>
            </office:annotation>
            <text:p>-</text:p>
          </table:table-cell>
          <table:table-cell table:number-columns-repeated="8" table:style-name="ce12" office:value-type="string" calcext:value-type="string">
            <text:p>X</text:p>
          </table:table-cell>
          <table:table-cell table:style-name="ce13" office:value-type="string" calcext:value-type="string">
            <office:annotation draw:style-name="gr1" draw:text-style-name="P1" svg:width="2.899cm" svg:height="1.781cm" svg:x="21.445cm" svg:y="4.43cm" draw:caption-point-x="-0.61cm" draw:caption-point-y="1.51cm">
              <dc:date>2013-11-04T00:00:00</dc:date>
              <text:p text:style-name="P1"><text:span text:style-name="T1">Type or namespace Xelement missing</text:span></text:p>
            </office:annotation>
            <text:p>-</text:p>
          </table:table-cell>
          <table:table-cell table:style-name="ce12" office:value-type="string" calcext:value-type="string">
            <text:p>X</text:p>
          </table:table-cell>
          <table:table-cell table:style-name="ce13" office:value-type="string" calcext:value-type="string">
            <office:annotation draw:style-name="gr1" draw:text-style-name="P1" svg:width="2.899cm" svg:height="2.176cm" svg:x="24.832cm" svg:y="4.43cm" draw:caption-point-x="-0.61cm" draw:caption-point-y="1.51cm">
              <dc:date>2013-11-04T00:00:00</dc:date>
              <text:p text:style-name="P1"><text:span text:style-name="T1">2 methods in dsl don't work. Commented in <text:s/>CalculatedTestsMap.dsl</text:span></text:p>
            </office:annotation>
            <text:p>-</text:p>
          </table:table-cell>
          <table:table-cell table:style-name="ce12" office:value-type="string" calcext:value-type="string">
            <text:p>X</text:p>
          </table:table-cell>
          <table:table-cell table:number-columns-repeated="241"/>
        </table:table-row>
        <table:table-row table:style-name="ro1" table:number-rows-repeated="1048560">
          <table:table-cell table:number-columns-repeated="255"/>
        </table:table-row>
        <table:table-row table:style-name="ro1">
          <table:table-cell table:number-columns-repeated="255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1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2" table:number-columns-repeated="232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5" table:formula="of:=&quot;sealed trait Java%JavaType%Stub extends JavaImplStub with Tipe%TipeType%Type&quot;" office:value-type="string" office:string-value="sealed trait Java%JavaType%Stub extends JavaImplStub with Tipe%TipeType%Type">
            <text:p>sealed trait Java%JavaType%Stub extends JavaImplStub with Tipe%TipeType%Type</text:p>
          </table:table-cell>
          <table:table-cell table:style-name="ce5" table:number-columns-repeated="255"/>
        </table:table-row>
        <table:table-row table:style-name="ro1">
          <table:table-cell table:style-name="ce5" table:formula="of:=&quot; with Tipe%TipeType%Type&quot;" office:value-type="string" office:string-value=" with Tipe%TipeType%Type">
            <text:p><text:s/>with Tipe%TipeType%Type</text:p>
          </table:table-cell>
          <table:table-cell table:style-name="ce5"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" table:formula="of:=&quot;case object `java.%TipeTypeFull%` extends Java%JavaTipe%Stub with %Impl% {&quot;&amp;CHAR(10)&amp;&quot;  def javaType = &quot;&quot;%JavaType%&quot;&quot; &quot;&amp;CHAR(10)&amp;&quot;  def defaultValue = &quot;&quot;%defaultValue%&quot;&quot;&quot;&amp;CHAR(10)&amp;&quot;}&quot;" office:value-type="string" office:string-value="case object `java.%TipeTypeFull%` extends Java%JavaTipe%Stub with %Impl% {&#10;  def javaType = &quot;%JavaType%&quot; &#10;  def defaultValue = &quot;%defaultValue%&quot;&#10;}">
            <text:p>case object `java.%TipeTypeFull%` extends Java%JavaTipe%Stub with %Impl% {</text:p>
            <text:p><text:s text:c="2"/>def javaType = "%JavaType%" </text:p>
            <text:p><text:s text:c="2"/>def defaultValue = "%defaultValue%"</text:p>
            <text:p>}</text:p>
          </table:table-cell>
          <table:table-cell table:style-name="ce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" table:number-columns-repeated="10"/>
          <table:table-cell table:style-name="ce5" office:value-type="string">
            <text:p>Null, .equals</text:p>
          </table:table-cell>
          <table:table-cell table:style-name="ce5" table:number-columns-repeated="3"/>
          <table:table-cell table:style-name="ce5" office:value-type="string">
            <text:p>“=”</text:p>
          </table:table-cell>
          <table:table-cell table:style-name="ce5"/>
          <table:table-cell table:number-columns-repeated="2" table:style-name="ce5" office:value-type="string">
            <text:p>!=null, =</text:p>
          </table:table-cell>
          <table:table-cell table:style-name="ce5" table:number-columns-repeated="238"/>
        </table:table-row>
        <table:table-row table:style-name="ro4">
          <table:table-cell table:style-name="ce5" office:value-type="string">
            <text:p>JavaTipe</text:p>
          </table:table-cell>
          <table:table-cell table:style-name="ce5" office:value-type="string">
            <text:p>TipeIsNull</text:p>
          </table:table-cell>
          <table:table-cell table:style-name="ce5" office:value-type="string">
            <text:p>SingleOrList</text:p>
          </table:table-cell>
          <table:table-cell table:style-name="ce5" office:value-type="string">
            <text:p>ListIsNull</text:p>
          </table:table-cell>
          <table:table-cell table:style-name="ce5" office:value-type="string">
            <text:p>TipeType</text:p>
          </table:table-cell>
          <table:table-cell table:style-name="ce5" office:value-type="string">
            <text:p>TipeTypeFull</text:p>
          </table:table-cell>
          <table:table-cell table:style-name="ce5" office:value-type="string">
            <text:p>javaTipeType</text:p>
          </table:table-cell>
          <table:table-cell table:style-name="ce5" office:value-type="string">
            <text:p>JavaType</text:p>
          </table:table-cell>
          <table:table-cell table:style-name="ce5" office:value-type="string">
            <text:p>defaultValue</text:p>
          </table:table-cell>
          <table:table-cell table:style-name="ce5" office:value-type="string">
            <text:p>Impl</text:p>
          </table:table-cell>
          <table:table-cell table:style-name="ce5" office:value-type="string">
            <text:p>Complex</text:p>
          </table:table-cell>
          <table:table-cell table:style-name="ce5" office:value-type="string">
            <text:p>Equalness</text:p>
          </table:table-cell>
          <table:table-cell table:style-name="ce5" office:value-type="string">
            <text:p>Equals</text:p>
          </table:table-cell>
          <table:table-cell table:style-name="ce5" office:value-type="string">
            <text:p>SpecialEquals</text:p>
          </table:table-cell>
          <table:table-cell table:style-name="ce5" office:value-type="string">
            <text:p>Primitive</text:p>
          </table:table-cell>
          <table:table-cell table:style-name="ce5" office:value-type="string">
            <text:p>Scalarness</text:p>
          </table:table-cell>
          <table:table-cell table:style-name="ce5" office:value-type="string">
            <text:p>Scalar</text:p>
          </table:table-cell>
          <table:table-cell table:style-name="ce5" office:value-type="string">
            <text:p>Reference</text:p>
          </table:table-cell>
          <table:table-cell table:style-name="ce5" office:value-type="string">
            <text:p>Constrained</text:p>
          </table:table-cell>
          <table:table-cell table:style-name="ce5" office:value-type="string">
            <text:p>Unconstrained</text:p>
          </table:table-cell>
          <table:table-cell table:style-name="ce5" office:value-type="string">
            <text:p>Stable</text:p>
          </table:table-cell>
          <table:table-cell table:style-name="ce5" office:value-type="string">
            <text:p>Unstable</text:p>
          </table:table-cell>
          <table:table-cell table:style-name="ce5" office:value-type="string">
            <text:p>With</text:p>
          </table:table-cell>
          <table:table-cell table:style-name="ce5" table:number-columns-repeated="233"/>
        </table:table-row>
        <table:table-row table:style-name="ro5">
          <table:table-cell table:style-name="ce1" office:value-type="string">
            <text:p>Binary</text:p>
          </table:table-cell>
          <table:table-cell table:number-columns-repeated="3" table:style-name="ce1"/>
          <table:table-cell table:style-name="ce1" office:value-type="string">
            <text:p>Binary</text:p>
          </table:table-cell>
          <table:table-cell table:style-name="ce1" table:formula="of:=CONCATENATE(IF(OR(EXACT([.C9];&quot;List&quot;);EXACT([.C9];&quot;Set&quot;));[.C9]&amp;&quot;&lt;&quot;;&quot;&quot;);[.E9];[.B9];IF(EXACT([.C9];&quot;Arr&quot;);&quot;[]&quot;;&quot;&quot;);IF(OR(EXACT([.C9];&quot;List&quot;);EXACT([.C9];&quot;Set&quot;));&quot;&gt;&quot;;&quot;&quot;);[.D9])" office:value-type="string" office:string-value="Binary">
            <text:p>Binary</text:p>
          </table:table-cell>
          <table:table-cell table:style-name="ce1" office:value-type="string">
            <text:p>byte[]</text:p>
          </table:table-cell>
          <table:table-cell table:style-name="ce1" table:formula="of:=CONCATENATE(IF(EXACT([.C9];&quot;Arr&quot;);[.G9]&amp;&quot;[]&quot;;&quot;&quot;);IF(EXACT([.C9];&quot;List&quot;);&quot;ArrayList&lt;&quot;&amp;[.G9]&amp;&quot;&gt;&quot;;&quot;&quot;);IF(EXACT([.C9];&quot;Set&quot;);&quot;HashSet&lt;&quot;&amp;[.G9]&amp;&quot;&gt;&quot;;&quot;&quot;);IF(EXACT([.C9];&quot;&quot;);[.G9];&quot;&quot;))" office:value-type="string" office:string-value="byte[]">
            <text:p>byte[]</text:p>
          </table:table-cell>
          <table:table-cell table:style-name="ce1" office:value-type="string">
            <text:p>{}</text:p>
          </table:table-cell>
          <table:table-cell table:style-name="ce1" table:formula="of:=CONCATENATE(&quot;Java&quot;;IF(EXACT([.D9];&quot;?&quot;);&quot;Opt&quot;;&quot;&quot;);IF(EXACT([.C9];&quot;&quot;);IF(EXACT([.B9];&quot;?&quot;);&quot;Opt&quot;;&quot;One&quot;);[.C9]);IF(EXACT([.C9];&quot;&quot;);&quot;&quot;;IF(EXACT([.B9];&quot;?&quot;);&quot;Opt&quot;;&quot;&quot;));&quot;Impl&quot;)" office:value-type="string" office:string-value="JavaOneImpl">
            <text:p>JavaOneImpl</text:p>
          </table:table-cell>
          <table:table-cell table:number-columns-repeated="3" table:style-name="ce6"/>
          <table:table-cell table:style-name="ce6" office:value-type="string">
            <text:p>x</text:p>
          </table:table-cell>
          <table:table-cell table:number-columns-repeated="4" table:style-name="ce8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9]);&quot;%Impl%&quot;;[.$J9]);&quot;%defaultValue%&quot;;[.$I9]);&quot;%JavaType%&quot;;[.$H9]);&quot;%TipeTypeFull%&quot;;[.$F9])" office:value-type="string" office:string-value="case object `java.Binary` extends JavaBinaryStub with JavaOneImpl {&#10;  def javaType = &quot;byte[]&quot; &#10;  def defaultValue = &quot;{}&quot;&#10;}">
            <text:p>case object `java.Binary` extends JavaBinaryStub with JavaOneImpl {<text:line-break/> <text:s/>def javaType = "byte[]" <text:line-break/> <text:s/>def defaultValue = "{}"<text:line-break/>}</text:p>
          </table:table-cell>
          <table:table-cell table:style-name="ce5" table:formula="of:=CONCATENATE(SUBSTITUTE(SUBSTITUTE([.$A$2];&quot;%JavaType%&quot;;[.A9]);&quot;%TipeType%&quot;;[.$E9]);IF(EXACT([.$K9];&quot;&quot;);&quot;&quot;;SUBSTITUTE([.$A$3];&quot;%TipeType%&quot;;[.$K$8]));IF(EXACT([.$L9];&quot;&quot;);&quot;&quot;;SUBSTITUTE([.$A$3];&quot;%TipeType%&quot;;[.$L$8]));IF(EXACT([.$M9];&quot;&quot;);&quot;&quot;;SUBSTITUTE([.$A$3];&quot;%TipeType%&quot;;[.$M$8]));IF(EXACT([.$N9];&quot;&quot;);&quot;&quot;;SUBSTITUTE([.$A$3];&quot;%TipeType%&quot;;[.$N$8]));IF(EXACT([.$O9];&quot;&quot;);&quot;&quot;;SUBSTITUTE([.$A$3];&quot;%TipeType%&quot;;[.$O$8]));IF(EXACT([.$P9];&quot;&quot;);&quot;&quot;;SUBSTITUTE([.$A$3];&quot;%TipeType%&quot;;[.$P$8]));IF(EXACT([.$Q9];&quot;&quot;);&quot;&quot;;SUBSTITUTE([.$A$3];&quot;%TipeType%&quot;;[.$Q$8]));IF(EXACT([.$R9];&quot;&quot;);&quot;&quot;;SUBSTITUTE([.$A$3];&quot;%TipeType%&quot;;[.$R$8]));IF(EXACT([.$S9];&quot;&quot;);&quot;&quot;;SUBSTITUTE([.$A$3];&quot;%TipeType%&quot;;[.$S$8]));IF(EXACT([.$T9];&quot;&quot;);&quot;&quot;;SUBSTITUTE([.$A$3];&quot;%TipeType%&quot;;[.$T$8]));IF(EXACT([.$U9];&quot;&quot;);&quot;&quot;;SUBSTITUTE([.$A$3];&quot;%TipeType%&quot;;[.$U$8]));IF(EXACT([.$V9];&quot;&quot;);&quot;&quot;;SUBSTITUTE([.$A$3];&quot;%TipeType%&quot;;[.$V$8])))" office:value-type="string" office:string-value="sealed trait JavaBinaryStub extends JavaImplStub with TipeBinaryType with TipeSpecialEqualsType with TipeUnconstrainedType with TipeStableType">
            <text:p>sealed trait JavaBinaryStub extends JavaImplStub with TipeBinaryType with TipeSpecialEqualsType with TipeUnconstrainedType with TipeStableType</text:p>
          </table:table-cell>
          <table:table-cell table:style-name="ce5" table:number-columns-repeated="232"/>
        </table:table-row>
        <table:table-row table:style-name="ro5">
          <table:table-cell table:style-name="ce1" office:value-type="string">
            <text:p>Boolean</text:p>
          </table:table-cell>
          <table:table-cell table:number-columns-repeated="3" table:style-name="ce1"/>
          <table:table-cell table:style-name="ce1" office:value-type="string">
            <text:p>Bool</text:p>
          </table:table-cell>
          <table:table-cell table:style-name="ce1" table:formula="of:=CONCATENATE(IF(OR(EXACT([.C10];&quot;List&quot;);EXACT([.C10];&quot;Set&quot;));[.C10]&amp;&quot;&lt;&quot;;&quot;&quot;);[.E10];[.B10];IF(EXACT([.C10];&quot;Arr&quot;);&quot;[]&quot;;&quot;&quot;);IF(OR(EXACT([.C10];&quot;List&quot;);EXACT([.C10];&quot;Set&quot;));&quot;&gt;&quot;;&quot;&quot;);[.D10])" office:value-type="string" office:string-value="Bool">
            <text:p>Bool</text:p>
          </table:table-cell>
          <table:table-cell table:style-name="ce1" office:value-type="string">
            <text:p>boolean</text:p>
          </table:table-cell>
          <table:table-cell table:style-name="ce1" table:formula="of:=CONCATENATE(IF(EXACT([.C10];&quot;Arr&quot;);[.G10]&amp;&quot;[]&quot;;&quot;&quot;);IF(EXACT([.C10];&quot;List&quot;);&quot;ArrayList&lt;&quot;&amp;[.G10]&amp;&quot;&gt;&quot;;&quot;&quot;);IF(EXACT([.C10];&quot;Set&quot;);&quot;HashSet&lt;&quot;&amp;[.G10]&amp;&quot;&gt;&quot;;&quot;&quot;);IF(EXACT([.C10];&quot;&quot;);[.G10];&quot;&quot;))" office:value-type="string" office:string-value="boolean">
            <text:p>boolean</text:p>
          </table:table-cell>
          <table:table-cell table:style-name="ce1" table:formula="of:=&quot;false&quot;" office:value-type="string" office:string-value="false">
            <text:p>false</text:p>
          </table:table-cell>
          <table:table-cell table:style-name="ce1" table:formula="of:=CONCATENATE(&quot;Java&quot;;IF(EXACT([.D10];&quot;?&quot;);&quot;Opt&quot;;&quot;&quot;);IF(EXACT([.C10];&quot;&quot;);IF(EXACT([.B10];&quot;?&quot;);&quot;Opt&quot;;&quot;One&quot;);[.C10]);IF(EXACT([.C10];&quot;&quot;);&quot;&quot;;IF(EXACT([.B10];&quot;?&quot;);&quot;Opt&quot;;&quot;&quot;));&quot;Impl&quot;)" office:value-type="string" office:string-value="JavaOneImpl">
            <text:p>JavaOneImpl</text:p>
          </table:table-cell>
          <table:table-cell table:number-columns-repeated="4" table:style-name="ce7"/>
          <table:table-cell table:number-columns-repeated="2" table:style-name="ce6"/>
          <table:table-cell table:style-name="ce6" office:value-type="string">
            <text:p>x</text:p>
          </table:table-cell>
          <table:table-cell table:number-columns-repeated="2"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0]);&quot;%Impl%&quot;;[.$J10]);&quot;%defaultValue%&quot;;[.$I10]);&quot;%JavaType%&quot;;[.$H10]);&quot;%TipeTypeFull%&quot;;[.$F10])" office:value-type="string" office:string-value="case object `java.Bool` extends JavaBooleanStub with JavaOneImpl {&#10;  def javaType = &quot;boolean&quot; &#10;  def defaultValue = &quot;false&quot;&#10;}">
            <text:p>case object `java.Bool` extends JavaBooleanStub with JavaOneImpl {<text:line-break/> <text:s/>def javaType = "boolean" <text:line-break/> <text:s/>def defaultValue = "false"<text:line-break/>}</text:p>
          </table:table-cell>
          <table:table-cell table:style-name="ce5" table:formula="of:=CONCATENATE(SUBSTITUTE(SUBSTITUTE([.$A$2];&quot;%JavaType%&quot;;[.A10]);&quot;%TipeType%&quot;;[.$E10]);IF(EXACT([.$K10];&quot;&quot;);&quot;&quot;;SUBSTITUTE([.$A$3];&quot;%TipeType%&quot;;[.$K$8]));IF(EXACT([.$L10];&quot;&quot;);&quot;&quot;;SUBSTITUTE([.$A$3];&quot;%TipeType%&quot;;[.$L$8]));IF(EXACT([.$M10];&quot;&quot;);&quot;&quot;;SUBSTITUTE([.$A$3];&quot;%TipeType%&quot;;[.$M$8]));IF(EXACT([.$N10];&quot;&quot;);&quot;&quot;;SUBSTITUTE([.$A$3];&quot;%TipeType%&quot;;[.$N$8]));IF(EXACT([.$O10];&quot;&quot;);&quot;&quot;;SUBSTITUTE([.$A$3];&quot;%TipeType%&quot;;[.$O$8]));IF(EXACT([.$P10];&quot;&quot;);&quot;&quot;;SUBSTITUTE([.$A$3];&quot;%TipeType%&quot;;[.$P$8]));IF(EXACT([.$Q10];&quot;&quot;);&quot;&quot;;SUBSTITUTE([.$A$3];&quot;%TipeType%&quot;;[.$Q$8]));IF(EXACT([.$R10];&quot;&quot;);&quot;&quot;;SUBSTITUTE([.$A$3];&quot;%TipeType%&quot;;[.$R$8]));IF(EXACT([.$S10];&quot;&quot;);&quot;&quot;;SUBSTITUTE([.$A$3];&quot;%TipeType%&quot;;[.$S$8]));IF(EXACT([.$T10];&quot;&quot;);&quot;&quot;;SUBSTITUTE([.$A$3];&quot;%TipeType%&quot;;[.$T$8]));IF(EXACT([.$U10];&quot;&quot;);&quot;&quot;;SUBSTITUTE([.$A$3];&quot;%TipeType%&quot;;[.$U$8]));IF(EXACT([.$V10];&quot;&quot;);&quot;&quot;;SUBSTITUTE([.$A$3];&quot;%TipeType%&quot;;[.$V$8])))" office:value-type="string" office:string-value="sealed trait JavaBooleanStub extends JavaImplStub with TipeBoolType with TipeScalarType with TipeUnconstrainedType with TipeStableType">
            <text:p>sealed trait JavaBooleanStub extends JavaImplStub with TipeBoolType with TipeScalarType with TipeUnconstrainedType with TipeStableType</text:p>
          </table:table-cell>
          <table:table-cell table:style-name="ce5" table:number-columns-repeated="232"/>
        </table:table-row>
        <table:table-row table:style-name="ro5">
          <table:table-cell table:style-name="ce1" office:value-type="string">
            <text:p>LocalDate</text:p>
          </table:table-cell>
          <table:table-cell table:number-columns-repeated="3" table:style-name="ce1"/>
          <table:table-cell table:style-name="ce1" office:value-type="string">
            <text:p>Date</text:p>
          </table:table-cell>
          <table:table-cell table:style-name="ce1" table:formula="of:=CONCATENATE(IF(OR(EXACT([.C11];&quot;List&quot;);EXACT([.C11];&quot;Set&quot;));[.C11]&amp;&quot;&lt;&quot;;&quot;&quot;);[.E11];[.B11];IF(EXACT([.C11];&quot;Arr&quot;);&quot;[]&quot;;&quot;&quot;);IF(OR(EXACT([.C11];&quot;List&quot;);EXACT([.C11];&quot;Set&quot;));&quot;&gt;&quot;;&quot;&quot;);[.D11])" office:value-type="string" office:string-value="Date">
            <text:p>Date</text:p>
          </table:table-cell>
          <table:table-cell table:style-name="ce1" office:value-type="string">
            <text:p>org.joda.time.LocalDate</text:p>
          </table:table-cell>
          <table:table-cell table:style-name="ce1" table:formula="of:=CONCATENATE(IF(EXACT([.C11];&quot;Arr&quot;);[.G11]&amp;&quot;[]&quot;;&quot;&quot;);IF(EXACT([.C11];&quot;List&quot;);&quot;ArrayList&lt;&quot;&amp;[.G11]&amp;&quot;&gt;&quot;;&quot;&quot;);IF(EXACT([.C11];&quot;Set&quot;);&quot;HashSet&lt;&quot;&amp;[.G11]&amp;&quot;&gt;&quot;;&quot;&quot;);IF(EXACT([.C11];&quot;&quot;);[.G11];&quot;&quot;))" office:value-type="string" office:string-value="org.joda.time.LocalDate">
            <text:p>org.joda.time.LocalDate</text:p>
          </table:table-cell>
          <table:table-cell table:style-name="ce1" table:formula="of:=&quot;new &quot;&amp;[.H11]&amp;&quot;()&quot;" office:value-type="string" office:string-value="new org.joda.time.LocalDate()">
            <text:p>new org.joda.time.LocalDate()</text:p>
          </table:table-cell>
          <table:table-cell table:style-name="ce1" table:formula="of:=CONCATENATE(&quot;Java&quot;;IF(EXACT([.D11];&quot;?&quot;);&quot;Opt&quot;;&quot;&quot;);IF(EXACT([.C11];&quot;&quot;);IF(EXACT([.B11];&quot;?&quot;);&quot;Opt&quot;;&quot;One&quot;);[.C11]);IF(EXACT([.C11];&quot;&quot;);&quot;&quot;;IF(EXACT([.B11];&quot;?&quot;);&quot;Opt&quot;;&quot;&quot;));&quot;Impl&quot;)" office:value-type="string" office:string-value="JavaOneImpl">
            <text:p>JavaOneImpl</text:p>
          </table:table-cell>
          <table:table-cell table:style-name="ce6" office:value-type="string">
            <text:p>x</text:p>
          </table:table-cell>
          <table:table-cell table:number-columns-repeated="3" table:style-name="ce6"/>
          <table:table-cell table:number-columns-repeated="4" table:style-name="ce8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1]);&quot;%Impl%&quot;;[.$J11]);&quot;%defaultValue%&quot;;[.$I11]);&quot;%JavaType%&quot;;[.$H11]);&quot;%TipeTypeFull%&quot;;[.$F11])" office:value-type="string" office:string-value="case object `java.Date` extends JavaLocalDateStub with JavaOneImpl {&#10;  def javaType = &quot;org.joda.time.LocalDate&quot; &#10;  def defaultValue = &quot;new org.joda.time.LocalDate()&quot;&#10;}">
            <text:p>case object `java.Date` extends JavaLocalDateStub with JavaOneImpl {<text:line-break/> <text:s/>def javaType = "org.joda.time.LocalDate" <text:line-break/> <text:s/>def defaultValue = "new org.joda.time.LocalDate()"<text:line-break/>}</text:p>
          </table:table-cell>
          <table:table-cell table:style-name="ce5" table:formula="of:=CONCATENATE(SUBSTITUTE(SUBSTITUTE([.$A$2];&quot;%JavaType%&quot;;[.A11]);&quot;%TipeType%&quot;;[.$E11]);IF(EXACT([.$K11];&quot;&quot;);&quot;&quot;;SUBSTITUTE([.$A$3];&quot;%TipeType%&quot;;[.$K$8]));IF(EXACT([.$L11];&quot;&quot;);&quot;&quot;;SUBSTITUTE([.$A$3];&quot;%TipeType%&quot;;[.$L$8]));IF(EXACT([.$M11];&quot;&quot;);&quot;&quot;;SUBSTITUTE([.$A$3];&quot;%TipeType%&quot;;[.$M$8]));IF(EXACT([.$N11];&quot;&quot;);&quot;&quot;;SUBSTITUTE([.$A$3];&quot;%TipeType%&quot;;[.$N$8]));IF(EXACT([.$O11];&quot;&quot;);&quot;&quot;;SUBSTITUTE([.$A$3];&quot;%TipeType%&quot;;[.$O$8]));IF(EXACT([.$P11];&quot;&quot;);&quot;&quot;;SUBSTITUTE([.$A$3];&quot;%TipeType%&quot;;[.$P$8]));IF(EXACT([.$Q11];&quot;&quot;);&quot;&quot;;SUBSTITUTE([.$A$3];&quot;%TipeType%&quot;;[.$Q$8]));IF(EXACT([.$R11];&quot;&quot;);&quot;&quot;;SUBSTITUTE([.$A$3];&quot;%TipeType%&quot;;[.$R$8]));IF(EXACT([.$S11];&quot;&quot;);&quot;&quot;;SUBSTITUTE([.$A$3];&quot;%TipeType%&quot;;[.$S$8]));IF(EXACT([.$T11];&quot;&quot;);&quot;&quot;;SUBSTITUTE([.$A$3];&quot;%TipeType%&quot;;[.$T$8]));IF(EXACT([.$U11];&quot;&quot;);&quot;&quot;;SUBSTITUTE([.$A$3];&quot;%TipeType%&quot;;[.$U$8]));IF(EXACT([.$V11];&quot;&quot;);&quot;&quot;;SUBSTITUTE([.$A$3];&quot;%TipeType%&quot;;[.$V$8])))" office:value-type="string" office:string-value="sealed trait JavaLocalDateStub extends JavaImplStub with TipeDateType with TipeComplexType with TipeUnconstrainedType with TipeUnstableType">
            <text:p>sealed trait JavaLocalDateStub extends JavaImplStub with TipeDateType with TipeComplexType with TipeUnconstrainedType with TipeUnstableType</text:p>
          </table:table-cell>
          <table:table-cell table:style-name="ce5" table:number-columns-repeated="232"/>
        </table:table-row>
        <table:table-row table:style-name="ro5">
          <table:table-cell table:style-name="ce1" office:value-type="string">
            <text:p>DateTime</text:p>
          </table:table-cell>
          <table:table-cell table:number-columns-repeated="3" table:style-name="ce1"/>
          <table:table-cell table:style-name="ce1" office:value-type="string">
            <text:p>Timestamp</text:p>
          </table:table-cell>
          <table:table-cell table:style-name="ce1" table:formula="of:=CONCATENATE(IF(OR(EXACT([.C12];&quot;List&quot;);EXACT([.C12];&quot;Set&quot;));[.C12]&amp;&quot;&lt;&quot;;&quot;&quot;);[.E12];[.B12];IF(EXACT([.C12];&quot;Arr&quot;);&quot;[]&quot;;&quot;&quot;);IF(OR(EXACT([.C12];&quot;List&quot;);EXACT([.C12];&quot;Set&quot;));&quot;&gt;&quot;;&quot;&quot;);[.D12])" office:value-type="string" office:string-value="Timestamp">
            <text:p>Timestamp</text:p>
          </table:table-cell>
          <table:table-cell table:style-name="ce1" office:value-type="string">
            <text:p>org.joda.time.DateTime</text:p>
          </table:table-cell>
          <table:table-cell table:style-name="ce1" table:formula="of:=CONCATENATE(IF(EXACT([.C12];&quot;Arr&quot;);[.G12]&amp;&quot;[]&quot;;&quot;&quot;);IF(EXACT([.C12];&quot;List&quot;);&quot;ArrayList&lt;&quot;&amp;[.G12]&amp;&quot;&gt;&quot;;&quot;&quot;);IF(EXACT([.C12];&quot;Set&quot;);&quot;HashSet&lt;&quot;&amp;[.G12]&amp;&quot;&gt;&quot;;&quot;&quot;);IF(EXACT([.C12];&quot;&quot;);[.G12];&quot;&quot;))" office:value-type="string" office:string-value="org.joda.time.DateTime">
            <text:p>org.joda.time.DateTime</text:p>
          </table:table-cell>
          <table:table-cell table:style-name="ce1" table:formula="of:=&quot;new &quot;&amp;[.H12]&amp;&quot;()&quot;" office:value-type="string" office:string-value="new org.joda.time.DateTime()">
            <text:p>new org.joda.time.DateTime()</text:p>
          </table:table-cell>
          <table:table-cell table:style-name="ce1" table:formula="of:=CONCATENATE(&quot;Java&quot;;IF(EXACT([.D12];&quot;?&quot;);&quot;Opt&quot;;&quot;&quot;);IF(EXACT([.C12];&quot;&quot;);IF(EXACT([.B12];&quot;?&quot;);&quot;Opt&quot;;&quot;One&quot;);[.C12]);IF(EXACT([.C12];&quot;&quot;);&quot;&quot;;IF(EXACT([.B12];&quot;?&quot;);&quot;Opt&quot;;&quot;&quot;));&quot;Impl&quot;)" office:value-type="string" office:string-value="JavaOneImpl">
            <text:p>JavaOneImpl</text:p>
          </table:table-cell>
          <table:table-cell table:style-name="ce6" office:value-type="string">
            <text:p>x</text:p>
          </table:table-cell>
          <table:table-cell table:number-columns-repeated="3" table:style-name="ce6"/>
          <table:table-cell table:number-columns-repeated="4" table:style-name="ce8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2]);&quot;%Impl%&quot;;[.$J12]);&quot;%defaultValue%&quot;;[.$I12]);&quot;%JavaType%&quot;;[.$H12]);&quot;%TipeTypeFull%&quot;;[.$F12])" office:value-type="string" office:string-value="case object `java.Timestamp` extends JavaDateTimeStub with JavaOneImpl {&#10;  def javaType = &quot;org.joda.time.DateTime&quot; &#10;  def defaultValue = &quot;new org.joda.time.DateTime()&quot;&#10;}">
            <text:p>case object `java.Timestamp` extends JavaDateTimeStub with JavaOneImpl {<text:line-break/> <text:s/>def javaType = "org.joda.time.DateTime" <text:line-break/> <text:s/>def defaultValue = "new org.joda.time.DateTime()"<text:line-break/>}</text:p>
          </table:table-cell>
          <table:table-cell table:style-name="ce5" table:formula="of:=CONCATENATE(SUBSTITUTE(SUBSTITUTE([.$A$2];&quot;%JavaType%&quot;;[.A12]);&quot;%TipeType%&quot;;[.$E12]);IF(EXACT([.$K12];&quot;&quot;);&quot;&quot;;SUBSTITUTE([.$A$3];&quot;%TipeType%&quot;;[.$K$8]));IF(EXACT([.$L12];&quot;&quot;);&quot;&quot;;SUBSTITUTE([.$A$3];&quot;%TipeType%&quot;;[.$L$8]));IF(EXACT([.$M12];&quot;&quot;);&quot;&quot;;SUBSTITUTE([.$A$3];&quot;%TipeType%&quot;;[.$M$8]));IF(EXACT([.$N12];&quot;&quot;);&quot;&quot;;SUBSTITUTE([.$A$3];&quot;%TipeType%&quot;;[.$N$8]));IF(EXACT([.$O12];&quot;&quot;);&quot;&quot;;SUBSTITUTE([.$A$3];&quot;%TipeType%&quot;;[.$O$8]));IF(EXACT([.$P12];&quot;&quot;);&quot;&quot;;SUBSTITUTE([.$A$3];&quot;%TipeType%&quot;;[.$P$8]));IF(EXACT([.$Q12];&quot;&quot;);&quot;&quot;;SUBSTITUTE([.$A$3];&quot;%TipeType%&quot;;[.$Q$8]));IF(EXACT([.$R12];&quot;&quot;);&quot;&quot;;SUBSTITUTE([.$A$3];&quot;%TipeType%&quot;;[.$R$8]));IF(EXACT([.$S12];&quot;&quot;);&quot;&quot;;SUBSTITUTE([.$A$3];&quot;%TipeType%&quot;;[.$S$8]));IF(EXACT([.$T12];&quot;&quot;);&quot;&quot;;SUBSTITUTE([.$A$3];&quot;%TipeType%&quot;;[.$T$8]));IF(EXACT([.$U12];&quot;&quot;);&quot;&quot;;SUBSTITUTE([.$A$3];&quot;%TipeType%&quot;;[.$U$8]));IF(EXACT([.$V12];&quot;&quot;);&quot;&quot;;SUBSTITUTE([.$A$3];&quot;%TipeType%&quot;;[.$V$8])))" office:value-type="string" office:string-value="sealed trait JavaDateTimeStub extends JavaImplStub with TipeTimestampType with TipeComplexType with TipeUnconstrainedType with TipeUnstableType">
            <text:p>sealed trait JavaDateTimeStub extends JavaImplStub with TipeTimestampType with TipeComplexType with TipeUnconstrainedType with TipeUnstableType</text:p>
          </table:table-cell>
          <table:table-cell table:style-name="ce5" table:number-columns-repeated="232"/>
        </table:table-row>
        <table:table-row table:style-name="ro6">
          <table:table-cell table:style-name="ce1" office:value-type="string">
            <text:p>BigDecimal</text:p>
          </table:table-cell>
          <table:table-cell table:number-columns-repeated="3" table:style-name="ce1"/>
          <table:table-cell table:style-name="ce1" office:value-type="string">
            <text:p>Decimal</text:p>
          </table:table-cell>
          <table:table-cell table:style-name="ce1" table:formula="of:=CONCATENATE(IF(OR(EXACT([.C13];&quot;List&quot;);EXACT([.C13];&quot;Set&quot;));[.C13]&amp;&quot;&lt;&quot;;&quot;&quot;);[.E13];[.B13];IF(EXACT([.C13];&quot;Arr&quot;);&quot;[]&quot;;&quot;&quot;);IF(OR(EXACT([.C13];&quot;List&quot;);EXACT([.C13];&quot;Set&quot;));&quot;&gt;&quot;;&quot;&quot;);[.D13])" office:value-type="string" office:string-value="Decimal">
            <text:p>Decimal</text:p>
          </table:table-cell>
          <table:table-cell table:style-name="ce1" office:value-type="string">
            <text:p>java.math.BigDecimal</text:p>
          </table:table-cell>
          <table:table-cell table:style-name="ce1" table:formula="of:=CONCATENATE(IF(EXACT([.C13];&quot;Arr&quot;);[.G13]&amp;&quot;[]&quot;;&quot;&quot;);IF(EXACT([.C13];&quot;List&quot;);&quot;ArrayList&lt;&quot;&amp;[.G13]&amp;&quot;&gt;&quot;;&quot;&quot;);IF(EXACT([.C13];&quot;Set&quot;);&quot;HashSet&lt;&quot;&amp;[.G13]&amp;&quot;&gt;&quot;;&quot;&quot;);IF(EXACT([.C13];&quot;&quot;);[.G13];&quot;&quot;))" office:value-type="string" office:string-value="java.math.BigDecimal">
            <text:p>java.math.BigDecimal</text:p>
          </table:table-cell>
          <table:table-cell table:style-name="ce1" table:formula="of:=&quot;new &quot;&amp;[.H13]&amp;&quot;(0)&quot;" office:value-type="string" office:string-value="new java.math.BigDecimal(0)">
            <text:p>new java.math.BigDecimal(0)</text:p>
          </table:table-cell>
          <table:table-cell table:style-name="ce1" table:formula="of:=CONCATENATE(&quot;Java&quot;;IF(EXACT([.D13];&quot;?&quot;);&quot;Opt&quot;;&quot;&quot;);IF(EXACT([.C13];&quot;&quot;);IF(EXACT([.B13];&quot;?&quot;);&quot;Opt&quot;;&quot;One&quot;);[.C13]);IF(EXACT([.C13];&quot;&quot;);&quot;&quot;;IF(EXACT([.B13];&quot;?&quot;);&quot;Opt&quot;;&quot;&quot;));&quot;Impl&quot;)" office:value-type="string" office:string-value="JavaOneImpl">
            <text:p>JavaOneImpl</text:p>
          </table:table-cell>
          <table:table-cell table:number-columns-repeated="2" table:style-name="ce6"/>
          <table:table-cell table:style-name="ce6" office:value-type="string">
            <text:p>x</text:p>
          </table:table-cell>
          <table:table-cell table:style-name="ce6"/>
          <table:table-cell table:number-columns-repeated="4" table:style-name="ce8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3]);&quot;%Impl%&quot;;[.$J13]);&quot;%defaultValue%&quot;;[.$I13]);&quot;%JavaType%&quot;;[.$H13]);&quot;%TipeTypeFull%&quot;;[.$F13])" office:value-type="string" office:string-value="case object `java.Decimal` extends JavaBigDecimalStub with JavaOneImpl {&#10;  def javaType = &quot;java.math.BigDecimal&quot; &#10;  def defaultValue = &quot;new java.math.BigDecimal(0)&quot;&#10;}">
            <text:p>case object `java.Decimal` extends JavaBigDecimalStub with JavaOneImpl {<text:line-break/> <text:s/>def javaType = "java.math.BigDecimal" <text:line-break/> <text:s/>def defaultValue = "new java.math.BigDecimal(0)"<text:line-break/>}</text:p>
          </table:table-cell>
          <table:table-cell table:style-name="ce5" table:formula="of:=CONCATENATE(SUBSTITUTE(SUBSTITUTE([.$A$2];&quot;%JavaType%&quot;;[.A13]);&quot;%TipeType%&quot;;[.$E13]);IF(EXACT([.$K13];&quot;&quot;);&quot;&quot;;SUBSTITUTE([.$A$3];&quot;%TipeType%&quot;;[.$K$8]));IF(EXACT([.$L13];&quot;&quot;);&quot;&quot;;SUBSTITUTE([.$A$3];&quot;%TipeType%&quot;;[.$L$8]));IF(EXACT([.$M13];&quot;&quot;);&quot;&quot;;SUBSTITUTE([.$A$3];&quot;%TipeType%&quot;;[.$M$8]));IF(EXACT([.$N13];&quot;&quot;);&quot;&quot;;SUBSTITUTE([.$A$3];&quot;%TipeType%&quot;;[.$N$8]));IF(EXACT([.$O13];&quot;&quot;);&quot;&quot;;SUBSTITUTE([.$A$3];&quot;%TipeType%&quot;;[.$O$8]));IF(EXACT([.$P13];&quot;&quot;);&quot;&quot;;SUBSTITUTE([.$A$3];&quot;%TipeType%&quot;;[.$P$8]));IF(EXACT([.$Q13];&quot;&quot;);&quot;&quot;;SUBSTITUTE([.$A$3];&quot;%TipeType%&quot;;[.$Q$8]));IF(EXACT([.$R13];&quot;&quot;);&quot;&quot;;SUBSTITUTE([.$A$3];&quot;%TipeType%&quot;;[.$R$8]));IF(EXACT([.$S13];&quot;&quot;);&quot;&quot;;SUBSTITUTE([.$A$3];&quot;%TipeType%&quot;;[.$S$8]));IF(EXACT([.$T13];&quot;&quot;);&quot;&quot;;SUBSTITUTE([.$A$3];&quot;%TipeType%&quot;;[.$T$8]));IF(EXACT([.$U13];&quot;&quot;);&quot;&quot;;SUBSTITUTE([.$A$3];&quot;%TipeType%&quot;;[.$U$8]));IF(EXACT([.$V13];&quot;&quot;);&quot;&quot;;SUBSTITUTE([.$A$3];&quot;%TipeType%&quot;;[.$V$8])))" office:value-type="string" office:string-value="sealed trait JavaBigDecimalStub extends JavaImplStub with TipeDecimalType with TipeEqualsType with TipeConstrainedType with TipeStableType">
            <text:p>sealed trait JavaBigDecimalStub extends JavaImplStub with TipeDecimalType with TipeEqualsType with TipeConstrainedType with TipeStableType</text:p>
          </table:table-cell>
          <table:table-cell table:style-name="ce5" table:number-columns-repeated="232"/>
        </table:table-row>
        <table:table-row table:style-name="ro5">
          <table:table-cell table:style-name="ce1" office:value-type="string">
            <text:p>Double</text:p>
          </table:table-cell>
          <table:table-cell table:number-columns-repeated="3" table:style-name="ce1"/>
          <table:table-cell table:style-name="ce1" office:value-type="string">
            <text:p>Double</text:p>
          </table:table-cell>
          <table:table-cell table:style-name="ce1" table:formula="of:=CONCATENATE(IF(OR(EXACT([.C14];&quot;List&quot;);EXACT([.C14];&quot;Set&quot;));[.C14]&amp;&quot;&lt;&quot;;&quot;&quot;);[.E14];[.B14];IF(EXACT([.C14];&quot;Arr&quot;);&quot;[]&quot;;&quot;&quot;);IF(OR(EXACT([.C14];&quot;List&quot;);EXACT([.C14];&quot;Set&quot;));&quot;&gt;&quot;;&quot;&quot;);[.D14])" office:value-type="string" office:string-value="Double">
            <text:p>Double</text:p>
          </table:table-cell>
          <table:table-cell table:style-name="ce1" office:value-type="string">
            <text:p>double</text:p>
          </table:table-cell>
          <table:table-cell table:style-name="ce1" table:formula="of:=CONCATENATE(IF(EXACT([.C14];&quot;Arr&quot;);[.G14]&amp;&quot;[]&quot;;&quot;&quot;);IF(EXACT([.C14];&quot;List&quot;);&quot;ArrayList&lt;&quot;&amp;[.G14]&amp;&quot;&gt;&quot;;&quot;&quot;);IF(EXACT([.C14];&quot;Set&quot;);&quot;HashSet&lt;&quot;&amp;[.G14]&amp;&quot;&gt;&quot;;&quot;&quot;);IF(EXACT([.C14];&quot;&quot;);[.G14];&quot;&quot;))" office:value-type="string" office:string-value="double">
            <text:p>double</text:p>
          </table:table-cell>
          <table:table-cell table:style-name="ce1" office:value-type="string">
            <text:p>0d</text:p>
          </table:table-cell>
          <table:table-cell table:style-name="ce1" table:formula="of:=CONCATENATE(&quot;Java&quot;;IF(EXACT([.D14];&quot;?&quot;);&quot;Opt&quot;;&quot;&quot;);IF(EXACT([.C14];&quot;&quot;);IF(EXACT([.B14];&quot;?&quot;);&quot;Opt&quot;;&quot;One&quot;);[.C14]);IF(EXACT([.C14];&quot;&quot;);&quot;&quot;;IF(EXACT([.B14];&quot;?&quot;);&quot;Opt&quot;;&quot;&quot;));&quot;Impl&quot;)" office:value-type="string" office:string-value="JavaOneImpl">
            <text:p>JavaOneImpl</text:p>
          </table:table-cell>
          <table:table-cell table:number-columns-repeated="4" table:style-name="ce7"/>
          <table:table-cell table:number-columns-repeated="2" table:style-name="ce6"/>
          <table:table-cell table:style-name="ce6" office:value-type="string">
            <text:p>x</text:p>
          </table:table-cell>
          <table:table-cell table:number-columns-repeated="2"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4]);&quot;%Impl%&quot;;[.$J14]);&quot;%defaultValue%&quot;;[.$I14]);&quot;%JavaType%&quot;;[.$H14]);&quot;%TipeTypeFull%&quot;;[.$F14])" office:value-type="string" office:string-value="case object `java.Double` extends JavaDoubleStub with JavaOneImpl {&#10;  def javaType = &quot;double&quot; &#10;  def defaultValue = &quot;0d&quot;&#10;}">
            <text:p>case object `java.Double` extends JavaDoubleStub with JavaOneImpl {<text:line-break/> <text:s/>def javaType = "double" <text:line-break/> <text:s/>def defaultValue = "0d"<text:line-break/>}</text:p>
          </table:table-cell>
          <table:table-cell table:style-name="ce5" table:formula="of:=CONCATENATE(SUBSTITUTE(SUBSTITUTE([.$A$2];&quot;%JavaType%&quot;;[.A14]);&quot;%TipeType%&quot;;[.$E14]);IF(EXACT([.$K14];&quot;&quot;);&quot;&quot;;SUBSTITUTE([.$A$3];&quot;%TipeType%&quot;;[.$K$8]));IF(EXACT([.$L14];&quot;&quot;);&quot;&quot;;SUBSTITUTE([.$A$3];&quot;%TipeType%&quot;;[.$L$8]));IF(EXACT([.$M14];&quot;&quot;);&quot;&quot;;SUBSTITUTE([.$A$3];&quot;%TipeType%&quot;;[.$M$8]));IF(EXACT([.$N14];&quot;&quot;);&quot;&quot;;SUBSTITUTE([.$A$3];&quot;%TipeType%&quot;;[.$N$8]));IF(EXACT([.$O14];&quot;&quot;);&quot;&quot;;SUBSTITUTE([.$A$3];&quot;%TipeType%&quot;;[.$O$8]));IF(EXACT([.$P14];&quot;&quot;);&quot;&quot;;SUBSTITUTE([.$A$3];&quot;%TipeType%&quot;;[.$P$8]));IF(EXACT([.$Q14];&quot;&quot;);&quot;&quot;;SUBSTITUTE([.$A$3];&quot;%TipeType%&quot;;[.$Q$8]));IF(EXACT([.$R14];&quot;&quot;);&quot;&quot;;SUBSTITUTE([.$A$3];&quot;%TipeType%&quot;;[.$R$8]));IF(EXACT([.$S14];&quot;&quot;);&quot;&quot;;SUBSTITUTE([.$A$3];&quot;%TipeType%&quot;;[.$S$8]));IF(EXACT([.$T14];&quot;&quot;);&quot;&quot;;SUBSTITUTE([.$A$3];&quot;%TipeType%&quot;;[.$T$8]));IF(EXACT([.$U14];&quot;&quot;);&quot;&quot;;SUBSTITUTE([.$A$3];&quot;%TipeType%&quot;;[.$U$8]));IF(EXACT([.$V14];&quot;&quot;);&quot;&quot;;SUBSTITUTE([.$A$3];&quot;%TipeType%&quot;;[.$V$8])))" office:value-type="string" office:string-value="sealed trait JavaDoubleStub extends JavaImplStub with TipeDoubleType with TipeScalarType with TipeUnconstrainedType with TipeStableType">
            <text:p>sealed trait JavaDoubleStub extends JavaImplStub with TipeDoubleType with TipeScalarType with TipeUnconstrainedType with TipeStableType</text:p>
          </table:table-cell>
          <table:table-cell table:style-name="ce5" table:number-columns-repeated="232"/>
        </table:table-row>
        <table:table-row table:style-name="ro5">
          <table:table-cell table:style-name="ce1" office:value-type="string">
            <text:p>Float</text:p>
          </table:table-cell>
          <table:table-cell table:number-columns-repeated="3" table:style-name="ce1"/>
          <table:table-cell table:style-name="ce1" office:value-type="string">
            <text:p>Float</text:p>
          </table:table-cell>
          <table:table-cell table:style-name="ce1" table:formula="of:=CONCATENATE(IF(OR(EXACT([.C15];&quot;List&quot;);EXACT([.C15];&quot;Set&quot;));[.C15]&amp;&quot;&lt;&quot;;&quot;&quot;);[.E15];[.B15];IF(EXACT([.C15];&quot;Arr&quot;);&quot;[]&quot;;&quot;&quot;);IF(OR(EXACT([.C15];&quot;List&quot;);EXACT([.C15];&quot;Set&quot;));&quot;&gt;&quot;;&quot;&quot;);[.D15])" office:value-type="string" office:string-value="Float">
            <text:p>Float</text:p>
          </table:table-cell>
          <table:table-cell table:style-name="ce1" office:value-type="string">
            <text:p>float</text:p>
          </table:table-cell>
          <table:table-cell table:style-name="ce1" table:formula="of:=CONCATENATE(IF(EXACT([.C15];&quot;Arr&quot;);[.G15]&amp;&quot;[]&quot;;&quot;&quot;);IF(EXACT([.C15];&quot;List&quot;);&quot;ArrayList&lt;&quot;&amp;[.G15]&amp;&quot;&gt;&quot;;&quot;&quot;);IF(EXACT([.C15];&quot;Set&quot;);&quot;HashSet&lt;&quot;&amp;[.G15]&amp;&quot;&gt;&quot;;&quot;&quot;);IF(EXACT([.C15];&quot;&quot;);[.G15];&quot;&quot;))" office:value-type="string" office:string-value="float">
            <text:p>float</text:p>
          </table:table-cell>
          <table:table-cell table:style-name="ce1" office:value-type="string">
            <text:p>0f</text:p>
          </table:table-cell>
          <table:table-cell table:style-name="ce1" table:formula="of:=CONCATENATE(&quot;Java&quot;;IF(EXACT([.D15];&quot;?&quot;);&quot;Opt&quot;;&quot;&quot;);IF(EXACT([.C15];&quot;&quot;);IF(EXACT([.B15];&quot;?&quot;);&quot;Opt&quot;;&quot;One&quot;);[.C15]);IF(EXACT([.C15];&quot;&quot;);&quot;&quot;;IF(EXACT([.B15];&quot;?&quot;);&quot;Opt&quot;;&quot;&quot;));&quot;Impl&quot;)" office:value-type="string" office:string-value="JavaOneImpl">
            <text:p>JavaOneImpl</text:p>
          </table:table-cell>
          <table:table-cell table:number-columns-repeated="4" table:style-name="ce7"/>
          <table:table-cell table:number-columns-repeated="2" table:style-name="ce6"/>
          <table:table-cell table:style-name="ce6" office:value-type="string">
            <text:p>x</text:p>
          </table:table-cell>
          <table:table-cell table:number-columns-repeated="2"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5]);&quot;%Impl%&quot;;[.$J15]);&quot;%defaultValue%&quot;;[.$I15]);&quot;%JavaType%&quot;;[.$H15]);&quot;%TipeTypeFull%&quot;;[.$F15])" office:value-type="string" office:string-value="case object `java.Float` extends JavaFloatStub with JavaOneImpl {&#10;  def javaType = &quot;float&quot; &#10;  def defaultValue = &quot;0f&quot;&#10;}">
            <text:p>case object `java.Float` extends JavaFloatStub with JavaOneImpl {<text:line-break/> <text:s/>def javaType = "float" <text:line-break/> <text:s/>def defaultValue = "0f"<text:line-break/>}</text:p>
          </table:table-cell>
          <table:table-cell table:style-name="ce5" table:formula="of:=CONCATENATE(SUBSTITUTE(SUBSTITUTE([.$A$2];&quot;%JavaType%&quot;;[.A15]);&quot;%TipeType%&quot;;[.$E15]);IF(EXACT([.$K15];&quot;&quot;);&quot;&quot;;SUBSTITUTE([.$A$3];&quot;%TipeType%&quot;;[.$K$8]));IF(EXACT([.$L15];&quot;&quot;);&quot;&quot;;SUBSTITUTE([.$A$3];&quot;%TipeType%&quot;;[.$L$8]));IF(EXACT([.$M15];&quot;&quot;);&quot;&quot;;SUBSTITUTE([.$A$3];&quot;%TipeType%&quot;;[.$M$8]));IF(EXACT([.$N15];&quot;&quot;);&quot;&quot;;SUBSTITUTE([.$A$3];&quot;%TipeType%&quot;;[.$N$8]));IF(EXACT([.$O15];&quot;&quot;);&quot;&quot;;SUBSTITUTE([.$A$3];&quot;%TipeType%&quot;;[.$O$8]));IF(EXACT([.$P15];&quot;&quot;);&quot;&quot;;SUBSTITUTE([.$A$3];&quot;%TipeType%&quot;;[.$P$8]));IF(EXACT([.$Q15];&quot;&quot;);&quot;&quot;;SUBSTITUTE([.$A$3];&quot;%TipeType%&quot;;[.$Q$8]));IF(EXACT([.$R15];&quot;&quot;);&quot;&quot;;SUBSTITUTE([.$A$3];&quot;%TipeType%&quot;;[.$R$8]));IF(EXACT([.$S15];&quot;&quot;);&quot;&quot;;SUBSTITUTE([.$A$3];&quot;%TipeType%&quot;;[.$S$8]));IF(EXACT([.$T15];&quot;&quot;);&quot;&quot;;SUBSTITUTE([.$A$3];&quot;%TipeType%&quot;;[.$T$8]));IF(EXACT([.$U15];&quot;&quot;);&quot;&quot;;SUBSTITUTE([.$A$3];&quot;%TipeType%&quot;;[.$U$8]));IF(EXACT([.$V15];&quot;&quot;);&quot;&quot;;SUBSTITUTE([.$A$3];&quot;%TipeType%&quot;;[.$V$8])))" office:value-type="string" office:string-value="sealed trait JavaFloatStub extends JavaImplStub with TipeFloatType with TipeScalarType with TipeUnconstrainedType with TipeStableType">
            <text:p>sealed trait JavaFloatStub extends JavaImplStub with TipeFloatType with TipeScalarType with TipeUnconstrainedType with TipeStableType</text:p>
          </table:table-cell>
          <table:table-cell table:style-name="ce5" table:number-columns-repeated="232"/>
        </table:table-row>
        <table:table-row table:style-name="ro5">
          <table:table-cell table:style-name="ce1" office:value-type="string">
            <text:p>HashMap</text:p>
          </table:table-cell>
          <table:table-cell table:number-columns-repeated="3" table:style-name="ce1"/>
          <table:table-cell table:style-name="ce1" office:value-type="string">
            <text:p>KeyValue</text:p>
          </table:table-cell>
          <table:table-cell table:style-name="ce1" table:formula="of:=CONCATENATE(IF(OR(EXACT([.C16];&quot;List&quot;);EXACT([.C16];&quot;Set&quot;));[.C16]&amp;&quot;&lt;&quot;;&quot;&quot;);[.E16];[.B16];IF(EXACT([.C16];&quot;Arr&quot;);&quot;[]&quot;;&quot;&quot;);IF(OR(EXACT([.C16];&quot;List&quot;);EXACT([.C16];&quot;Set&quot;));&quot;&gt;&quot;;&quot;&quot;);[.D16])" office:value-type="string" office:string-value="KeyValue">
            <text:p>KeyValue</text:p>
          </table:table-cell>
          <table:table-cell table:style-name="ce1" office:value-type="string">
            <text:p>HashMap&lt;String, String&gt;</text:p>
          </table:table-cell>
          <table:table-cell table:style-name="ce1" table:formula="of:=CONCATENATE(IF(EXACT([.C16];&quot;Arr&quot;);[.G16]&amp;&quot;[]&quot;;&quot;&quot;);IF(EXACT([.C16];&quot;List&quot;);&quot;ArrayList&lt;&quot;&amp;[.G16]&amp;&quot;&gt;&quot;;&quot;&quot;);IF(EXACT([.C16];&quot;Set&quot;);&quot;HashSet&lt;&quot;&amp;[.G16]&amp;&quot;&gt;&quot;;&quot;&quot;);IF(EXACT([.C16];&quot;&quot;);[.G16];&quot;&quot;))" office:value-type="string" office:string-value="HashMap&lt;String, String&gt;">
            <text:p>HashMap&lt;String, String&gt;</text:p>
          </table:table-cell>
          <table:table-cell table:style-name="ce1" table:formula="of:=&quot;new &quot;&amp;[.H16]&amp;&quot;()&quot;" office:value-type="string" office:string-value="new HashMap&lt;String, String&gt;()">
            <text:p>new HashMap&lt;String, String&gt;()</text:p>
          </table:table-cell>
          <table:table-cell table:style-name="ce1" table:formula="of:=CONCATENATE(&quot;Java&quot;;IF(EXACT([.D16];&quot;?&quot;);&quot;Opt&quot;;&quot;&quot;);IF(EXACT([.C16];&quot;&quot;);IF(EXACT([.B16];&quot;?&quot;);&quot;Opt&quot;;&quot;One&quot;);[.C16]);IF(EXACT([.C16];&quot;&quot;);&quot;&quot;;IF(EXACT([.B16];&quot;?&quot;);&quot;Opt&quot;;&quot;&quot;));&quot;Impl&quot;)" office:value-type="string" office:string-value="JavaOneImpl">
            <text:p>JavaOneImpl</text:p>
          </table:table-cell>
          <table:table-cell table:number-columns-repeated="4" table:style-name="ce7"/>
          <table:table-cell table:number-columns-repeated="4" table:style-name="ce8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6]);&quot;%Impl%&quot;;[.$J16]);&quot;%defaultValue%&quot;;[.$I16]);&quot;%JavaType%&quot;;[.$H16]);&quot;%TipeTypeFull%&quot;;[.$F16])" office:value-type="string" office:string-value="case object `java.KeyValue` extends JavaHashMapStub with JavaOneImpl {&#10;  def javaType = &quot;HashMap&lt;String, String&gt;&quot; &#10;  def defaultValue = &quot;new HashMap&lt;String, String&gt;()&quot;&#10;}">
            <text:p>case object `java.KeyValue` extends JavaHashMapStub with JavaOneImpl {<text:line-break/> <text:s/>def javaType = "HashMap&lt;String, String&gt;" <text:line-break/> <text:s/>def defaultValue = "new HashMap&lt;String, String&gt;()"<text:line-break/>}</text:p>
          </table:table-cell>
          <table:table-cell table:style-name="ce5" table:formula="of:=CONCATENATE(SUBSTITUTE(SUBSTITUTE([.$A$2];&quot;%JavaType%&quot;;[.A16]);&quot;%TipeType%&quot;;[.$E16]);IF(EXACT([.$K16];&quot;&quot;);&quot;&quot;;SUBSTITUTE([.$A$3];&quot;%TipeType%&quot;;[.$K$8]));IF(EXACT([.$L16];&quot;&quot;);&quot;&quot;;SUBSTITUTE([.$A$3];&quot;%TipeType%&quot;;[.$L$8]));IF(EXACT([.$M16];&quot;&quot;);&quot;&quot;;SUBSTITUTE([.$A$3];&quot;%TipeType%&quot;;[.$M$8]));IF(EXACT([.$N16];&quot;&quot;);&quot;&quot;;SUBSTITUTE([.$A$3];&quot;%TipeType%&quot;;[.$N$8]));IF(EXACT([.$O16];&quot;&quot;);&quot;&quot;;SUBSTITUTE([.$A$3];&quot;%TipeType%&quot;;[.$O$8]));IF(EXACT([.$P16];&quot;&quot;);&quot;&quot;;SUBSTITUTE([.$A$3];&quot;%TipeType%&quot;;[.$P$8]));IF(EXACT([.$Q16];&quot;&quot;);&quot;&quot;;SUBSTITUTE([.$A$3];&quot;%TipeType%&quot;;[.$Q$8]));IF(EXACT([.$R16];&quot;&quot;);&quot;&quot;;SUBSTITUTE([.$A$3];&quot;%TipeType%&quot;;[.$R$8]));IF(EXACT([.$S16];&quot;&quot;);&quot;&quot;;SUBSTITUTE([.$A$3];&quot;%TipeType%&quot;;[.$S$8]));IF(EXACT([.$T16];&quot;&quot;);&quot;&quot;;SUBSTITUTE([.$A$3];&quot;%TipeType%&quot;;[.$T$8]));IF(EXACT([.$U16];&quot;&quot;);&quot;&quot;;SUBSTITUTE([.$A$3];&quot;%TipeType%&quot;;[.$U$8]));IF(EXACT([.$V16];&quot;&quot;);&quot;&quot;;SUBSTITUTE([.$A$3];&quot;%TipeType%&quot;;[.$V$8])))" office:value-type="string" office:string-value="sealed trait JavaHashMapStub extends JavaImplStub with TipeKeyValueType with TipeUnconstrainedType with TipeStableType">
            <text:p>sealed trait JavaHashMapStub extends JavaImplStub with TipeKeyValueType with TipeUnconstrainedType with TipeStableType</text:p>
          </table:table-cell>
          <table:table-cell table:style-name="ce5" table:number-columns-repeated="232"/>
        </table:table-row>
        <table:table-row table:style-name="ro5">
          <table:table-cell table:style-name="ce1" office:value-type="string">
            <text:p>Int</text:p>
          </table:table-cell>
          <table:table-cell table:number-columns-repeated="3" table:style-name="ce1"/>
          <table:table-cell table:style-name="ce1" office:value-type="string">
            <text:p>Integer</text:p>
          </table:table-cell>
          <table:table-cell table:style-name="ce1" table:formula="of:=CONCATENATE(IF(OR(EXACT([.C17];&quot;List&quot;);EXACT([.C17];&quot;Set&quot;));[.C17]&amp;&quot;&lt;&quot;;&quot;&quot;);[.E17];[.B17];IF(EXACT([.C17];&quot;Arr&quot;);&quot;[]&quot;;&quot;&quot;);IF(OR(EXACT([.C17];&quot;List&quot;);EXACT([.C17];&quot;Set&quot;));&quot;&gt;&quot;;&quot;&quot;);[.D17])" office:value-type="string" office:string-value="Integer">
            <text:p>Integer</text:p>
          </table:table-cell>
          <table:table-cell table:style-name="ce1" office:value-type="string">
            <text:p>int</text:p>
          </table:table-cell>
          <table:table-cell table:style-name="ce1" table:formula="of:=CONCATENATE(IF(EXACT([.C17];&quot;Arr&quot;);[.G17]&amp;&quot;[]&quot;;&quot;&quot;);IF(EXACT([.C17];&quot;List&quot;);&quot;ArrayList&lt;&quot;&amp;[.G17]&amp;&quot;&gt;&quot;;&quot;&quot;);IF(EXACT([.C17];&quot;Set&quot;);&quot;HashSet&lt;&quot;&amp;[.G17]&amp;&quot;&gt;&quot;;&quot;&quot;);IF(EXACT([.C17];&quot;&quot;);[.G17];&quot;&quot;))" office:value-type="string" office:string-value="int">
            <text:p>int</text:p>
          </table:table-cell>
          <table:table-cell table:style-name="ce1" office:value-type="float" office:value="0">
            <text:p>0</text:p>
          </table:table-cell>
          <table:table-cell table:style-name="ce1" table:formula="of:=CONCATENATE(&quot;Java&quot;;IF(EXACT([.D17];&quot;?&quot;);&quot;Opt&quot;;&quot;&quot;);IF(EXACT([.C17];&quot;&quot;);IF(EXACT([.B17];&quot;?&quot;);&quot;Opt&quot;;&quot;One&quot;);[.C17]);IF(EXACT([.C17];&quot;&quot;);&quot;&quot;;IF(EXACT([.B17];&quot;?&quot;);&quot;Opt&quot;;&quot;&quot;));&quot;Impl&quot;)" office:value-type="string" office:string-value="JavaOneImpl">
            <text:p>JavaOneImpl</text:p>
          </table:table-cell>
          <table:table-cell table:number-columns-repeated="4" table:style-name="ce7"/>
          <table:table-cell table:number-columns-repeated="2" table:style-name="ce6"/>
          <table:table-cell table:style-name="ce6" office:value-type="string">
            <text:p>x</text:p>
          </table:table-cell>
          <table:table-cell table:number-columns-repeated="2"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7]);&quot;%Impl%&quot;;[.$J17]);&quot;%defaultValue%&quot;;[.$I17]);&quot;%JavaType%&quot;;[.$H17]);&quot;%TipeTypeFull%&quot;;[.$F17])" office:value-type="string" office:string-value="case object `java.Integer` extends JavaIntStub with JavaOneImpl {&#10;  def javaType = &quot;int&quot; &#10;  def defaultValue = &quot;0&quot;&#10;}">
            <text:p>case object `java.Integer` extends JavaIntStub with JavaOneImpl {<text:line-break/> <text:s/>def javaType = "int" <text:line-break/> <text:s/>def defaultValue = "0"<text:line-break/>}</text:p>
          </table:table-cell>
          <table:table-cell table:style-name="ce5" table:formula="of:=CONCATENATE(SUBSTITUTE(SUBSTITUTE([.$A$2];&quot;%JavaType%&quot;;[.A17]);&quot;%TipeType%&quot;;[.$E17]);IF(EXACT([.$K17];&quot;&quot;);&quot;&quot;;SUBSTITUTE([.$A$3];&quot;%TipeType%&quot;;[.$K$8]));IF(EXACT([.$L17];&quot;&quot;);&quot;&quot;;SUBSTITUTE([.$A$3];&quot;%TipeType%&quot;;[.$L$8]));IF(EXACT([.$M17];&quot;&quot;);&quot;&quot;;SUBSTITUTE([.$A$3];&quot;%TipeType%&quot;;[.$M$8]));IF(EXACT([.$N17];&quot;&quot;);&quot;&quot;;SUBSTITUTE([.$A$3];&quot;%TipeType%&quot;;[.$N$8]));IF(EXACT([.$O17];&quot;&quot;);&quot;&quot;;SUBSTITUTE([.$A$3];&quot;%TipeType%&quot;;[.$O$8]));IF(EXACT([.$P17];&quot;&quot;);&quot;&quot;;SUBSTITUTE([.$A$3];&quot;%TipeType%&quot;;[.$P$8]));IF(EXACT([.$Q17];&quot;&quot;);&quot;&quot;;SUBSTITUTE([.$A$3];&quot;%TipeType%&quot;;[.$Q$8]));IF(EXACT([.$R17];&quot;&quot;);&quot;&quot;;SUBSTITUTE([.$A$3];&quot;%TipeType%&quot;;[.$R$8]));IF(EXACT([.$S17];&quot;&quot;);&quot;&quot;;SUBSTITUTE([.$A$3];&quot;%TipeType%&quot;;[.$S$8]));IF(EXACT([.$T17];&quot;&quot;);&quot;&quot;;SUBSTITUTE([.$A$3];&quot;%TipeType%&quot;;[.$T$8]));IF(EXACT([.$U17];&quot;&quot;);&quot;&quot;;SUBSTITUTE([.$A$3];&quot;%TipeType%&quot;;[.$U$8]));IF(EXACT([.$V17];&quot;&quot;);&quot;&quot;;SUBSTITUTE([.$A$3];&quot;%TipeType%&quot;;[.$V$8])))" office:value-type="string" office:string-value="sealed trait JavaIntStub extends JavaImplStub with TipeIntegerType with TipeScalarType with TipeUnconstrainedType with TipeStableType">
            <text:p>sealed trait JavaIntStub extends JavaImplStub with TipeIntegerType with TipeScalarType with TipeUnconstrainedType with TipeStableType</text:p>
          </table:table-cell>
          <table:table-cell table:style-name="ce5" table:number-columns-repeated="232"/>
        </table:table-row>
        <table:table-row table:style-name="ro5">
          <table:table-cell table:style-name="ce1" office:value-type="string">
            <text:p>Long</text:p>
          </table:table-cell>
          <table:table-cell table:number-columns-repeated="3" table:style-name="ce1"/>
          <table:table-cell table:style-name="ce1" office:value-type="string">
            <text:p>Long</text:p>
          </table:table-cell>
          <table:table-cell table:style-name="ce1" table:formula="of:=CONCATENATE(IF(OR(EXACT([.C18];&quot;List&quot;);EXACT([.C18];&quot;Set&quot;));[.C18]&amp;&quot;&lt;&quot;;&quot;&quot;);[.E18];[.B18];IF(EXACT([.C18];&quot;Arr&quot;);&quot;[]&quot;;&quot;&quot;);IF(OR(EXACT([.C18];&quot;List&quot;);EXACT([.C18];&quot;Set&quot;));&quot;&gt;&quot;;&quot;&quot;);[.D18])" office:value-type="string" office:string-value="Long">
            <text:p>Long</text:p>
          </table:table-cell>
          <table:table-cell table:style-name="ce1" office:value-type="string">
            <text:p>long</text:p>
          </table:table-cell>
          <table:table-cell table:style-name="ce1" table:formula="of:=CONCATENATE(IF(EXACT([.C18];&quot;Arr&quot;);[.G18]&amp;&quot;[]&quot;;&quot;&quot;);IF(EXACT([.C18];&quot;List&quot;);&quot;ArrayList&lt;&quot;&amp;[.G18]&amp;&quot;&gt;&quot;;&quot;&quot;);IF(EXACT([.C18];&quot;Set&quot;);&quot;HashSet&lt;&quot;&amp;[.G18]&amp;&quot;&gt;&quot;;&quot;&quot;);IF(EXACT([.C18];&quot;&quot;);[.G18];&quot;&quot;))" office:value-type="string" office:string-value="long">
            <text:p>long</text:p>
          </table:table-cell>
          <table:table-cell table:style-name="ce1" office:value-type="string">
            <text:p>0l</text:p>
          </table:table-cell>
          <table:table-cell table:style-name="ce1" table:formula="of:=CONCATENATE(&quot;Java&quot;;IF(EXACT([.D18];&quot;?&quot;);&quot;Opt&quot;;&quot;&quot;);IF(EXACT([.C18];&quot;&quot;);IF(EXACT([.B18];&quot;?&quot;);&quot;Opt&quot;;&quot;One&quot;);[.C18]);IF(EXACT([.C18];&quot;&quot;);&quot;&quot;;IF(EXACT([.B18];&quot;?&quot;);&quot;Opt&quot;;&quot;&quot;));&quot;Impl&quot;)" office:value-type="string" office:string-value="JavaOneImpl">
            <text:p>JavaOneImpl</text:p>
          </table:table-cell>
          <table:table-cell table:number-columns-repeated="4" table:style-name="ce7"/>
          <table:table-cell table:number-columns-repeated="2" table:style-name="ce6"/>
          <table:table-cell table:style-name="ce6" office:value-type="string">
            <text:p>x</text:p>
          </table:table-cell>
          <table:table-cell table:number-columns-repeated="2"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8]);&quot;%Impl%&quot;;[.$J18]);&quot;%defaultValue%&quot;;[.$I18]);&quot;%JavaType%&quot;;[.$H18]);&quot;%TipeTypeFull%&quot;;[.$F18])" office:value-type="string" office:string-value="case object `java.Long` extends JavaLongStub with JavaOneImpl {&#10;  def javaType = &quot;long&quot; &#10;  def defaultValue = &quot;0l&quot;&#10;}">
            <text:p>case object `java.Long` extends JavaLongStub with JavaOneImpl {<text:line-break/> <text:s/>def javaType = "long" <text:line-break/> <text:s/>def defaultValue = "0l"<text:line-break/>}</text:p>
          </table:table-cell>
          <table:table-cell table:style-name="ce5" table:formula="of:=CONCATENATE(SUBSTITUTE(SUBSTITUTE([.$A$2];&quot;%JavaType%&quot;;[.A18]);&quot;%TipeType%&quot;;[.$E18]);IF(EXACT([.$K18];&quot;&quot;);&quot;&quot;;SUBSTITUTE([.$A$3];&quot;%TipeType%&quot;;[.$K$8]));IF(EXACT([.$L18];&quot;&quot;);&quot;&quot;;SUBSTITUTE([.$A$3];&quot;%TipeType%&quot;;[.$L$8]));IF(EXACT([.$M18];&quot;&quot;);&quot;&quot;;SUBSTITUTE([.$A$3];&quot;%TipeType%&quot;;[.$M$8]));IF(EXACT([.$N18];&quot;&quot;);&quot;&quot;;SUBSTITUTE([.$A$3];&quot;%TipeType%&quot;;[.$N$8]));IF(EXACT([.$O18];&quot;&quot;);&quot;&quot;;SUBSTITUTE([.$A$3];&quot;%TipeType%&quot;;[.$O$8]));IF(EXACT([.$P18];&quot;&quot;);&quot;&quot;;SUBSTITUTE([.$A$3];&quot;%TipeType%&quot;;[.$P$8]));IF(EXACT([.$Q18];&quot;&quot;);&quot;&quot;;SUBSTITUTE([.$A$3];&quot;%TipeType%&quot;;[.$Q$8]));IF(EXACT([.$R18];&quot;&quot;);&quot;&quot;;SUBSTITUTE([.$A$3];&quot;%TipeType%&quot;;[.$R$8]));IF(EXACT([.$S18];&quot;&quot;);&quot;&quot;;SUBSTITUTE([.$A$3];&quot;%TipeType%&quot;;[.$S$8]));IF(EXACT([.$T18];&quot;&quot;);&quot;&quot;;SUBSTITUTE([.$A$3];&quot;%TipeType%&quot;;[.$T$8]));IF(EXACT([.$U18];&quot;&quot;);&quot;&quot;;SUBSTITUTE([.$A$3];&quot;%TipeType%&quot;;[.$U$8]));IF(EXACT([.$V18];&quot;&quot;);&quot;&quot;;SUBSTITUTE([.$A$3];&quot;%TipeType%&quot;;[.$V$8])))" office:value-type="string" office:string-value="sealed trait JavaLongStub extends JavaImplStub with TipeLongType with TipeScalarType with TipeUnconstrainedType with TipeStableType">
            <text:p>sealed trait JavaLongStub extends JavaImplStub with TipeLongType with TipeScalarType with TipeUnconstrainedType with TipeStableType</text:p>
          </table:table-cell>
          <table:table-cell table:style-name="ce5" table:number-columns-repeated="232"/>
        </table:table-row>
        <table:table-row table:style-name="ro5">
          <table:table-cell table:style-name="ce1" office:value-type="string">
            <text:p>Node</text:p>
          </table:table-cell>
          <table:table-cell table:number-columns-repeated="3" table:style-name="ce1"/>
          <table:table-cell table:style-name="ce1" office:value-type="string">
            <text:p>Xml</text:p>
          </table:table-cell>
          <table:table-cell table:style-name="ce1" table:formula="of:=CONCATENATE(IF(OR(EXACT([.C19];&quot;List&quot;);EXACT([.C19];&quot;Set&quot;));[.C19]&amp;&quot;&lt;&quot;;&quot;&quot;);[.E19];[.B19];IF(EXACT([.C19];&quot;Arr&quot;);&quot;[]&quot;;&quot;&quot;);IF(OR(EXACT([.C19];&quot;List&quot;);EXACT([.C19];&quot;Set&quot;));&quot;&gt;&quot;;&quot;&quot;);[.D19])" office:value-type="string" office:string-value="Xml">
            <text:p>Xml</text:p>
          </table:table-cell>
          <table:table-cell table:style-name="ce1" office:value-type="string">
            <text:p>org.w3c.dom.Node</text:p>
          </table:table-cell>
          <table:table-cell table:style-name="ce1" table:formula="of:=CONCATENATE(IF(EXACT([.C19];&quot;Arr&quot;);[.G19]&amp;&quot;[]&quot;;&quot;&quot;);IF(EXACT([.C19];&quot;List&quot;);&quot;ArrayList&lt;&quot;&amp;[.G19]&amp;&quot;&gt;&quot;;&quot;&quot;);IF(EXACT([.C19];&quot;Set&quot;);&quot;HashSet&lt;&quot;&amp;[.G19]&amp;&quot;&gt;&quot;;&quot;&quot;);IF(EXACT([.C19];&quot;&quot;);[.G19];&quot;&quot;))" office:value-type="string" office:string-value="org.w3c.dom.Node">
            <text:p>org.w3c.dom.Node</text:p>
          </table:table-cell>
          <table:table-cell table:style-name="ce1" table:formula="of:=&quot;new &quot;&amp;[.H19]&amp;&quot;()&quot;" office:value-type="string" office:string-value="new org.w3c.dom.Node()">
            <text:p>new org.w3c.dom.Node()</text:p>
          </table:table-cell>
          <table:table-cell table:style-name="ce1" table:formula="of:=CONCATENATE(&quot;Java&quot;;IF(EXACT([.D19];&quot;?&quot;);&quot;Opt&quot;;&quot;&quot;);IF(EXACT([.C19];&quot;&quot;);IF(EXACT([.B19];&quot;?&quot;);&quot;Opt&quot;;&quot;One&quot;);[.C19]);IF(EXACT([.C19];&quot;&quot;);&quot;&quot;;IF(EXACT([.B19];&quot;?&quot;);&quot;Opt&quot;;&quot;&quot;));&quot;Impl&quot;)" office:value-type="string" office:string-value="JavaOneImpl">
            <text:p>JavaOneImpl</text:p>
          </table:table-cell>
          <table:table-cell table:style-name="ce6" office:value-type="string">
            <text:p>x</text:p>
          </table:table-cell>
          <table:table-cell table:number-columns-repeated="3" table:style-name="ce6"/>
          <table:table-cell table:number-columns-repeated="4" table:style-name="ce8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9]);&quot;%Impl%&quot;;[.$J19]);&quot;%defaultValue%&quot;;[.$I19]);&quot;%JavaType%&quot;;[.$H19]);&quot;%TipeTypeFull%&quot;;[.$F19])" office:value-type="string" office:string-value="case object `java.Xml` extends JavaNodeStub with JavaOneImpl {&#10;  def javaType = &quot;org.w3c.dom.Node&quot; &#10;  def defaultValue = &quot;new org.w3c.dom.Node()&quot;&#10;}">
            <text:p>case object `java.Xml` extends JavaNodeStub with JavaOneImpl {<text:line-break/> <text:s/>def javaType = "org.w3c.dom.Node" <text:line-break/> <text:s/>def defaultValue = "new org.w3c.dom.Node()"<text:line-break/>}</text:p>
          </table:table-cell>
          <table:table-cell table:style-name="ce5" table:formula="of:=CONCATENATE(SUBSTITUTE(SUBSTITUTE([.$A$2];&quot;%JavaType%&quot;;[.A19]);&quot;%TipeType%&quot;;[.$E19]);IF(EXACT([.$K19];&quot;&quot;);&quot;&quot;;SUBSTITUTE([.$A$3];&quot;%TipeType%&quot;;[.$K$8]));IF(EXACT([.$L19];&quot;&quot;);&quot;&quot;;SUBSTITUTE([.$A$3];&quot;%TipeType%&quot;;[.$L$8]));IF(EXACT([.$M19];&quot;&quot;);&quot;&quot;;SUBSTITUTE([.$A$3];&quot;%TipeType%&quot;;[.$M$8]));IF(EXACT([.$N19];&quot;&quot;);&quot;&quot;;SUBSTITUTE([.$A$3];&quot;%TipeType%&quot;;[.$N$8]));IF(EXACT([.$O19];&quot;&quot;);&quot;&quot;;SUBSTITUTE([.$A$3];&quot;%TipeType%&quot;;[.$O$8]));IF(EXACT([.$P19];&quot;&quot;);&quot;&quot;;SUBSTITUTE([.$A$3];&quot;%TipeType%&quot;;[.$P$8]));IF(EXACT([.$Q19];&quot;&quot;);&quot;&quot;;SUBSTITUTE([.$A$3];&quot;%TipeType%&quot;;[.$Q$8]));IF(EXACT([.$R19];&quot;&quot;);&quot;&quot;;SUBSTITUTE([.$A$3];&quot;%TipeType%&quot;;[.$R$8]));IF(EXACT([.$S19];&quot;&quot;);&quot;&quot;;SUBSTITUTE([.$A$3];&quot;%TipeType%&quot;;[.$S$8]));IF(EXACT([.$T19];&quot;&quot;);&quot;&quot;;SUBSTITUTE([.$A$3];&quot;%TipeType%&quot;;[.$T$8]));IF(EXACT([.$U19];&quot;&quot;);&quot;&quot;;SUBSTITUTE([.$A$3];&quot;%TipeType%&quot;;[.$U$8]));IF(EXACT([.$V19];&quot;&quot;);&quot;&quot;;SUBSTITUTE([.$A$3];&quot;%TipeType%&quot;;[.$V$8])))" office:value-type="string" office:string-value="sealed trait JavaNodeStub extends JavaImplStub with TipeXmlType with TipeComplexType with TipeUnconstrainedType with TipeStableType">
            <text:p>sealed trait JavaNodeStub extends JavaImplStub with TipeXmlType with TipeComplexType with TipeUnconstrainedType with TipeStableType</text:p>
          </table:table-cell>
          <table:table-cell table:style-name="ce5" table:number-columns-repeated="232"/>
        </table:table-row>
        <table:table-row table:style-name="ro5">
          <table:table-cell table:style-name="ce1" office:value-type="string">
            <text:p>UUID</text:p>
          </table:table-cell>
          <table:table-cell table:number-columns-repeated="3" table:style-name="ce1"/>
          <table:table-cell table:style-name="ce1" office:value-type="string">
            <text:p>Guid</text:p>
          </table:table-cell>
          <table:table-cell table:style-name="ce1" table:formula="of:=CONCATENATE(IF(OR(EXACT([.C20];&quot;List&quot;);EXACT([.C20];&quot;Set&quot;));[.C20]&amp;&quot;&lt;&quot;;&quot;&quot;);[.E20];[.B20];IF(EXACT([.C20];&quot;Arr&quot;);&quot;[]&quot;;&quot;&quot;);IF(OR(EXACT([.C20];&quot;List&quot;);EXACT([.C20];&quot;Set&quot;));&quot;&gt;&quot;;&quot;&quot;);[.D20])" office:value-type="string" office:string-value="Guid">
            <text:p>Guid</text:p>
          </table:table-cell>
          <table:table-cell table:style-name="ce1" office:value-type="string">
            <text:p>java.util.UUID</text:p>
          </table:table-cell>
          <table:table-cell table:style-name="ce1" table:formula="of:=CONCATENATE(IF(EXACT([.C20];&quot;Arr&quot;);[.G20]&amp;&quot;[]&quot;;&quot;&quot;);IF(EXACT([.C20];&quot;List&quot;);&quot;ArrayList&lt;&quot;&amp;[.G20]&amp;&quot;&gt;&quot;;&quot;&quot;);IF(EXACT([.C20];&quot;Set&quot;);&quot;HashSet&lt;&quot;&amp;[.G20]&amp;&quot;&gt;&quot;;&quot;&quot;);IF(EXACT([.C20];&quot;&quot;);[.G20];&quot;&quot;))" office:value-type="string" office:string-value="java.util.UUID">
            <text:p>java.util.UUID</text:p>
          </table:table-cell>
          <table:table-cell table:style-name="ce1" table:formula="of:=&quot;new &quot;&amp;[.H20]&amp;&quot;()&quot;" office:value-type="string" office:string-value="new java.util.UUID()">
            <text:p>new java.util.UUID()</text:p>
          </table:table-cell>
          <table:table-cell table:style-name="ce1" table:formula="of:=CONCATENATE(&quot;Java&quot;;IF(EXACT([.D20];&quot;?&quot;);&quot;Opt&quot;;&quot;&quot;);IF(EXACT([.C20];&quot;&quot;);IF(EXACT([.B20];&quot;?&quot;);&quot;Opt&quot;;&quot;One&quot;);[.C20]);IF(EXACT([.C20];&quot;&quot;);&quot;&quot;;IF(EXACT([.B20];&quot;?&quot;);&quot;Opt&quot;;&quot;&quot;));&quot;Impl&quot;)" office:value-type="string" office:string-value="JavaOneImpl">
            <text:p>JavaOneImpl</text:p>
          </table:table-cell>
          <table:table-cell table:style-name="ce6" office:value-type="string">
            <text:p>x</text:p>
          </table:table-cell>
          <table:table-cell table:number-columns-repeated="3" table:style-name="ce6"/>
          <table:table-cell table:number-columns-repeated="4" table:style-name="ce8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20]);&quot;%Impl%&quot;;[.$J20]);&quot;%defaultValue%&quot;;[.$I20]);&quot;%JavaType%&quot;;[.$H20]);&quot;%TipeTypeFull%&quot;;[.$F20])" office:value-type="string" office:string-value="case object `java.Guid` extends JavaUUIDStub with JavaOneImpl {&#10;  def javaType = &quot;java.util.UUID&quot; &#10;  def defaultValue = &quot;new java.util.UUID()&quot;&#10;}">
            <text:p>case object `java.Guid` extends JavaUUIDStub with JavaOneImpl {<text:line-break/> <text:s/>def javaType = "java.util.UUID" <text:line-break/> <text:s/>def defaultValue = "new java.util.UUID()"<text:line-break/>}</text:p>
          </table:table-cell>
          <table:table-cell table:style-name="ce5" table:formula="of:=CONCATENATE(SUBSTITUTE(SUBSTITUTE([.$A$2];&quot;%JavaType%&quot;;[.A20]);&quot;%TipeType%&quot;;[.$E20]);IF(EXACT([.$K20];&quot;&quot;);&quot;&quot;;SUBSTITUTE([.$A$3];&quot;%TipeType%&quot;;[.$K$8]));IF(EXACT([.$L20];&quot;&quot;);&quot;&quot;;SUBSTITUTE([.$A$3];&quot;%TipeType%&quot;;[.$L$8]));IF(EXACT([.$M20];&quot;&quot;);&quot;&quot;;SUBSTITUTE([.$A$3];&quot;%TipeType%&quot;;[.$M$8]));IF(EXACT([.$N20];&quot;&quot;);&quot;&quot;;SUBSTITUTE([.$A$3];&quot;%TipeType%&quot;;[.$N$8]));IF(EXACT([.$O20];&quot;&quot;);&quot;&quot;;SUBSTITUTE([.$A$3];&quot;%TipeType%&quot;;[.$O$8]));IF(EXACT([.$P20];&quot;&quot;);&quot;&quot;;SUBSTITUTE([.$A$3];&quot;%TipeType%&quot;;[.$P$8]));IF(EXACT([.$Q20];&quot;&quot;);&quot;&quot;;SUBSTITUTE([.$A$3];&quot;%TipeType%&quot;;[.$Q$8]));IF(EXACT([.$R20];&quot;&quot;);&quot;&quot;;SUBSTITUTE([.$A$3];&quot;%TipeType%&quot;;[.$R$8]));IF(EXACT([.$S20];&quot;&quot;);&quot;&quot;;SUBSTITUTE([.$A$3];&quot;%TipeType%&quot;;[.$S$8]));IF(EXACT([.$T20];&quot;&quot;);&quot;&quot;;SUBSTITUTE([.$A$3];&quot;%TipeType%&quot;;[.$T$8]));IF(EXACT([.$U20];&quot;&quot;);&quot;&quot;;SUBSTITUTE([.$A$3];&quot;%TipeType%&quot;;[.$U$8]));IF(EXACT([.$V20];&quot;&quot;);&quot;&quot;;SUBSTITUTE([.$A$3];&quot;%TipeType%&quot;;[.$V$8])))" office:value-type="string" office:string-value="sealed trait JavaUUIDStub extends JavaImplStub with TipeGuidType with TipeComplexType with TipeUnconstrainedType with TipeUnstableType">
            <text:p>sealed trait JavaUUIDStub extends JavaImplStub with TipeGuidType with TipeComplexType with TipeUnconstrainedType with TipeUnstableType</text:p>
          </table:table-cell>
          <table:table-cell table:style-name="ce5" table:number-columns-repeated="232"/>
        </table:table-row>
        <table:table-row table:style-name="ro5">
          <table:table-cell table:style-name="ce1" office:value-type="string">
            <text:p>String</text:p>
          </table:table-cell>
          <table:table-cell table:number-columns-repeated="3" table:style-name="ce1"/>
          <table:table-cell table:style-name="ce1" office:value-type="string">
            <text:p>String</text:p>
          </table:table-cell>
          <table:table-cell table:style-name="ce1" table:formula="of:=CONCATENATE(IF(OR(EXACT([.C21];&quot;List&quot;);EXACT([.C21];&quot;Set&quot;));[.C21]&amp;&quot;&lt;&quot;;&quot;&quot;);[.E21];[.B21];IF(EXACT([.C21];&quot;Arr&quot;);&quot;[]&quot;;&quot;&quot;);IF(OR(EXACT([.C21];&quot;List&quot;);EXACT([.C21];&quot;Set&quot;));&quot;&gt;&quot;;&quot;&quot;);[.D21])" office:value-type="string" office:string-value="String">
            <text:p>String</text:p>
          </table:table-cell>
          <table:table-cell table:style-name="ce1" office:value-type="string">
            <text:p>String</text:p>
          </table:table-cell>
          <table:table-cell table:style-name="ce1" table:formula="of:=CONCATENATE(IF(EXACT([.C21];&quot;Arr&quot;);[.G21]&amp;&quot;[]&quot;;&quot;&quot;);IF(EXACT([.C21];&quot;List&quot;);&quot;ArrayList&lt;&quot;&amp;[.G21]&amp;&quot;&gt;&quot;;&quot;&quot;);IF(EXACT([.C21];&quot;Set&quot;);&quot;HashSet&lt;&quot;&amp;[.G21]&amp;&quot;&gt;&quot;;&quot;&quot;);IF(EXACT([.C21];&quot;&quot;);[.G21];&quot;&quot;))" office:value-type="string" office:string-value="String">
            <text:p>String</text:p>
          </table:table-cell>
          <table:table-cell table:style-name="ce1" table:formula="of:=&quot;new &quot;&amp;[.H21]&amp;&quot;()&quot;" office:value-type="string" office:string-value="new String()">
            <text:p>new String()</text:p>
          </table:table-cell>
          <table:table-cell table:style-name="ce1" table:formula="of:=CONCATENATE(&quot;Java&quot;;IF(EXACT([.D21];&quot;?&quot;);&quot;Opt&quot;;&quot;&quot;);IF(EXACT([.C21];&quot;&quot;);IF(EXACT([.B21];&quot;?&quot;);&quot;Opt&quot;;&quot;One&quot;);[.C21]);IF(EXACT([.C21];&quot;&quot;);&quot;&quot;;IF(EXACT([.B21];&quot;?&quot;);&quot;Opt&quot;;&quot;&quot;));&quot;Impl&quot;)" office:value-type="string" office:string-value="JavaOneImpl">
            <text:p>JavaOneImpl</text:p>
          </table:table-cell>
          <table:table-cell table:style-name="ce6" office:value-type="string">
            <text:p>x</text:p>
          </table:table-cell>
          <table:table-cell table:number-columns-repeated="3" table:style-name="ce6"/>
          <table:table-cell table:number-columns-repeated="4" table:style-name="ce8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21]);&quot;%Impl%&quot;;[.$J21]);&quot;%defaultValue%&quot;;[.$I21]);&quot;%JavaType%&quot;;[.$H21]);&quot;%TipeTypeFull%&quot;;[.$F21])" office:value-type="string" office:string-value="case object `java.String` extends JavaStringStub with JavaOneImpl {&#10;  def javaType = &quot;String&quot; &#10;  def defaultValue = &quot;new String()&quot;&#10;}">
            <text:p>case object `java.String` extends JavaStringStub with JavaOneImpl {<text:line-break/> <text:s/>def javaType = "String" <text:line-break/> <text:s/>def defaultValue = "new String()"<text:line-break/>}</text:p>
          </table:table-cell>
          <table:table-cell table:style-name="ce5" table:formula="of:=CONCATENATE(SUBSTITUTE(SUBSTITUTE([.$A$2];&quot;%JavaType%&quot;;[.A21]);&quot;%TipeType%&quot;;[.$E21]);IF(EXACT([.$K21];&quot;&quot;);&quot;&quot;;SUBSTITUTE([.$A$3];&quot;%TipeType%&quot;;[.$K$8]));IF(EXACT([.$L21];&quot;&quot;);&quot;&quot;;SUBSTITUTE([.$A$3];&quot;%TipeType%&quot;;[.$L$8]));IF(EXACT([.$M21];&quot;&quot;);&quot;&quot;;SUBSTITUTE([.$A$3];&quot;%TipeType%&quot;;[.$M$8]));IF(EXACT([.$N21];&quot;&quot;);&quot;&quot;;SUBSTITUTE([.$A$3];&quot;%TipeType%&quot;;[.$N$8]));IF(EXACT([.$O21];&quot;&quot;);&quot;&quot;;SUBSTITUTE([.$A$3];&quot;%TipeType%&quot;;[.$O$8]));IF(EXACT([.$P21];&quot;&quot;);&quot;&quot;;SUBSTITUTE([.$A$3];&quot;%TipeType%&quot;;[.$P$8]));IF(EXACT([.$Q21];&quot;&quot;);&quot;&quot;;SUBSTITUTE([.$A$3];&quot;%TipeType%&quot;;[.$Q$8]));IF(EXACT([.$R21];&quot;&quot;);&quot;&quot;;SUBSTITUTE([.$A$3];&quot;%TipeType%&quot;;[.$R$8]));IF(EXACT([.$S21];&quot;&quot;);&quot;&quot;;SUBSTITUTE([.$A$3];&quot;%TipeType%&quot;;[.$S$8]));IF(EXACT([.$T21];&quot;&quot;);&quot;&quot;;SUBSTITUTE([.$A$3];&quot;%TipeType%&quot;;[.$T$8]));IF(EXACT([.$U21];&quot;&quot;);&quot;&quot;;SUBSTITUTE([.$A$3];&quot;%TipeType%&quot;;[.$U$8]));IF(EXACT([.$V21];&quot;&quot;);&quot;&quot;;SUBSTITUTE([.$A$3];&quot;%TipeType%&quot;;[.$V$8])))" office:value-type="string" office:string-value="sealed trait JavaStringStub extends JavaImplStub with TipeStringType with TipeComplexType with TipeConstrainedType with TipeStableType">
            <text:p>sealed trait JavaStringStub extends JavaImplStub with TipeStringType with TipeComplexType with TipeConstrainedType with TipeStableType</text:p>
          </table:table-cell>
          <table:table-cell table:style-name="ce5" table:number-columns-repeated="232"/>
        </table:table-row>
        <table:table-row table:style-name="ro5">
          <table:table-cell table:style-name="ce5" office:value-type="string">
            <text:p>Binary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Binary</text:p>
          </table:table-cell>
          <table:table-cell table:style-name="ce5" table:formula="of:=CONCATENATE(IF(OR(EXACT([.C22];&quot;List&quot;);EXACT([.C22];&quot;Set&quot;));[.C22]&amp;&quot;&lt;&quot;;&quot;&quot;);[.E22];[.B22];IF(EXACT([.C22];&quot;Arr&quot;);&quot;[]&quot;;&quot;&quot;);IF(OR(EXACT([.C22];&quot;List&quot;);EXACT([.C22];&quot;Set&quot;));&quot;&gt;&quot;;&quot;&quot;);[.D22])" office:value-type="string" office:string-value="Binary?">
            <text:p>Binary?</text:p>
          </table:table-cell>
          <table:table-cell table:style-name="ce5" office:value-type="string">
            <text:p>byte[]</text:p>
          </table:table-cell>
          <table:table-cell table:style-name="ce5" table:formula="of:=CONCATENATE(IF(EXACT([.C22];&quot;Arr&quot;);[.G22]&amp;&quot;[]&quot;;&quot;&quot;);IF(EXACT([.C22];&quot;List&quot;);&quot;ArrayList&lt;&quot;&amp;[.G22]&amp;&quot;&gt;&quot;;&quot;&quot;);IF(EXACT([.C22];&quot;Set&quot;);&quot;HashSet&lt;&quot;&amp;[.G22]&amp;&quot;&gt;&quot;;&quot;&quot;);IF(EXACT([.C22];&quot;&quot;);[.G22];&quot;&quot;))" office:value-type="string" office:string-value="byte[]">
            <text:p>byte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22];&quot;?&quot;);&quot;Opt&quot;;&quot;&quot;);IF(EXACT([.C22];&quot;&quot;);IF(EXACT([.B22];&quot;?&quot;);&quot;Opt&quot;;&quot;One&quot;);[.C22]);IF(EXACT([.C22];&quot;&quot;);&quot;&quot;;IF(EXACT([.B22];&quot;?&quot;);&quot;Opt&quot;;&quot;&quot;));&quot;Impl&quot;)" office:value-type="string" office:string-value="JavaOptImpl">
            <text:p>JavaOpt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22]);&quot;%Impl%&quot;;[.$J22]);&quot;%defaultValue%&quot;;[.$I22]);&quot;%JavaType%&quot;;[.$H22]);&quot;%TipeTypeFull%&quot;;[.$F22])" office:value-type="string" office:string-value="case object `java.Binary?` extends JavaBinaryStub with JavaOptImpl {&#10;  def javaType = &quot;byte[]&quot; &#10;  def defaultValue = &quot;null&quot;&#10;}">
            <text:p>case object `java.Binary?` extends JavaBinaryStub with JavaOptImpl {<text:line-break/> <text:s/>def javaType = "byte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Bool</text:p>
          </table:table-cell>
          <table:table-cell table:style-name="ce5" table:formula="of:=CONCATENATE(IF(OR(EXACT([.C23];&quot;List&quot;);EXACT([.C23];&quot;Set&quot;));[.C23]&amp;&quot;&lt;&quot;;&quot;&quot;);[.E23];[.B23];IF(EXACT([.C23];&quot;Arr&quot;);&quot;[]&quot;;&quot;&quot;);IF(OR(EXACT([.C23];&quot;List&quot;);EXACT([.C23];&quot;Set&quot;));&quot;&gt;&quot;;&quot;&quot;);[.D23])" office:value-type="string" office:string-value="Bool?">
            <text:p>Bool?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23];&quot;Arr&quot;);[.G23]&amp;&quot;[]&quot;;&quot;&quot;);IF(EXACT([.C23];&quot;List&quot;);&quot;ArrayList&lt;&quot;&amp;[.G23]&amp;&quot;&gt;&quot;;&quot;&quot;);IF(EXACT([.C23];&quot;Set&quot;);&quot;HashSet&lt;&quot;&amp;[.G23]&amp;&quot;&gt;&quot;;&quot;&quot;);IF(EXACT([.C23];&quot;&quot;);[.G23];&quot;&quot;))" office:value-type="string" office:string-value="Boolean">
            <text:p>Boolean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23];&quot;?&quot;);&quot;Opt&quot;;&quot;&quot;);IF(EXACT([.C23];&quot;&quot;);IF(EXACT([.B23];&quot;?&quot;);&quot;Opt&quot;;&quot;One&quot;);[.C23]);IF(EXACT([.C23];&quot;&quot;);&quot;&quot;;IF(EXACT([.B23];&quot;?&quot;);&quot;Opt&quot;;&quot;&quot;));&quot;Impl&quot;)" office:value-type="string" office:string-value="JavaOptImpl">
            <text:p>Java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23]);&quot;%Impl%&quot;;[.$J23]);&quot;%defaultValue%&quot;;[.$I23]);&quot;%JavaType%&quot;;[.$H23]);&quot;%TipeTypeFull%&quot;;[.$F23])" office:value-type="string" office:string-value="case object `java.Bool?` extends JavaBooleanStub with JavaOptImpl {&#10;  def javaType = &quot;Boolean&quot; &#10;  def defaultValue = &quot;null&quot;&#10;}">
            <text:p>case object `java.Bool?` extends JavaBooleanStub with JavaOptImpl {<text:line-break/> <text:s/>def javaType = "Boolean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Date</text:p>
          </table:table-cell>
          <table:table-cell table:style-name="ce5" table:formula="of:=CONCATENATE(IF(OR(EXACT([.C24];&quot;List&quot;);EXACT([.C24];&quot;Set&quot;));[.C24]&amp;&quot;&lt;&quot;;&quot;&quot;);[.E24];[.B24];IF(EXACT([.C24];&quot;Arr&quot;);&quot;[]&quot;;&quot;&quot;);IF(OR(EXACT([.C24];&quot;List&quot;);EXACT([.C24];&quot;Set&quot;));&quot;&gt;&quot;;&quot;&quot;);[.D24])" office:value-type="string" office:string-value="Date?">
            <text:p>Date?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24];&quot;Arr&quot;);[.G24]&amp;&quot;[]&quot;;&quot;&quot;);IF(EXACT([.C24];&quot;List&quot;);&quot;ArrayList&lt;&quot;&amp;[.G24]&amp;&quot;&gt;&quot;;&quot;&quot;);IF(EXACT([.C24];&quot;Set&quot;);&quot;HashSet&lt;&quot;&amp;[.G24]&amp;&quot;&gt;&quot;;&quot;&quot;);IF(EXACT([.C24];&quot;&quot;);[.G24];&quot;&quot;))" office:value-type="string" office:string-value="org.joda.time.LocalDate">
            <text:p>org.joda.time.LocalDate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24];&quot;?&quot;);&quot;Opt&quot;;&quot;&quot;);IF(EXACT([.C24];&quot;&quot;);IF(EXACT([.B24];&quot;?&quot;);&quot;Opt&quot;;&quot;One&quot;);[.C24]);IF(EXACT([.C24];&quot;&quot;);&quot;&quot;;IF(EXACT([.B24];&quot;?&quot;);&quot;Opt&quot;;&quot;&quot;));&quot;Impl&quot;)" office:value-type="string" office:string-value="JavaOptImpl">
            <text:p>Java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24]);&quot;%Impl%&quot;;[.$J24]);&quot;%defaultValue%&quot;;[.$I24]);&quot;%JavaType%&quot;;[.$H24]);&quot;%TipeTypeFull%&quot;;[.$F24])" office:value-type="string" office:string-value="case object `java.Date?` extends JavaLocalDateStub with JavaOptImpl {&#10;  def javaType = &quot;org.joda.time.LocalDate&quot; &#10;  def defaultValue = &quot;null&quot;&#10;}">
            <text:p>case object `java.Date?` extends JavaLocalDateStub with JavaOptImpl {<text:line-break/> <text:s/>def javaType = "org.joda.time.LocalDate" <text:line-break/> <text:s/>def defaultValue = "null"<text:line-break/>}</text:p>
          </table:table-cell>
          <table:table-cell table:style-name="ce5" table:number-columns-repeated="233"/>
        </table:table-row>
        <table:table-row table:style-name="ro6">
          <table:table-cell table:style-name="ce5" office:value-type="string">
            <text:p>DateTime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Timestamp</text:p>
          </table:table-cell>
          <table:table-cell table:style-name="ce5" table:formula="of:=CONCATENATE(IF(OR(EXACT([.C25];&quot;List&quot;);EXACT([.C25];&quot;Set&quot;));[.C25]&amp;&quot;&lt;&quot;;&quot;&quot;);[.E25];[.B25];IF(EXACT([.C25];&quot;Arr&quot;);&quot;[]&quot;;&quot;&quot;);IF(OR(EXACT([.C25];&quot;List&quot;);EXACT([.C25];&quot;Set&quot;));&quot;&gt;&quot;;&quot;&quot;);[.D25])" office:value-type="string" office:string-value="Timestamp?">
            <text:p>Timestamp?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25];&quot;Arr&quot;);[.G25]&amp;&quot;[]&quot;;&quot;&quot;);IF(EXACT([.C25];&quot;List&quot;);&quot;ArrayList&lt;&quot;&amp;[.G25]&amp;&quot;&gt;&quot;;&quot;&quot;);IF(EXACT([.C25];&quot;Set&quot;);&quot;HashSet&lt;&quot;&amp;[.G25]&amp;&quot;&gt;&quot;;&quot;&quot;);IF(EXACT([.C25];&quot;&quot;);[.G25];&quot;&quot;))" office:value-type="string" office:string-value="org.joda.time.DateTime">
            <text:p>org.joda.time.DateTime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25];&quot;?&quot;);&quot;Opt&quot;;&quot;&quot;);IF(EXACT([.C25];&quot;&quot;);IF(EXACT([.B25];&quot;?&quot;);&quot;Opt&quot;;&quot;One&quot;);[.C25]);IF(EXACT([.C25];&quot;&quot;);&quot;&quot;;IF(EXACT([.B25];&quot;?&quot;);&quot;Opt&quot;;&quot;&quot;));&quot;Impl&quot;)" office:value-type="string" office:string-value="JavaOptImpl">
            <text:p>Java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25]);&quot;%Impl%&quot;;[.$J25]);&quot;%defaultValue%&quot;;[.$I25]);&quot;%JavaType%&quot;;[.$H25]);&quot;%TipeTypeFull%&quot;;[.$F25])" office:value-type="string" office:string-value="case object `java.Timestamp?` extends JavaDateTimeStub with JavaOptImpl {&#10;  def javaType = &quot;org.joda.time.DateTime&quot; &#10;  def defaultValue = &quot;null&quot;&#10;}">
            <text:p>case object `java.Timestamp?` extends JavaDateTimeStub with JavaOptImpl {<text:line-break/> <text:s/>def javaType = "org.joda.time.DateTime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Decimal</text:p>
          </table:table-cell>
          <table:table-cell table:style-name="ce5" table:formula="of:=CONCATENATE(IF(OR(EXACT([.C26];&quot;List&quot;);EXACT([.C26];&quot;Set&quot;));[.C26]&amp;&quot;&lt;&quot;;&quot;&quot;);[.E26];[.B26];IF(EXACT([.C26];&quot;Arr&quot;);&quot;[]&quot;;&quot;&quot;);IF(OR(EXACT([.C26];&quot;List&quot;);EXACT([.C26];&quot;Set&quot;));&quot;&gt;&quot;;&quot;&quot;);[.D26])" office:value-type="string" office:string-value="Decimal?">
            <text:p>Decimal?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26];&quot;Arr&quot;);[.G26]&amp;&quot;[]&quot;;&quot;&quot;);IF(EXACT([.C26];&quot;List&quot;);&quot;ArrayList&lt;&quot;&amp;[.G26]&amp;&quot;&gt;&quot;;&quot;&quot;);IF(EXACT([.C26];&quot;Set&quot;);&quot;HashSet&lt;&quot;&amp;[.G26]&amp;&quot;&gt;&quot;;&quot;&quot;);IF(EXACT([.C26];&quot;&quot;);[.G26];&quot;&quot;))" office:value-type="string" office:string-value="java.math.BigDecimal">
            <text:p>java.math.BigDecimal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26];&quot;?&quot;);&quot;Opt&quot;;&quot;&quot;);IF(EXACT([.C26];&quot;&quot;);IF(EXACT([.B26];&quot;?&quot;);&quot;Opt&quot;;&quot;One&quot;);[.C26]);IF(EXACT([.C26];&quot;&quot;);&quot;&quot;;IF(EXACT([.B26];&quot;?&quot;);&quot;Opt&quot;;&quot;&quot;));&quot;Impl&quot;)" office:value-type="string" office:string-value="JavaOptImpl">
            <text:p>JavaOpt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26]);&quot;%Impl%&quot;;[.$J26]);&quot;%defaultValue%&quot;;[.$I26]);&quot;%JavaType%&quot;;[.$H26]);&quot;%TipeTypeFull%&quot;;[.$F26])" office:value-type="string" office:string-value="case object `java.Decimal?` extends JavaBigDecimalStub with JavaOptImpl {&#10;  def javaType = &quot;java.math.BigDecimal&quot; &#10;  def defaultValue = &quot;null&quot;&#10;}">
            <text:p>case object `java.Decimal?` extends JavaBigDecimalStub with JavaOptImpl {<text:line-break/> <text:s/>def javaType = "java.math.BigDecimal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Double</text:p>
          </table:table-cell>
          <table:table-cell table:style-name="ce5" table:formula="of:=CONCATENATE(IF(OR(EXACT([.C27];&quot;List&quot;);EXACT([.C27];&quot;Set&quot;));[.C27]&amp;&quot;&lt;&quot;;&quot;&quot;);[.E27];[.B27];IF(EXACT([.C27];&quot;Arr&quot;);&quot;[]&quot;;&quot;&quot;);IF(OR(EXACT([.C27];&quot;List&quot;);EXACT([.C27];&quot;Set&quot;));&quot;&gt;&quot;;&quot;&quot;);[.D27])" office:value-type="string" office:string-value="Double?">
            <text:p>Double?</text:p>
          </table:table-cell>
          <table:table-cell table:style-name="ce5" office:value-type="string">
            <text:p>Double</text:p>
          </table:table-cell>
          <table:table-cell table:style-name="ce5" table:formula="of:=CONCATENATE(IF(EXACT([.C27];&quot;Arr&quot;);[.G27]&amp;&quot;[]&quot;;&quot;&quot;);IF(EXACT([.C27];&quot;List&quot;);&quot;ArrayList&lt;&quot;&amp;[.G27]&amp;&quot;&gt;&quot;;&quot;&quot;);IF(EXACT([.C27];&quot;Set&quot;);&quot;HashSet&lt;&quot;&amp;[.G27]&amp;&quot;&gt;&quot;;&quot;&quot;);IF(EXACT([.C27];&quot;&quot;);[.G27];&quot;&quot;))" office:value-type="string" office:string-value="Double">
            <text:p>Double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27];&quot;?&quot;);&quot;Opt&quot;;&quot;&quot;);IF(EXACT([.C27];&quot;&quot;);IF(EXACT([.B27];&quot;?&quot;);&quot;Opt&quot;;&quot;One&quot;);[.C27]);IF(EXACT([.C27];&quot;&quot;);&quot;&quot;;IF(EXACT([.B27];&quot;?&quot;);&quot;Opt&quot;;&quot;&quot;));&quot;Impl&quot;)" office:value-type="string" office:string-value="JavaOptImpl">
            <text:p>Java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27]);&quot;%Impl%&quot;;[.$J27]);&quot;%defaultValue%&quot;;[.$I27]);&quot;%JavaType%&quot;;[.$H27]);&quot;%TipeTypeFull%&quot;;[.$F27])" office:value-type="string" office:string-value="case object `java.Double?` extends JavaDoubleStub with JavaOptImpl {&#10;  def javaType = &quot;Double&quot; &#10;  def defaultValue = &quot;null&quot;&#10;}">
            <text:p>case object `java.Double?` extends JavaDoubleStub with JavaOptImpl {<text:line-break/> <text:s/>def javaType = "Double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Float</text:p>
          </table:table-cell>
          <table:table-cell table:style-name="ce5" table:formula="of:=CONCATENATE(IF(OR(EXACT([.C28];&quot;List&quot;);EXACT([.C28];&quot;Set&quot;));[.C28]&amp;&quot;&lt;&quot;;&quot;&quot;);[.E28];[.B28];IF(EXACT([.C28];&quot;Arr&quot;);&quot;[]&quot;;&quot;&quot;);IF(OR(EXACT([.C28];&quot;List&quot;);EXACT([.C28];&quot;Set&quot;));&quot;&gt;&quot;;&quot;&quot;);[.D28])" office:value-type="string" office:string-value="Float?">
            <text:p>Float?</text:p>
          </table:table-cell>
          <table:table-cell table:style-name="ce5" office:value-type="string">
            <text:p>Float</text:p>
          </table:table-cell>
          <table:table-cell table:style-name="ce5" table:formula="of:=CONCATENATE(IF(EXACT([.C28];&quot;Arr&quot;);[.G28]&amp;&quot;[]&quot;;&quot;&quot;);IF(EXACT([.C28];&quot;List&quot;);&quot;ArrayList&lt;&quot;&amp;[.G28]&amp;&quot;&gt;&quot;;&quot;&quot;);IF(EXACT([.C28];&quot;Set&quot;);&quot;HashSet&lt;&quot;&amp;[.G28]&amp;&quot;&gt;&quot;;&quot;&quot;);IF(EXACT([.C28];&quot;&quot;);[.G28];&quot;&quot;))" office:value-type="string" office:string-value="Float">
            <text:p>Float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28];&quot;?&quot;);&quot;Opt&quot;;&quot;&quot;);IF(EXACT([.C28];&quot;&quot;);IF(EXACT([.B28];&quot;?&quot;);&quot;Opt&quot;;&quot;One&quot;);[.C28]);IF(EXACT([.C28];&quot;&quot;);&quot;&quot;;IF(EXACT([.B28];&quot;?&quot;);&quot;Opt&quot;;&quot;&quot;));&quot;Impl&quot;)" office:value-type="string" office:string-value="JavaOptImpl">
            <text:p>Java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28]);&quot;%Impl%&quot;;[.$J28]);&quot;%defaultValue%&quot;;[.$I28]);&quot;%JavaType%&quot;;[.$H28]);&quot;%TipeTypeFull%&quot;;[.$F28])" office:value-type="string" office:string-value="case object `java.Float?` extends JavaFloatStub with JavaOptImpl {&#10;  def javaType = &quot;Float&quot; &#10;  def defaultValue = &quot;null&quot;&#10;}">
            <text:p>case object `java.Float?` extends JavaFloatStub with JavaOptImpl {<text:line-break/> <text:s/>def javaType = "Float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KeyValue</text:p>
          </table:table-cell>
          <table:table-cell table:style-name="ce5" table:formula="of:=CONCATENATE(IF(OR(EXACT([.C29];&quot;List&quot;);EXACT([.C29];&quot;Set&quot;));[.C29]&amp;&quot;&lt;&quot;;&quot;&quot;);[.E29];[.B29];IF(EXACT([.C29];&quot;Arr&quot;);&quot;[]&quot;;&quot;&quot;);IF(OR(EXACT([.C29];&quot;List&quot;);EXACT([.C29];&quot;Set&quot;));&quot;&gt;&quot;;&quot;&quot;);[.D29])" office:value-type="string" office:string-value="KeyValue?">
            <text:p>KeyValue?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29];&quot;Arr&quot;);[.G29]&amp;&quot;[]&quot;;&quot;&quot;);IF(EXACT([.C29];&quot;List&quot;);&quot;ArrayList&lt;&quot;&amp;[.G29]&amp;&quot;&gt;&quot;;&quot;&quot;);IF(EXACT([.C29];&quot;Set&quot;);&quot;HashSet&lt;&quot;&amp;[.G29]&amp;&quot;&gt;&quot;;&quot;&quot;);IF(EXACT([.C29];&quot;&quot;);[.G29];&quot;&quot;))" office:value-type="string" office:string-value="HashMap&lt;String, String&gt;">
            <text:p>HashMap&lt;String, String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29];&quot;?&quot;);&quot;Opt&quot;;&quot;&quot;);IF(EXACT([.C29];&quot;&quot;);IF(EXACT([.B29];&quot;?&quot;);&quot;Opt&quot;;&quot;One&quot;);[.C29]);IF(EXACT([.C29];&quot;&quot;);&quot;&quot;;IF(EXACT([.B29];&quot;?&quot;);&quot;Opt&quot;;&quot;&quot;));&quot;Impl&quot;)" office:value-type="string" office:string-value="JavaOptImpl">
            <text:p>JavaOpt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29]);&quot;%Impl%&quot;;[.$J29]);&quot;%defaultValue%&quot;;[.$I29]);&quot;%JavaType%&quot;;[.$H29]);&quot;%TipeTypeFull%&quot;;[.$F29])" office:value-type="string" office:string-value="case object `java.KeyValue?` extends JavaHashMapStub with JavaOptImpl {&#10;  def javaType = &quot;HashMap&lt;String, String&gt;&quot; &#10;  def defaultValue = &quot;null&quot;&#10;}">
            <text:p>case object `java.KeyValue?` extends JavaHashMapStub with JavaOptImpl {<text:line-break/> <text:s/>def javaType = "HashMap&lt;String, String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Integer</text:p>
          </table:table-cell>
          <table:table-cell table:style-name="ce5" table:formula="of:=CONCATENATE(IF(OR(EXACT([.C30];&quot;List&quot;);EXACT([.C30];&quot;Set&quot;));[.C30]&amp;&quot;&lt;&quot;;&quot;&quot;);[.E30];[.B30];IF(EXACT([.C30];&quot;Arr&quot;);&quot;[]&quot;;&quot;&quot;);IF(OR(EXACT([.C30];&quot;List&quot;);EXACT([.C30];&quot;Set&quot;));&quot;&gt;&quot;;&quot;&quot;);[.D30])" office:value-type="string" office:string-value="Integer?">
            <text:p>Integer?</text:p>
          </table:table-cell>
          <table:table-cell table:style-name="ce5" office:value-type="string">
            <text:p>Integer</text:p>
          </table:table-cell>
          <table:table-cell table:style-name="ce5" table:formula="of:=CONCATENATE(IF(EXACT([.C30];&quot;Arr&quot;);[.G30]&amp;&quot;[]&quot;;&quot;&quot;);IF(EXACT([.C30];&quot;List&quot;);&quot;ArrayList&lt;&quot;&amp;[.G30]&amp;&quot;&gt;&quot;;&quot;&quot;);IF(EXACT([.C30];&quot;Set&quot;);&quot;HashSet&lt;&quot;&amp;[.G30]&amp;&quot;&gt;&quot;;&quot;&quot;);IF(EXACT([.C30];&quot;&quot;);[.G30];&quot;&quot;))" office:value-type="string" office:string-value="Integer">
            <text:p>Integer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30];&quot;?&quot;);&quot;Opt&quot;;&quot;&quot;);IF(EXACT([.C30];&quot;&quot;);IF(EXACT([.B30];&quot;?&quot;);&quot;Opt&quot;;&quot;One&quot;);[.C30]);IF(EXACT([.C30];&quot;&quot;);&quot;&quot;;IF(EXACT([.B30];&quot;?&quot;);&quot;Opt&quot;;&quot;&quot;));&quot;Impl&quot;)" office:value-type="string" office:string-value="JavaOptImpl">
            <text:p>Java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30]);&quot;%Impl%&quot;;[.$J30]);&quot;%defaultValue%&quot;;[.$I30]);&quot;%JavaType%&quot;;[.$H30]);&quot;%TipeTypeFull%&quot;;[.$F30])" office:value-type="string" office:string-value="case object `java.Integer?` extends JavaIntStub with JavaOptImpl {&#10;  def javaType = &quot;Integer&quot; &#10;  def defaultValue = &quot;null&quot;&#10;}">
            <text:p>case object `java.Integer?` extends JavaIntStub with JavaOptImpl {<text:line-break/> <text:s/>def javaType = "Integer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Long</text:p>
          </table:table-cell>
          <table:table-cell table:style-name="ce5" table:formula="of:=CONCATENATE(IF(OR(EXACT([.C31];&quot;List&quot;);EXACT([.C31];&quot;Set&quot;));[.C31]&amp;&quot;&lt;&quot;;&quot;&quot;);[.E31];[.B31];IF(EXACT([.C31];&quot;Arr&quot;);&quot;[]&quot;;&quot;&quot;);IF(OR(EXACT([.C31];&quot;List&quot;);EXACT([.C31];&quot;Set&quot;));&quot;&gt;&quot;;&quot;&quot;);[.D31])" office:value-type="string" office:string-value="Long?">
            <text:p>Long?</text:p>
          </table:table-cell>
          <table:table-cell table:style-name="ce5" office:value-type="string">
            <text:p>Long</text:p>
          </table:table-cell>
          <table:table-cell table:style-name="ce5" table:formula="of:=CONCATENATE(IF(EXACT([.C31];&quot;Arr&quot;);[.G31]&amp;&quot;[]&quot;;&quot;&quot;);IF(EXACT([.C31];&quot;List&quot;);&quot;ArrayList&lt;&quot;&amp;[.G31]&amp;&quot;&gt;&quot;;&quot;&quot;);IF(EXACT([.C31];&quot;Set&quot;);&quot;HashSet&lt;&quot;&amp;[.G31]&amp;&quot;&gt;&quot;;&quot;&quot;);IF(EXACT([.C31];&quot;&quot;);[.G31];&quot;&quot;))" office:value-type="string" office:string-value="Long">
            <text:p>Long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31];&quot;?&quot;);&quot;Opt&quot;;&quot;&quot;);IF(EXACT([.C31];&quot;&quot;);IF(EXACT([.B31];&quot;?&quot;);&quot;Opt&quot;;&quot;One&quot;);[.C31]);IF(EXACT([.C31];&quot;&quot;);&quot;&quot;;IF(EXACT([.B31];&quot;?&quot;);&quot;Opt&quot;;&quot;&quot;));&quot;Impl&quot;)" office:value-type="string" office:string-value="JavaOptImpl">
            <text:p>Java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31]);&quot;%Impl%&quot;;[.$J31]);&quot;%defaultValue%&quot;;[.$I31]);&quot;%JavaType%&quot;;[.$H31]);&quot;%TipeTypeFull%&quot;;[.$F31])" office:value-type="string" office:string-value="case object `java.Long?` extends JavaLongStub with JavaOptImpl {&#10;  def javaType = &quot;Long&quot; &#10;  def defaultValue = &quot;null&quot;&#10;}">
            <text:p>case object `java.Long?` extends JavaLongStub with JavaOptImpl {<text:line-break/> <text:s/>def javaType = "Long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Xml</text:p>
          </table:table-cell>
          <table:table-cell table:style-name="ce5" table:formula="of:=CONCATENATE(IF(OR(EXACT([.C32];&quot;List&quot;);EXACT([.C32];&quot;Set&quot;));[.C32]&amp;&quot;&lt;&quot;;&quot;&quot;);[.E32];[.B32];IF(EXACT([.C32];&quot;Arr&quot;);&quot;[]&quot;;&quot;&quot;);IF(OR(EXACT([.C32];&quot;List&quot;);EXACT([.C32];&quot;Set&quot;));&quot;&gt;&quot;;&quot;&quot;);[.D32])" office:value-type="string" office:string-value="Xml?">
            <text:p>Xml?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32];&quot;Arr&quot;);[.G32]&amp;&quot;[]&quot;;&quot;&quot;);IF(EXACT([.C32];&quot;List&quot;);&quot;ArrayList&lt;&quot;&amp;[.G32]&amp;&quot;&gt;&quot;;&quot;&quot;);IF(EXACT([.C32];&quot;Set&quot;);&quot;HashSet&lt;&quot;&amp;[.G32]&amp;&quot;&gt;&quot;;&quot;&quot;);IF(EXACT([.C32];&quot;&quot;);[.G32];&quot;&quot;))" office:value-type="string" office:string-value="org.w3c.dom.Node">
            <text:p>org.w3c.dom.Node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32];&quot;?&quot;);&quot;Opt&quot;;&quot;&quot;);IF(EXACT([.C32];&quot;&quot;);IF(EXACT([.B32];&quot;?&quot;);&quot;Opt&quot;;&quot;One&quot;);[.C32]);IF(EXACT([.C32];&quot;&quot;);&quot;&quot;;IF(EXACT([.B32];&quot;?&quot;);&quot;Opt&quot;;&quot;&quot;));&quot;Impl&quot;)" office:value-type="string" office:string-value="JavaOptImpl">
            <text:p>Java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32]);&quot;%Impl%&quot;;[.$J32]);&quot;%defaultValue%&quot;;[.$I32]);&quot;%JavaType%&quot;;[.$H32]);&quot;%TipeTypeFull%&quot;;[.$F32])" office:value-type="string" office:string-value="case object `java.Xml?` extends JavaNodeStub with JavaOptImpl {&#10;  def javaType = &quot;org.w3c.dom.Node&quot; &#10;  def defaultValue = &quot;null&quot;&#10;}">
            <text:p>case object `java.Xml?` extends JavaNodeStub with JavaOptImpl {<text:line-break/> <text:s/>def javaType = "org.w3c.dom.Node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Guid</text:p>
          </table:table-cell>
          <table:table-cell table:style-name="ce5" table:formula="of:=CONCATENATE(IF(OR(EXACT([.C33];&quot;List&quot;);EXACT([.C33];&quot;Set&quot;));[.C33]&amp;&quot;&lt;&quot;;&quot;&quot;);[.E33];[.B33];IF(EXACT([.C33];&quot;Arr&quot;);&quot;[]&quot;;&quot;&quot;);IF(OR(EXACT([.C33];&quot;List&quot;);EXACT([.C33];&quot;Set&quot;));&quot;&gt;&quot;;&quot;&quot;);[.D33])" office:value-type="string" office:string-value="Guid?">
            <text:p>Guid?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33];&quot;Arr&quot;);[.G33]&amp;&quot;[]&quot;;&quot;&quot;);IF(EXACT([.C33];&quot;List&quot;);&quot;ArrayList&lt;&quot;&amp;[.G33]&amp;&quot;&gt;&quot;;&quot;&quot;);IF(EXACT([.C33];&quot;Set&quot;);&quot;HashSet&lt;&quot;&amp;[.G33]&amp;&quot;&gt;&quot;;&quot;&quot;);IF(EXACT([.C33];&quot;&quot;);[.G33];&quot;&quot;))" office:value-type="string" office:string-value="java.util.UUID">
            <text:p>java.util.UUID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33];&quot;?&quot;);&quot;Opt&quot;;&quot;&quot;);IF(EXACT([.C33];&quot;&quot;);IF(EXACT([.B33];&quot;?&quot;);&quot;Opt&quot;;&quot;One&quot;);[.C33]);IF(EXACT([.C33];&quot;&quot;);&quot;&quot;;IF(EXACT([.B33];&quot;?&quot;);&quot;Opt&quot;;&quot;&quot;));&quot;Impl&quot;)" office:value-type="string" office:string-value="JavaOptImpl">
            <text:p>Java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33]);&quot;%Impl%&quot;;[.$J33]);&quot;%defaultValue%&quot;;[.$I33]);&quot;%JavaType%&quot;;[.$H33]);&quot;%TipeTypeFull%&quot;;[.$F33])" office:value-type="string" office:string-value="case object `java.Guid?` extends JavaUUIDStub with JavaOptImpl {&#10;  def javaType = &quot;java.util.UUID&quot; &#10;  def defaultValue = &quot;null&quot;&#10;}">
            <text:p>case object `java.Guid?` extends JavaUUIDStub with JavaOptImpl {<text:line-break/> <text:s/>def javaType = "java.util.UUID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 office:value-type="string">
            <text:p>?</text:p>
          </table:table-cell>
          <table:table-cell table:number-columns-repeated="2" table:style-name="ce5"/>
          <table:table-cell table:style-name="ce5" office:value-type="string">
            <text:p>String</text:p>
          </table:table-cell>
          <table:table-cell table:style-name="ce5" table:formula="of:=CONCATENATE(IF(OR(EXACT([.C34];&quot;List&quot;);EXACT([.C34];&quot;Set&quot;));[.C34]&amp;&quot;&lt;&quot;;&quot;&quot;);[.E34];[.B34];IF(EXACT([.C34];&quot;Arr&quot;);&quot;[]&quot;;&quot;&quot;);IF(OR(EXACT([.C34];&quot;List&quot;);EXACT([.C34];&quot;Set&quot;));&quot;&gt;&quot;;&quot;&quot;);[.D34])" office:value-type="string" office:string-value="String?">
            <text:p>String?</text:p>
          </table:table-cell>
          <table:table-cell table:style-name="ce5" office:value-type="string">
            <text:p>String</text:p>
          </table:table-cell>
          <table:table-cell table:style-name="ce5" table:formula="of:=CONCATENATE(IF(EXACT([.C34];&quot;Arr&quot;);[.G34]&amp;&quot;[]&quot;;&quot;&quot;);IF(EXACT([.C34];&quot;List&quot;);&quot;ArrayList&lt;&quot;&amp;[.G34]&amp;&quot;&gt;&quot;;&quot;&quot;);IF(EXACT([.C34];&quot;Set&quot;);&quot;HashSet&lt;&quot;&amp;[.G34]&amp;&quot;&gt;&quot;;&quot;&quot;);IF(EXACT([.C34];&quot;&quot;);[.G34];&quot;&quot;))" office:value-type="string" office:string-value="String">
            <text:p>String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34];&quot;?&quot;);&quot;Opt&quot;;&quot;&quot;);IF(EXACT([.C34];&quot;&quot;);IF(EXACT([.B34];&quot;?&quot;);&quot;Opt&quot;;&quot;One&quot;);[.C34]);IF(EXACT([.C34];&quot;&quot;);&quot;&quot;;IF(EXACT([.B34];&quot;?&quot;);&quot;Opt&quot;;&quot;&quot;));&quot;Impl&quot;)" office:value-type="string" office:string-value="JavaOptImpl">
            <text:p>Java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34]);&quot;%Impl%&quot;;[.$J34]);&quot;%defaultValue%&quot;;[.$I34]);&quot;%JavaType%&quot;;[.$H34]);&quot;%TipeTypeFull%&quot;;[.$F34])" office:value-type="string" office:string-value="case object `java.String?` extends JavaStringStub with JavaOptImpl {&#10;  def javaType = &quot;String&quot; &#10;  def defaultValue = &quot;null&quot;&#10;}">
            <text:p>case object `java.String?` extends JavaStringStub with JavaOptImpl {<text:line-break/> <text:s/>def javaType = "String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Binary</text:p>
          </table:table-cell>
          <table:table-cell table:style-name="ce5" table:formula="of:=CONCATENATE(IF(OR(EXACT([.C35];&quot;List&quot;);EXACT([.C35];&quot;Set&quot;));[.C35]&amp;&quot;&lt;&quot;;&quot;&quot;);[.E35];[.B35];IF(EXACT([.C35];&quot;Arr&quot;);&quot;[]&quot;;&quot;&quot;);IF(OR(EXACT([.C35];&quot;List&quot;);EXACT([.C35];&quot;Set&quot;));&quot;&gt;&quot;;&quot;&quot;);[.D35])" office:value-type="string" office:string-value="Binary[]">
            <text:p>Binary[]</text:p>
          </table:table-cell>
          <table:table-cell table:style-name="ce5" office:value-type="string">
            <text:p>byte[]</text:p>
          </table:table-cell>
          <table:table-cell table:style-name="ce5" table:formula="of:=CONCATENATE(IF(EXACT([.C35];&quot;Arr&quot;);[.G35]&amp;&quot;[]&quot;;&quot;&quot;);IF(EXACT([.C35];&quot;List&quot;);&quot;ArrayList&lt;&quot;&amp;[.G35]&amp;&quot;&gt;&quot;;&quot;&quot;);IF(EXACT([.C35];&quot;Set&quot;);&quot;HashSet&lt;&quot;&amp;[.G35]&amp;&quot;&gt;&quot;;&quot;&quot;);IF(EXACT([.C35];&quot;&quot;);[.G35];&quot;&quot;))" office:value-type="string" office:string-value="byte[][]">
            <text:p>byte[]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35];&quot;?&quot;);&quot;Opt&quot;;&quot;&quot;);IF(EXACT([.C35];&quot;&quot;);IF(EXACT([.B35];&quot;?&quot;);&quot;Opt&quot;;&quot;One&quot;);[.C35]);IF(EXACT([.C35];&quot;&quot;);&quot;&quot;;IF(EXACT([.B35];&quot;?&quot;);&quot;Opt&quot;;&quot;&quot;));&quot;Impl&quot;)" office:value-type="string" office:string-value="JavaArrImpl">
            <text:p>JavaArr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35]);&quot;%Impl%&quot;;[.$J35]);&quot;%defaultValue%&quot;;[.$I35]);&quot;%JavaType%&quot;;[.$H35]);&quot;%TipeTypeFull%&quot;;[.$F35])" office:value-type="string" office:string-value="case object `java.Binary[]` extends JavaBinaryStub with JavaArrImpl {&#10;  def javaType = &quot;byte[][]&quot; &#10;  def defaultValue = &quot;{}&quot;&#10;}">
            <text:p>case object `java.Binary[]` extends JavaBinaryStub with JavaArrImpl {<text:line-break/> <text:s/>def javaType = "byte[]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Bool</text:p>
          </table:table-cell>
          <table:table-cell table:style-name="ce5" table:formula="of:=CONCATENATE(IF(OR(EXACT([.C36];&quot;List&quot;);EXACT([.C36];&quot;Set&quot;));[.C36]&amp;&quot;&lt;&quot;;&quot;&quot;);[.E36];[.B36];IF(EXACT([.C36];&quot;Arr&quot;);&quot;[]&quot;;&quot;&quot;);IF(OR(EXACT([.C36];&quot;List&quot;);EXACT([.C36];&quot;Set&quot;));&quot;&gt;&quot;;&quot;&quot;);[.D36])" office:value-type="string" office:string-value="Bool[]">
            <text:p>Bool[]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36];&quot;Arr&quot;);[.G36]&amp;&quot;[]&quot;;&quot;&quot;);IF(EXACT([.C36];&quot;List&quot;);&quot;ArrayList&lt;&quot;&amp;[.G36]&amp;&quot;&gt;&quot;;&quot;&quot;);IF(EXACT([.C36];&quot;Set&quot;);&quot;HashSet&lt;&quot;&amp;[.G36]&amp;&quot;&gt;&quot;;&quot;&quot;);IF(EXACT([.C36];&quot;&quot;);[.G36];&quot;&quot;))" office:value-type="string" office:string-value="boolean[]">
            <text:p>boolean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36];&quot;?&quot;);&quot;Opt&quot;;&quot;&quot;);IF(EXACT([.C36];&quot;&quot;);IF(EXACT([.B36];&quot;?&quot;);&quot;Opt&quot;;&quot;One&quot;);[.C36]);IF(EXACT([.C36];&quot;&quot;);&quot;&quot;;IF(EXACT([.B36];&quot;?&quot;);&quot;Opt&quot;;&quot;&quot;));&quot;Impl&quot;)" office:value-type="string" office:string-value="JavaArrImpl">
            <text:p>JavaArr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36]);&quot;%Impl%&quot;;[.$J36]);&quot;%defaultValue%&quot;;[.$I36]);&quot;%JavaType%&quot;;[.$H36]);&quot;%TipeTypeFull%&quot;;[.$F36])" office:value-type="string" office:string-value="case object `java.Bool[]` extends JavaBooleanStub with JavaArrImpl {&#10;  def javaType = &quot;boolean[]&quot; &#10;  def defaultValue = &quot;{}&quot;&#10;}">
            <text:p>case object `java.Bool[]` extends JavaBooleanStub with JavaArrImpl {<text:line-break/> <text:s/>def javaType = "boolean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Date</text:p>
          </table:table-cell>
          <table:table-cell table:style-name="ce5" table:formula="of:=CONCATENATE(IF(OR(EXACT([.C37];&quot;List&quot;);EXACT([.C37];&quot;Set&quot;));[.C37]&amp;&quot;&lt;&quot;;&quot;&quot;);[.E37];[.B37];IF(EXACT([.C37];&quot;Arr&quot;);&quot;[]&quot;;&quot;&quot;);IF(OR(EXACT([.C37];&quot;List&quot;);EXACT([.C37];&quot;Set&quot;));&quot;&gt;&quot;;&quot;&quot;);[.D37])" office:value-type="string" office:string-value="Date[]">
            <text:p>Date[]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37];&quot;Arr&quot;);[.G37]&amp;&quot;[]&quot;;&quot;&quot;);IF(EXACT([.C37];&quot;List&quot;);&quot;ArrayList&lt;&quot;&amp;[.G37]&amp;&quot;&gt;&quot;;&quot;&quot;);IF(EXACT([.C37];&quot;Set&quot;);&quot;HashSet&lt;&quot;&amp;[.G37]&amp;&quot;&gt;&quot;;&quot;&quot;);IF(EXACT([.C37];&quot;&quot;);[.G37];&quot;&quot;))" office:value-type="string" office:string-value="org.joda.time.LocalDate[]">
            <text:p>org.joda.time.LocalDate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37];&quot;?&quot;);&quot;Opt&quot;;&quot;&quot;);IF(EXACT([.C37];&quot;&quot;);IF(EXACT([.B37];&quot;?&quot;);&quot;Opt&quot;;&quot;One&quot;);[.C37]);IF(EXACT([.C37];&quot;&quot;);&quot;&quot;;IF(EXACT([.B37];&quot;?&quot;);&quot;Opt&quot;;&quot;&quot;));&quot;Impl&quot;)" office:value-type="string" office:string-value="JavaArrImpl">
            <text:p>JavaArr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37]);&quot;%Impl%&quot;;[.$J37]);&quot;%defaultValue%&quot;;[.$I37]);&quot;%JavaType%&quot;;[.$H37]);&quot;%TipeTypeFull%&quot;;[.$F37])" office:value-type="string" office:string-value="case object `java.Date[]` extends JavaLocalDateStub with JavaArrImpl {&#10;  def javaType = &quot;org.joda.time.LocalDate[]&quot; &#10;  def defaultValue = &quot;{}&quot;&#10;}">
            <text:p>case object `java.Date[]` extends JavaLocalDateStub with JavaArrImpl {<text:line-break/> <text:s/>def javaType = "org.joda.time.LocalDate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Timestamp</text:p>
          </table:table-cell>
          <table:table-cell table:style-name="ce5" table:formula="of:=CONCATENATE(IF(OR(EXACT([.C38];&quot;List&quot;);EXACT([.C38];&quot;Set&quot;));[.C38]&amp;&quot;&lt;&quot;;&quot;&quot;);[.E38];[.B38];IF(EXACT([.C38];&quot;Arr&quot;);&quot;[]&quot;;&quot;&quot;);IF(OR(EXACT([.C38];&quot;List&quot;);EXACT([.C38];&quot;Set&quot;));&quot;&gt;&quot;;&quot;&quot;);[.D38])" office:value-type="string" office:string-value="Timestamp[]">
            <text:p>Timestamp[]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38];&quot;Arr&quot;);[.G38]&amp;&quot;[]&quot;;&quot;&quot;);IF(EXACT([.C38];&quot;List&quot;);&quot;ArrayList&lt;&quot;&amp;[.G38]&amp;&quot;&gt;&quot;;&quot;&quot;);IF(EXACT([.C38];&quot;Set&quot;);&quot;HashSet&lt;&quot;&amp;[.G38]&amp;&quot;&gt;&quot;;&quot;&quot;);IF(EXACT([.C38];&quot;&quot;);[.G38];&quot;&quot;))" office:value-type="string" office:string-value="org.joda.time.DateTime[]">
            <text:p>org.joda.time.DateTime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38];&quot;?&quot;);&quot;Opt&quot;;&quot;&quot;);IF(EXACT([.C38];&quot;&quot;);IF(EXACT([.B38];&quot;?&quot;);&quot;Opt&quot;;&quot;One&quot;);[.C38]);IF(EXACT([.C38];&quot;&quot;);&quot;&quot;;IF(EXACT([.B38];&quot;?&quot;);&quot;Opt&quot;;&quot;&quot;));&quot;Impl&quot;)" office:value-type="string" office:string-value="JavaArrImpl">
            <text:p>JavaArr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38]);&quot;%Impl%&quot;;[.$J38]);&quot;%defaultValue%&quot;;[.$I38]);&quot;%JavaType%&quot;;[.$H38]);&quot;%TipeTypeFull%&quot;;[.$F38])" office:value-type="string" office:string-value="case object `java.Timestamp[]` extends JavaDateTimeStub with JavaArrImpl {&#10;  def javaType = &quot;org.joda.time.DateTime[]&quot; &#10;  def defaultValue = &quot;{}&quot;&#10;}">
            <text:p>case object `java.Timestamp[]` extends JavaDateTimeStub with JavaArrImpl {<text:line-break/> <text:s/>def javaType = "org.joda.time.DateTime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Decimal</text:p>
          </table:table-cell>
          <table:table-cell table:style-name="ce5" table:formula="of:=CONCATENATE(IF(OR(EXACT([.C39];&quot;List&quot;);EXACT([.C39];&quot;Set&quot;));[.C39]&amp;&quot;&lt;&quot;;&quot;&quot;);[.E39];[.B39];IF(EXACT([.C39];&quot;Arr&quot;);&quot;[]&quot;;&quot;&quot;);IF(OR(EXACT([.C39];&quot;List&quot;);EXACT([.C39];&quot;Set&quot;));&quot;&gt;&quot;;&quot;&quot;);[.D39])" office:value-type="string" office:string-value="Decimal[]">
            <text:p>Decimal[]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39];&quot;Arr&quot;);[.G39]&amp;&quot;[]&quot;;&quot;&quot;);IF(EXACT([.C39];&quot;List&quot;);&quot;ArrayList&lt;&quot;&amp;[.G39]&amp;&quot;&gt;&quot;;&quot;&quot;);IF(EXACT([.C39];&quot;Set&quot;);&quot;HashSet&lt;&quot;&amp;[.G39]&amp;&quot;&gt;&quot;;&quot;&quot;);IF(EXACT([.C39];&quot;&quot;);[.G39];&quot;&quot;))" office:value-type="string" office:string-value="java.math.BigDecimal[]">
            <text:p>java.math.BigDecimal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39];&quot;?&quot;);&quot;Opt&quot;;&quot;&quot;);IF(EXACT([.C39];&quot;&quot;);IF(EXACT([.B39];&quot;?&quot;);&quot;Opt&quot;;&quot;One&quot;);[.C39]);IF(EXACT([.C39];&quot;&quot;);&quot;&quot;;IF(EXACT([.B39];&quot;?&quot;);&quot;Opt&quot;;&quot;&quot;));&quot;Impl&quot;)" office:value-type="string" office:string-value="JavaArrImpl">
            <text:p>JavaArr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39]);&quot;%Impl%&quot;;[.$J39]);&quot;%defaultValue%&quot;;[.$I39]);&quot;%JavaType%&quot;;[.$H39]);&quot;%TipeTypeFull%&quot;;[.$F39])" office:value-type="string" office:string-value="case object `java.Decimal[]` extends JavaBigDecimalStub with JavaArrImpl {&#10;  def javaType = &quot;java.math.BigDecimal[]&quot; &#10;  def defaultValue = &quot;{}&quot;&#10;}">
            <text:p>case object `java.Decimal[]` extends JavaBigDecimalStub with JavaArrImpl {<text:line-break/> <text:s/>def javaType = "java.math.BigDecimal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Double</text:p>
          </table:table-cell>
          <table:table-cell table:style-name="ce5" table:formula="of:=CONCATENATE(IF(OR(EXACT([.C40];&quot;List&quot;);EXACT([.C40];&quot;Set&quot;));[.C40]&amp;&quot;&lt;&quot;;&quot;&quot;);[.E40];[.B40];IF(EXACT([.C40];&quot;Arr&quot;);&quot;[]&quot;;&quot;&quot;);IF(OR(EXACT([.C40];&quot;List&quot;);EXACT([.C40];&quot;Set&quot;));&quot;&gt;&quot;;&quot;&quot;);[.D40])" office:value-type="string" office:string-value="Double[]">
            <text:p>Double[]</text:p>
          </table:table-cell>
          <table:table-cell table:style-name="ce5" office:value-type="string">
            <text:p>double</text:p>
          </table:table-cell>
          <table:table-cell table:style-name="ce5" table:formula="of:=CONCATENATE(IF(EXACT([.C40];&quot;Arr&quot;);[.G40]&amp;&quot;[]&quot;;&quot;&quot;);IF(EXACT([.C40];&quot;List&quot;);&quot;ArrayList&lt;&quot;&amp;[.G40]&amp;&quot;&gt;&quot;;&quot;&quot;);IF(EXACT([.C40];&quot;Set&quot;);&quot;HashSet&lt;&quot;&amp;[.G40]&amp;&quot;&gt;&quot;;&quot;&quot;);IF(EXACT([.C40];&quot;&quot;);[.G40];&quot;&quot;))" office:value-type="string" office:string-value="double[]">
            <text:p>double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40];&quot;?&quot;);&quot;Opt&quot;;&quot;&quot;);IF(EXACT([.C40];&quot;&quot;);IF(EXACT([.B40];&quot;?&quot;);&quot;Opt&quot;;&quot;One&quot;);[.C40]);IF(EXACT([.C40];&quot;&quot;);&quot;&quot;;IF(EXACT([.B40];&quot;?&quot;);&quot;Opt&quot;;&quot;&quot;));&quot;Impl&quot;)" office:value-type="string" office:string-value="JavaArrImpl">
            <text:p>JavaArr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40]);&quot;%Impl%&quot;;[.$J40]);&quot;%defaultValue%&quot;;[.$I40]);&quot;%JavaType%&quot;;[.$H40]);&quot;%TipeTypeFull%&quot;;[.$F40])" office:value-type="string" office:string-value="case object `java.Double[]` extends JavaDoubleStub with JavaArrImpl {&#10;  def javaType = &quot;double[]&quot; &#10;  def defaultValue = &quot;{}&quot;&#10;}">
            <text:p>case object `java.Double[]` extends JavaDoubleStub with JavaArrImpl {<text:line-break/> <text:s/>def javaType = "double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Float</text:p>
          </table:table-cell>
          <table:table-cell table:style-name="ce5" table:formula="of:=CONCATENATE(IF(OR(EXACT([.C41];&quot;List&quot;);EXACT([.C41];&quot;Set&quot;));[.C41]&amp;&quot;&lt;&quot;;&quot;&quot;);[.E41];[.B41];IF(EXACT([.C41];&quot;Arr&quot;);&quot;[]&quot;;&quot;&quot;);IF(OR(EXACT([.C41];&quot;List&quot;);EXACT([.C41];&quot;Set&quot;));&quot;&gt;&quot;;&quot;&quot;);[.D41])" office:value-type="string" office:string-value="Float[]">
            <text:p>Float[]</text:p>
          </table:table-cell>
          <table:table-cell table:style-name="ce5" office:value-type="string">
            <text:p>float</text:p>
          </table:table-cell>
          <table:table-cell table:style-name="ce5" table:formula="of:=CONCATENATE(IF(EXACT([.C41];&quot;Arr&quot;);[.G41]&amp;&quot;[]&quot;;&quot;&quot;);IF(EXACT([.C41];&quot;List&quot;);&quot;ArrayList&lt;&quot;&amp;[.G41]&amp;&quot;&gt;&quot;;&quot;&quot;);IF(EXACT([.C41];&quot;Set&quot;);&quot;HashSet&lt;&quot;&amp;[.G41]&amp;&quot;&gt;&quot;;&quot;&quot;);IF(EXACT([.C41];&quot;&quot;);[.G41];&quot;&quot;))" office:value-type="string" office:string-value="float[]">
            <text:p>float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41];&quot;?&quot;);&quot;Opt&quot;;&quot;&quot;);IF(EXACT([.C41];&quot;&quot;);IF(EXACT([.B41];&quot;?&quot;);&quot;Opt&quot;;&quot;One&quot;);[.C41]);IF(EXACT([.C41];&quot;&quot;);&quot;&quot;;IF(EXACT([.B41];&quot;?&quot;);&quot;Opt&quot;;&quot;&quot;));&quot;Impl&quot;)" office:value-type="string" office:string-value="JavaArrImpl">
            <text:p>JavaArr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41]);&quot;%Impl%&quot;;[.$J41]);&quot;%defaultValue%&quot;;[.$I41]);&quot;%JavaType%&quot;;[.$H41]);&quot;%TipeTypeFull%&quot;;[.$F41])" office:value-type="string" office:string-value="case object `java.Float[]` extends JavaFloatStub with JavaArrImpl {&#10;  def javaType = &quot;float[]&quot; &#10;  def defaultValue = &quot;{}&quot;&#10;}">
            <text:p>case object `java.Float[]` extends JavaFloatStub with JavaArrImpl {<text:line-break/> <text:s/>def javaType = "float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KeyValue</text:p>
          </table:table-cell>
          <table:table-cell table:style-name="ce5" table:formula="of:=CONCATENATE(IF(OR(EXACT([.C42];&quot;List&quot;);EXACT([.C42];&quot;Set&quot;));[.C42]&amp;&quot;&lt;&quot;;&quot;&quot;);[.E42];[.B42];IF(EXACT([.C42];&quot;Arr&quot;);&quot;[]&quot;;&quot;&quot;);IF(OR(EXACT([.C42];&quot;List&quot;);EXACT([.C42];&quot;Set&quot;));&quot;&gt;&quot;;&quot;&quot;);[.D42])" office:value-type="string" office:string-value="KeyValue[]">
            <text:p>KeyValue[]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42];&quot;Arr&quot;);[.G42]&amp;&quot;[]&quot;;&quot;&quot;);IF(EXACT([.C42];&quot;List&quot;);&quot;ArrayList&lt;&quot;&amp;[.G42]&amp;&quot;&gt;&quot;;&quot;&quot;);IF(EXACT([.C42];&quot;Set&quot;);&quot;HashSet&lt;&quot;&amp;[.G42]&amp;&quot;&gt;&quot;;&quot;&quot;);IF(EXACT([.C42];&quot;&quot;);[.G42];&quot;&quot;))" office:value-type="string" office:string-value="HashMap&lt;String, String&gt;[]">
            <text:p>HashMap&lt;String, String&gt;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42];&quot;?&quot;);&quot;Opt&quot;;&quot;&quot;);IF(EXACT([.C42];&quot;&quot;);IF(EXACT([.B42];&quot;?&quot;);&quot;Opt&quot;;&quot;One&quot;);[.C42]);IF(EXACT([.C42];&quot;&quot;);&quot;&quot;;IF(EXACT([.B42];&quot;?&quot;);&quot;Opt&quot;;&quot;&quot;));&quot;Impl&quot;)" office:value-type="string" office:string-value="JavaArrImpl">
            <text:p>JavaArr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42]);&quot;%Impl%&quot;;[.$J42]);&quot;%defaultValue%&quot;;[.$I42]);&quot;%JavaType%&quot;;[.$H42]);&quot;%TipeTypeFull%&quot;;[.$F42])" office:value-type="string" office:string-value="case object `java.KeyValue[]` extends JavaHashMapStub with JavaArrImpl {&#10;  def javaType = &quot;HashMap&lt;String, String&gt;[]&quot; &#10;  def defaultValue = &quot;{}&quot;&#10;}">
            <text:p>case object `java.KeyValue[]` extends JavaHashMapStub with JavaArrImpl {<text:line-break/> <text:s/>def javaType = "HashMap&lt;String, String&gt;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Integer</text:p>
          </table:table-cell>
          <table:table-cell table:style-name="ce5" table:formula="of:=CONCATENATE(IF(OR(EXACT([.C43];&quot;List&quot;);EXACT([.C43];&quot;Set&quot;));[.C43]&amp;&quot;&lt;&quot;;&quot;&quot;);[.E43];[.B43];IF(EXACT([.C43];&quot;Arr&quot;);&quot;[]&quot;;&quot;&quot;);IF(OR(EXACT([.C43];&quot;List&quot;);EXACT([.C43];&quot;Set&quot;));&quot;&gt;&quot;;&quot;&quot;);[.D43])" office:value-type="string" office:string-value="Integer[]">
            <text:p>Integer[]</text:p>
          </table:table-cell>
          <table:table-cell table:style-name="ce5" office:value-type="string">
            <text:p>int</text:p>
          </table:table-cell>
          <table:table-cell table:style-name="ce5" table:formula="of:=CONCATENATE(IF(EXACT([.C43];&quot;Arr&quot;);[.G43]&amp;&quot;[]&quot;;&quot;&quot;);IF(EXACT([.C43];&quot;List&quot;);&quot;ArrayList&lt;&quot;&amp;[.G43]&amp;&quot;&gt;&quot;;&quot;&quot;);IF(EXACT([.C43];&quot;Set&quot;);&quot;HashSet&lt;&quot;&amp;[.G43]&amp;&quot;&gt;&quot;;&quot;&quot;);IF(EXACT([.C43];&quot;&quot;);[.G43];&quot;&quot;))" office:value-type="string" office:string-value="int[]">
            <text:p>int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43];&quot;?&quot;);&quot;Opt&quot;;&quot;&quot;);IF(EXACT([.C43];&quot;&quot;);IF(EXACT([.B43];&quot;?&quot;);&quot;Opt&quot;;&quot;One&quot;);[.C43]);IF(EXACT([.C43];&quot;&quot;);&quot;&quot;;IF(EXACT([.B43];&quot;?&quot;);&quot;Opt&quot;;&quot;&quot;));&quot;Impl&quot;)" office:value-type="string" office:string-value="JavaArrImpl">
            <text:p>JavaArr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43]);&quot;%Impl%&quot;;[.$J43]);&quot;%defaultValue%&quot;;[.$I43]);&quot;%JavaType%&quot;;[.$H43]);&quot;%TipeTypeFull%&quot;;[.$F43])" office:value-type="string" office:string-value="case object `java.Integer[]` extends JavaIntStub with JavaArrImpl {&#10;  def javaType = &quot;int[]&quot; &#10;  def defaultValue = &quot;{}&quot;&#10;}">
            <text:p>case object `java.Integer[]` extends JavaIntStub with JavaArrImpl {<text:line-break/> <text:s/>def javaType = "int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Long</text:p>
          </table:table-cell>
          <table:table-cell table:style-name="ce5" table:formula="of:=CONCATENATE(IF(OR(EXACT([.C44];&quot;List&quot;);EXACT([.C44];&quot;Set&quot;));[.C44]&amp;&quot;&lt;&quot;;&quot;&quot;);[.E44];[.B44];IF(EXACT([.C44];&quot;Arr&quot;);&quot;[]&quot;;&quot;&quot;);IF(OR(EXACT([.C44];&quot;List&quot;);EXACT([.C44];&quot;Set&quot;));&quot;&gt;&quot;;&quot;&quot;);[.D44])" office:value-type="string" office:string-value="Long[]">
            <text:p>Long[]</text:p>
          </table:table-cell>
          <table:table-cell table:style-name="ce5" office:value-type="string">
            <text:p>long</text:p>
          </table:table-cell>
          <table:table-cell table:style-name="ce5" table:formula="of:=CONCATENATE(IF(EXACT([.C44];&quot;Arr&quot;);[.G44]&amp;&quot;[]&quot;;&quot;&quot;);IF(EXACT([.C44];&quot;List&quot;);&quot;ArrayList&lt;&quot;&amp;[.G44]&amp;&quot;&gt;&quot;;&quot;&quot;);IF(EXACT([.C44];&quot;Set&quot;);&quot;HashSet&lt;&quot;&amp;[.G44]&amp;&quot;&gt;&quot;;&quot;&quot;);IF(EXACT([.C44];&quot;&quot;);[.G44];&quot;&quot;))" office:value-type="string" office:string-value="long[]">
            <text:p>long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44];&quot;?&quot;);&quot;Opt&quot;;&quot;&quot;);IF(EXACT([.C44];&quot;&quot;);IF(EXACT([.B44];&quot;?&quot;);&quot;Opt&quot;;&quot;One&quot;);[.C44]);IF(EXACT([.C44];&quot;&quot;);&quot;&quot;;IF(EXACT([.B44];&quot;?&quot;);&quot;Opt&quot;;&quot;&quot;));&quot;Impl&quot;)" office:value-type="string" office:string-value="JavaArrImpl">
            <text:p>JavaArr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44]);&quot;%Impl%&quot;;[.$J44]);&quot;%defaultValue%&quot;;[.$I44]);&quot;%JavaType%&quot;;[.$H44]);&quot;%TipeTypeFull%&quot;;[.$F44])" office:value-type="string" office:string-value="case object `java.Long[]` extends JavaLongStub with JavaArrImpl {&#10;  def javaType = &quot;long[]&quot; &#10;  def defaultValue = &quot;{}&quot;&#10;}">
            <text:p>case object `java.Long[]` extends JavaLongStub with JavaArrImpl {<text:line-break/> <text:s/>def javaType = "long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Xml</text:p>
          </table:table-cell>
          <table:table-cell table:style-name="ce5" table:formula="of:=CONCATENATE(IF(OR(EXACT([.C45];&quot;List&quot;);EXACT([.C45];&quot;Set&quot;));[.C45]&amp;&quot;&lt;&quot;;&quot;&quot;);[.E45];[.B45];IF(EXACT([.C45];&quot;Arr&quot;);&quot;[]&quot;;&quot;&quot;);IF(OR(EXACT([.C45];&quot;List&quot;);EXACT([.C45];&quot;Set&quot;));&quot;&gt;&quot;;&quot;&quot;);[.D45])" office:value-type="string" office:string-value="Xml[]">
            <text:p>Xml[]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45];&quot;Arr&quot;);[.G45]&amp;&quot;[]&quot;;&quot;&quot;);IF(EXACT([.C45];&quot;List&quot;);&quot;ArrayList&lt;&quot;&amp;[.G45]&amp;&quot;&gt;&quot;;&quot;&quot;);IF(EXACT([.C45];&quot;Set&quot;);&quot;HashSet&lt;&quot;&amp;[.G45]&amp;&quot;&gt;&quot;;&quot;&quot;);IF(EXACT([.C45];&quot;&quot;);[.G45];&quot;&quot;))" office:value-type="string" office:string-value="org.w3c.dom.Node[]">
            <text:p>org.w3c.dom.Node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45];&quot;?&quot;);&quot;Opt&quot;;&quot;&quot;);IF(EXACT([.C45];&quot;&quot;);IF(EXACT([.B45];&quot;?&quot;);&quot;Opt&quot;;&quot;One&quot;);[.C45]);IF(EXACT([.C45];&quot;&quot;);&quot;&quot;;IF(EXACT([.B45];&quot;?&quot;);&quot;Opt&quot;;&quot;&quot;));&quot;Impl&quot;)" office:value-type="string" office:string-value="JavaArrImpl">
            <text:p>JavaArr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45]);&quot;%Impl%&quot;;[.$J45]);&quot;%defaultValue%&quot;;[.$I45]);&quot;%JavaType%&quot;;[.$H45]);&quot;%TipeTypeFull%&quot;;[.$F45])" office:value-type="string" office:string-value="case object `java.Xml[]` extends JavaNodeStub with JavaArrImpl {&#10;  def javaType = &quot;org.w3c.dom.Node[]&quot; &#10;  def defaultValue = &quot;{}&quot;&#10;}">
            <text:p>case object `java.Xml[]` extends JavaNodeStub with JavaArrImpl {<text:line-break/> <text:s/>def javaType = "org.w3c.dom.Node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Guid</text:p>
          </table:table-cell>
          <table:table-cell table:style-name="ce5" table:formula="of:=CONCATENATE(IF(OR(EXACT([.C46];&quot;List&quot;);EXACT([.C46];&quot;Set&quot;));[.C46]&amp;&quot;&lt;&quot;;&quot;&quot;);[.E46];[.B46];IF(EXACT([.C46];&quot;Arr&quot;);&quot;[]&quot;;&quot;&quot;);IF(OR(EXACT([.C46];&quot;List&quot;);EXACT([.C46];&quot;Set&quot;));&quot;&gt;&quot;;&quot;&quot;);[.D46])" office:value-type="string" office:string-value="Guid[]">
            <text:p>Guid[]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46];&quot;Arr&quot;);[.G46]&amp;&quot;[]&quot;;&quot;&quot;);IF(EXACT([.C46];&quot;List&quot;);&quot;ArrayList&lt;&quot;&amp;[.G46]&amp;&quot;&gt;&quot;;&quot;&quot;);IF(EXACT([.C46];&quot;Set&quot;);&quot;HashSet&lt;&quot;&amp;[.G46]&amp;&quot;&gt;&quot;;&quot;&quot;);IF(EXACT([.C46];&quot;&quot;);[.G46];&quot;&quot;))" office:value-type="string" office:string-value="java.util.UUID[]">
            <text:p>java.util.UUID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46];&quot;?&quot;);&quot;Opt&quot;;&quot;&quot;);IF(EXACT([.C46];&quot;&quot;);IF(EXACT([.B46];&quot;?&quot;);&quot;Opt&quot;;&quot;One&quot;);[.C46]);IF(EXACT([.C46];&quot;&quot;);&quot;&quot;;IF(EXACT([.B46];&quot;?&quot;);&quot;Opt&quot;;&quot;&quot;));&quot;Impl&quot;)" office:value-type="string" office:string-value="JavaArrImpl">
            <text:p>JavaArr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46]);&quot;%Impl%&quot;;[.$J46]);&quot;%defaultValue%&quot;;[.$I46]);&quot;%JavaType%&quot;;[.$H46]);&quot;%TipeTypeFull%&quot;;[.$F46])" office:value-type="string" office:string-value="case object `java.Guid[]` extends JavaUUIDStub with JavaArrImpl {&#10;  def javaType = &quot;java.util.UUID[]&quot; &#10;  def defaultValue = &quot;{}&quot;&#10;}">
            <text:p>case object `java.Guid[]` extends JavaUUIDStub with JavaArrImpl {<text:line-break/> <text:s/>def javaType = "java.util.UUID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String</text:p>
          </table:table-cell>
          <table:table-cell table:style-name="ce5" table:formula="of:=CONCATENATE(IF(OR(EXACT([.C47];&quot;List&quot;);EXACT([.C47];&quot;Set&quot;));[.C47]&amp;&quot;&lt;&quot;;&quot;&quot;);[.E47];[.B47];IF(EXACT([.C47];&quot;Arr&quot;);&quot;[]&quot;;&quot;&quot;);IF(OR(EXACT([.C47];&quot;List&quot;);EXACT([.C47];&quot;Set&quot;));&quot;&gt;&quot;;&quot;&quot;);[.D47])" office:value-type="string" office:string-value="String[]">
            <text:p>String[]</text:p>
          </table:table-cell>
          <table:table-cell table:style-name="ce5" office:value-type="string">
            <text:p>String</text:p>
          </table:table-cell>
          <table:table-cell table:style-name="ce5" table:formula="of:=CONCATENATE(IF(EXACT([.C47];&quot;Arr&quot;);[.G47]&amp;&quot;[]&quot;;&quot;&quot;);IF(EXACT([.C47];&quot;List&quot;);&quot;ArrayList&lt;&quot;&amp;[.G47]&amp;&quot;&gt;&quot;;&quot;&quot;);IF(EXACT([.C47];&quot;Set&quot;);&quot;HashSet&lt;&quot;&amp;[.G47]&amp;&quot;&gt;&quot;;&quot;&quot;);IF(EXACT([.C47];&quot;&quot;);[.G47];&quot;&quot;))" office:value-type="string" office:string-value="String[]">
            <text:p>String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47];&quot;?&quot;);&quot;Opt&quot;;&quot;&quot;);IF(EXACT([.C47];&quot;&quot;);IF(EXACT([.B47];&quot;?&quot;);&quot;Opt&quot;;&quot;One&quot;);[.C47]);IF(EXACT([.C47];&quot;&quot;);&quot;&quot;;IF(EXACT([.B47];&quot;?&quot;);&quot;Opt&quot;;&quot;&quot;));&quot;Impl&quot;)" office:value-type="string" office:string-value="JavaArrImpl">
            <text:p>JavaArr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47]);&quot;%Impl%&quot;;[.$J47]);&quot;%defaultValue%&quot;;[.$I47]);&quot;%JavaType%&quot;;[.$H47]);&quot;%TipeTypeFull%&quot;;[.$F47])" office:value-type="string" office:string-value="case object `java.String[]` extends JavaStringStub with JavaArrImpl {&#10;  def javaType = &quot;String[]&quot; &#10;  def defaultValue = &quot;{}&quot;&#10;}">
            <text:p>case object `java.String[]` extends JavaStringStub with JavaArrImpl {<text:line-break/> <text:s/>def javaType = "String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Binary</text:p>
          </table:table-cell>
          <table:table-cell table:style-name="ce5" table:formula="of:=CONCATENATE(IF(OR(EXACT([.C48];&quot;List&quot;);EXACT([.C48];&quot;Set&quot;));[.C48]&amp;&quot;&lt;&quot;;&quot;&quot;);[.E48];[.B48];IF(EXACT([.C48];&quot;Arr&quot;);&quot;[]&quot;;&quot;&quot;);IF(OR(EXACT([.C48];&quot;List&quot;);EXACT([.C48];&quot;Set&quot;));&quot;&gt;&quot;;&quot;&quot;);[.D48])" office:value-type="string" office:string-value="Binary?[]">
            <text:p>Binary?[]</text:p>
          </table:table-cell>
          <table:table-cell table:style-name="ce5" office:value-type="string">
            <text:p>byte[]</text:p>
          </table:table-cell>
          <table:table-cell table:style-name="ce5" table:formula="of:=CONCATENATE(IF(EXACT([.C48];&quot;Arr&quot;);[.G48]&amp;&quot;[]&quot;;&quot;&quot;);IF(EXACT([.C48];&quot;List&quot;);&quot;ArrayList&lt;&quot;&amp;[.G48]&amp;&quot;&gt;&quot;;&quot;&quot;);IF(EXACT([.C48];&quot;Set&quot;);&quot;HashSet&lt;&quot;&amp;[.G48]&amp;&quot;&gt;&quot;;&quot;&quot;);IF(EXACT([.C48];&quot;&quot;);[.G48];&quot;&quot;))" office:value-type="string" office:string-value="byte[][]">
            <text:p>byte[]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48];&quot;?&quot;);&quot;Opt&quot;;&quot;&quot;);IF(EXACT([.C48];&quot;&quot;);IF(EXACT([.B48];&quot;?&quot;);&quot;Opt&quot;;&quot;One&quot;);[.C48]);IF(EXACT([.C48];&quot;&quot;);&quot;&quot;;IF(EXACT([.B48];&quot;?&quot;);&quot;Opt&quot;;&quot;&quot;));&quot;Impl&quot;)" office:value-type="string" office:string-value="JavaArrOptImpl">
            <text:p>JavaArrOpt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48]);&quot;%Impl%&quot;;[.$J48]);&quot;%defaultValue%&quot;;[.$I48]);&quot;%JavaType%&quot;;[.$H48]);&quot;%TipeTypeFull%&quot;;[.$F48])" office:value-type="string" office:string-value="case object `java.Binary?[]` extends JavaBinaryStub with JavaArrOptImpl {&#10;  def javaType = &quot;byte[][]&quot; &#10;  def defaultValue = &quot;{}&quot;&#10;}">
            <text:p>case object `java.Binary?[]` extends JavaBinaryStub with JavaArrOptImpl {<text:line-break/> <text:s/>def javaType = "byte[]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Bool</text:p>
          </table:table-cell>
          <table:table-cell table:style-name="ce5" table:formula="of:=CONCATENATE(IF(OR(EXACT([.C49];&quot;List&quot;);EXACT([.C49];&quot;Set&quot;));[.C49]&amp;&quot;&lt;&quot;;&quot;&quot;);[.E49];[.B49];IF(EXACT([.C49];&quot;Arr&quot;);&quot;[]&quot;;&quot;&quot;);IF(OR(EXACT([.C49];&quot;List&quot;);EXACT([.C49];&quot;Set&quot;));&quot;&gt;&quot;;&quot;&quot;);[.D49])" office:value-type="string" office:string-value="Bool?[]">
            <text:p>Bool?[]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49];&quot;Arr&quot;);[.G49]&amp;&quot;[]&quot;;&quot;&quot;);IF(EXACT([.C49];&quot;List&quot;);&quot;ArrayList&lt;&quot;&amp;[.G49]&amp;&quot;&gt;&quot;;&quot;&quot;);IF(EXACT([.C49];&quot;Set&quot;);&quot;HashSet&lt;&quot;&amp;[.G49]&amp;&quot;&gt;&quot;;&quot;&quot;);IF(EXACT([.C49];&quot;&quot;);[.G49];&quot;&quot;))" office:value-type="string" office:string-value="Boolean[]">
            <text:p>Boolean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49];&quot;?&quot;);&quot;Opt&quot;;&quot;&quot;);IF(EXACT([.C49];&quot;&quot;);IF(EXACT([.B49];&quot;?&quot;);&quot;Opt&quot;;&quot;One&quot;);[.C49]);IF(EXACT([.C49];&quot;&quot;);&quot;&quot;;IF(EXACT([.B49];&quot;?&quot;);&quot;Opt&quot;;&quot;&quot;));&quot;Impl&quot;)" office:value-type="string" office:string-value="JavaArrOptImpl">
            <text:p>JavaArr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49]);&quot;%Impl%&quot;;[.$J49]);&quot;%defaultValue%&quot;;[.$I49]);&quot;%JavaType%&quot;;[.$H49]);&quot;%TipeTypeFull%&quot;;[.$F49])" office:value-type="string" office:string-value="case object `java.Bool?[]` extends JavaBooleanStub with JavaArrOptImpl {&#10;  def javaType = &quot;Boolean[]&quot; &#10;  def defaultValue = &quot;{}&quot;&#10;}">
            <text:p>case object `java.Bool?[]` extends JavaBooleanStub with JavaArrOptImpl {<text:line-break/> <text:s/>def javaType = "Boolean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Date</text:p>
          </table:table-cell>
          <table:table-cell table:style-name="ce5" table:formula="of:=CONCATENATE(IF(OR(EXACT([.C50];&quot;List&quot;);EXACT([.C50];&quot;Set&quot;));[.C50]&amp;&quot;&lt;&quot;;&quot;&quot;);[.E50];[.B50];IF(EXACT([.C50];&quot;Arr&quot;);&quot;[]&quot;;&quot;&quot;);IF(OR(EXACT([.C50];&quot;List&quot;);EXACT([.C50];&quot;Set&quot;));&quot;&gt;&quot;;&quot;&quot;);[.D50])" office:value-type="string" office:string-value="Date?[]">
            <text:p>Date?[]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50];&quot;Arr&quot;);[.G50]&amp;&quot;[]&quot;;&quot;&quot;);IF(EXACT([.C50];&quot;List&quot;);&quot;ArrayList&lt;&quot;&amp;[.G50]&amp;&quot;&gt;&quot;;&quot;&quot;);IF(EXACT([.C50];&quot;Set&quot;);&quot;HashSet&lt;&quot;&amp;[.G50]&amp;&quot;&gt;&quot;;&quot;&quot;);IF(EXACT([.C50];&quot;&quot;);[.G50];&quot;&quot;))" office:value-type="string" office:string-value="org.joda.time.LocalDate[]">
            <text:p>org.joda.time.LocalDate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50];&quot;?&quot;);&quot;Opt&quot;;&quot;&quot;);IF(EXACT([.C50];&quot;&quot;);IF(EXACT([.B50];&quot;?&quot;);&quot;Opt&quot;;&quot;One&quot;);[.C50]);IF(EXACT([.C50];&quot;&quot;);&quot;&quot;;IF(EXACT([.B50];&quot;?&quot;);&quot;Opt&quot;;&quot;&quot;));&quot;Impl&quot;)" office:value-type="string" office:string-value="JavaArrOptImpl">
            <text:p>JavaArr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50]);&quot;%Impl%&quot;;[.$J50]);&quot;%defaultValue%&quot;;[.$I50]);&quot;%JavaType%&quot;;[.$H50]);&quot;%TipeTypeFull%&quot;;[.$F50])" office:value-type="string" office:string-value="case object `java.Date?[]` extends JavaLocalDateStub with JavaArrOptImpl {&#10;  def javaType = &quot;org.joda.time.LocalDate[]&quot; &#10;  def defaultValue = &quot;{}&quot;&#10;}">
            <text:p>case object `java.Date?[]` extends JavaLocalDateStub with JavaArrOptImpl {<text:line-break/> <text:s/>def javaType = "org.joda.time.LocalDate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Timestamp</text:p>
          </table:table-cell>
          <table:table-cell table:style-name="ce5" table:formula="of:=CONCATENATE(IF(OR(EXACT([.C51];&quot;List&quot;);EXACT([.C51];&quot;Set&quot;));[.C51]&amp;&quot;&lt;&quot;;&quot;&quot;);[.E51];[.B51];IF(EXACT([.C51];&quot;Arr&quot;);&quot;[]&quot;;&quot;&quot;);IF(OR(EXACT([.C51];&quot;List&quot;);EXACT([.C51];&quot;Set&quot;));&quot;&gt;&quot;;&quot;&quot;);[.D51])" office:value-type="string" office:string-value="Timestamp?[]">
            <text:p>Timestamp?[]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51];&quot;Arr&quot;);[.G51]&amp;&quot;[]&quot;;&quot;&quot;);IF(EXACT([.C51];&quot;List&quot;);&quot;ArrayList&lt;&quot;&amp;[.G51]&amp;&quot;&gt;&quot;;&quot;&quot;);IF(EXACT([.C51];&quot;Set&quot;);&quot;HashSet&lt;&quot;&amp;[.G51]&amp;&quot;&gt;&quot;;&quot;&quot;);IF(EXACT([.C51];&quot;&quot;);[.G51];&quot;&quot;))" office:value-type="string" office:string-value="org.joda.time.DateTime[]">
            <text:p>org.joda.time.DateTime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51];&quot;?&quot;);&quot;Opt&quot;;&quot;&quot;);IF(EXACT([.C51];&quot;&quot;);IF(EXACT([.B51];&quot;?&quot;);&quot;Opt&quot;;&quot;One&quot;);[.C51]);IF(EXACT([.C51];&quot;&quot;);&quot;&quot;;IF(EXACT([.B51];&quot;?&quot;);&quot;Opt&quot;;&quot;&quot;));&quot;Impl&quot;)" office:value-type="string" office:string-value="JavaArrOptImpl">
            <text:p>JavaArr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51]);&quot;%Impl%&quot;;[.$J51]);&quot;%defaultValue%&quot;;[.$I51]);&quot;%JavaType%&quot;;[.$H51]);&quot;%TipeTypeFull%&quot;;[.$F51])" office:value-type="string" office:string-value="case object `java.Timestamp?[]` extends JavaDateTimeStub with JavaArrOptImpl {&#10;  def javaType = &quot;org.joda.time.DateTime[]&quot; &#10;  def defaultValue = &quot;{}&quot;&#10;}">
            <text:p>case object `java.Timestamp?[]` extends JavaDateTimeStub with JavaArrOptImpl {<text:line-break/> <text:s/>def javaType = "org.joda.time.DateTime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Decimal</text:p>
          </table:table-cell>
          <table:table-cell table:style-name="ce5" table:formula="of:=CONCATENATE(IF(OR(EXACT([.C52];&quot;List&quot;);EXACT([.C52];&quot;Set&quot;));[.C52]&amp;&quot;&lt;&quot;;&quot;&quot;);[.E52];[.B52];IF(EXACT([.C52];&quot;Arr&quot;);&quot;[]&quot;;&quot;&quot;);IF(OR(EXACT([.C52];&quot;List&quot;);EXACT([.C52];&quot;Set&quot;));&quot;&gt;&quot;;&quot;&quot;);[.D52])" office:value-type="string" office:string-value="Decimal?[]">
            <text:p>Decimal?[]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52];&quot;Arr&quot;);[.G52]&amp;&quot;[]&quot;;&quot;&quot;);IF(EXACT([.C52];&quot;List&quot;);&quot;ArrayList&lt;&quot;&amp;[.G52]&amp;&quot;&gt;&quot;;&quot;&quot;);IF(EXACT([.C52];&quot;Set&quot;);&quot;HashSet&lt;&quot;&amp;[.G52]&amp;&quot;&gt;&quot;;&quot;&quot;);IF(EXACT([.C52];&quot;&quot;);[.G52];&quot;&quot;))" office:value-type="string" office:string-value="java.math.BigDecimal[]">
            <text:p>java.math.BigDecimal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52];&quot;?&quot;);&quot;Opt&quot;;&quot;&quot;);IF(EXACT([.C52];&quot;&quot;);IF(EXACT([.B52];&quot;?&quot;);&quot;Opt&quot;;&quot;One&quot;);[.C52]);IF(EXACT([.C52];&quot;&quot;);&quot;&quot;;IF(EXACT([.B52];&quot;?&quot;);&quot;Opt&quot;;&quot;&quot;));&quot;Impl&quot;)" office:value-type="string" office:string-value="JavaArrOptImpl">
            <text:p>JavaArrOpt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52]);&quot;%Impl%&quot;;[.$J52]);&quot;%defaultValue%&quot;;[.$I52]);&quot;%JavaType%&quot;;[.$H52]);&quot;%TipeTypeFull%&quot;;[.$F52])" office:value-type="string" office:string-value="case object `java.Decimal?[]` extends JavaBigDecimalStub with JavaArrOptImpl {&#10;  def javaType = &quot;java.math.BigDecimal[]&quot; &#10;  def defaultValue = &quot;{}&quot;&#10;}">
            <text:p>case object `java.Decimal?[]` extends JavaBigDecimalStub with JavaArrOptImpl {<text:line-break/> <text:s/>def javaType = "java.math.BigDecimal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Double</text:p>
          </table:table-cell>
          <table:table-cell table:style-name="ce5" table:formula="of:=CONCATENATE(IF(OR(EXACT([.C53];&quot;List&quot;);EXACT([.C53];&quot;Set&quot;));[.C53]&amp;&quot;&lt;&quot;;&quot;&quot;);[.E53];[.B53];IF(EXACT([.C53];&quot;Arr&quot;);&quot;[]&quot;;&quot;&quot;);IF(OR(EXACT([.C53];&quot;List&quot;);EXACT([.C53];&quot;Set&quot;));&quot;&gt;&quot;;&quot;&quot;);[.D53])" office:value-type="string" office:string-value="Double?[]">
            <text:p>Double?[]</text:p>
          </table:table-cell>
          <table:table-cell table:style-name="ce5" office:value-type="string">
            <text:p>Double</text:p>
          </table:table-cell>
          <table:table-cell table:style-name="ce5" table:formula="of:=CONCATENATE(IF(EXACT([.C53];&quot;Arr&quot;);[.G53]&amp;&quot;[]&quot;;&quot;&quot;);IF(EXACT([.C53];&quot;List&quot;);&quot;ArrayList&lt;&quot;&amp;[.G53]&amp;&quot;&gt;&quot;;&quot;&quot;);IF(EXACT([.C53];&quot;Set&quot;);&quot;HashSet&lt;&quot;&amp;[.G53]&amp;&quot;&gt;&quot;;&quot;&quot;);IF(EXACT([.C53];&quot;&quot;);[.G53];&quot;&quot;))" office:value-type="string" office:string-value="Double[]">
            <text:p>Double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53];&quot;?&quot;);&quot;Opt&quot;;&quot;&quot;);IF(EXACT([.C53];&quot;&quot;);IF(EXACT([.B53];&quot;?&quot;);&quot;Opt&quot;;&quot;One&quot;);[.C53]);IF(EXACT([.C53];&quot;&quot;);&quot;&quot;;IF(EXACT([.B53];&quot;?&quot;);&quot;Opt&quot;;&quot;&quot;));&quot;Impl&quot;)" office:value-type="string" office:string-value="JavaArrOptImpl">
            <text:p>JavaArr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53]);&quot;%Impl%&quot;;[.$J53]);&quot;%defaultValue%&quot;;[.$I53]);&quot;%JavaType%&quot;;[.$H53]);&quot;%TipeTypeFull%&quot;;[.$F53])" office:value-type="string" office:string-value="case object `java.Double?[]` extends JavaDoubleStub with JavaArrOptImpl {&#10;  def javaType = &quot;Double[]&quot; &#10;  def defaultValue = &quot;{}&quot;&#10;}">
            <text:p>case object `java.Double?[]` extends JavaDoubleStub with JavaArrOptImpl {<text:line-break/> <text:s/>def javaType = "Double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Float</text:p>
          </table:table-cell>
          <table:table-cell table:style-name="ce5" table:formula="of:=CONCATENATE(IF(OR(EXACT([.C54];&quot;List&quot;);EXACT([.C54];&quot;Set&quot;));[.C54]&amp;&quot;&lt;&quot;;&quot;&quot;);[.E54];[.B54];IF(EXACT([.C54];&quot;Arr&quot;);&quot;[]&quot;;&quot;&quot;);IF(OR(EXACT([.C54];&quot;List&quot;);EXACT([.C54];&quot;Set&quot;));&quot;&gt;&quot;;&quot;&quot;);[.D54])" office:value-type="string" office:string-value="Float?[]">
            <text:p>Float?[]</text:p>
          </table:table-cell>
          <table:table-cell table:style-name="ce5" office:value-type="string">
            <text:p>Float</text:p>
          </table:table-cell>
          <table:table-cell table:style-name="ce5" table:formula="of:=CONCATENATE(IF(EXACT([.C54];&quot;Arr&quot;);[.G54]&amp;&quot;[]&quot;;&quot;&quot;);IF(EXACT([.C54];&quot;List&quot;);&quot;ArrayList&lt;&quot;&amp;[.G54]&amp;&quot;&gt;&quot;;&quot;&quot;);IF(EXACT([.C54];&quot;Set&quot;);&quot;HashSet&lt;&quot;&amp;[.G54]&amp;&quot;&gt;&quot;;&quot;&quot;);IF(EXACT([.C54];&quot;&quot;);[.G54];&quot;&quot;))" office:value-type="string" office:string-value="Float[]">
            <text:p>Float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54];&quot;?&quot;);&quot;Opt&quot;;&quot;&quot;);IF(EXACT([.C54];&quot;&quot;);IF(EXACT([.B54];&quot;?&quot;);&quot;Opt&quot;;&quot;One&quot;);[.C54]);IF(EXACT([.C54];&quot;&quot;);&quot;&quot;;IF(EXACT([.B54];&quot;?&quot;);&quot;Opt&quot;;&quot;&quot;));&quot;Impl&quot;)" office:value-type="string" office:string-value="JavaArrOptImpl">
            <text:p>JavaArr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54]);&quot;%Impl%&quot;;[.$J54]);&quot;%defaultValue%&quot;;[.$I54]);&quot;%JavaType%&quot;;[.$H54]);&quot;%TipeTypeFull%&quot;;[.$F54])" office:value-type="string" office:string-value="case object `java.Float?[]` extends JavaFloatStub with JavaArrOptImpl {&#10;  def javaType = &quot;Float[]&quot; &#10;  def defaultValue = &quot;{}&quot;&#10;}">
            <text:p>case object `java.Float?[]` extends JavaFloatStub with JavaArrOptImpl {<text:line-break/> <text:s/>def javaType = "Float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KeyValue</text:p>
          </table:table-cell>
          <table:table-cell table:style-name="ce5" table:formula="of:=CONCATENATE(IF(OR(EXACT([.C55];&quot;List&quot;);EXACT([.C55];&quot;Set&quot;));[.C55]&amp;&quot;&lt;&quot;;&quot;&quot;);[.E55];[.B55];IF(EXACT([.C55];&quot;Arr&quot;);&quot;[]&quot;;&quot;&quot;);IF(OR(EXACT([.C55];&quot;List&quot;);EXACT([.C55];&quot;Set&quot;));&quot;&gt;&quot;;&quot;&quot;);[.D55])" office:value-type="string" office:string-value="KeyValue?[]">
            <text:p>KeyValue?[]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55];&quot;Arr&quot;);[.G55]&amp;&quot;[]&quot;;&quot;&quot;);IF(EXACT([.C55];&quot;List&quot;);&quot;ArrayList&lt;&quot;&amp;[.G55]&amp;&quot;&gt;&quot;;&quot;&quot;);IF(EXACT([.C55];&quot;Set&quot;);&quot;HashSet&lt;&quot;&amp;[.G55]&amp;&quot;&gt;&quot;;&quot;&quot;);IF(EXACT([.C55];&quot;&quot;);[.G55];&quot;&quot;))" office:value-type="string" office:string-value="HashMap&lt;String, String&gt;[]">
            <text:p>HashMap&lt;String, String&gt;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55];&quot;?&quot;);&quot;Opt&quot;;&quot;&quot;);IF(EXACT([.C55];&quot;&quot;);IF(EXACT([.B55];&quot;?&quot;);&quot;Opt&quot;;&quot;One&quot;);[.C55]);IF(EXACT([.C55];&quot;&quot;);&quot;&quot;;IF(EXACT([.B55];&quot;?&quot;);&quot;Opt&quot;;&quot;&quot;));&quot;Impl&quot;)" office:value-type="string" office:string-value="JavaArrOptImpl">
            <text:p>JavaArrOpt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55]);&quot;%Impl%&quot;;[.$J55]);&quot;%defaultValue%&quot;;[.$I55]);&quot;%JavaType%&quot;;[.$H55]);&quot;%TipeTypeFull%&quot;;[.$F55])" office:value-type="string" office:string-value="case object `java.KeyValue?[]` extends JavaHashMapStub with JavaArrOptImpl {&#10;  def javaType = &quot;HashMap&lt;String, String&gt;[]&quot; &#10;  def defaultValue = &quot;{}&quot;&#10;}">
            <text:p>case object `java.KeyValue?[]` extends JavaHashMapStub with JavaArrOptImpl {<text:line-break/> <text:s/>def javaType = "HashMap&lt;String, String&gt;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Integer</text:p>
          </table:table-cell>
          <table:table-cell table:style-name="ce5" table:formula="of:=CONCATENATE(IF(OR(EXACT([.C56];&quot;List&quot;);EXACT([.C56];&quot;Set&quot;));[.C56]&amp;&quot;&lt;&quot;;&quot;&quot;);[.E56];[.B56];IF(EXACT([.C56];&quot;Arr&quot;);&quot;[]&quot;;&quot;&quot;);IF(OR(EXACT([.C56];&quot;List&quot;);EXACT([.C56];&quot;Set&quot;));&quot;&gt;&quot;;&quot;&quot;);[.D56])" office:value-type="string" office:string-value="Integer?[]">
            <text:p>Integer?[]</text:p>
          </table:table-cell>
          <table:table-cell table:style-name="ce5" office:value-type="string">
            <text:p>Integer</text:p>
          </table:table-cell>
          <table:table-cell table:style-name="ce5" table:formula="of:=CONCATENATE(IF(EXACT([.C56];&quot;Arr&quot;);[.G56]&amp;&quot;[]&quot;;&quot;&quot;);IF(EXACT([.C56];&quot;List&quot;);&quot;ArrayList&lt;&quot;&amp;[.G56]&amp;&quot;&gt;&quot;;&quot;&quot;);IF(EXACT([.C56];&quot;Set&quot;);&quot;HashSet&lt;&quot;&amp;[.G56]&amp;&quot;&gt;&quot;;&quot;&quot;);IF(EXACT([.C56];&quot;&quot;);[.G56];&quot;&quot;))" office:value-type="string" office:string-value="Integer[]">
            <text:p>Integer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56];&quot;?&quot;);&quot;Opt&quot;;&quot;&quot;);IF(EXACT([.C56];&quot;&quot;);IF(EXACT([.B56];&quot;?&quot;);&quot;Opt&quot;;&quot;One&quot;);[.C56]);IF(EXACT([.C56];&quot;&quot;);&quot;&quot;;IF(EXACT([.B56];&quot;?&quot;);&quot;Opt&quot;;&quot;&quot;));&quot;Impl&quot;)" office:value-type="string" office:string-value="JavaArrOptImpl">
            <text:p>JavaArr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56]);&quot;%Impl%&quot;;[.$J56]);&quot;%defaultValue%&quot;;[.$I56]);&quot;%JavaType%&quot;;[.$H56]);&quot;%TipeTypeFull%&quot;;[.$F56])" office:value-type="string" office:string-value="case object `java.Integer?[]` extends JavaIntStub with JavaArrOptImpl {&#10;  def javaType = &quot;Integer[]&quot; &#10;  def defaultValue = &quot;{}&quot;&#10;}">
            <text:p>case object `java.Integer?[]` extends JavaIntStub with JavaArrOptImpl {<text:line-break/> <text:s/>def javaType = "Integer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Long</text:p>
          </table:table-cell>
          <table:table-cell table:style-name="ce5" table:formula="of:=CONCATENATE(IF(OR(EXACT([.C57];&quot;List&quot;);EXACT([.C57];&quot;Set&quot;));[.C57]&amp;&quot;&lt;&quot;;&quot;&quot;);[.E57];[.B57];IF(EXACT([.C57];&quot;Arr&quot;);&quot;[]&quot;;&quot;&quot;);IF(OR(EXACT([.C57];&quot;List&quot;);EXACT([.C57];&quot;Set&quot;));&quot;&gt;&quot;;&quot;&quot;);[.D57])" office:value-type="string" office:string-value="Long?[]">
            <text:p>Long?[]</text:p>
          </table:table-cell>
          <table:table-cell table:style-name="ce5" office:value-type="string">
            <text:p>Long</text:p>
          </table:table-cell>
          <table:table-cell table:style-name="ce5" table:formula="of:=CONCATENATE(IF(EXACT([.C57];&quot;Arr&quot;);[.G57]&amp;&quot;[]&quot;;&quot;&quot;);IF(EXACT([.C57];&quot;List&quot;);&quot;ArrayList&lt;&quot;&amp;[.G57]&amp;&quot;&gt;&quot;;&quot;&quot;);IF(EXACT([.C57];&quot;Set&quot;);&quot;HashSet&lt;&quot;&amp;[.G57]&amp;&quot;&gt;&quot;;&quot;&quot;);IF(EXACT([.C57];&quot;&quot;);[.G57];&quot;&quot;))" office:value-type="string" office:string-value="Long[]">
            <text:p>Long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57];&quot;?&quot;);&quot;Opt&quot;;&quot;&quot;);IF(EXACT([.C57];&quot;&quot;);IF(EXACT([.B57];&quot;?&quot;);&quot;Opt&quot;;&quot;One&quot;);[.C57]);IF(EXACT([.C57];&quot;&quot;);&quot;&quot;;IF(EXACT([.B57];&quot;?&quot;);&quot;Opt&quot;;&quot;&quot;));&quot;Impl&quot;)" office:value-type="string" office:string-value="JavaArrOptImpl">
            <text:p>JavaArr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57]);&quot;%Impl%&quot;;[.$J57]);&quot;%defaultValue%&quot;;[.$I57]);&quot;%JavaType%&quot;;[.$H57]);&quot;%TipeTypeFull%&quot;;[.$F57])" office:value-type="string" office:string-value="case object `java.Long?[]` extends JavaLongStub with JavaArrOptImpl {&#10;  def javaType = &quot;Long[]&quot; &#10;  def defaultValue = &quot;{}&quot;&#10;}">
            <text:p>case object `java.Long?[]` extends JavaLongStub with JavaArrOptImpl {<text:line-break/> <text:s/>def javaType = "Long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Xml</text:p>
          </table:table-cell>
          <table:table-cell table:style-name="ce5" table:formula="of:=CONCATENATE(IF(OR(EXACT([.C58];&quot;List&quot;);EXACT([.C58];&quot;Set&quot;));[.C58]&amp;&quot;&lt;&quot;;&quot;&quot;);[.E58];[.B58];IF(EXACT([.C58];&quot;Arr&quot;);&quot;[]&quot;;&quot;&quot;);IF(OR(EXACT([.C58];&quot;List&quot;);EXACT([.C58];&quot;Set&quot;));&quot;&gt;&quot;;&quot;&quot;);[.D58])" office:value-type="string" office:string-value="Xml?[]">
            <text:p>Xml?[]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58];&quot;Arr&quot;);[.G58]&amp;&quot;[]&quot;;&quot;&quot;);IF(EXACT([.C58];&quot;List&quot;);&quot;ArrayList&lt;&quot;&amp;[.G58]&amp;&quot;&gt;&quot;;&quot;&quot;);IF(EXACT([.C58];&quot;Set&quot;);&quot;HashSet&lt;&quot;&amp;[.G58]&amp;&quot;&gt;&quot;;&quot;&quot;);IF(EXACT([.C58];&quot;&quot;);[.G58];&quot;&quot;))" office:value-type="string" office:string-value="org.w3c.dom.Node[]">
            <text:p>org.w3c.dom.Node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58];&quot;?&quot;);&quot;Opt&quot;;&quot;&quot;);IF(EXACT([.C58];&quot;&quot;);IF(EXACT([.B58];&quot;?&quot;);&quot;Opt&quot;;&quot;One&quot;);[.C58]);IF(EXACT([.C58];&quot;&quot;);&quot;&quot;;IF(EXACT([.B58];&quot;?&quot;);&quot;Opt&quot;;&quot;&quot;));&quot;Impl&quot;)" office:value-type="string" office:string-value="JavaArrOptImpl">
            <text:p>JavaArr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58]);&quot;%Impl%&quot;;[.$J58]);&quot;%defaultValue%&quot;;[.$I58]);&quot;%JavaType%&quot;;[.$H58]);&quot;%TipeTypeFull%&quot;;[.$F58])" office:value-type="string" office:string-value="case object `java.Xml?[]` extends JavaNodeStub with JavaArrOptImpl {&#10;  def javaType = &quot;org.w3c.dom.Node[]&quot; &#10;  def defaultValue = &quot;{}&quot;&#10;}">
            <text:p>case object `java.Xml?[]` extends JavaNodeStub with JavaArrOptImpl {<text:line-break/> <text:s/>def javaType = "org.w3c.dom.Node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Guid</text:p>
          </table:table-cell>
          <table:table-cell table:style-name="ce5" table:formula="of:=CONCATENATE(IF(OR(EXACT([.C59];&quot;List&quot;);EXACT([.C59];&quot;Set&quot;));[.C59]&amp;&quot;&lt;&quot;;&quot;&quot;);[.E59];[.B59];IF(EXACT([.C59];&quot;Arr&quot;);&quot;[]&quot;;&quot;&quot;);IF(OR(EXACT([.C59];&quot;List&quot;);EXACT([.C59];&quot;Set&quot;));&quot;&gt;&quot;;&quot;&quot;);[.D59])" office:value-type="string" office:string-value="Guid?[]">
            <text:p>Guid?[]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59];&quot;Arr&quot;);[.G59]&amp;&quot;[]&quot;;&quot;&quot;);IF(EXACT([.C59];&quot;List&quot;);&quot;ArrayList&lt;&quot;&amp;[.G59]&amp;&quot;&gt;&quot;;&quot;&quot;);IF(EXACT([.C59];&quot;Set&quot;);&quot;HashSet&lt;&quot;&amp;[.G59]&amp;&quot;&gt;&quot;;&quot;&quot;);IF(EXACT([.C59];&quot;&quot;);[.G59];&quot;&quot;))" office:value-type="string" office:string-value="java.util.UUID[]">
            <text:p>java.util.UUID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59];&quot;?&quot;);&quot;Opt&quot;;&quot;&quot;);IF(EXACT([.C59];&quot;&quot;);IF(EXACT([.B59];&quot;?&quot;);&quot;Opt&quot;;&quot;One&quot;);[.C59]);IF(EXACT([.C59];&quot;&quot;);&quot;&quot;;IF(EXACT([.B59];&quot;?&quot;);&quot;Opt&quot;;&quot;&quot;));&quot;Impl&quot;)" office:value-type="string" office:string-value="JavaArrOptImpl">
            <text:p>JavaArr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59]);&quot;%Impl%&quot;;[.$J59]);&quot;%defaultValue%&quot;;[.$I59]);&quot;%JavaType%&quot;;[.$H59]);&quot;%TipeTypeFull%&quot;;[.$F59])" office:value-type="string" office:string-value="case object `java.Guid?[]` extends JavaUUIDStub with JavaArrOptImpl {&#10;  def javaType = &quot;java.util.UUID[]&quot; &#10;  def defaultValue = &quot;{}&quot;&#10;}">
            <text:p>case object `java.Guid?[]` extends JavaUUIDStub with JavaArrOptImpl {<text:line-break/> <text:s/>def javaType = "java.util.UUID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/>
          <table:table-cell table:style-name="ce5" office:value-type="string">
            <text:p>String</text:p>
          </table:table-cell>
          <table:table-cell table:style-name="ce5" table:formula="of:=CONCATENATE(IF(OR(EXACT([.C60];&quot;List&quot;);EXACT([.C60];&quot;Set&quot;));[.C60]&amp;&quot;&lt;&quot;;&quot;&quot;);[.E60];[.B60];IF(EXACT([.C60];&quot;Arr&quot;);&quot;[]&quot;;&quot;&quot;);IF(OR(EXACT([.C60];&quot;List&quot;);EXACT([.C60];&quot;Set&quot;));&quot;&gt;&quot;;&quot;&quot;);[.D60])" office:value-type="string" office:string-value="String?[]">
            <text:p>String?[]</text:p>
          </table:table-cell>
          <table:table-cell table:style-name="ce5" office:value-type="string">
            <text:p>String</text:p>
          </table:table-cell>
          <table:table-cell table:style-name="ce5" table:formula="of:=CONCATENATE(IF(EXACT([.C60];&quot;Arr&quot;);[.G60]&amp;&quot;[]&quot;;&quot;&quot;);IF(EXACT([.C60];&quot;List&quot;);&quot;ArrayList&lt;&quot;&amp;[.G60]&amp;&quot;&gt;&quot;;&quot;&quot;);IF(EXACT([.C60];&quot;Set&quot;);&quot;HashSet&lt;&quot;&amp;[.G60]&amp;&quot;&gt;&quot;;&quot;&quot;);IF(EXACT([.C60];&quot;&quot;);[.G60];&quot;&quot;))" office:value-type="string" office:string-value="String[]">
            <text:p>String[]</text:p>
          </table:table-cell>
          <table:table-cell table:style-name="ce5" office:value-type="string">
            <text:p>{}</text:p>
          </table:table-cell>
          <table:table-cell table:style-name="ce5" table:formula="of:=CONCATENATE(&quot;Java&quot;;IF(EXACT([.D60];&quot;?&quot;);&quot;Opt&quot;;&quot;&quot;);IF(EXACT([.C60];&quot;&quot;);IF(EXACT([.B60];&quot;?&quot;);&quot;Opt&quot;;&quot;One&quot;);[.C60]);IF(EXACT([.C60];&quot;&quot;);&quot;&quot;;IF(EXACT([.B60];&quot;?&quot;);&quot;Opt&quot;;&quot;&quot;));&quot;Impl&quot;)" office:value-type="string" office:string-value="JavaArrOptImpl">
            <text:p>JavaArr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60]);&quot;%Impl%&quot;;[.$J60]);&quot;%defaultValue%&quot;;[.$I60]);&quot;%JavaType%&quot;;[.$H60]);&quot;%TipeTypeFull%&quot;;[.$F60])" office:value-type="string" office:string-value="case object `java.String?[]` extends JavaStringStub with JavaArrOptImpl {&#10;  def javaType = &quot;String[]&quot; &#10;  def defaultValue = &quot;{}&quot;&#10;}">
            <text:p>case object `java.String?[]` extends JavaStringStub with JavaArrOptImpl {<text:line-break/> <text:s/>def javaType = "String[]" <text:line-break/> <text:s/>def defaultValue = "{}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inary</text:p>
          </table:table-cell>
          <table:table-cell table:style-name="ce5" table:formula="of:=CONCATENATE(IF(OR(EXACT([.C61];&quot;List&quot;);EXACT([.C61];&quot;Set&quot;));[.C61]&amp;&quot;&lt;&quot;;&quot;&quot;);[.E61];[.B61];IF(EXACT([.C61];&quot;Arr&quot;);&quot;[]&quot;;&quot;&quot;);IF(OR(EXACT([.C61];&quot;List&quot;);EXACT([.C61];&quot;Set&quot;));&quot;&gt;&quot;;&quot;&quot;);[.D61])" office:value-type="string" office:string-value="Binary[]?">
            <text:p>Binary[]?</text:p>
          </table:table-cell>
          <table:table-cell table:style-name="ce5" office:value-type="string">
            <text:p>byte[]</text:p>
          </table:table-cell>
          <table:table-cell table:style-name="ce5" table:formula="of:=CONCATENATE(IF(EXACT([.C61];&quot;Arr&quot;);[.G61]&amp;&quot;[]&quot;;&quot;&quot;);IF(EXACT([.C61];&quot;List&quot;);&quot;ArrayList&lt;&quot;&amp;[.G61]&amp;&quot;&gt;&quot;;&quot;&quot;);IF(EXACT([.C61];&quot;Set&quot;);&quot;HashSet&lt;&quot;&amp;[.G61]&amp;&quot;&gt;&quot;;&quot;&quot;);IF(EXACT([.C61];&quot;&quot;);[.G61];&quot;&quot;))" office:value-type="string" office:string-value="byte[][]">
            <text:p>byte[]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61];&quot;?&quot;);&quot;Opt&quot;;&quot;&quot;);IF(EXACT([.C61];&quot;&quot;);IF(EXACT([.B61];&quot;?&quot;);&quot;Opt&quot;;&quot;One&quot;);[.C61]);IF(EXACT([.C61];&quot;&quot;);&quot;&quot;;IF(EXACT([.B61];&quot;?&quot;);&quot;Opt&quot;;&quot;&quot;));&quot;Impl&quot;)" office:value-type="string" office:string-value="JavaOptArrImpl">
            <text:p>JavaOptArr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61]);&quot;%Impl%&quot;;[.$J61]);&quot;%defaultValue%&quot;;[.$I61]);&quot;%JavaType%&quot;;[.$H61]);&quot;%TipeTypeFull%&quot;;[.$F61])" office:value-type="string" office:string-value="case object `java.Binary[]?` extends JavaBinaryStub with JavaOptArrImpl {&#10;  def javaType = &quot;byte[][]&quot; &#10;  def defaultValue = &quot;null&quot;&#10;}">
            <text:p>case object `java.Binary[]?` extends JavaBinaryStub with JavaOptArrImpl {<text:line-break/> <text:s/>def javaType = "byte[]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ool</text:p>
          </table:table-cell>
          <table:table-cell table:style-name="ce5" table:formula="of:=CONCATENATE(IF(OR(EXACT([.C62];&quot;List&quot;);EXACT([.C62];&quot;Set&quot;));[.C62]&amp;&quot;&lt;&quot;;&quot;&quot;);[.E62];[.B62];IF(EXACT([.C62];&quot;Arr&quot;);&quot;[]&quot;;&quot;&quot;);IF(OR(EXACT([.C62];&quot;List&quot;);EXACT([.C62];&quot;Set&quot;));&quot;&gt;&quot;;&quot;&quot;);[.D62])" office:value-type="string" office:string-value="Bool[]?">
            <text:p>Bool[]?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62];&quot;Arr&quot;);[.G62]&amp;&quot;[]&quot;;&quot;&quot;);IF(EXACT([.C62];&quot;List&quot;);&quot;ArrayList&lt;&quot;&amp;[.G62]&amp;&quot;&gt;&quot;;&quot;&quot;);IF(EXACT([.C62];&quot;Set&quot;);&quot;HashSet&lt;&quot;&amp;[.G62]&amp;&quot;&gt;&quot;;&quot;&quot;);IF(EXACT([.C62];&quot;&quot;);[.G62];&quot;&quot;))" office:value-type="string" office:string-value="boolean[]">
            <text:p>boolean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62];&quot;?&quot;);&quot;Opt&quot;;&quot;&quot;);IF(EXACT([.C62];&quot;&quot;);IF(EXACT([.B62];&quot;?&quot;);&quot;Opt&quot;;&quot;One&quot;);[.C62]);IF(EXACT([.C62];&quot;&quot;);&quot;&quot;;IF(EXACT([.B62];&quot;?&quot;);&quot;Opt&quot;;&quot;&quot;));&quot;Impl&quot;)" office:value-type="string" office:string-value="JavaOptArrImpl">
            <text:p>JavaOptArr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62]);&quot;%Impl%&quot;;[.$J62]);&quot;%defaultValue%&quot;;[.$I62]);&quot;%JavaType%&quot;;[.$H62]);&quot;%TipeTypeFull%&quot;;[.$F62])" office:value-type="string" office:string-value="case object `java.Bool[]?` extends JavaBooleanStub with JavaOptArrImpl {&#10;  def javaType = &quot;boolean[]&quot; &#10;  def defaultValue = &quot;null&quot;&#10;}">
            <text:p>case object `java.Bool[]?` extends JavaBooleanStub with JavaOptArrImpl {<text:line-break/> <text:s/>def javaType = "boolean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ate</text:p>
          </table:table-cell>
          <table:table-cell table:style-name="ce5" table:formula="of:=CONCATENATE(IF(OR(EXACT([.C63];&quot;List&quot;);EXACT([.C63];&quot;Set&quot;));[.C63]&amp;&quot;&lt;&quot;;&quot;&quot;);[.E63];[.B63];IF(EXACT([.C63];&quot;Arr&quot;);&quot;[]&quot;;&quot;&quot;);IF(OR(EXACT([.C63];&quot;List&quot;);EXACT([.C63];&quot;Set&quot;));&quot;&gt;&quot;;&quot;&quot;);[.D63])" office:value-type="string" office:string-value="Date[]?">
            <text:p>Date[]?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63];&quot;Arr&quot;);[.G63]&amp;&quot;[]&quot;;&quot;&quot;);IF(EXACT([.C63];&quot;List&quot;);&quot;ArrayList&lt;&quot;&amp;[.G63]&amp;&quot;&gt;&quot;;&quot;&quot;);IF(EXACT([.C63];&quot;Set&quot;);&quot;HashSet&lt;&quot;&amp;[.G63]&amp;&quot;&gt;&quot;;&quot;&quot;);IF(EXACT([.C63];&quot;&quot;);[.G63];&quot;&quot;))" office:value-type="string" office:string-value="org.joda.time.LocalDate[]">
            <text:p>org.joda.time.LocalDate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63];&quot;?&quot;);&quot;Opt&quot;;&quot;&quot;);IF(EXACT([.C63];&quot;&quot;);IF(EXACT([.B63];&quot;?&quot;);&quot;Opt&quot;;&quot;One&quot;);[.C63]);IF(EXACT([.C63];&quot;&quot;);&quot;&quot;;IF(EXACT([.B63];&quot;?&quot;);&quot;Opt&quot;;&quot;&quot;));&quot;Impl&quot;)" office:value-type="string" office:string-value="JavaOptArrImpl">
            <text:p>JavaOptArr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63]);&quot;%Impl%&quot;;[.$J63]);&quot;%defaultValue%&quot;;[.$I63]);&quot;%JavaType%&quot;;[.$H63]);&quot;%TipeTypeFull%&quot;;[.$F63])" office:value-type="string" office:string-value="case object `java.Date[]?` extends JavaLocalDateStub with JavaOptArrImpl {&#10;  def javaType = &quot;org.joda.time.LocalDate[]&quot; &#10;  def defaultValue = &quot;null&quot;&#10;}">
            <text:p>case object `java.Date[]?` extends JavaLocalDateStub with JavaOptArrImpl {<text:line-break/> <text:s/>def javaType = "org.joda.time.LocalDate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Timestamp</text:p>
          </table:table-cell>
          <table:table-cell table:style-name="ce5" table:formula="of:=CONCATENATE(IF(OR(EXACT([.C64];&quot;List&quot;);EXACT([.C64];&quot;Set&quot;));[.C64]&amp;&quot;&lt;&quot;;&quot;&quot;);[.E64];[.B64];IF(EXACT([.C64];&quot;Arr&quot;);&quot;[]&quot;;&quot;&quot;);IF(OR(EXACT([.C64];&quot;List&quot;);EXACT([.C64];&quot;Set&quot;));&quot;&gt;&quot;;&quot;&quot;);[.D64])" office:value-type="string" office:string-value="Timestamp[]?">
            <text:p>Timestamp[]?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64];&quot;Arr&quot;);[.G64]&amp;&quot;[]&quot;;&quot;&quot;);IF(EXACT([.C64];&quot;List&quot;);&quot;ArrayList&lt;&quot;&amp;[.G64]&amp;&quot;&gt;&quot;;&quot;&quot;);IF(EXACT([.C64];&quot;Set&quot;);&quot;HashSet&lt;&quot;&amp;[.G64]&amp;&quot;&gt;&quot;;&quot;&quot;);IF(EXACT([.C64];&quot;&quot;);[.G64];&quot;&quot;))" office:value-type="string" office:string-value="org.joda.time.DateTime[]">
            <text:p>org.joda.time.DateTime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64];&quot;?&quot;);&quot;Opt&quot;;&quot;&quot;);IF(EXACT([.C64];&quot;&quot;);IF(EXACT([.B64];&quot;?&quot;);&quot;Opt&quot;;&quot;One&quot;);[.C64]);IF(EXACT([.C64];&quot;&quot;);&quot;&quot;;IF(EXACT([.B64];&quot;?&quot;);&quot;Opt&quot;;&quot;&quot;));&quot;Impl&quot;)" office:value-type="string" office:string-value="JavaOptArrImpl">
            <text:p>JavaOptArr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64]);&quot;%Impl%&quot;;[.$J64]);&quot;%defaultValue%&quot;;[.$I64]);&quot;%JavaType%&quot;;[.$H64]);&quot;%TipeTypeFull%&quot;;[.$F64])" office:value-type="string" office:string-value="case object `java.Timestamp[]?` extends JavaDateTimeStub with JavaOptArrImpl {&#10;  def javaType = &quot;org.joda.time.DateTime[]&quot; &#10;  def defaultValue = &quot;null&quot;&#10;}">
            <text:p>case object `java.Timestamp[]?` extends JavaDateTimeStub with JavaOptArrImpl {<text:line-break/> <text:s/>def javaType = "org.joda.time.DateTime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ecimal</text:p>
          </table:table-cell>
          <table:table-cell table:style-name="ce5" table:formula="of:=CONCATENATE(IF(OR(EXACT([.C65];&quot;List&quot;);EXACT([.C65];&quot;Set&quot;));[.C65]&amp;&quot;&lt;&quot;;&quot;&quot;);[.E65];[.B65];IF(EXACT([.C65];&quot;Arr&quot;);&quot;[]&quot;;&quot;&quot;);IF(OR(EXACT([.C65];&quot;List&quot;);EXACT([.C65];&quot;Set&quot;));&quot;&gt;&quot;;&quot;&quot;);[.D65])" office:value-type="string" office:string-value="Decimal[]?">
            <text:p>Decimal[]?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65];&quot;Arr&quot;);[.G65]&amp;&quot;[]&quot;;&quot;&quot;);IF(EXACT([.C65];&quot;List&quot;);&quot;ArrayList&lt;&quot;&amp;[.G65]&amp;&quot;&gt;&quot;;&quot;&quot;);IF(EXACT([.C65];&quot;Set&quot;);&quot;HashSet&lt;&quot;&amp;[.G65]&amp;&quot;&gt;&quot;;&quot;&quot;);IF(EXACT([.C65];&quot;&quot;);[.G65];&quot;&quot;))" office:value-type="string" office:string-value="java.math.BigDecimal[]">
            <text:p>java.math.BigDecimal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65];&quot;?&quot;);&quot;Opt&quot;;&quot;&quot;);IF(EXACT([.C65];&quot;&quot;);IF(EXACT([.B65];&quot;?&quot;);&quot;Opt&quot;;&quot;One&quot;);[.C65]);IF(EXACT([.C65];&quot;&quot;);&quot;&quot;;IF(EXACT([.B65];&quot;?&quot;);&quot;Opt&quot;;&quot;&quot;));&quot;Impl&quot;)" office:value-type="string" office:string-value="JavaOptArrImpl">
            <text:p>JavaOptArr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65]);&quot;%Impl%&quot;;[.$J65]);&quot;%defaultValue%&quot;;[.$I65]);&quot;%JavaType%&quot;;[.$H65]);&quot;%TipeTypeFull%&quot;;[.$F65])" office:value-type="string" office:string-value="case object `java.Decimal[]?` extends JavaBigDecimalStub with JavaOptArrImpl {&#10;  def javaType = &quot;java.math.BigDecimal[]&quot; &#10;  def defaultValue = &quot;null&quot;&#10;}">
            <text:p>case object `java.Decimal[]?` extends JavaBigDecimalStub with JavaOptArrImpl {<text:line-break/> <text:s/>def javaType = "java.math.BigDecimal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ouble</text:p>
          </table:table-cell>
          <table:table-cell table:style-name="ce5" table:formula="of:=CONCATENATE(IF(OR(EXACT([.C66];&quot;List&quot;);EXACT([.C66];&quot;Set&quot;));[.C66]&amp;&quot;&lt;&quot;;&quot;&quot;);[.E66];[.B66];IF(EXACT([.C66];&quot;Arr&quot;);&quot;[]&quot;;&quot;&quot;);IF(OR(EXACT([.C66];&quot;List&quot;);EXACT([.C66];&quot;Set&quot;));&quot;&gt;&quot;;&quot;&quot;);[.D66])" office:value-type="string" office:string-value="Double[]?">
            <text:p>Double[]?</text:p>
          </table:table-cell>
          <table:table-cell table:style-name="ce5" office:value-type="string">
            <text:p>double</text:p>
          </table:table-cell>
          <table:table-cell table:style-name="ce5" table:formula="of:=CONCATENATE(IF(EXACT([.C66];&quot;Arr&quot;);[.G66]&amp;&quot;[]&quot;;&quot;&quot;);IF(EXACT([.C66];&quot;List&quot;);&quot;ArrayList&lt;&quot;&amp;[.G66]&amp;&quot;&gt;&quot;;&quot;&quot;);IF(EXACT([.C66];&quot;Set&quot;);&quot;HashSet&lt;&quot;&amp;[.G66]&amp;&quot;&gt;&quot;;&quot;&quot;);IF(EXACT([.C66];&quot;&quot;);[.G66];&quot;&quot;))" office:value-type="string" office:string-value="double[]">
            <text:p>double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66];&quot;?&quot;);&quot;Opt&quot;;&quot;&quot;);IF(EXACT([.C66];&quot;&quot;);IF(EXACT([.B66];&quot;?&quot;);&quot;Opt&quot;;&quot;One&quot;);[.C66]);IF(EXACT([.C66];&quot;&quot;);&quot;&quot;;IF(EXACT([.B66];&quot;?&quot;);&quot;Opt&quot;;&quot;&quot;));&quot;Impl&quot;)" office:value-type="string" office:string-value="JavaOptArrImpl">
            <text:p>JavaOptArr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66]);&quot;%Impl%&quot;;[.$J66]);&quot;%defaultValue%&quot;;[.$I66]);&quot;%JavaType%&quot;;[.$H66]);&quot;%TipeTypeFull%&quot;;[.$F66])" office:value-type="string" office:string-value="case object `java.Double[]?` extends JavaDoubleStub with JavaOptArrImpl {&#10;  def javaType = &quot;double[]&quot; &#10;  def defaultValue = &quot;null&quot;&#10;}">
            <text:p>case object `java.Double[]?` extends JavaDoubleStub with JavaOptArrImpl {<text:line-break/> <text:s/>def javaType = "double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Float</text:p>
          </table:table-cell>
          <table:table-cell table:style-name="ce5" table:formula="of:=CONCATENATE(IF(OR(EXACT([.C67];&quot;List&quot;);EXACT([.C67];&quot;Set&quot;));[.C67]&amp;&quot;&lt;&quot;;&quot;&quot;);[.E67];[.B67];IF(EXACT([.C67];&quot;Arr&quot;);&quot;[]&quot;;&quot;&quot;);IF(OR(EXACT([.C67];&quot;List&quot;);EXACT([.C67];&quot;Set&quot;));&quot;&gt;&quot;;&quot;&quot;);[.D67])" office:value-type="string" office:string-value="Float[]?">
            <text:p>Float[]?</text:p>
          </table:table-cell>
          <table:table-cell table:style-name="ce5" office:value-type="string">
            <text:p>float</text:p>
          </table:table-cell>
          <table:table-cell table:style-name="ce5" table:formula="of:=CONCATENATE(IF(EXACT([.C67];&quot;Arr&quot;);[.G67]&amp;&quot;[]&quot;;&quot;&quot;);IF(EXACT([.C67];&quot;List&quot;);&quot;ArrayList&lt;&quot;&amp;[.G67]&amp;&quot;&gt;&quot;;&quot;&quot;);IF(EXACT([.C67];&quot;Set&quot;);&quot;HashSet&lt;&quot;&amp;[.G67]&amp;&quot;&gt;&quot;;&quot;&quot;);IF(EXACT([.C67];&quot;&quot;);[.G67];&quot;&quot;))" office:value-type="string" office:string-value="float[]">
            <text:p>float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67];&quot;?&quot;);&quot;Opt&quot;;&quot;&quot;);IF(EXACT([.C67];&quot;&quot;);IF(EXACT([.B67];&quot;?&quot;);&quot;Opt&quot;;&quot;One&quot;);[.C67]);IF(EXACT([.C67];&quot;&quot;);&quot;&quot;;IF(EXACT([.B67];&quot;?&quot;);&quot;Opt&quot;;&quot;&quot;));&quot;Impl&quot;)" office:value-type="string" office:string-value="JavaOptArrImpl">
            <text:p>JavaOptArr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67]);&quot;%Impl%&quot;;[.$J67]);&quot;%defaultValue%&quot;;[.$I67]);&quot;%JavaType%&quot;;[.$H67]);&quot;%TipeTypeFull%&quot;;[.$F67])" office:value-type="string" office:string-value="case object `java.Float[]?` extends JavaFloatStub with JavaOptArrImpl {&#10;  def javaType = &quot;float[]&quot; &#10;  def defaultValue = &quot;null&quot;&#10;}">
            <text:p>case object `java.Float[]?` extends JavaFloatStub with JavaOptArrImpl {<text:line-break/> <text:s/>def javaType = "float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KeyValue</text:p>
          </table:table-cell>
          <table:table-cell table:style-name="ce5" table:formula="of:=CONCATENATE(IF(OR(EXACT([.C68];&quot;List&quot;);EXACT([.C68];&quot;Set&quot;));[.C68]&amp;&quot;&lt;&quot;;&quot;&quot;);[.E68];[.B68];IF(EXACT([.C68];&quot;Arr&quot;);&quot;[]&quot;;&quot;&quot;);IF(OR(EXACT([.C68];&quot;List&quot;);EXACT([.C68];&quot;Set&quot;));&quot;&gt;&quot;;&quot;&quot;);[.D68])" office:value-type="string" office:string-value="KeyValue[]?">
            <text:p>KeyValue[]?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68];&quot;Arr&quot;);[.G68]&amp;&quot;[]&quot;;&quot;&quot;);IF(EXACT([.C68];&quot;List&quot;);&quot;ArrayList&lt;&quot;&amp;[.G68]&amp;&quot;&gt;&quot;;&quot;&quot;);IF(EXACT([.C68];&quot;Set&quot;);&quot;HashSet&lt;&quot;&amp;[.G68]&amp;&quot;&gt;&quot;;&quot;&quot;);IF(EXACT([.C68];&quot;&quot;);[.G68];&quot;&quot;))" office:value-type="string" office:string-value="HashMap&lt;String, String&gt;[]">
            <text:p>HashMap&lt;String, String&gt;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68];&quot;?&quot;);&quot;Opt&quot;;&quot;&quot;);IF(EXACT([.C68];&quot;&quot;);IF(EXACT([.B68];&quot;?&quot;);&quot;Opt&quot;;&quot;One&quot;);[.C68]);IF(EXACT([.C68];&quot;&quot;);&quot;&quot;;IF(EXACT([.B68];&quot;?&quot;);&quot;Opt&quot;;&quot;&quot;));&quot;Impl&quot;)" office:value-type="string" office:string-value="JavaOptArrImpl">
            <text:p>JavaOptArr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68]);&quot;%Impl%&quot;;[.$J68]);&quot;%defaultValue%&quot;;[.$I68]);&quot;%JavaType%&quot;;[.$H68]);&quot;%TipeTypeFull%&quot;;[.$F68])" office:value-type="string" office:string-value="case object `java.KeyValue[]?` extends JavaHashMapStub with JavaOptArrImpl {&#10;  def javaType = &quot;HashMap&lt;String, String&gt;[]&quot; &#10;  def defaultValue = &quot;null&quot;&#10;}">
            <text:p>case object `java.KeyValue[]?` extends JavaHashMapStub with JavaOptArrImpl {<text:line-break/> <text:s/>def javaType = "HashMap&lt;String, String&gt;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Integer</text:p>
          </table:table-cell>
          <table:table-cell table:style-name="ce5" table:formula="of:=CONCATENATE(IF(OR(EXACT([.C69];&quot;List&quot;);EXACT([.C69];&quot;Set&quot;));[.C69]&amp;&quot;&lt;&quot;;&quot;&quot;);[.E69];[.B69];IF(EXACT([.C69];&quot;Arr&quot;);&quot;[]&quot;;&quot;&quot;);IF(OR(EXACT([.C69];&quot;List&quot;);EXACT([.C69];&quot;Set&quot;));&quot;&gt;&quot;;&quot;&quot;);[.D69])" office:value-type="string" office:string-value="Integer[]?">
            <text:p>Integer[]?</text:p>
          </table:table-cell>
          <table:table-cell table:style-name="ce5" office:value-type="string">
            <text:p>int</text:p>
          </table:table-cell>
          <table:table-cell table:style-name="ce5" table:formula="of:=CONCATENATE(IF(EXACT([.C69];&quot;Arr&quot;);[.G69]&amp;&quot;[]&quot;;&quot;&quot;);IF(EXACT([.C69];&quot;List&quot;);&quot;ArrayList&lt;&quot;&amp;[.G69]&amp;&quot;&gt;&quot;;&quot;&quot;);IF(EXACT([.C69];&quot;Set&quot;);&quot;HashSet&lt;&quot;&amp;[.G69]&amp;&quot;&gt;&quot;;&quot;&quot;);IF(EXACT([.C69];&quot;&quot;);[.G69];&quot;&quot;))" office:value-type="string" office:string-value="int[]">
            <text:p>int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69];&quot;?&quot;);&quot;Opt&quot;;&quot;&quot;);IF(EXACT([.C69];&quot;&quot;);IF(EXACT([.B69];&quot;?&quot;);&quot;Opt&quot;;&quot;One&quot;);[.C69]);IF(EXACT([.C69];&quot;&quot;);&quot;&quot;;IF(EXACT([.B69];&quot;?&quot;);&quot;Opt&quot;;&quot;&quot;));&quot;Impl&quot;)" office:value-type="string" office:string-value="JavaOptArrImpl">
            <text:p>JavaOptArr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69]);&quot;%Impl%&quot;;[.$J69]);&quot;%defaultValue%&quot;;[.$I69]);&quot;%JavaType%&quot;;[.$H69]);&quot;%TipeTypeFull%&quot;;[.$F69])" office:value-type="string" office:string-value="case object `java.Integer[]?` extends JavaIntStub with JavaOptArrImpl {&#10;  def javaType = &quot;int[]&quot; &#10;  def defaultValue = &quot;null&quot;&#10;}">
            <text:p>case object `java.Integer[]?` extends JavaIntStub with JavaOptArrImpl {<text:line-break/> <text:s/>def javaType = "int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ong</text:p>
          </table:table-cell>
          <table:table-cell table:style-name="ce5" table:formula="of:=CONCATENATE(IF(OR(EXACT([.C70];&quot;List&quot;);EXACT([.C70];&quot;Set&quot;));[.C70]&amp;&quot;&lt;&quot;;&quot;&quot;);[.E70];[.B70];IF(EXACT([.C70];&quot;Arr&quot;);&quot;[]&quot;;&quot;&quot;);IF(OR(EXACT([.C70];&quot;List&quot;);EXACT([.C70];&quot;Set&quot;));&quot;&gt;&quot;;&quot;&quot;);[.D70])" office:value-type="string" office:string-value="Long[]?">
            <text:p>Long[]?</text:p>
          </table:table-cell>
          <table:table-cell table:style-name="ce5" office:value-type="string">
            <text:p>long</text:p>
          </table:table-cell>
          <table:table-cell table:style-name="ce5" table:formula="of:=CONCATENATE(IF(EXACT([.C70];&quot;Arr&quot;);[.G70]&amp;&quot;[]&quot;;&quot;&quot;);IF(EXACT([.C70];&quot;List&quot;);&quot;ArrayList&lt;&quot;&amp;[.G70]&amp;&quot;&gt;&quot;;&quot;&quot;);IF(EXACT([.C70];&quot;Set&quot;);&quot;HashSet&lt;&quot;&amp;[.G70]&amp;&quot;&gt;&quot;;&quot;&quot;);IF(EXACT([.C70];&quot;&quot;);[.G70];&quot;&quot;))" office:value-type="string" office:string-value="long[]">
            <text:p>long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70];&quot;?&quot;);&quot;Opt&quot;;&quot;&quot;);IF(EXACT([.C70];&quot;&quot;);IF(EXACT([.B70];&quot;?&quot;);&quot;Opt&quot;;&quot;One&quot;);[.C70]);IF(EXACT([.C70];&quot;&quot;);&quot;&quot;;IF(EXACT([.B70];&quot;?&quot;);&quot;Opt&quot;;&quot;&quot;));&quot;Impl&quot;)" office:value-type="string" office:string-value="JavaOptArrImpl">
            <text:p>JavaOptArr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70]);&quot;%Impl%&quot;;[.$J70]);&quot;%defaultValue%&quot;;[.$I70]);&quot;%JavaType%&quot;;[.$H70]);&quot;%TipeTypeFull%&quot;;[.$F70])" office:value-type="string" office:string-value="case object `java.Long[]?` extends JavaLongStub with JavaOptArrImpl {&#10;  def javaType = &quot;long[]&quot; &#10;  def defaultValue = &quot;null&quot;&#10;}">
            <text:p>case object `java.Long[]?` extends JavaLongStub with JavaOptArrImpl {<text:line-break/> <text:s/>def javaType = "long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Xml</text:p>
          </table:table-cell>
          <table:table-cell table:style-name="ce5" table:formula="of:=CONCATENATE(IF(OR(EXACT([.C71];&quot;List&quot;);EXACT([.C71];&quot;Set&quot;));[.C71]&amp;&quot;&lt;&quot;;&quot;&quot;);[.E71];[.B71];IF(EXACT([.C71];&quot;Arr&quot;);&quot;[]&quot;;&quot;&quot;);IF(OR(EXACT([.C71];&quot;List&quot;);EXACT([.C71];&quot;Set&quot;));&quot;&gt;&quot;;&quot;&quot;);[.D71])" office:value-type="string" office:string-value="Xml[]?">
            <text:p>Xml[]?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71];&quot;Arr&quot;);[.G71]&amp;&quot;[]&quot;;&quot;&quot;);IF(EXACT([.C71];&quot;List&quot;);&quot;ArrayList&lt;&quot;&amp;[.G71]&amp;&quot;&gt;&quot;;&quot;&quot;);IF(EXACT([.C71];&quot;Set&quot;);&quot;HashSet&lt;&quot;&amp;[.G71]&amp;&quot;&gt;&quot;;&quot;&quot;);IF(EXACT([.C71];&quot;&quot;);[.G71];&quot;&quot;))" office:value-type="string" office:string-value="org.w3c.dom.Node[]">
            <text:p>org.w3c.dom.Node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71];&quot;?&quot;);&quot;Opt&quot;;&quot;&quot;);IF(EXACT([.C71];&quot;&quot;);IF(EXACT([.B71];&quot;?&quot;);&quot;Opt&quot;;&quot;One&quot;);[.C71]);IF(EXACT([.C71];&quot;&quot;);&quot;&quot;;IF(EXACT([.B71];&quot;?&quot;);&quot;Opt&quot;;&quot;&quot;));&quot;Impl&quot;)" office:value-type="string" office:string-value="JavaOptArrImpl">
            <text:p>JavaOptArr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71]);&quot;%Impl%&quot;;[.$J71]);&quot;%defaultValue%&quot;;[.$I71]);&quot;%JavaType%&quot;;[.$H71]);&quot;%TipeTypeFull%&quot;;[.$F71])" office:value-type="string" office:string-value="case object `java.Xml[]?` extends JavaNodeStub with JavaOptArrImpl {&#10;  def javaType = &quot;org.w3c.dom.Node[]&quot; &#10;  def defaultValue = &quot;null&quot;&#10;}">
            <text:p>case object `java.Xml[]?` extends JavaNodeStub with JavaOptArrImpl {<text:line-break/> <text:s/>def javaType = "org.w3c.dom.Node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Guid</text:p>
          </table:table-cell>
          <table:table-cell table:style-name="ce5" table:formula="of:=CONCATENATE(IF(OR(EXACT([.C72];&quot;List&quot;);EXACT([.C72];&quot;Set&quot;));[.C72]&amp;&quot;&lt;&quot;;&quot;&quot;);[.E72];[.B72];IF(EXACT([.C72];&quot;Arr&quot;);&quot;[]&quot;;&quot;&quot;);IF(OR(EXACT([.C72];&quot;List&quot;);EXACT([.C72];&quot;Set&quot;));&quot;&gt;&quot;;&quot;&quot;);[.D72])" office:value-type="string" office:string-value="Guid[]?">
            <text:p>Guid[]?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72];&quot;Arr&quot;);[.G72]&amp;&quot;[]&quot;;&quot;&quot;);IF(EXACT([.C72];&quot;List&quot;);&quot;ArrayList&lt;&quot;&amp;[.G72]&amp;&quot;&gt;&quot;;&quot;&quot;);IF(EXACT([.C72];&quot;Set&quot;);&quot;HashSet&lt;&quot;&amp;[.G72]&amp;&quot;&gt;&quot;;&quot;&quot;);IF(EXACT([.C72];&quot;&quot;);[.G72];&quot;&quot;))" office:value-type="string" office:string-value="java.util.UUID[]">
            <text:p>java.util.UUID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72];&quot;?&quot;);&quot;Opt&quot;;&quot;&quot;);IF(EXACT([.C72];&quot;&quot;);IF(EXACT([.B72];&quot;?&quot;);&quot;Opt&quot;;&quot;One&quot;);[.C72]);IF(EXACT([.C72];&quot;&quot;);&quot;&quot;;IF(EXACT([.B72];&quot;?&quot;);&quot;Opt&quot;;&quot;&quot;));&quot;Impl&quot;)" office:value-type="string" office:string-value="JavaOptArrImpl">
            <text:p>JavaOptArr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72]);&quot;%Impl%&quot;;[.$J72]);&quot;%defaultValue%&quot;;[.$I72]);&quot;%JavaType%&quot;;[.$H72]);&quot;%TipeTypeFull%&quot;;[.$F72])" office:value-type="string" office:string-value="case object `java.Guid[]?` extends JavaUUIDStub with JavaOptArrImpl {&#10;  def javaType = &quot;java.util.UUID[]&quot; &#10;  def defaultValue = &quot;null&quot;&#10;}">
            <text:p>case object `java.Guid[]?` extends JavaUUIDStub with JavaOptArrImpl {<text:line-break/> <text:s/>def javaType = "java.util.UUID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/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tring</text:p>
          </table:table-cell>
          <table:table-cell table:style-name="ce5" table:formula="of:=CONCATENATE(IF(OR(EXACT([.C73];&quot;List&quot;);EXACT([.C73];&quot;Set&quot;));[.C73]&amp;&quot;&lt;&quot;;&quot;&quot;);[.E73];[.B73];IF(EXACT([.C73];&quot;Arr&quot;);&quot;[]&quot;;&quot;&quot;);IF(OR(EXACT([.C73];&quot;List&quot;);EXACT([.C73];&quot;Set&quot;));&quot;&gt;&quot;;&quot;&quot;);[.D73])" office:value-type="string" office:string-value="String[]?">
            <text:p>String[]?</text:p>
          </table:table-cell>
          <table:table-cell table:style-name="ce5" office:value-type="string">
            <text:p>String</text:p>
          </table:table-cell>
          <table:table-cell table:style-name="ce5" table:formula="of:=CONCATENATE(IF(EXACT([.C73];&quot;Arr&quot;);[.G73]&amp;&quot;[]&quot;;&quot;&quot;);IF(EXACT([.C73];&quot;List&quot;);&quot;ArrayList&lt;&quot;&amp;[.G73]&amp;&quot;&gt;&quot;;&quot;&quot;);IF(EXACT([.C73];&quot;Set&quot;);&quot;HashSet&lt;&quot;&amp;[.G73]&amp;&quot;&gt;&quot;;&quot;&quot;);IF(EXACT([.C73];&quot;&quot;);[.G73];&quot;&quot;))" office:value-type="string" office:string-value="String[]">
            <text:p>String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73];&quot;?&quot;);&quot;Opt&quot;;&quot;&quot;);IF(EXACT([.C73];&quot;&quot;);IF(EXACT([.B73];&quot;?&quot;);&quot;Opt&quot;;&quot;One&quot;);[.C73]);IF(EXACT([.C73];&quot;&quot;);&quot;&quot;;IF(EXACT([.B73];&quot;?&quot;);&quot;Opt&quot;;&quot;&quot;));&quot;Impl&quot;)" office:value-type="string" office:string-value="JavaOptArrImpl">
            <text:p>JavaOptArr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73]);&quot;%Impl%&quot;;[.$J73]);&quot;%defaultValue%&quot;;[.$I73]);&quot;%JavaType%&quot;;[.$H73]);&quot;%TipeTypeFull%&quot;;[.$F73])" office:value-type="string" office:string-value="case object `java.String[]?` extends JavaStringStub with JavaOptArrImpl {&#10;  def javaType = &quot;String[]&quot; &#10;  def defaultValue = &quot;null&quot;&#10;}">
            <text:p>case object `java.String[]?` extends JavaStringStub with JavaOptArrImpl {<text:line-break/> <text:s/>def javaType = "String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inary</text:p>
          </table:table-cell>
          <table:table-cell table:style-name="ce5" table:formula="of:=CONCATENATE(IF(OR(EXACT([.C74];&quot;List&quot;);EXACT([.C74];&quot;Set&quot;));[.C74]&amp;&quot;&lt;&quot;;&quot;&quot;);[.E74];[.B74];IF(EXACT([.C74];&quot;Arr&quot;);&quot;[]&quot;;&quot;&quot;);IF(OR(EXACT([.C74];&quot;List&quot;);EXACT([.C74];&quot;Set&quot;));&quot;&gt;&quot;;&quot;&quot;);[.D74])" office:value-type="string" office:string-value="Binary?[]?">
            <text:p>Binary?[]?</text:p>
          </table:table-cell>
          <table:table-cell table:style-name="ce5" office:value-type="string">
            <text:p>byte[]</text:p>
          </table:table-cell>
          <table:table-cell table:style-name="ce5" table:formula="of:=CONCATENATE(IF(EXACT([.C74];&quot;Arr&quot;);[.G74]&amp;&quot;[]&quot;;&quot;&quot;);IF(EXACT([.C74];&quot;List&quot;);&quot;ArrayList&lt;&quot;&amp;[.G74]&amp;&quot;&gt;&quot;;&quot;&quot;);IF(EXACT([.C74];&quot;Set&quot;);&quot;HashSet&lt;&quot;&amp;[.G74]&amp;&quot;&gt;&quot;;&quot;&quot;);IF(EXACT([.C74];&quot;&quot;);[.G74];&quot;&quot;))" office:value-type="string" office:string-value="byte[][]">
            <text:p>byte[]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74];&quot;?&quot;);&quot;Opt&quot;;&quot;&quot;);IF(EXACT([.C74];&quot;&quot;);IF(EXACT([.B74];&quot;?&quot;);&quot;Opt&quot;;&quot;One&quot;);[.C74]);IF(EXACT([.C74];&quot;&quot;);&quot;&quot;;IF(EXACT([.B74];&quot;?&quot;);&quot;Opt&quot;;&quot;&quot;));&quot;Impl&quot;)" office:value-type="string" office:string-value="JavaOptArrOptImpl">
            <text:p>JavaOptArrOpt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74]);&quot;%Impl%&quot;;[.$J74]);&quot;%defaultValue%&quot;;[.$I74]);&quot;%JavaType%&quot;;[.$H74]);&quot;%TipeTypeFull%&quot;;[.$F74])" office:value-type="string" office:string-value="case object `java.Binary?[]?` extends JavaBinaryStub with JavaOptArrOptImpl {&#10;  def javaType = &quot;byte[][]&quot; &#10;  def defaultValue = &quot;null&quot;&#10;}">
            <text:p>case object `java.Binary?[]?` extends JavaBinaryStub with JavaOptArrOptImpl {<text:line-break/> <text:s/>def javaType = "byte[]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ool</text:p>
          </table:table-cell>
          <table:table-cell table:style-name="ce5" table:formula="of:=CONCATENATE(IF(OR(EXACT([.C75];&quot;List&quot;);EXACT([.C75];&quot;Set&quot;));[.C75]&amp;&quot;&lt;&quot;;&quot;&quot;);[.E75];[.B75];IF(EXACT([.C75];&quot;Arr&quot;);&quot;[]&quot;;&quot;&quot;);IF(OR(EXACT([.C75];&quot;List&quot;);EXACT([.C75];&quot;Set&quot;));&quot;&gt;&quot;;&quot;&quot;);[.D75])" office:value-type="string" office:string-value="Bool?[]?">
            <text:p>Bool?[]?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75];&quot;Arr&quot;);[.G75]&amp;&quot;[]&quot;;&quot;&quot;);IF(EXACT([.C75];&quot;List&quot;);&quot;ArrayList&lt;&quot;&amp;[.G75]&amp;&quot;&gt;&quot;;&quot;&quot;);IF(EXACT([.C75];&quot;Set&quot;);&quot;HashSet&lt;&quot;&amp;[.G75]&amp;&quot;&gt;&quot;;&quot;&quot;);IF(EXACT([.C75];&quot;&quot;);[.G75];&quot;&quot;))" office:value-type="string" office:string-value="Boolean[]">
            <text:p>Boolean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75];&quot;?&quot;);&quot;Opt&quot;;&quot;&quot;);IF(EXACT([.C75];&quot;&quot;);IF(EXACT([.B75];&quot;?&quot;);&quot;Opt&quot;;&quot;One&quot;);[.C75]);IF(EXACT([.C75];&quot;&quot;);&quot;&quot;;IF(EXACT([.B75];&quot;?&quot;);&quot;Opt&quot;;&quot;&quot;));&quot;Impl&quot;)" office:value-type="string" office:string-value="JavaOptArrOptImpl">
            <text:p>JavaOptArr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75]);&quot;%Impl%&quot;;[.$J75]);&quot;%defaultValue%&quot;;[.$I75]);&quot;%JavaType%&quot;;[.$H75]);&quot;%TipeTypeFull%&quot;;[.$F75])" office:value-type="string" office:string-value="case object `java.Bool?[]?` extends JavaBooleanStub with JavaOptArrOptImpl {&#10;  def javaType = &quot;Boolean[]&quot; &#10;  def defaultValue = &quot;null&quot;&#10;}">
            <text:p>case object `java.Bool?[]?` extends JavaBooleanStub with JavaOptArrOptImpl {<text:line-break/> <text:s/>def javaType = "Boolean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ate</text:p>
          </table:table-cell>
          <table:table-cell table:style-name="ce5" table:formula="of:=CONCATENATE(IF(OR(EXACT([.C76];&quot;List&quot;);EXACT([.C76];&quot;Set&quot;));[.C76]&amp;&quot;&lt;&quot;;&quot;&quot;);[.E76];[.B76];IF(EXACT([.C76];&quot;Arr&quot;);&quot;[]&quot;;&quot;&quot;);IF(OR(EXACT([.C76];&quot;List&quot;);EXACT([.C76];&quot;Set&quot;));&quot;&gt;&quot;;&quot;&quot;);[.D76])" office:value-type="string" office:string-value="Date?[]?">
            <text:p>Date?[]?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76];&quot;Arr&quot;);[.G76]&amp;&quot;[]&quot;;&quot;&quot;);IF(EXACT([.C76];&quot;List&quot;);&quot;ArrayList&lt;&quot;&amp;[.G76]&amp;&quot;&gt;&quot;;&quot;&quot;);IF(EXACT([.C76];&quot;Set&quot;);&quot;HashSet&lt;&quot;&amp;[.G76]&amp;&quot;&gt;&quot;;&quot;&quot;);IF(EXACT([.C76];&quot;&quot;);[.G76];&quot;&quot;))" office:value-type="string" office:string-value="org.joda.time.LocalDate[]">
            <text:p>org.joda.time.LocalDate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76];&quot;?&quot;);&quot;Opt&quot;;&quot;&quot;);IF(EXACT([.C76];&quot;&quot;);IF(EXACT([.B76];&quot;?&quot;);&quot;Opt&quot;;&quot;One&quot;);[.C76]);IF(EXACT([.C76];&quot;&quot;);&quot;&quot;;IF(EXACT([.B76];&quot;?&quot;);&quot;Opt&quot;;&quot;&quot;));&quot;Impl&quot;)" office:value-type="string" office:string-value="JavaOptArrOptImpl">
            <text:p>JavaOptArr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76]);&quot;%Impl%&quot;;[.$J76]);&quot;%defaultValue%&quot;;[.$I76]);&quot;%JavaType%&quot;;[.$H76]);&quot;%TipeTypeFull%&quot;;[.$F76])" office:value-type="string" office:string-value="case object `java.Date?[]?` extends JavaLocalDateStub with JavaOptArrOptImpl {&#10;  def javaType = &quot;org.joda.time.LocalDate[]&quot; &#10;  def defaultValue = &quot;null&quot;&#10;}">
            <text:p>case object `java.Date?[]?` extends JavaLocalDateStub with JavaOptArrOptImpl {<text:line-break/> <text:s/>def javaType = "org.joda.time.LocalDate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Timestamp</text:p>
          </table:table-cell>
          <table:table-cell table:style-name="ce5" table:formula="of:=CONCATENATE(IF(OR(EXACT([.C77];&quot;List&quot;);EXACT([.C77];&quot;Set&quot;));[.C77]&amp;&quot;&lt;&quot;;&quot;&quot;);[.E77];[.B77];IF(EXACT([.C77];&quot;Arr&quot;);&quot;[]&quot;;&quot;&quot;);IF(OR(EXACT([.C77];&quot;List&quot;);EXACT([.C77];&quot;Set&quot;));&quot;&gt;&quot;;&quot;&quot;);[.D77])" office:value-type="string" office:string-value="Timestamp?[]?">
            <text:p>Timestamp?[]?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77];&quot;Arr&quot;);[.G77]&amp;&quot;[]&quot;;&quot;&quot;);IF(EXACT([.C77];&quot;List&quot;);&quot;ArrayList&lt;&quot;&amp;[.G77]&amp;&quot;&gt;&quot;;&quot;&quot;);IF(EXACT([.C77];&quot;Set&quot;);&quot;HashSet&lt;&quot;&amp;[.G77]&amp;&quot;&gt;&quot;;&quot;&quot;);IF(EXACT([.C77];&quot;&quot;);[.G77];&quot;&quot;))" office:value-type="string" office:string-value="org.joda.time.DateTime[]">
            <text:p>org.joda.time.DateTime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77];&quot;?&quot;);&quot;Opt&quot;;&quot;&quot;);IF(EXACT([.C77];&quot;&quot;);IF(EXACT([.B77];&quot;?&quot;);&quot;Opt&quot;;&quot;One&quot;);[.C77]);IF(EXACT([.C77];&quot;&quot;);&quot;&quot;;IF(EXACT([.B77];&quot;?&quot;);&quot;Opt&quot;;&quot;&quot;));&quot;Impl&quot;)" office:value-type="string" office:string-value="JavaOptArrOptImpl">
            <text:p>JavaOptArr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77]);&quot;%Impl%&quot;;[.$J77]);&quot;%defaultValue%&quot;;[.$I77]);&quot;%JavaType%&quot;;[.$H77]);&quot;%TipeTypeFull%&quot;;[.$F77])" office:value-type="string" office:string-value="case object `java.Timestamp?[]?` extends JavaDateTimeStub with JavaOptArrOptImpl {&#10;  def javaType = &quot;org.joda.time.DateTime[]&quot; &#10;  def defaultValue = &quot;null&quot;&#10;}">
            <text:p>case object `java.Timestamp?[]?` extends JavaDateTimeStub with JavaOptArrOptImpl {<text:line-break/> <text:s/>def javaType = "org.joda.time.DateTime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ecimal</text:p>
          </table:table-cell>
          <table:table-cell table:style-name="ce5" table:formula="of:=CONCATENATE(IF(OR(EXACT([.C78];&quot;List&quot;);EXACT([.C78];&quot;Set&quot;));[.C78]&amp;&quot;&lt;&quot;;&quot;&quot;);[.E78];[.B78];IF(EXACT([.C78];&quot;Arr&quot;);&quot;[]&quot;;&quot;&quot;);IF(OR(EXACT([.C78];&quot;List&quot;);EXACT([.C78];&quot;Set&quot;));&quot;&gt;&quot;;&quot;&quot;);[.D78])" office:value-type="string" office:string-value="Decimal?[]?">
            <text:p>Decimal?[]?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78];&quot;Arr&quot;);[.G78]&amp;&quot;[]&quot;;&quot;&quot;);IF(EXACT([.C78];&quot;List&quot;);&quot;ArrayList&lt;&quot;&amp;[.G78]&amp;&quot;&gt;&quot;;&quot;&quot;);IF(EXACT([.C78];&quot;Set&quot;);&quot;HashSet&lt;&quot;&amp;[.G78]&amp;&quot;&gt;&quot;;&quot;&quot;);IF(EXACT([.C78];&quot;&quot;);[.G78];&quot;&quot;))" office:value-type="string" office:string-value="java.math.BigDecimal[]">
            <text:p>java.math.BigDecimal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78];&quot;?&quot;);&quot;Opt&quot;;&quot;&quot;);IF(EXACT([.C78];&quot;&quot;);IF(EXACT([.B78];&quot;?&quot;);&quot;Opt&quot;;&quot;One&quot;);[.C78]);IF(EXACT([.C78];&quot;&quot;);&quot;&quot;;IF(EXACT([.B78];&quot;?&quot;);&quot;Opt&quot;;&quot;&quot;));&quot;Impl&quot;)" office:value-type="string" office:string-value="JavaOptArrOptImpl">
            <text:p>JavaOptArrOpt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78]);&quot;%Impl%&quot;;[.$J78]);&quot;%defaultValue%&quot;;[.$I78]);&quot;%JavaType%&quot;;[.$H78]);&quot;%TipeTypeFull%&quot;;[.$F78])" office:value-type="string" office:string-value="case object `java.Decimal?[]?` extends JavaBigDecimalStub with JavaOptArrOptImpl {&#10;  def javaType = &quot;java.math.BigDecimal[]&quot; &#10;  def defaultValue = &quot;null&quot;&#10;}">
            <text:p>case object `java.Decimal?[]?` extends JavaBigDecimalStub with JavaOptArrOptImpl {<text:line-break/> <text:s/>def javaType = "java.math.BigDecimal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ouble</text:p>
          </table:table-cell>
          <table:table-cell table:style-name="ce5" table:formula="of:=CONCATENATE(IF(OR(EXACT([.C79];&quot;List&quot;);EXACT([.C79];&quot;Set&quot;));[.C79]&amp;&quot;&lt;&quot;;&quot;&quot;);[.E79];[.B79];IF(EXACT([.C79];&quot;Arr&quot;);&quot;[]&quot;;&quot;&quot;);IF(OR(EXACT([.C79];&quot;List&quot;);EXACT([.C79];&quot;Set&quot;));&quot;&gt;&quot;;&quot;&quot;);[.D79])" office:value-type="string" office:string-value="Double?[]?">
            <text:p>Double?[]?</text:p>
          </table:table-cell>
          <table:table-cell table:style-name="ce5" office:value-type="string">
            <text:p>Double</text:p>
          </table:table-cell>
          <table:table-cell table:style-name="ce5" table:formula="of:=CONCATENATE(IF(EXACT([.C79];&quot;Arr&quot;);[.G79]&amp;&quot;[]&quot;;&quot;&quot;);IF(EXACT([.C79];&quot;List&quot;);&quot;ArrayList&lt;&quot;&amp;[.G79]&amp;&quot;&gt;&quot;;&quot;&quot;);IF(EXACT([.C79];&quot;Set&quot;);&quot;HashSet&lt;&quot;&amp;[.G79]&amp;&quot;&gt;&quot;;&quot;&quot;);IF(EXACT([.C79];&quot;&quot;);[.G79];&quot;&quot;))" office:value-type="string" office:string-value="Double[]">
            <text:p>Double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79];&quot;?&quot;);&quot;Opt&quot;;&quot;&quot;);IF(EXACT([.C79];&quot;&quot;);IF(EXACT([.B79];&quot;?&quot;);&quot;Opt&quot;;&quot;One&quot;);[.C79]);IF(EXACT([.C79];&quot;&quot;);&quot;&quot;;IF(EXACT([.B79];&quot;?&quot;);&quot;Opt&quot;;&quot;&quot;));&quot;Impl&quot;)" office:value-type="string" office:string-value="JavaOptArrOptImpl">
            <text:p>JavaOptArr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79]);&quot;%Impl%&quot;;[.$J79]);&quot;%defaultValue%&quot;;[.$I79]);&quot;%JavaType%&quot;;[.$H79]);&quot;%TipeTypeFull%&quot;;[.$F79])" office:value-type="string" office:string-value="case object `java.Double?[]?` extends JavaDoubleStub with JavaOptArrOptImpl {&#10;  def javaType = &quot;Double[]&quot; &#10;  def defaultValue = &quot;null&quot;&#10;}">
            <text:p>case object `java.Double?[]?` extends JavaDoubleStub with JavaOptArrOptImpl {<text:line-break/> <text:s/>def javaType = "Double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Float</text:p>
          </table:table-cell>
          <table:table-cell table:style-name="ce5" table:formula="of:=CONCATENATE(IF(OR(EXACT([.C80];&quot;List&quot;);EXACT([.C80];&quot;Set&quot;));[.C80]&amp;&quot;&lt;&quot;;&quot;&quot;);[.E80];[.B80];IF(EXACT([.C80];&quot;Arr&quot;);&quot;[]&quot;;&quot;&quot;);IF(OR(EXACT([.C80];&quot;List&quot;);EXACT([.C80];&quot;Set&quot;));&quot;&gt;&quot;;&quot;&quot;);[.D80])" office:value-type="string" office:string-value="Float?[]?">
            <text:p>Float?[]?</text:p>
          </table:table-cell>
          <table:table-cell table:style-name="ce5" office:value-type="string">
            <text:p>Float</text:p>
          </table:table-cell>
          <table:table-cell table:style-name="ce5" table:formula="of:=CONCATENATE(IF(EXACT([.C80];&quot;Arr&quot;);[.G80]&amp;&quot;[]&quot;;&quot;&quot;);IF(EXACT([.C80];&quot;List&quot;);&quot;ArrayList&lt;&quot;&amp;[.G80]&amp;&quot;&gt;&quot;;&quot;&quot;);IF(EXACT([.C80];&quot;Set&quot;);&quot;HashSet&lt;&quot;&amp;[.G80]&amp;&quot;&gt;&quot;;&quot;&quot;);IF(EXACT([.C80];&quot;&quot;);[.G80];&quot;&quot;))" office:value-type="string" office:string-value="Float[]">
            <text:p>Float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80];&quot;?&quot;);&quot;Opt&quot;;&quot;&quot;);IF(EXACT([.C80];&quot;&quot;);IF(EXACT([.B80];&quot;?&quot;);&quot;Opt&quot;;&quot;One&quot;);[.C80]);IF(EXACT([.C80];&quot;&quot;);&quot;&quot;;IF(EXACT([.B80];&quot;?&quot;);&quot;Opt&quot;;&quot;&quot;));&quot;Impl&quot;)" office:value-type="string" office:string-value="JavaOptArrOptImpl">
            <text:p>JavaOptArr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80]);&quot;%Impl%&quot;;[.$J80]);&quot;%defaultValue%&quot;;[.$I80]);&quot;%JavaType%&quot;;[.$H80]);&quot;%TipeTypeFull%&quot;;[.$F80])" office:value-type="string" office:string-value="case object `java.Float?[]?` extends JavaFloatStub with JavaOptArrOptImpl {&#10;  def javaType = &quot;Float[]&quot; &#10;  def defaultValue = &quot;null&quot;&#10;}">
            <text:p>case object `java.Float?[]?` extends JavaFloatStub with JavaOptArrOptImpl {<text:line-break/> <text:s/>def javaType = "Float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KeyValue</text:p>
          </table:table-cell>
          <table:table-cell table:style-name="ce5" table:formula="of:=CONCATENATE(IF(OR(EXACT([.C81];&quot;List&quot;);EXACT([.C81];&quot;Set&quot;));[.C81]&amp;&quot;&lt;&quot;;&quot;&quot;);[.E81];[.B81];IF(EXACT([.C81];&quot;Arr&quot;);&quot;[]&quot;;&quot;&quot;);IF(OR(EXACT([.C81];&quot;List&quot;);EXACT([.C81];&quot;Set&quot;));&quot;&gt;&quot;;&quot;&quot;);[.D81])" office:value-type="string" office:string-value="KeyValue?[]?">
            <text:p>KeyValue?[]?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81];&quot;Arr&quot;);[.G81]&amp;&quot;[]&quot;;&quot;&quot;);IF(EXACT([.C81];&quot;List&quot;);&quot;ArrayList&lt;&quot;&amp;[.G81]&amp;&quot;&gt;&quot;;&quot;&quot;);IF(EXACT([.C81];&quot;Set&quot;);&quot;HashSet&lt;&quot;&amp;[.G81]&amp;&quot;&gt;&quot;;&quot;&quot;);IF(EXACT([.C81];&quot;&quot;);[.G81];&quot;&quot;))" office:value-type="string" office:string-value="HashMap&lt;String, String&gt;[]">
            <text:p>HashMap&lt;String, String&gt;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81];&quot;?&quot;);&quot;Opt&quot;;&quot;&quot;);IF(EXACT([.C81];&quot;&quot;);IF(EXACT([.B81];&quot;?&quot;);&quot;Opt&quot;;&quot;One&quot;);[.C81]);IF(EXACT([.C81];&quot;&quot;);&quot;&quot;;IF(EXACT([.B81];&quot;?&quot;);&quot;Opt&quot;;&quot;&quot;));&quot;Impl&quot;)" office:value-type="string" office:string-value="JavaOptArrOptImpl">
            <text:p>JavaOptArrOpt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81]);&quot;%Impl%&quot;;[.$J81]);&quot;%defaultValue%&quot;;[.$I81]);&quot;%JavaType%&quot;;[.$H81]);&quot;%TipeTypeFull%&quot;;[.$F81])" office:value-type="string" office:string-value="case object `java.KeyValue?[]?` extends JavaHashMapStub with JavaOptArrOptImpl {&#10;  def javaType = &quot;HashMap&lt;String, String&gt;[]&quot; &#10;  def defaultValue = &quot;null&quot;&#10;}">
            <text:p>case object `java.KeyValue?[]?` extends JavaHashMapStub with JavaOptArrOptImpl {<text:line-break/> <text:s/>def javaType = "HashMap&lt;String, String&gt;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Integer</text:p>
          </table:table-cell>
          <table:table-cell table:style-name="ce5" table:formula="of:=CONCATENATE(IF(OR(EXACT([.C82];&quot;List&quot;);EXACT([.C82];&quot;Set&quot;));[.C82]&amp;&quot;&lt;&quot;;&quot;&quot;);[.E82];[.B82];IF(EXACT([.C82];&quot;Arr&quot;);&quot;[]&quot;;&quot;&quot;);IF(OR(EXACT([.C82];&quot;List&quot;);EXACT([.C82];&quot;Set&quot;));&quot;&gt;&quot;;&quot;&quot;);[.D82])" office:value-type="string" office:string-value="Integer?[]?">
            <text:p>Integer?[]?</text:p>
          </table:table-cell>
          <table:table-cell table:style-name="ce5" office:value-type="string">
            <text:p>Integer</text:p>
          </table:table-cell>
          <table:table-cell table:style-name="ce5" table:formula="of:=CONCATENATE(IF(EXACT([.C82];&quot;Arr&quot;);[.G82]&amp;&quot;[]&quot;;&quot;&quot;);IF(EXACT([.C82];&quot;List&quot;);&quot;ArrayList&lt;&quot;&amp;[.G82]&amp;&quot;&gt;&quot;;&quot;&quot;);IF(EXACT([.C82];&quot;Set&quot;);&quot;HashSet&lt;&quot;&amp;[.G82]&amp;&quot;&gt;&quot;;&quot;&quot;);IF(EXACT([.C82];&quot;&quot;);[.G82];&quot;&quot;))" office:value-type="string" office:string-value="Integer[]">
            <text:p>Integer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82];&quot;?&quot;);&quot;Opt&quot;;&quot;&quot;);IF(EXACT([.C82];&quot;&quot;);IF(EXACT([.B82];&quot;?&quot;);&quot;Opt&quot;;&quot;One&quot;);[.C82]);IF(EXACT([.C82];&quot;&quot;);&quot;&quot;;IF(EXACT([.B82];&quot;?&quot;);&quot;Opt&quot;;&quot;&quot;));&quot;Impl&quot;)" office:value-type="string" office:string-value="JavaOptArrOptImpl">
            <text:p>JavaOptArr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82]);&quot;%Impl%&quot;;[.$J82]);&quot;%defaultValue%&quot;;[.$I82]);&quot;%JavaType%&quot;;[.$H82]);&quot;%TipeTypeFull%&quot;;[.$F82])" office:value-type="string" office:string-value="case object `java.Integer?[]?` extends JavaIntStub with JavaOptArrOptImpl {&#10;  def javaType = &quot;Integer[]&quot; &#10;  def defaultValue = &quot;null&quot;&#10;}">
            <text:p>case object `java.Integer?[]?` extends JavaIntStub with JavaOptArrOptImpl {<text:line-break/> <text:s/>def javaType = "Integer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ong</text:p>
          </table:table-cell>
          <table:table-cell table:style-name="ce5" table:formula="of:=CONCATENATE(IF(OR(EXACT([.C83];&quot;List&quot;);EXACT([.C83];&quot;Set&quot;));[.C83]&amp;&quot;&lt;&quot;;&quot;&quot;);[.E83];[.B83];IF(EXACT([.C83];&quot;Arr&quot;);&quot;[]&quot;;&quot;&quot;);IF(OR(EXACT([.C83];&quot;List&quot;);EXACT([.C83];&quot;Set&quot;));&quot;&gt;&quot;;&quot;&quot;);[.D83])" office:value-type="string" office:string-value="Long?[]?">
            <text:p>Long?[]?</text:p>
          </table:table-cell>
          <table:table-cell table:style-name="ce5" office:value-type="string">
            <text:p>Long</text:p>
          </table:table-cell>
          <table:table-cell table:style-name="ce5" table:formula="of:=CONCATENATE(IF(EXACT([.C83];&quot;Arr&quot;);[.G83]&amp;&quot;[]&quot;;&quot;&quot;);IF(EXACT([.C83];&quot;List&quot;);&quot;ArrayList&lt;&quot;&amp;[.G83]&amp;&quot;&gt;&quot;;&quot;&quot;);IF(EXACT([.C83];&quot;Set&quot;);&quot;HashSet&lt;&quot;&amp;[.G83]&amp;&quot;&gt;&quot;;&quot;&quot;);IF(EXACT([.C83];&quot;&quot;);[.G83];&quot;&quot;))" office:value-type="string" office:string-value="Long[]">
            <text:p>Long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83];&quot;?&quot;);&quot;Opt&quot;;&quot;&quot;);IF(EXACT([.C83];&quot;&quot;);IF(EXACT([.B83];&quot;?&quot;);&quot;Opt&quot;;&quot;One&quot;);[.C83]);IF(EXACT([.C83];&quot;&quot;);&quot;&quot;;IF(EXACT([.B83];&quot;?&quot;);&quot;Opt&quot;;&quot;&quot;));&quot;Impl&quot;)" office:value-type="string" office:string-value="JavaOptArrOptImpl">
            <text:p>JavaOptArr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83]);&quot;%Impl%&quot;;[.$J83]);&quot;%defaultValue%&quot;;[.$I83]);&quot;%JavaType%&quot;;[.$H83]);&quot;%TipeTypeFull%&quot;;[.$F83])" office:value-type="string" office:string-value="case object `java.Long?[]?` extends JavaLongStub with JavaOptArrOptImpl {&#10;  def javaType = &quot;Long[]&quot; &#10;  def defaultValue = &quot;null&quot;&#10;}">
            <text:p>case object `java.Long?[]?` extends JavaLongStub with JavaOptArrOptImpl {<text:line-break/> <text:s/>def javaType = "Long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Xml</text:p>
          </table:table-cell>
          <table:table-cell table:style-name="ce5" table:formula="of:=CONCATENATE(IF(OR(EXACT([.C84];&quot;List&quot;);EXACT([.C84];&quot;Set&quot;));[.C84]&amp;&quot;&lt;&quot;;&quot;&quot;);[.E84];[.B84];IF(EXACT([.C84];&quot;Arr&quot;);&quot;[]&quot;;&quot;&quot;);IF(OR(EXACT([.C84];&quot;List&quot;);EXACT([.C84];&quot;Set&quot;));&quot;&gt;&quot;;&quot;&quot;);[.D84])" office:value-type="string" office:string-value="Xml?[]?">
            <text:p>Xml?[]?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84];&quot;Arr&quot;);[.G84]&amp;&quot;[]&quot;;&quot;&quot;);IF(EXACT([.C84];&quot;List&quot;);&quot;ArrayList&lt;&quot;&amp;[.G84]&amp;&quot;&gt;&quot;;&quot;&quot;);IF(EXACT([.C84];&quot;Set&quot;);&quot;HashSet&lt;&quot;&amp;[.G84]&amp;&quot;&gt;&quot;;&quot;&quot;);IF(EXACT([.C84];&quot;&quot;);[.G84];&quot;&quot;))" office:value-type="string" office:string-value="org.w3c.dom.Node[]">
            <text:p>org.w3c.dom.Node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84];&quot;?&quot;);&quot;Opt&quot;;&quot;&quot;);IF(EXACT([.C84];&quot;&quot;);IF(EXACT([.B84];&quot;?&quot;);&quot;Opt&quot;;&quot;One&quot;);[.C84]);IF(EXACT([.C84];&quot;&quot;);&quot;&quot;;IF(EXACT([.B84];&quot;?&quot;);&quot;Opt&quot;;&quot;&quot;));&quot;Impl&quot;)" office:value-type="string" office:string-value="JavaOptArrOptImpl">
            <text:p>JavaOptArr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84]);&quot;%Impl%&quot;;[.$J84]);&quot;%defaultValue%&quot;;[.$I84]);&quot;%JavaType%&quot;;[.$H84]);&quot;%TipeTypeFull%&quot;;[.$F84])" office:value-type="string" office:string-value="case object `java.Xml?[]?` extends JavaNodeStub with JavaOptArrOptImpl {&#10;  def javaType = &quot;org.w3c.dom.Node[]&quot; &#10;  def defaultValue = &quot;null&quot;&#10;}">
            <text:p>case object `java.Xml?[]?` extends JavaNodeStub with JavaOptArrOptImpl {<text:line-break/> <text:s/>def javaType = "org.w3c.dom.Node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Guid</text:p>
          </table:table-cell>
          <table:table-cell table:style-name="ce5" table:formula="of:=CONCATENATE(IF(OR(EXACT([.C85];&quot;List&quot;);EXACT([.C85];&quot;Set&quot;));[.C85]&amp;&quot;&lt;&quot;;&quot;&quot;);[.E85];[.B85];IF(EXACT([.C85];&quot;Arr&quot;);&quot;[]&quot;;&quot;&quot;);IF(OR(EXACT([.C85];&quot;List&quot;);EXACT([.C85];&quot;Set&quot;));&quot;&gt;&quot;;&quot;&quot;);[.D85])" office:value-type="string" office:string-value="Guid?[]?">
            <text:p>Guid?[]?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85];&quot;Arr&quot;);[.G85]&amp;&quot;[]&quot;;&quot;&quot;);IF(EXACT([.C85];&quot;List&quot;);&quot;ArrayList&lt;&quot;&amp;[.G85]&amp;&quot;&gt;&quot;;&quot;&quot;);IF(EXACT([.C85];&quot;Set&quot;);&quot;HashSet&lt;&quot;&amp;[.G85]&amp;&quot;&gt;&quot;;&quot;&quot;);IF(EXACT([.C85];&quot;&quot;);[.G85];&quot;&quot;))" office:value-type="string" office:string-value="java.util.UUID[]">
            <text:p>java.util.UUID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85];&quot;?&quot;);&quot;Opt&quot;;&quot;&quot;);IF(EXACT([.C85];&quot;&quot;);IF(EXACT([.B85];&quot;?&quot;);&quot;Opt&quot;;&quot;One&quot;);[.C85]);IF(EXACT([.C85];&quot;&quot;);&quot;&quot;;IF(EXACT([.B85];&quot;?&quot;);&quot;Opt&quot;;&quot;&quot;));&quot;Impl&quot;)" office:value-type="string" office:string-value="JavaOptArrOptImpl">
            <text:p>JavaOptArr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85]);&quot;%Impl%&quot;;[.$J85]);&quot;%defaultValue%&quot;;[.$I85]);&quot;%JavaType%&quot;;[.$H85]);&quot;%TipeTypeFull%&quot;;[.$F85])" office:value-type="string" office:string-value="case object `java.Guid?[]?` extends JavaUUIDStub with JavaOptArrOptImpl {&#10;  def javaType = &quot;java.util.UUID[]&quot; &#10;  def defaultValue = &quot;null&quot;&#10;}">
            <text:p>case object `java.Guid?[]?` extends JavaUUIDStub with JavaOptArrOptImpl {<text:line-break/> <text:s/>def javaType = "java.util.UUID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rr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tring</text:p>
          </table:table-cell>
          <table:table-cell table:style-name="ce5" table:formula="of:=CONCATENATE(IF(OR(EXACT([.C86];&quot;List&quot;);EXACT([.C86];&quot;Set&quot;));[.C86]&amp;&quot;&lt;&quot;;&quot;&quot;);[.E86];[.B86];IF(EXACT([.C86];&quot;Arr&quot;);&quot;[]&quot;;&quot;&quot;);IF(OR(EXACT([.C86];&quot;List&quot;);EXACT([.C86];&quot;Set&quot;));&quot;&gt;&quot;;&quot;&quot;);[.D86])" office:value-type="string" office:string-value="String?[]?">
            <text:p>String?[]?</text:p>
          </table:table-cell>
          <table:table-cell table:style-name="ce5" office:value-type="string">
            <text:p>String</text:p>
          </table:table-cell>
          <table:table-cell table:style-name="ce5" table:formula="of:=CONCATENATE(IF(EXACT([.C86];&quot;Arr&quot;);[.G86]&amp;&quot;[]&quot;;&quot;&quot;);IF(EXACT([.C86];&quot;List&quot;);&quot;ArrayList&lt;&quot;&amp;[.G86]&amp;&quot;&gt;&quot;;&quot;&quot;);IF(EXACT([.C86];&quot;Set&quot;);&quot;HashSet&lt;&quot;&amp;[.G86]&amp;&quot;&gt;&quot;;&quot;&quot;);IF(EXACT([.C86];&quot;&quot;);[.G86];&quot;&quot;))" office:value-type="string" office:string-value="String[]">
            <text:p>String[]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86];&quot;?&quot;);&quot;Opt&quot;;&quot;&quot;);IF(EXACT([.C86];&quot;&quot;);IF(EXACT([.B86];&quot;?&quot;);&quot;Opt&quot;;&quot;One&quot;);[.C86]);IF(EXACT([.C86];&quot;&quot;);&quot;&quot;;IF(EXACT([.B86];&quot;?&quot;);&quot;Opt&quot;;&quot;&quot;));&quot;Impl&quot;)" office:value-type="string" office:string-value="JavaOptArrOptImpl">
            <text:p>JavaOptArr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86]);&quot;%Impl%&quot;;[.$J86]);&quot;%defaultValue%&quot;;[.$I86]);&quot;%JavaType%&quot;;[.$H86]);&quot;%TipeTypeFull%&quot;;[.$F86])" office:value-type="string" office:string-value="case object `java.String?[]?` extends JavaStringStub with JavaOptArrOptImpl {&#10;  def javaType = &quot;String[]&quot; &#10;  def defaultValue = &quot;null&quot;&#10;}">
            <text:p>case object `java.String?[]?` extends JavaStringStub with JavaOptArrOptImpl {<text:line-break/> <text:s/>def javaType = "String[]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Binary</text:p>
          </table:table-cell>
          <table:table-cell table:style-name="ce5" table:formula="of:=CONCATENATE(IF(OR(EXACT([.C87];&quot;List&quot;);EXACT([.C87];&quot;Set&quot;));[.C87]&amp;&quot;&lt;&quot;;&quot;&quot;);[.E87];[.B87];IF(EXACT([.C87];&quot;Arr&quot;);&quot;[]&quot;;&quot;&quot;);IF(OR(EXACT([.C87];&quot;List&quot;);EXACT([.C87];&quot;Set&quot;));&quot;&gt;&quot;;&quot;&quot;);[.D87])" office:value-type="string" office:string-value="List&lt;Binary&gt;">
            <text:p>List&lt;Binary&gt;</text:p>
          </table:table-cell>
          <table:table-cell table:style-name="ce5" office:value-type="string">
            <text:p>byte[]</text:p>
          </table:table-cell>
          <table:table-cell table:style-name="ce5" table:formula="of:=CONCATENATE(IF(EXACT([.C87];&quot;Arr&quot;);[.G87]&amp;&quot;[]&quot;;&quot;&quot;);IF(EXACT([.C87];&quot;List&quot;);&quot;ArrayList&lt;&quot;&amp;[.G87]&amp;&quot;&gt;&quot;;&quot;&quot;);IF(EXACT([.C87];&quot;Set&quot;);&quot;HashSet&lt;&quot;&amp;[.G87]&amp;&quot;&gt;&quot;;&quot;&quot;);IF(EXACT([.C87];&quot;&quot;);[.G87];&quot;&quot;))" office:value-type="string" office:string-value="ArrayList&lt;byte[]&gt;">
            <text:p>ArrayList&lt;byte[]&gt;</text:p>
          </table:table-cell>
          <table:table-cell table:style-name="ce5" table:formula="of:=&quot;new &quot;&amp;[.H87]&amp;&quot;()&quot;" office:value-type="string" office:string-value="new ArrayList&lt;byte[]&gt;()">
            <text:p>new ArrayList&lt;byte[]&gt;()</text:p>
          </table:table-cell>
          <table:table-cell table:style-name="ce5" table:formula="of:=CONCATENATE(&quot;Java&quot;;IF(EXACT([.D87];&quot;?&quot;);&quot;Opt&quot;;&quot;&quot;);IF(EXACT([.C87];&quot;&quot;);IF(EXACT([.B87];&quot;?&quot;);&quot;Opt&quot;;&quot;One&quot;);[.C87]);IF(EXACT([.C87];&quot;&quot;);&quot;&quot;;IF(EXACT([.B87];&quot;?&quot;);&quot;Opt&quot;;&quot;&quot;));&quot;Impl&quot;)" office:value-type="string" office:string-value="JavaListImpl">
            <text:p>JavaList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87]);&quot;%Impl%&quot;;[.$J87]);&quot;%defaultValue%&quot;;[.$I87]);&quot;%JavaType%&quot;;[.$H87]);&quot;%TipeTypeFull%&quot;;[.$F87])" office:value-type="string" office:string-value="case object `java.List&lt;Binary&gt;` extends JavaBinaryStub with JavaListImpl {&#10;  def javaType = &quot;ArrayList&lt;byte[]&gt;&quot; &#10;  def defaultValue = &quot;new ArrayList&lt;byte[]&gt;()&quot;&#10;}">
            <text:p>case object `java.List&lt;Binary&gt;` extends JavaBinaryStub with JavaListImpl {<text:line-break/> <text:s/>def javaType = "ArrayList&lt;byte[]&gt;" <text:line-break/> <text:s/>def defaultValue = "new ArrayList&lt;byte[]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Bool</text:p>
          </table:table-cell>
          <table:table-cell table:style-name="ce5" table:formula="of:=CONCATENATE(IF(OR(EXACT([.C88];&quot;List&quot;);EXACT([.C88];&quot;Set&quot;));[.C88]&amp;&quot;&lt;&quot;;&quot;&quot;);[.E88];[.B88];IF(EXACT([.C88];&quot;Arr&quot;);&quot;[]&quot;;&quot;&quot;);IF(OR(EXACT([.C88];&quot;List&quot;);EXACT([.C88];&quot;Set&quot;));&quot;&gt;&quot;;&quot;&quot;);[.D88])" office:value-type="string" office:string-value="List&lt;Bool&gt;">
            <text:p>List&lt;Bool&gt;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88];&quot;Arr&quot;);[.G88]&amp;&quot;[]&quot;;&quot;&quot;);IF(EXACT([.C88];&quot;List&quot;);&quot;ArrayList&lt;&quot;&amp;[.G88]&amp;&quot;&gt;&quot;;&quot;&quot;);IF(EXACT([.C88];&quot;Set&quot;);&quot;HashSet&lt;&quot;&amp;[.G88]&amp;&quot;&gt;&quot;;&quot;&quot;);IF(EXACT([.C88];&quot;&quot;);[.G88];&quot;&quot;))" office:value-type="string" office:string-value="ArrayList&lt;boolean&gt;">
            <text:p>ArrayList&lt;boolean&gt;</text:p>
          </table:table-cell>
          <table:table-cell table:style-name="ce5" table:formula="of:=&quot;new &quot;&amp;[.H88]&amp;&quot;()&quot;" office:value-type="string" office:string-value="new ArrayList&lt;boolean&gt;()">
            <text:p>new ArrayList&lt;boolean&gt;()</text:p>
          </table:table-cell>
          <table:table-cell table:style-name="ce5" table:formula="of:=CONCATENATE(&quot;Java&quot;;IF(EXACT([.D88];&quot;?&quot;);&quot;Opt&quot;;&quot;&quot;);IF(EXACT([.C88];&quot;&quot;);IF(EXACT([.B88];&quot;?&quot;);&quot;Opt&quot;;&quot;One&quot;);[.C88]);IF(EXACT([.C88];&quot;&quot;);&quot;&quot;;IF(EXACT([.B88];&quot;?&quot;);&quot;Opt&quot;;&quot;&quot;));&quot;Impl&quot;)" office:value-type="string" office:string-value="JavaListImpl">
            <text:p>JavaLis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88]);&quot;%Impl%&quot;;[.$J88]);&quot;%defaultValue%&quot;;[.$I88]);&quot;%JavaType%&quot;;[.$H88]);&quot;%TipeTypeFull%&quot;;[.$F88])" office:value-type="string" office:string-value="case object `java.List&lt;Bool&gt;` extends JavaBooleanStub with JavaListImpl {&#10;  def javaType = &quot;ArrayList&lt;boolean&gt;&quot; &#10;  def defaultValue = &quot;new ArrayList&lt;boolean&gt;()&quot;&#10;}">
            <text:p>case object `java.List&lt;Bool&gt;` extends JavaBooleanStub with JavaListImpl {<text:line-break/> <text:s/>def javaType = "ArrayList&lt;boolean&gt;" <text:line-break/> <text:s/>def defaultValue = "new ArrayList&lt;boolean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Date</text:p>
          </table:table-cell>
          <table:table-cell table:style-name="ce5" table:formula="of:=CONCATENATE(IF(OR(EXACT([.C89];&quot;List&quot;);EXACT([.C89];&quot;Set&quot;));[.C89]&amp;&quot;&lt;&quot;;&quot;&quot;);[.E89];[.B89];IF(EXACT([.C89];&quot;Arr&quot;);&quot;[]&quot;;&quot;&quot;);IF(OR(EXACT([.C89];&quot;List&quot;);EXACT([.C89];&quot;Set&quot;));&quot;&gt;&quot;;&quot;&quot;);[.D89])" office:value-type="string" office:string-value="List&lt;Date&gt;">
            <text:p>List&lt;Date&gt;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89];&quot;Arr&quot;);[.G89]&amp;&quot;[]&quot;;&quot;&quot;);IF(EXACT([.C89];&quot;List&quot;);&quot;ArrayList&lt;&quot;&amp;[.G89]&amp;&quot;&gt;&quot;;&quot;&quot;);IF(EXACT([.C89];&quot;Set&quot;);&quot;HashSet&lt;&quot;&amp;[.G89]&amp;&quot;&gt;&quot;;&quot;&quot;);IF(EXACT([.C89];&quot;&quot;);[.G89];&quot;&quot;))" office:value-type="string" office:string-value="ArrayList&lt;org.joda.time.LocalDate&gt;">
            <text:p>ArrayList&lt;org.joda.time.LocalDate&gt;</text:p>
          </table:table-cell>
          <table:table-cell table:style-name="ce5" table:formula="of:=&quot;new &quot;&amp;[.H89]&amp;&quot;()&quot;" office:value-type="string" office:string-value="new ArrayList&lt;org.joda.time.LocalDate&gt;()">
            <text:p>new ArrayList&lt;org.joda.time.LocalDate&gt;()</text:p>
          </table:table-cell>
          <table:table-cell table:style-name="ce5" table:formula="of:=CONCATENATE(&quot;Java&quot;;IF(EXACT([.D89];&quot;?&quot;);&quot;Opt&quot;;&quot;&quot;);IF(EXACT([.C89];&quot;&quot;);IF(EXACT([.B89];&quot;?&quot;);&quot;Opt&quot;;&quot;One&quot;);[.C89]);IF(EXACT([.C89];&quot;&quot;);&quot;&quot;;IF(EXACT([.B89];&quot;?&quot;);&quot;Opt&quot;;&quot;&quot;));&quot;Impl&quot;)" office:value-type="string" office:string-value="JavaListImpl">
            <text:p>JavaLis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89]);&quot;%Impl%&quot;;[.$J89]);&quot;%defaultValue%&quot;;[.$I89]);&quot;%JavaType%&quot;;[.$H89]);&quot;%TipeTypeFull%&quot;;[.$F89])" office:value-type="string" office:string-value="case object `java.List&lt;Date&gt;` extends JavaLocalDateStub with JavaListImpl {&#10;  def javaType = &quot;ArrayList&lt;org.joda.time.LocalDate&gt;&quot; &#10;  def defaultValue = &quot;new ArrayList&lt;org.joda.time.LocalDate&gt;()&quot;&#10;}">
            <text:p>case object `java.List&lt;Date&gt;` extends JavaLocalDateStub with JavaListImpl {<text:line-break/> <text:s/>def javaType = "ArrayList&lt;org.joda.time.LocalDate&gt;" <text:line-break/> <text:s/>def defaultValue = "new ArrayList&lt;org.joda.time.LocalDat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Timestamp</text:p>
          </table:table-cell>
          <table:table-cell table:style-name="ce5" table:formula="of:=CONCATENATE(IF(OR(EXACT([.C90];&quot;List&quot;);EXACT([.C90];&quot;Set&quot;));[.C90]&amp;&quot;&lt;&quot;;&quot;&quot;);[.E90];[.B90];IF(EXACT([.C90];&quot;Arr&quot;);&quot;[]&quot;;&quot;&quot;);IF(OR(EXACT([.C90];&quot;List&quot;);EXACT([.C90];&quot;Set&quot;));&quot;&gt;&quot;;&quot;&quot;);[.D90])" office:value-type="string" office:string-value="List&lt;Timestamp&gt;">
            <text:p>List&lt;Timestamp&gt;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90];&quot;Arr&quot;);[.G90]&amp;&quot;[]&quot;;&quot;&quot;);IF(EXACT([.C90];&quot;List&quot;);&quot;ArrayList&lt;&quot;&amp;[.G90]&amp;&quot;&gt;&quot;;&quot;&quot;);IF(EXACT([.C90];&quot;Set&quot;);&quot;HashSet&lt;&quot;&amp;[.G90]&amp;&quot;&gt;&quot;;&quot;&quot;);IF(EXACT([.C90];&quot;&quot;);[.G90];&quot;&quot;))" office:value-type="string" office:string-value="ArrayList&lt;org.joda.time.DateTime&gt;">
            <text:p>ArrayList&lt;org.joda.time.DateTime&gt;</text:p>
          </table:table-cell>
          <table:table-cell table:style-name="ce5" table:formula="of:=&quot;new &quot;&amp;[.H90]&amp;&quot;()&quot;" office:value-type="string" office:string-value="new ArrayList&lt;org.joda.time.DateTime&gt;()">
            <text:p>new ArrayList&lt;org.joda.time.DateTime&gt;()</text:p>
          </table:table-cell>
          <table:table-cell table:style-name="ce5" table:formula="of:=CONCATENATE(&quot;Java&quot;;IF(EXACT([.D90];&quot;?&quot;);&quot;Opt&quot;;&quot;&quot;);IF(EXACT([.C90];&quot;&quot;);IF(EXACT([.B90];&quot;?&quot;);&quot;Opt&quot;;&quot;One&quot;);[.C90]);IF(EXACT([.C90];&quot;&quot;);&quot;&quot;;IF(EXACT([.B90];&quot;?&quot;);&quot;Opt&quot;;&quot;&quot;));&quot;Impl&quot;)" office:value-type="string" office:string-value="JavaListImpl">
            <text:p>JavaLis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90]);&quot;%Impl%&quot;;[.$J90]);&quot;%defaultValue%&quot;;[.$I90]);&quot;%JavaType%&quot;;[.$H90]);&quot;%TipeTypeFull%&quot;;[.$F90])" office:value-type="string" office:string-value="case object `java.List&lt;Timestamp&gt;` extends JavaDateTimeStub with JavaListImpl {&#10;  def javaType = &quot;ArrayList&lt;org.joda.time.DateTime&gt;&quot; &#10;  def defaultValue = &quot;new ArrayList&lt;org.joda.time.DateTime&gt;()&quot;&#10;}">
            <text:p>case object `java.List&lt;Timestamp&gt;` extends JavaDateTimeStub with JavaListImpl {<text:line-break/> <text:s/>def javaType = "ArrayList&lt;org.joda.time.DateTime&gt;" <text:line-break/> <text:s/>def defaultValue = "new ArrayList&lt;org.joda.time.DateTim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Decimal</text:p>
          </table:table-cell>
          <table:table-cell table:style-name="ce5" table:formula="of:=CONCATENATE(IF(OR(EXACT([.C91];&quot;List&quot;);EXACT([.C91];&quot;Set&quot;));[.C91]&amp;&quot;&lt;&quot;;&quot;&quot;);[.E91];[.B91];IF(EXACT([.C91];&quot;Arr&quot;);&quot;[]&quot;;&quot;&quot;);IF(OR(EXACT([.C91];&quot;List&quot;);EXACT([.C91];&quot;Set&quot;));&quot;&gt;&quot;;&quot;&quot;);[.D91])" office:value-type="string" office:string-value="List&lt;Decimal&gt;">
            <text:p>List&lt;Decimal&gt;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91];&quot;Arr&quot;);[.G91]&amp;&quot;[]&quot;;&quot;&quot;);IF(EXACT([.C91];&quot;List&quot;);&quot;ArrayList&lt;&quot;&amp;[.G91]&amp;&quot;&gt;&quot;;&quot;&quot;);IF(EXACT([.C91];&quot;Set&quot;);&quot;HashSet&lt;&quot;&amp;[.G91]&amp;&quot;&gt;&quot;;&quot;&quot;);IF(EXACT([.C91];&quot;&quot;);[.G91];&quot;&quot;))" office:value-type="string" office:string-value="ArrayList&lt;java.math.BigDecimal&gt;">
            <text:p>ArrayList&lt;java.math.BigDecimal&gt;</text:p>
          </table:table-cell>
          <table:table-cell table:style-name="ce5" table:formula="of:=&quot;new &quot;&amp;[.H91]&amp;&quot;()&quot;" office:value-type="string" office:string-value="new ArrayList&lt;java.math.BigDecimal&gt;()">
            <text:p>new ArrayList&lt;java.math.BigDecimal&gt;()</text:p>
          </table:table-cell>
          <table:table-cell table:style-name="ce5" table:formula="of:=CONCATENATE(&quot;Java&quot;;IF(EXACT([.D91];&quot;?&quot;);&quot;Opt&quot;;&quot;&quot;);IF(EXACT([.C91];&quot;&quot;);IF(EXACT([.B91];&quot;?&quot;);&quot;Opt&quot;;&quot;One&quot;);[.C91]);IF(EXACT([.C91];&quot;&quot;);&quot;&quot;;IF(EXACT([.B91];&quot;?&quot;);&quot;Opt&quot;;&quot;&quot;));&quot;Impl&quot;)" office:value-type="string" office:string-value="JavaListImpl">
            <text:p>JavaList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91]);&quot;%Impl%&quot;;[.$J91]);&quot;%defaultValue%&quot;;[.$I91]);&quot;%JavaType%&quot;;[.$H91]);&quot;%TipeTypeFull%&quot;;[.$F91])" office:value-type="string" office:string-value="case object `java.List&lt;Decimal&gt;` extends JavaBigDecimalStub with JavaListImpl {&#10;  def javaType = &quot;ArrayList&lt;java.math.BigDecimal&gt;&quot; &#10;  def defaultValue = &quot;new ArrayList&lt;java.math.BigDecimal&gt;()&quot;&#10;}">
            <text:p>case object `java.List&lt;Decimal&gt;` extends JavaBigDecimalStub with JavaListImpl {<text:line-break/> <text:s/>def javaType = "ArrayList&lt;java.math.BigDecimal&gt;" <text:line-break/> <text:s/>def defaultValue = "new ArrayList&lt;java.math.BigDecimal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Double</text:p>
          </table:table-cell>
          <table:table-cell table:style-name="ce5" table:formula="of:=CONCATENATE(IF(OR(EXACT([.C92];&quot;List&quot;);EXACT([.C92];&quot;Set&quot;));[.C92]&amp;&quot;&lt;&quot;;&quot;&quot;);[.E92];[.B92];IF(EXACT([.C92];&quot;Arr&quot;);&quot;[]&quot;;&quot;&quot;);IF(OR(EXACT([.C92];&quot;List&quot;);EXACT([.C92];&quot;Set&quot;));&quot;&gt;&quot;;&quot;&quot;);[.D92])" office:value-type="string" office:string-value="List&lt;Double&gt;">
            <text:p>List&lt;Double&gt;</text:p>
          </table:table-cell>
          <table:table-cell table:style-name="ce5" office:value-type="string">
            <text:p>double</text:p>
          </table:table-cell>
          <table:table-cell table:style-name="ce5" table:formula="of:=CONCATENATE(IF(EXACT([.C92];&quot;Arr&quot;);[.G92]&amp;&quot;[]&quot;;&quot;&quot;);IF(EXACT([.C92];&quot;List&quot;);&quot;ArrayList&lt;&quot;&amp;[.G92]&amp;&quot;&gt;&quot;;&quot;&quot;);IF(EXACT([.C92];&quot;Set&quot;);&quot;HashSet&lt;&quot;&amp;[.G92]&amp;&quot;&gt;&quot;;&quot;&quot;);IF(EXACT([.C92];&quot;&quot;);[.G92];&quot;&quot;))" office:value-type="string" office:string-value="ArrayList&lt;double&gt;">
            <text:p>ArrayList&lt;double&gt;</text:p>
          </table:table-cell>
          <table:table-cell table:style-name="ce5" table:formula="of:=&quot;new &quot;&amp;[.H92]&amp;&quot;()&quot;" office:value-type="string" office:string-value="new ArrayList&lt;double&gt;()">
            <text:p>new ArrayList&lt;double&gt;()</text:p>
          </table:table-cell>
          <table:table-cell table:style-name="ce5" table:formula="of:=CONCATENATE(&quot;Java&quot;;IF(EXACT([.D92];&quot;?&quot;);&quot;Opt&quot;;&quot;&quot;);IF(EXACT([.C92];&quot;&quot;);IF(EXACT([.B92];&quot;?&quot;);&quot;Opt&quot;;&quot;One&quot;);[.C92]);IF(EXACT([.C92];&quot;&quot;);&quot;&quot;;IF(EXACT([.B92];&quot;?&quot;);&quot;Opt&quot;;&quot;&quot;));&quot;Impl&quot;)" office:value-type="string" office:string-value="JavaListImpl">
            <text:p>JavaLis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92]);&quot;%Impl%&quot;;[.$J92]);&quot;%defaultValue%&quot;;[.$I92]);&quot;%JavaType%&quot;;[.$H92]);&quot;%TipeTypeFull%&quot;;[.$F92])" office:value-type="string" office:string-value="case object `java.List&lt;Double&gt;` extends JavaDoubleStub with JavaListImpl {&#10;  def javaType = &quot;ArrayList&lt;double&gt;&quot; &#10;  def defaultValue = &quot;new ArrayList&lt;double&gt;()&quot;&#10;}">
            <text:p>case object `java.List&lt;Double&gt;` extends JavaDoubleStub with JavaListImpl {<text:line-break/> <text:s/>def javaType = "ArrayList&lt;double&gt;" <text:line-break/> <text:s/>def defaultValue = "new ArrayList&lt;doubl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Float</text:p>
          </table:table-cell>
          <table:table-cell table:style-name="ce5" table:formula="of:=CONCATENATE(IF(OR(EXACT([.C93];&quot;List&quot;);EXACT([.C93];&quot;Set&quot;));[.C93]&amp;&quot;&lt;&quot;;&quot;&quot;);[.E93];[.B93];IF(EXACT([.C93];&quot;Arr&quot;);&quot;[]&quot;;&quot;&quot;);IF(OR(EXACT([.C93];&quot;List&quot;);EXACT([.C93];&quot;Set&quot;));&quot;&gt;&quot;;&quot;&quot;);[.D93])" office:value-type="string" office:string-value="List&lt;Float&gt;">
            <text:p>List&lt;Float&gt;</text:p>
          </table:table-cell>
          <table:table-cell table:style-name="ce5" office:value-type="string">
            <text:p>float</text:p>
          </table:table-cell>
          <table:table-cell table:style-name="ce5" table:formula="of:=CONCATENATE(IF(EXACT([.C93];&quot;Arr&quot;);[.G93]&amp;&quot;[]&quot;;&quot;&quot;);IF(EXACT([.C93];&quot;List&quot;);&quot;ArrayList&lt;&quot;&amp;[.G93]&amp;&quot;&gt;&quot;;&quot;&quot;);IF(EXACT([.C93];&quot;Set&quot;);&quot;HashSet&lt;&quot;&amp;[.G93]&amp;&quot;&gt;&quot;;&quot;&quot;);IF(EXACT([.C93];&quot;&quot;);[.G93];&quot;&quot;))" office:value-type="string" office:string-value="ArrayList&lt;float&gt;">
            <text:p>ArrayList&lt;float&gt;</text:p>
          </table:table-cell>
          <table:table-cell table:style-name="ce5" table:formula="of:=&quot;new &quot;&amp;[.H93]&amp;&quot;()&quot;" office:value-type="string" office:string-value="new ArrayList&lt;float&gt;()">
            <text:p>new ArrayList&lt;float&gt;()</text:p>
          </table:table-cell>
          <table:table-cell table:style-name="ce5" table:formula="of:=CONCATENATE(&quot;Java&quot;;IF(EXACT([.D93];&quot;?&quot;);&quot;Opt&quot;;&quot;&quot;);IF(EXACT([.C93];&quot;&quot;);IF(EXACT([.B93];&quot;?&quot;);&quot;Opt&quot;;&quot;One&quot;);[.C93]);IF(EXACT([.C93];&quot;&quot;);&quot;&quot;;IF(EXACT([.B93];&quot;?&quot;);&quot;Opt&quot;;&quot;&quot;));&quot;Impl&quot;)" office:value-type="string" office:string-value="JavaListImpl">
            <text:p>JavaLis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93]);&quot;%Impl%&quot;;[.$J93]);&quot;%defaultValue%&quot;;[.$I93]);&quot;%JavaType%&quot;;[.$H93]);&quot;%TipeTypeFull%&quot;;[.$F93])" office:value-type="string" office:string-value="case object `java.List&lt;Float&gt;` extends JavaFloatStub with JavaListImpl {&#10;  def javaType = &quot;ArrayList&lt;float&gt;&quot; &#10;  def defaultValue = &quot;new ArrayList&lt;float&gt;()&quot;&#10;}">
            <text:p>case object `java.List&lt;Float&gt;` extends JavaFloatStub with JavaListImpl {<text:line-break/> <text:s/>def javaType = "ArrayList&lt;float&gt;" <text:line-break/> <text:s/>def defaultValue = "new ArrayList&lt;float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KeyValue</text:p>
          </table:table-cell>
          <table:table-cell table:style-name="ce5" table:formula="of:=CONCATENATE(IF(OR(EXACT([.C94];&quot;List&quot;);EXACT([.C94];&quot;Set&quot;));[.C94]&amp;&quot;&lt;&quot;;&quot;&quot;);[.E94];[.B94];IF(EXACT([.C94];&quot;Arr&quot;);&quot;[]&quot;;&quot;&quot;);IF(OR(EXACT([.C94];&quot;List&quot;);EXACT([.C94];&quot;Set&quot;));&quot;&gt;&quot;;&quot;&quot;);[.D94])" office:value-type="string" office:string-value="List&lt;KeyValue&gt;">
            <text:p>List&lt;KeyValue&gt;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94];&quot;Arr&quot;);[.G94]&amp;&quot;[]&quot;;&quot;&quot;);IF(EXACT([.C94];&quot;List&quot;);&quot;ArrayList&lt;&quot;&amp;[.G94]&amp;&quot;&gt;&quot;;&quot;&quot;);IF(EXACT([.C94];&quot;Set&quot;);&quot;HashSet&lt;&quot;&amp;[.G94]&amp;&quot;&gt;&quot;;&quot;&quot;);IF(EXACT([.C94];&quot;&quot;);[.G94];&quot;&quot;))" office:value-type="string" office:string-value="ArrayList&lt;HashMap&lt;String, String&gt;&gt;">
            <text:p>ArrayList&lt;HashMap&lt;String, String&gt;&gt;</text:p>
          </table:table-cell>
          <table:table-cell table:style-name="ce5" table:formula="of:=&quot;new &quot;&amp;[.H94]&amp;&quot;()&quot;" office:value-type="string" office:string-value="new ArrayList&lt;HashMap&lt;String, String&gt;&gt;()">
            <text:p>new ArrayList&lt;HashMap&lt;String, String&gt;&gt;()</text:p>
          </table:table-cell>
          <table:table-cell table:style-name="ce5" table:formula="of:=CONCATENATE(&quot;Java&quot;;IF(EXACT([.D94];&quot;?&quot;);&quot;Opt&quot;;&quot;&quot;);IF(EXACT([.C94];&quot;&quot;);IF(EXACT([.B94];&quot;?&quot;);&quot;Opt&quot;;&quot;One&quot;);[.C94]);IF(EXACT([.C94];&quot;&quot;);&quot;&quot;;IF(EXACT([.B94];&quot;?&quot;);&quot;Opt&quot;;&quot;&quot;));&quot;Impl&quot;)" office:value-type="string" office:string-value="JavaListImpl">
            <text:p>JavaList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94]);&quot;%Impl%&quot;;[.$J94]);&quot;%defaultValue%&quot;;[.$I94]);&quot;%JavaType%&quot;;[.$H94]);&quot;%TipeTypeFull%&quot;;[.$F94])" office:value-type="string" office:string-value="case object `java.List&lt;KeyValue&gt;` extends JavaHashMapStub with JavaListImpl {&#10;  def javaType = &quot;ArrayList&lt;HashMap&lt;String, String&gt;&gt;&quot; &#10;  def defaultValue = &quot;new ArrayList&lt;HashMap&lt;String, String&gt;&gt;()&quot;&#10;}">
            <text:p>case object `java.List&lt;KeyValue&gt;` extends JavaHashMapStub with JavaListImpl {<text:line-break/> <text:s/>def javaType = "ArrayList&lt;HashMap&lt;String, String&gt;&gt;" <text:line-break/> <text:s/>def defaultValue = "new ArrayList&lt;HashMap&lt;String, String&gt;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Integer</text:p>
          </table:table-cell>
          <table:table-cell table:style-name="ce5" table:formula="of:=CONCATENATE(IF(OR(EXACT([.C95];&quot;List&quot;);EXACT([.C95];&quot;Set&quot;));[.C95]&amp;&quot;&lt;&quot;;&quot;&quot;);[.E95];[.B95];IF(EXACT([.C95];&quot;Arr&quot;);&quot;[]&quot;;&quot;&quot;);IF(OR(EXACT([.C95];&quot;List&quot;);EXACT([.C95];&quot;Set&quot;));&quot;&gt;&quot;;&quot;&quot;);[.D95])" office:value-type="string" office:string-value="List&lt;Integer&gt;">
            <text:p>List&lt;Integer&gt;</text:p>
          </table:table-cell>
          <table:table-cell table:style-name="ce5" office:value-type="string">
            <text:p>int</text:p>
          </table:table-cell>
          <table:table-cell table:style-name="ce5" table:formula="of:=CONCATENATE(IF(EXACT([.C95];&quot;Arr&quot;);[.G95]&amp;&quot;[]&quot;;&quot;&quot;);IF(EXACT([.C95];&quot;List&quot;);&quot;ArrayList&lt;&quot;&amp;[.G95]&amp;&quot;&gt;&quot;;&quot;&quot;);IF(EXACT([.C95];&quot;Set&quot;);&quot;HashSet&lt;&quot;&amp;[.G95]&amp;&quot;&gt;&quot;;&quot;&quot;);IF(EXACT([.C95];&quot;&quot;);[.G95];&quot;&quot;))" office:value-type="string" office:string-value="ArrayList&lt;int&gt;">
            <text:p>ArrayList&lt;int&gt;</text:p>
          </table:table-cell>
          <table:table-cell table:style-name="ce5" table:formula="of:=&quot;new &quot;&amp;[.H95]&amp;&quot;()&quot;" office:value-type="string" office:string-value="new ArrayList&lt;int&gt;()">
            <text:p>new ArrayList&lt;int&gt;()</text:p>
          </table:table-cell>
          <table:table-cell table:style-name="ce5" table:formula="of:=CONCATENATE(&quot;Java&quot;;IF(EXACT([.D95];&quot;?&quot;);&quot;Opt&quot;;&quot;&quot;);IF(EXACT([.C95];&quot;&quot;);IF(EXACT([.B95];&quot;?&quot;);&quot;Opt&quot;;&quot;One&quot;);[.C95]);IF(EXACT([.C95];&quot;&quot;);&quot;&quot;;IF(EXACT([.B95];&quot;?&quot;);&quot;Opt&quot;;&quot;&quot;));&quot;Impl&quot;)" office:value-type="string" office:string-value="JavaListImpl">
            <text:p>JavaLis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95]);&quot;%Impl%&quot;;[.$J95]);&quot;%defaultValue%&quot;;[.$I95]);&quot;%JavaType%&quot;;[.$H95]);&quot;%TipeTypeFull%&quot;;[.$F95])" office:value-type="string" office:string-value="case object `java.List&lt;Integer&gt;` extends JavaIntStub with JavaListImpl {&#10;  def javaType = &quot;ArrayList&lt;int&gt;&quot; &#10;  def defaultValue = &quot;new ArrayList&lt;int&gt;()&quot;&#10;}">
            <text:p>case object `java.List&lt;Integer&gt;` extends JavaIntStub with JavaListImpl {<text:line-break/> <text:s/>def javaType = "ArrayList&lt;int&gt;" <text:line-break/> <text:s/>def defaultValue = "new ArrayList&lt;int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Long</text:p>
          </table:table-cell>
          <table:table-cell table:style-name="ce5" table:formula="of:=CONCATENATE(IF(OR(EXACT([.C96];&quot;List&quot;);EXACT([.C96];&quot;Set&quot;));[.C96]&amp;&quot;&lt;&quot;;&quot;&quot;);[.E96];[.B96];IF(EXACT([.C96];&quot;Arr&quot;);&quot;[]&quot;;&quot;&quot;);IF(OR(EXACT([.C96];&quot;List&quot;);EXACT([.C96];&quot;Set&quot;));&quot;&gt;&quot;;&quot;&quot;);[.D96])" office:value-type="string" office:string-value="List&lt;Long&gt;">
            <text:p>List&lt;Long&gt;</text:p>
          </table:table-cell>
          <table:table-cell table:style-name="ce5" office:value-type="string">
            <text:p>long</text:p>
          </table:table-cell>
          <table:table-cell table:style-name="ce5" table:formula="of:=CONCATENATE(IF(EXACT([.C96];&quot;Arr&quot;);[.G96]&amp;&quot;[]&quot;;&quot;&quot;);IF(EXACT([.C96];&quot;List&quot;);&quot;ArrayList&lt;&quot;&amp;[.G96]&amp;&quot;&gt;&quot;;&quot;&quot;);IF(EXACT([.C96];&quot;Set&quot;);&quot;HashSet&lt;&quot;&amp;[.G96]&amp;&quot;&gt;&quot;;&quot;&quot;);IF(EXACT([.C96];&quot;&quot;);[.G96];&quot;&quot;))" office:value-type="string" office:string-value="ArrayList&lt;long&gt;">
            <text:p>ArrayList&lt;long&gt;</text:p>
          </table:table-cell>
          <table:table-cell table:style-name="ce5" table:formula="of:=&quot;new &quot;&amp;[.H96]&amp;&quot;()&quot;" office:value-type="string" office:string-value="new ArrayList&lt;long&gt;()">
            <text:p>new ArrayList&lt;long&gt;()</text:p>
          </table:table-cell>
          <table:table-cell table:style-name="ce5" table:formula="of:=CONCATENATE(&quot;Java&quot;;IF(EXACT([.D96];&quot;?&quot;);&quot;Opt&quot;;&quot;&quot;);IF(EXACT([.C96];&quot;&quot;);IF(EXACT([.B96];&quot;?&quot;);&quot;Opt&quot;;&quot;One&quot;);[.C96]);IF(EXACT([.C96];&quot;&quot;);&quot;&quot;;IF(EXACT([.B96];&quot;?&quot;);&quot;Opt&quot;;&quot;&quot;));&quot;Impl&quot;)" office:value-type="string" office:string-value="JavaListImpl">
            <text:p>JavaLis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96]);&quot;%Impl%&quot;;[.$J96]);&quot;%defaultValue%&quot;;[.$I96]);&quot;%JavaType%&quot;;[.$H96]);&quot;%TipeTypeFull%&quot;;[.$F96])" office:value-type="string" office:string-value="case object `java.List&lt;Long&gt;` extends JavaLongStub with JavaListImpl {&#10;  def javaType = &quot;ArrayList&lt;long&gt;&quot; &#10;  def defaultValue = &quot;new ArrayList&lt;long&gt;()&quot;&#10;}">
            <text:p>case object `java.List&lt;Long&gt;` extends JavaLongStub with JavaListImpl {<text:line-break/> <text:s/>def javaType = "ArrayList&lt;long&gt;" <text:line-break/> <text:s/>def defaultValue = "new ArrayList&lt;long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Xml</text:p>
          </table:table-cell>
          <table:table-cell table:style-name="ce5" table:formula="of:=CONCATENATE(IF(OR(EXACT([.C97];&quot;List&quot;);EXACT([.C97];&quot;Set&quot;));[.C97]&amp;&quot;&lt;&quot;;&quot;&quot;);[.E97];[.B97];IF(EXACT([.C97];&quot;Arr&quot;);&quot;[]&quot;;&quot;&quot;);IF(OR(EXACT([.C97];&quot;List&quot;);EXACT([.C97];&quot;Set&quot;));&quot;&gt;&quot;;&quot;&quot;);[.D97])" office:value-type="string" office:string-value="List&lt;Xml&gt;">
            <text:p>List&lt;Xml&gt;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97];&quot;Arr&quot;);[.G97]&amp;&quot;[]&quot;;&quot;&quot;);IF(EXACT([.C97];&quot;List&quot;);&quot;ArrayList&lt;&quot;&amp;[.G97]&amp;&quot;&gt;&quot;;&quot;&quot;);IF(EXACT([.C97];&quot;Set&quot;);&quot;HashSet&lt;&quot;&amp;[.G97]&amp;&quot;&gt;&quot;;&quot;&quot;);IF(EXACT([.C97];&quot;&quot;);[.G97];&quot;&quot;))" office:value-type="string" office:string-value="ArrayList&lt;org.w3c.dom.Node&gt;">
            <text:p>ArrayList&lt;org.w3c.dom.Node&gt;</text:p>
          </table:table-cell>
          <table:table-cell table:style-name="ce5" table:formula="of:=&quot;new &quot;&amp;[.H97]&amp;&quot;()&quot;" office:value-type="string" office:string-value="new ArrayList&lt;org.w3c.dom.Node&gt;()">
            <text:p>new ArrayList&lt;org.w3c.dom.Node&gt;()</text:p>
          </table:table-cell>
          <table:table-cell table:style-name="ce5" table:formula="of:=CONCATENATE(&quot;Java&quot;;IF(EXACT([.D97];&quot;?&quot;);&quot;Opt&quot;;&quot;&quot;);IF(EXACT([.C97];&quot;&quot;);IF(EXACT([.B97];&quot;?&quot;);&quot;Opt&quot;;&quot;One&quot;);[.C97]);IF(EXACT([.C97];&quot;&quot;);&quot;&quot;;IF(EXACT([.B97];&quot;?&quot;);&quot;Opt&quot;;&quot;&quot;));&quot;Impl&quot;)" office:value-type="string" office:string-value="JavaListImpl">
            <text:p>JavaLis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97]);&quot;%Impl%&quot;;[.$J97]);&quot;%defaultValue%&quot;;[.$I97]);&quot;%JavaType%&quot;;[.$H97]);&quot;%TipeTypeFull%&quot;;[.$F97])" office:value-type="string" office:string-value="case object `java.List&lt;Xml&gt;` extends JavaNodeStub with JavaListImpl {&#10;  def javaType = &quot;ArrayList&lt;org.w3c.dom.Node&gt;&quot; &#10;  def defaultValue = &quot;new ArrayList&lt;org.w3c.dom.Node&gt;()&quot;&#10;}">
            <text:p>case object `java.List&lt;Xml&gt;` extends JavaNodeStub with JavaListImpl {<text:line-break/> <text:s/>def javaType = "ArrayList&lt;org.w3c.dom.Node&gt;" <text:line-break/> <text:s/>def defaultValue = "new ArrayList&lt;org.w3c.dom.Nod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Guid</text:p>
          </table:table-cell>
          <table:table-cell table:style-name="ce5" table:formula="of:=CONCATENATE(IF(OR(EXACT([.C98];&quot;List&quot;);EXACT([.C98];&quot;Set&quot;));[.C98]&amp;&quot;&lt;&quot;;&quot;&quot;);[.E98];[.B98];IF(EXACT([.C98];&quot;Arr&quot;);&quot;[]&quot;;&quot;&quot;);IF(OR(EXACT([.C98];&quot;List&quot;);EXACT([.C98];&quot;Set&quot;));&quot;&gt;&quot;;&quot;&quot;);[.D98])" office:value-type="string" office:string-value="List&lt;Guid&gt;">
            <text:p>List&lt;Guid&gt;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98];&quot;Arr&quot;);[.G98]&amp;&quot;[]&quot;;&quot;&quot;);IF(EXACT([.C98];&quot;List&quot;);&quot;ArrayList&lt;&quot;&amp;[.G98]&amp;&quot;&gt;&quot;;&quot;&quot;);IF(EXACT([.C98];&quot;Set&quot;);&quot;HashSet&lt;&quot;&amp;[.G98]&amp;&quot;&gt;&quot;;&quot;&quot;);IF(EXACT([.C98];&quot;&quot;);[.G98];&quot;&quot;))" office:value-type="string" office:string-value="ArrayList&lt;java.util.UUID&gt;">
            <text:p>ArrayList&lt;java.util.UUID&gt;</text:p>
          </table:table-cell>
          <table:table-cell table:style-name="ce5" table:formula="of:=&quot;new &quot;&amp;[.H98]&amp;&quot;()&quot;" office:value-type="string" office:string-value="new ArrayList&lt;java.util.UUID&gt;()">
            <text:p>new ArrayList&lt;java.util.UUID&gt;()</text:p>
          </table:table-cell>
          <table:table-cell table:style-name="ce5" table:formula="of:=CONCATENATE(&quot;Java&quot;;IF(EXACT([.D98];&quot;?&quot;);&quot;Opt&quot;;&quot;&quot;);IF(EXACT([.C98];&quot;&quot;);IF(EXACT([.B98];&quot;?&quot;);&quot;Opt&quot;;&quot;One&quot;);[.C98]);IF(EXACT([.C98];&quot;&quot;);&quot;&quot;;IF(EXACT([.B98];&quot;?&quot;);&quot;Opt&quot;;&quot;&quot;));&quot;Impl&quot;)" office:value-type="string" office:string-value="JavaListImpl">
            <text:p>JavaLis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98]);&quot;%Impl%&quot;;[.$J98]);&quot;%defaultValue%&quot;;[.$I98]);&quot;%JavaType%&quot;;[.$H98]);&quot;%TipeTypeFull%&quot;;[.$F98])" office:value-type="string" office:string-value="case object `java.List&lt;Guid&gt;` extends JavaUUIDStub with JavaListImpl {&#10;  def javaType = &quot;ArrayList&lt;java.util.UUID&gt;&quot; &#10;  def defaultValue = &quot;new ArrayList&lt;java.util.UUID&gt;()&quot;&#10;}">
            <text:p>case object `java.List&lt;Guid&gt;` extends JavaUUIDStub with JavaListImpl {<text:line-break/> <text:s/>def javaType = "ArrayList&lt;java.util.UUID&gt;" <text:line-break/> <text:s/>def defaultValue = "new ArrayList&lt;java.util.UUID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String</text:p>
          </table:table-cell>
          <table:table-cell table:style-name="ce5" table:formula="of:=CONCATENATE(IF(OR(EXACT([.C99];&quot;List&quot;);EXACT([.C99];&quot;Set&quot;));[.C99]&amp;&quot;&lt;&quot;;&quot;&quot;);[.E99];[.B99];IF(EXACT([.C99];&quot;Arr&quot;);&quot;[]&quot;;&quot;&quot;);IF(OR(EXACT([.C99];&quot;List&quot;);EXACT([.C99];&quot;Set&quot;));&quot;&gt;&quot;;&quot;&quot;);[.D99])" office:value-type="string" office:string-value="List&lt;String&gt;">
            <text:p>List&lt;String&gt;</text:p>
          </table:table-cell>
          <table:table-cell table:style-name="ce5" office:value-type="string">
            <text:p>String</text:p>
          </table:table-cell>
          <table:table-cell table:style-name="ce5" table:formula="of:=CONCATENATE(IF(EXACT([.C99];&quot;Arr&quot;);[.G99]&amp;&quot;[]&quot;;&quot;&quot;);IF(EXACT([.C99];&quot;List&quot;);&quot;ArrayList&lt;&quot;&amp;[.G99]&amp;&quot;&gt;&quot;;&quot;&quot;);IF(EXACT([.C99];&quot;Set&quot;);&quot;HashSet&lt;&quot;&amp;[.G99]&amp;&quot;&gt;&quot;;&quot;&quot;);IF(EXACT([.C99];&quot;&quot;);[.G99];&quot;&quot;))" office:value-type="string" office:string-value="ArrayList&lt;String&gt;">
            <text:p>ArrayList&lt;String&gt;</text:p>
          </table:table-cell>
          <table:table-cell table:style-name="ce5" table:formula="of:=&quot;new &quot;&amp;[.H99]&amp;&quot;()&quot;" office:value-type="string" office:string-value="new ArrayList&lt;String&gt;()">
            <text:p>new ArrayList&lt;String&gt;()</text:p>
          </table:table-cell>
          <table:table-cell table:style-name="ce5" table:formula="of:=CONCATENATE(&quot;Java&quot;;IF(EXACT([.D99];&quot;?&quot;);&quot;Opt&quot;;&quot;&quot;);IF(EXACT([.C99];&quot;&quot;);IF(EXACT([.B99];&quot;?&quot;);&quot;Opt&quot;;&quot;One&quot;);[.C99]);IF(EXACT([.C99];&quot;&quot;);&quot;&quot;;IF(EXACT([.B99];&quot;?&quot;);&quot;Opt&quot;;&quot;&quot;));&quot;Impl&quot;)" office:value-type="string" office:string-value="JavaListImpl">
            <text:p>JavaLis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99]);&quot;%Impl%&quot;;[.$J99]);&quot;%defaultValue%&quot;;[.$I99]);&quot;%JavaType%&quot;;[.$H99]);&quot;%TipeTypeFull%&quot;;[.$F99])" office:value-type="string" office:string-value="case object `java.List&lt;String&gt;` extends JavaStringStub with JavaListImpl {&#10;  def javaType = &quot;ArrayList&lt;String&gt;&quot; &#10;  def defaultValue = &quot;new ArrayList&lt;String&gt;()&quot;&#10;}">
            <text:p>case object `java.List&lt;String&gt;` extends JavaStringStub with JavaListImpl {<text:line-break/> <text:s/>def javaType = "ArrayList&lt;String&gt;" <text:line-break/> <text:s/>def defaultValue = "new ArrayList&lt;String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Binary</text:p>
          </table:table-cell>
          <table:table-cell table:style-name="ce5" table:formula="of:=CONCATENATE(IF(OR(EXACT([.C100];&quot;List&quot;);EXACT([.C100];&quot;Set&quot;));[.C100]&amp;&quot;&lt;&quot;;&quot;&quot;);[.E100];[.B100];IF(EXACT([.C100];&quot;Arr&quot;);&quot;[]&quot;;&quot;&quot;);IF(OR(EXACT([.C100];&quot;List&quot;);EXACT([.C100];&quot;Set&quot;));&quot;&gt;&quot;;&quot;&quot;);[.D100])" office:value-type="string" office:string-value="List&lt;Binary?&gt;">
            <text:p>List&lt;Binary?&gt;</text:p>
          </table:table-cell>
          <table:table-cell table:style-name="ce5" office:value-type="string">
            <text:p>byte[]</text:p>
          </table:table-cell>
          <table:table-cell table:style-name="ce5" table:formula="of:=CONCATENATE(IF(EXACT([.C100];&quot;Arr&quot;);[.G100]&amp;&quot;[]&quot;;&quot;&quot;);IF(EXACT([.C100];&quot;List&quot;);&quot;ArrayList&lt;&quot;&amp;[.G100]&amp;&quot;&gt;&quot;;&quot;&quot;);IF(EXACT([.C100];&quot;Set&quot;);&quot;HashSet&lt;&quot;&amp;[.G100]&amp;&quot;&gt;&quot;;&quot;&quot;);IF(EXACT([.C100];&quot;&quot;);[.G100];&quot;&quot;))" office:value-type="string" office:string-value="ArrayList&lt;byte[]&gt;">
            <text:p>ArrayList&lt;byte[]&gt;</text:p>
          </table:table-cell>
          <table:table-cell table:style-name="ce5" table:formula="of:=&quot;new &quot;&amp;[.H100]&amp;&quot;()&quot;" office:value-type="string" office:string-value="new ArrayList&lt;byte[]&gt;()">
            <text:p>new ArrayList&lt;byte[]&gt;()</text:p>
          </table:table-cell>
          <table:table-cell table:style-name="ce5" table:formula="of:=CONCATENATE(&quot;Java&quot;;IF(EXACT([.D100];&quot;?&quot;);&quot;Opt&quot;;&quot;&quot;);IF(EXACT([.C100];&quot;&quot;);IF(EXACT([.B100];&quot;?&quot;);&quot;Opt&quot;;&quot;One&quot;);[.C100]);IF(EXACT([.C100];&quot;&quot;);&quot;&quot;;IF(EXACT([.B100];&quot;?&quot;);&quot;Opt&quot;;&quot;&quot;));&quot;Impl&quot;)" office:value-type="string" office:string-value="JavaListOptImpl">
            <text:p>JavaListOpt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00]);&quot;%Impl%&quot;;[.$J100]);&quot;%defaultValue%&quot;;[.$I100]);&quot;%JavaType%&quot;;[.$H100]);&quot;%TipeTypeFull%&quot;;[.$F100])" office:value-type="string" office:string-value="case object `java.List&lt;Binary?&gt;` extends JavaBinaryStub with JavaListOptImpl {&#10;  def javaType = &quot;ArrayList&lt;byte[]&gt;&quot; &#10;  def defaultValue = &quot;new ArrayList&lt;byte[]&gt;()&quot;&#10;}">
            <text:p>case object `java.List&lt;Binary?&gt;` extends JavaBinaryStub with JavaListOptImpl {<text:line-break/> <text:s/>def javaType = "ArrayList&lt;byte[]&gt;" <text:line-break/> <text:s/>def defaultValue = "new ArrayList&lt;byte[]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Bool</text:p>
          </table:table-cell>
          <table:table-cell table:style-name="ce5" table:formula="of:=CONCATENATE(IF(OR(EXACT([.C101];&quot;List&quot;);EXACT([.C101];&quot;Set&quot;));[.C101]&amp;&quot;&lt;&quot;;&quot;&quot;);[.E101];[.B101];IF(EXACT([.C101];&quot;Arr&quot;);&quot;[]&quot;;&quot;&quot;);IF(OR(EXACT([.C101];&quot;List&quot;);EXACT([.C101];&quot;Set&quot;));&quot;&gt;&quot;;&quot;&quot;);[.D101])" office:value-type="string" office:string-value="List&lt;Bool?&gt;">
            <text:p>List&lt;Bool?&gt;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101];&quot;Arr&quot;);[.G101]&amp;&quot;[]&quot;;&quot;&quot;);IF(EXACT([.C101];&quot;List&quot;);&quot;ArrayList&lt;&quot;&amp;[.G101]&amp;&quot;&gt;&quot;;&quot;&quot;);IF(EXACT([.C101];&quot;Set&quot;);&quot;HashSet&lt;&quot;&amp;[.G101]&amp;&quot;&gt;&quot;;&quot;&quot;);IF(EXACT([.C101];&quot;&quot;);[.G101];&quot;&quot;))" office:value-type="string" office:string-value="ArrayList&lt;Boolean&gt;">
            <text:p>ArrayList&lt;Boolean&gt;</text:p>
          </table:table-cell>
          <table:table-cell table:style-name="ce5" table:formula="of:=&quot;new &quot;&amp;[.H101]&amp;&quot;()&quot;" office:value-type="string" office:string-value="new ArrayList&lt;Boolean&gt;()">
            <text:p>new ArrayList&lt;Boolean&gt;()</text:p>
          </table:table-cell>
          <table:table-cell table:style-name="ce5" table:formula="of:=CONCATENATE(&quot;Java&quot;;IF(EXACT([.D101];&quot;?&quot;);&quot;Opt&quot;;&quot;&quot;);IF(EXACT([.C101];&quot;&quot;);IF(EXACT([.B101];&quot;?&quot;);&quot;Opt&quot;;&quot;One&quot;);[.C101]);IF(EXACT([.C101];&quot;&quot;);&quot;&quot;;IF(EXACT([.B101];&quot;?&quot;);&quot;Opt&quot;;&quot;&quot;));&quot;Impl&quot;)" office:value-type="string" office:string-value="JavaListOptImpl">
            <text:p>JavaLis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01]);&quot;%Impl%&quot;;[.$J101]);&quot;%defaultValue%&quot;;[.$I101]);&quot;%JavaType%&quot;;[.$H101]);&quot;%TipeTypeFull%&quot;;[.$F101])" office:value-type="string" office:string-value="case object `java.List&lt;Bool?&gt;` extends JavaBooleanStub with JavaListOptImpl {&#10;  def javaType = &quot;ArrayList&lt;Boolean&gt;&quot; &#10;  def defaultValue = &quot;new ArrayList&lt;Boolean&gt;()&quot;&#10;}">
            <text:p>case object `java.List&lt;Bool?&gt;` extends JavaBooleanStub with JavaListOptImpl {<text:line-break/> <text:s/>def javaType = "ArrayList&lt;Boolean&gt;" <text:line-break/> <text:s/>def defaultValue = "new ArrayList&lt;Boolean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Date</text:p>
          </table:table-cell>
          <table:table-cell table:style-name="ce5" table:formula="of:=CONCATENATE(IF(OR(EXACT([.C102];&quot;List&quot;);EXACT([.C102];&quot;Set&quot;));[.C102]&amp;&quot;&lt;&quot;;&quot;&quot;);[.E102];[.B102];IF(EXACT([.C102];&quot;Arr&quot;);&quot;[]&quot;;&quot;&quot;);IF(OR(EXACT([.C102];&quot;List&quot;);EXACT([.C102];&quot;Set&quot;));&quot;&gt;&quot;;&quot;&quot;);[.D102])" office:value-type="string" office:string-value="List&lt;Date?&gt;">
            <text:p>List&lt;Date?&gt;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102];&quot;Arr&quot;);[.G102]&amp;&quot;[]&quot;;&quot;&quot;);IF(EXACT([.C102];&quot;List&quot;);&quot;ArrayList&lt;&quot;&amp;[.G102]&amp;&quot;&gt;&quot;;&quot;&quot;);IF(EXACT([.C102];&quot;Set&quot;);&quot;HashSet&lt;&quot;&amp;[.G102]&amp;&quot;&gt;&quot;;&quot;&quot;);IF(EXACT([.C102];&quot;&quot;);[.G102];&quot;&quot;))" office:value-type="string" office:string-value="ArrayList&lt;org.joda.time.LocalDate&gt;">
            <text:p>ArrayList&lt;org.joda.time.LocalDate&gt;</text:p>
          </table:table-cell>
          <table:table-cell table:style-name="ce5" table:formula="of:=&quot;new &quot;&amp;[.H102]&amp;&quot;()&quot;" office:value-type="string" office:string-value="new ArrayList&lt;org.joda.time.LocalDate&gt;()">
            <text:p>new ArrayList&lt;org.joda.time.LocalDate&gt;()</text:p>
          </table:table-cell>
          <table:table-cell table:style-name="ce5" table:formula="of:=CONCATENATE(&quot;Java&quot;;IF(EXACT([.D102];&quot;?&quot;);&quot;Opt&quot;;&quot;&quot;);IF(EXACT([.C102];&quot;&quot;);IF(EXACT([.B102];&quot;?&quot;);&quot;Opt&quot;;&quot;One&quot;);[.C102]);IF(EXACT([.C102];&quot;&quot;);&quot;&quot;;IF(EXACT([.B102];&quot;?&quot;);&quot;Opt&quot;;&quot;&quot;));&quot;Impl&quot;)" office:value-type="string" office:string-value="JavaListOptImpl">
            <text:p>JavaLis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02]);&quot;%Impl%&quot;;[.$J102]);&quot;%defaultValue%&quot;;[.$I102]);&quot;%JavaType%&quot;;[.$H102]);&quot;%TipeTypeFull%&quot;;[.$F102])" office:value-type="string" office:string-value="case object `java.List&lt;Date?&gt;` extends JavaLocalDateStub with JavaListOptImpl {&#10;  def javaType = &quot;ArrayList&lt;org.joda.time.LocalDate&gt;&quot; &#10;  def defaultValue = &quot;new ArrayList&lt;org.joda.time.LocalDate&gt;()&quot;&#10;}">
            <text:p>case object `java.List&lt;Date?&gt;` extends JavaLocalDateStub with JavaListOptImpl {<text:line-break/> <text:s/>def javaType = "ArrayList&lt;org.joda.time.LocalDate&gt;" <text:line-break/> <text:s/>def defaultValue = "new ArrayList&lt;org.joda.time.LocalDat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Timestamp</text:p>
          </table:table-cell>
          <table:table-cell table:style-name="ce5" table:formula="of:=CONCATENATE(IF(OR(EXACT([.C103];&quot;List&quot;);EXACT([.C103];&quot;Set&quot;));[.C103]&amp;&quot;&lt;&quot;;&quot;&quot;);[.E103];[.B103];IF(EXACT([.C103];&quot;Arr&quot;);&quot;[]&quot;;&quot;&quot;);IF(OR(EXACT([.C103];&quot;List&quot;);EXACT([.C103];&quot;Set&quot;));&quot;&gt;&quot;;&quot;&quot;);[.D103])" office:value-type="string" office:string-value="List&lt;Timestamp?&gt;">
            <text:p>List&lt;Timestamp?&gt;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103];&quot;Arr&quot;);[.G103]&amp;&quot;[]&quot;;&quot;&quot;);IF(EXACT([.C103];&quot;List&quot;);&quot;ArrayList&lt;&quot;&amp;[.G103]&amp;&quot;&gt;&quot;;&quot;&quot;);IF(EXACT([.C103];&quot;Set&quot;);&quot;HashSet&lt;&quot;&amp;[.G103]&amp;&quot;&gt;&quot;;&quot;&quot;);IF(EXACT([.C103];&quot;&quot;);[.G103];&quot;&quot;))" office:value-type="string" office:string-value="ArrayList&lt;org.joda.time.DateTime&gt;">
            <text:p>ArrayList&lt;org.joda.time.DateTime&gt;</text:p>
          </table:table-cell>
          <table:table-cell table:style-name="ce5" table:formula="of:=&quot;new &quot;&amp;[.H103]&amp;&quot;()&quot;" office:value-type="string" office:string-value="new ArrayList&lt;org.joda.time.DateTime&gt;()">
            <text:p>new ArrayList&lt;org.joda.time.DateTime&gt;()</text:p>
          </table:table-cell>
          <table:table-cell table:style-name="ce5" table:formula="of:=CONCATENATE(&quot;Java&quot;;IF(EXACT([.D103];&quot;?&quot;);&quot;Opt&quot;;&quot;&quot;);IF(EXACT([.C103];&quot;&quot;);IF(EXACT([.B103];&quot;?&quot;);&quot;Opt&quot;;&quot;One&quot;);[.C103]);IF(EXACT([.C103];&quot;&quot;);&quot;&quot;;IF(EXACT([.B103];&quot;?&quot;);&quot;Opt&quot;;&quot;&quot;));&quot;Impl&quot;)" office:value-type="string" office:string-value="JavaListOptImpl">
            <text:p>JavaLis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03]);&quot;%Impl%&quot;;[.$J103]);&quot;%defaultValue%&quot;;[.$I103]);&quot;%JavaType%&quot;;[.$H103]);&quot;%TipeTypeFull%&quot;;[.$F103])" office:value-type="string" office:string-value="case object `java.List&lt;Timestamp?&gt;` extends JavaDateTimeStub with JavaListOptImpl {&#10;  def javaType = &quot;ArrayList&lt;org.joda.time.DateTime&gt;&quot; &#10;  def defaultValue = &quot;new ArrayList&lt;org.joda.time.DateTime&gt;()&quot;&#10;}">
            <text:p>case object `java.List&lt;Timestamp?&gt;` extends JavaDateTimeStub with JavaListOptImpl {<text:line-break/> <text:s/>def javaType = "ArrayList&lt;org.joda.time.DateTime&gt;" <text:line-break/> <text:s/>def defaultValue = "new ArrayList&lt;org.joda.time.DateTim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Decimal</text:p>
          </table:table-cell>
          <table:table-cell table:style-name="ce5" table:formula="of:=CONCATENATE(IF(OR(EXACT([.C104];&quot;List&quot;);EXACT([.C104];&quot;Set&quot;));[.C104]&amp;&quot;&lt;&quot;;&quot;&quot;);[.E104];[.B104];IF(EXACT([.C104];&quot;Arr&quot;);&quot;[]&quot;;&quot;&quot;);IF(OR(EXACT([.C104];&quot;List&quot;);EXACT([.C104];&quot;Set&quot;));&quot;&gt;&quot;;&quot;&quot;);[.D104])" office:value-type="string" office:string-value="List&lt;Decimal?&gt;">
            <text:p>List&lt;Decimal?&gt;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104];&quot;Arr&quot;);[.G104]&amp;&quot;[]&quot;;&quot;&quot;);IF(EXACT([.C104];&quot;List&quot;);&quot;ArrayList&lt;&quot;&amp;[.G104]&amp;&quot;&gt;&quot;;&quot;&quot;);IF(EXACT([.C104];&quot;Set&quot;);&quot;HashSet&lt;&quot;&amp;[.G104]&amp;&quot;&gt;&quot;;&quot;&quot;);IF(EXACT([.C104];&quot;&quot;);[.G104];&quot;&quot;))" office:value-type="string" office:string-value="ArrayList&lt;java.math.BigDecimal&gt;">
            <text:p>ArrayList&lt;java.math.BigDecimal&gt;</text:p>
          </table:table-cell>
          <table:table-cell table:style-name="ce5" table:formula="of:=&quot;new &quot;&amp;[.H104]&amp;&quot;()&quot;" office:value-type="string" office:string-value="new ArrayList&lt;java.math.BigDecimal&gt;()">
            <text:p>new ArrayList&lt;java.math.BigDecimal&gt;()</text:p>
          </table:table-cell>
          <table:table-cell table:style-name="ce5" table:formula="of:=CONCATENATE(&quot;Java&quot;;IF(EXACT([.D104];&quot;?&quot;);&quot;Opt&quot;;&quot;&quot;);IF(EXACT([.C104];&quot;&quot;);IF(EXACT([.B104];&quot;?&quot;);&quot;Opt&quot;;&quot;One&quot;);[.C104]);IF(EXACT([.C104];&quot;&quot;);&quot;&quot;;IF(EXACT([.B104];&quot;?&quot;);&quot;Opt&quot;;&quot;&quot;));&quot;Impl&quot;)" office:value-type="string" office:string-value="JavaListOptImpl">
            <text:p>JavaListOpt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04]);&quot;%Impl%&quot;;[.$J104]);&quot;%defaultValue%&quot;;[.$I104]);&quot;%JavaType%&quot;;[.$H104]);&quot;%TipeTypeFull%&quot;;[.$F104])" office:value-type="string" office:string-value="case object `java.List&lt;Decimal?&gt;` extends JavaBigDecimalStub with JavaListOptImpl {&#10;  def javaType = &quot;ArrayList&lt;java.math.BigDecimal&gt;&quot; &#10;  def defaultValue = &quot;new ArrayList&lt;java.math.BigDecimal&gt;()&quot;&#10;}">
            <text:p>case object `java.List&lt;Decimal?&gt;` extends JavaBigDecimalStub with JavaListOptImpl {<text:line-break/> <text:s/>def javaType = "ArrayList&lt;java.math.BigDecimal&gt;" <text:line-break/> <text:s/>def defaultValue = "new ArrayList&lt;java.math.BigDecimal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Double</text:p>
          </table:table-cell>
          <table:table-cell table:style-name="ce5" table:formula="of:=CONCATENATE(IF(OR(EXACT([.C105];&quot;List&quot;);EXACT([.C105];&quot;Set&quot;));[.C105]&amp;&quot;&lt;&quot;;&quot;&quot;);[.E105];[.B105];IF(EXACT([.C105];&quot;Arr&quot;);&quot;[]&quot;;&quot;&quot;);IF(OR(EXACT([.C105];&quot;List&quot;);EXACT([.C105];&quot;Set&quot;));&quot;&gt;&quot;;&quot;&quot;);[.D105])" office:value-type="string" office:string-value="List&lt;Double?&gt;">
            <text:p>List&lt;Double?&gt;</text:p>
          </table:table-cell>
          <table:table-cell table:style-name="ce5" office:value-type="string">
            <text:p>Double</text:p>
          </table:table-cell>
          <table:table-cell table:style-name="ce5" table:formula="of:=CONCATENATE(IF(EXACT([.C105];&quot;Arr&quot;);[.G105]&amp;&quot;[]&quot;;&quot;&quot;);IF(EXACT([.C105];&quot;List&quot;);&quot;ArrayList&lt;&quot;&amp;[.G105]&amp;&quot;&gt;&quot;;&quot;&quot;);IF(EXACT([.C105];&quot;Set&quot;);&quot;HashSet&lt;&quot;&amp;[.G105]&amp;&quot;&gt;&quot;;&quot;&quot;);IF(EXACT([.C105];&quot;&quot;);[.G105];&quot;&quot;))" office:value-type="string" office:string-value="ArrayList&lt;Double&gt;">
            <text:p>ArrayList&lt;Double&gt;</text:p>
          </table:table-cell>
          <table:table-cell table:style-name="ce5" table:formula="of:=&quot;new &quot;&amp;[.H105]&amp;&quot;()&quot;" office:value-type="string" office:string-value="new ArrayList&lt;Double&gt;()">
            <text:p>new ArrayList&lt;Double&gt;()</text:p>
          </table:table-cell>
          <table:table-cell table:style-name="ce5" table:formula="of:=CONCATENATE(&quot;Java&quot;;IF(EXACT([.D105];&quot;?&quot;);&quot;Opt&quot;;&quot;&quot;);IF(EXACT([.C105];&quot;&quot;);IF(EXACT([.B105];&quot;?&quot;);&quot;Opt&quot;;&quot;One&quot;);[.C105]);IF(EXACT([.C105];&quot;&quot;);&quot;&quot;;IF(EXACT([.B105];&quot;?&quot;);&quot;Opt&quot;;&quot;&quot;));&quot;Impl&quot;)" office:value-type="string" office:string-value="JavaListOptImpl">
            <text:p>JavaLis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05]);&quot;%Impl%&quot;;[.$J105]);&quot;%defaultValue%&quot;;[.$I105]);&quot;%JavaType%&quot;;[.$H105]);&quot;%TipeTypeFull%&quot;;[.$F105])" office:value-type="string" office:string-value="case object `java.List&lt;Double?&gt;` extends JavaDoubleStub with JavaListOptImpl {&#10;  def javaType = &quot;ArrayList&lt;Double&gt;&quot; &#10;  def defaultValue = &quot;new ArrayList&lt;Double&gt;()&quot;&#10;}">
            <text:p>case object `java.List&lt;Double?&gt;` extends JavaDoubleStub with JavaListOptImpl {<text:line-break/> <text:s/>def javaType = "ArrayList&lt;Double&gt;" <text:line-break/> <text:s/>def defaultValue = "new ArrayList&lt;Doubl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Float</text:p>
          </table:table-cell>
          <table:table-cell table:style-name="ce5" table:formula="of:=CONCATENATE(IF(OR(EXACT([.C106];&quot;List&quot;);EXACT([.C106];&quot;Set&quot;));[.C106]&amp;&quot;&lt;&quot;;&quot;&quot;);[.E106];[.B106];IF(EXACT([.C106];&quot;Arr&quot;);&quot;[]&quot;;&quot;&quot;);IF(OR(EXACT([.C106];&quot;List&quot;);EXACT([.C106];&quot;Set&quot;));&quot;&gt;&quot;;&quot;&quot;);[.D106])" office:value-type="string" office:string-value="List&lt;Float?&gt;">
            <text:p>List&lt;Float?&gt;</text:p>
          </table:table-cell>
          <table:table-cell table:style-name="ce5" office:value-type="string">
            <text:p>Float</text:p>
          </table:table-cell>
          <table:table-cell table:style-name="ce5" table:formula="of:=CONCATENATE(IF(EXACT([.C106];&quot;Arr&quot;);[.G106]&amp;&quot;[]&quot;;&quot;&quot;);IF(EXACT([.C106];&quot;List&quot;);&quot;ArrayList&lt;&quot;&amp;[.G106]&amp;&quot;&gt;&quot;;&quot;&quot;);IF(EXACT([.C106];&quot;Set&quot;);&quot;HashSet&lt;&quot;&amp;[.G106]&amp;&quot;&gt;&quot;;&quot;&quot;);IF(EXACT([.C106];&quot;&quot;);[.G106];&quot;&quot;))" office:value-type="string" office:string-value="ArrayList&lt;Float&gt;">
            <text:p>ArrayList&lt;Float&gt;</text:p>
          </table:table-cell>
          <table:table-cell table:style-name="ce5" table:formula="of:=&quot;new &quot;&amp;[.H106]&amp;&quot;()&quot;" office:value-type="string" office:string-value="new ArrayList&lt;Float&gt;()">
            <text:p>new ArrayList&lt;Float&gt;()</text:p>
          </table:table-cell>
          <table:table-cell table:style-name="ce5" table:formula="of:=CONCATENATE(&quot;Java&quot;;IF(EXACT([.D106];&quot;?&quot;);&quot;Opt&quot;;&quot;&quot;);IF(EXACT([.C106];&quot;&quot;);IF(EXACT([.B106];&quot;?&quot;);&quot;Opt&quot;;&quot;One&quot;);[.C106]);IF(EXACT([.C106];&quot;&quot;);&quot;&quot;;IF(EXACT([.B106];&quot;?&quot;);&quot;Opt&quot;;&quot;&quot;));&quot;Impl&quot;)" office:value-type="string" office:string-value="JavaListOptImpl">
            <text:p>JavaLis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06]);&quot;%Impl%&quot;;[.$J106]);&quot;%defaultValue%&quot;;[.$I106]);&quot;%JavaType%&quot;;[.$H106]);&quot;%TipeTypeFull%&quot;;[.$F106])" office:value-type="string" office:string-value="case object `java.List&lt;Float?&gt;` extends JavaFloatStub with JavaListOptImpl {&#10;  def javaType = &quot;ArrayList&lt;Float&gt;&quot; &#10;  def defaultValue = &quot;new ArrayList&lt;Float&gt;()&quot;&#10;}">
            <text:p>case object `java.List&lt;Float?&gt;` extends JavaFloatStub with JavaListOptImpl {<text:line-break/> <text:s/>def javaType = "ArrayList&lt;Float&gt;" <text:line-break/> <text:s/>def defaultValue = "new ArrayList&lt;Float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KeyValue</text:p>
          </table:table-cell>
          <table:table-cell table:style-name="ce5" table:formula="of:=CONCATENATE(IF(OR(EXACT([.C107];&quot;List&quot;);EXACT([.C107];&quot;Set&quot;));[.C107]&amp;&quot;&lt;&quot;;&quot;&quot;);[.E107];[.B107];IF(EXACT([.C107];&quot;Arr&quot;);&quot;[]&quot;;&quot;&quot;);IF(OR(EXACT([.C107];&quot;List&quot;);EXACT([.C107];&quot;Set&quot;));&quot;&gt;&quot;;&quot;&quot;);[.D107])" office:value-type="string" office:string-value="List&lt;KeyValue?&gt;">
            <text:p>List&lt;KeyValue?&gt;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107];&quot;Arr&quot;);[.G107]&amp;&quot;[]&quot;;&quot;&quot;);IF(EXACT([.C107];&quot;List&quot;);&quot;ArrayList&lt;&quot;&amp;[.G107]&amp;&quot;&gt;&quot;;&quot;&quot;);IF(EXACT([.C107];&quot;Set&quot;);&quot;HashSet&lt;&quot;&amp;[.G107]&amp;&quot;&gt;&quot;;&quot;&quot;);IF(EXACT([.C107];&quot;&quot;);[.G107];&quot;&quot;))" office:value-type="string" office:string-value="ArrayList&lt;HashMap&lt;String, String&gt;&gt;">
            <text:p>ArrayList&lt;HashMap&lt;String, String&gt;&gt;</text:p>
          </table:table-cell>
          <table:table-cell table:style-name="ce5" table:formula="of:=&quot;new &quot;&amp;[.H107]&amp;&quot;()&quot;" office:value-type="string" office:string-value="new ArrayList&lt;HashMap&lt;String, String&gt;&gt;()">
            <text:p>new ArrayList&lt;HashMap&lt;String, String&gt;&gt;()</text:p>
          </table:table-cell>
          <table:table-cell table:style-name="ce5" table:formula="of:=CONCATENATE(&quot;Java&quot;;IF(EXACT([.D107];&quot;?&quot;);&quot;Opt&quot;;&quot;&quot;);IF(EXACT([.C107];&quot;&quot;);IF(EXACT([.B107];&quot;?&quot;);&quot;Opt&quot;;&quot;One&quot;);[.C107]);IF(EXACT([.C107];&quot;&quot;);&quot;&quot;;IF(EXACT([.B107];&quot;?&quot;);&quot;Opt&quot;;&quot;&quot;));&quot;Impl&quot;)" office:value-type="string" office:string-value="JavaListOptImpl">
            <text:p>JavaListOpt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07]);&quot;%Impl%&quot;;[.$J107]);&quot;%defaultValue%&quot;;[.$I107]);&quot;%JavaType%&quot;;[.$H107]);&quot;%TipeTypeFull%&quot;;[.$F107])" office:value-type="string" office:string-value="case object `java.List&lt;KeyValue?&gt;` extends JavaHashMapStub with JavaListOptImpl {&#10;  def javaType = &quot;ArrayList&lt;HashMap&lt;String, String&gt;&gt;&quot; &#10;  def defaultValue = &quot;new ArrayList&lt;HashMap&lt;String, String&gt;&gt;()&quot;&#10;}">
            <text:p>case object `java.List&lt;KeyValue?&gt;` extends JavaHashMapStub with JavaListOptImpl {<text:line-break/> <text:s/>def javaType = "ArrayList&lt;HashMap&lt;String, String&gt;&gt;" <text:line-break/> <text:s/>def defaultValue = "new ArrayList&lt;HashMap&lt;String, String&gt;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Integer</text:p>
          </table:table-cell>
          <table:table-cell table:style-name="ce5" table:formula="of:=CONCATENATE(IF(OR(EXACT([.C108];&quot;List&quot;);EXACT([.C108];&quot;Set&quot;));[.C108]&amp;&quot;&lt;&quot;;&quot;&quot;);[.E108];[.B108];IF(EXACT([.C108];&quot;Arr&quot;);&quot;[]&quot;;&quot;&quot;);IF(OR(EXACT([.C108];&quot;List&quot;);EXACT([.C108];&quot;Set&quot;));&quot;&gt;&quot;;&quot;&quot;);[.D108])" office:value-type="string" office:string-value="List&lt;Integer?&gt;">
            <text:p>List&lt;Integer?&gt;</text:p>
          </table:table-cell>
          <table:table-cell table:style-name="ce5" office:value-type="string">
            <text:p>Integer</text:p>
          </table:table-cell>
          <table:table-cell table:style-name="ce5" table:formula="of:=CONCATENATE(IF(EXACT([.C108];&quot;Arr&quot;);[.G108]&amp;&quot;[]&quot;;&quot;&quot;);IF(EXACT([.C108];&quot;List&quot;);&quot;ArrayList&lt;&quot;&amp;[.G108]&amp;&quot;&gt;&quot;;&quot;&quot;);IF(EXACT([.C108];&quot;Set&quot;);&quot;HashSet&lt;&quot;&amp;[.G108]&amp;&quot;&gt;&quot;;&quot;&quot;);IF(EXACT([.C108];&quot;&quot;);[.G108];&quot;&quot;))" office:value-type="string" office:string-value="ArrayList&lt;Integer&gt;">
            <text:p>ArrayList&lt;Integer&gt;</text:p>
          </table:table-cell>
          <table:table-cell table:style-name="ce5" table:formula="of:=&quot;new &quot;&amp;[.H108]&amp;&quot;()&quot;" office:value-type="string" office:string-value="new ArrayList&lt;Integer&gt;()">
            <text:p>new ArrayList&lt;Integer&gt;()</text:p>
          </table:table-cell>
          <table:table-cell table:style-name="ce5" table:formula="of:=CONCATENATE(&quot;Java&quot;;IF(EXACT([.D108];&quot;?&quot;);&quot;Opt&quot;;&quot;&quot;);IF(EXACT([.C108];&quot;&quot;);IF(EXACT([.B108];&quot;?&quot;);&quot;Opt&quot;;&quot;One&quot;);[.C108]);IF(EXACT([.C108];&quot;&quot;);&quot;&quot;;IF(EXACT([.B108];&quot;?&quot;);&quot;Opt&quot;;&quot;&quot;));&quot;Impl&quot;)" office:value-type="string" office:string-value="JavaListOptImpl">
            <text:p>JavaLis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08]);&quot;%Impl%&quot;;[.$J108]);&quot;%defaultValue%&quot;;[.$I108]);&quot;%JavaType%&quot;;[.$H108]);&quot;%TipeTypeFull%&quot;;[.$F108])" office:value-type="string" office:string-value="case object `java.List&lt;Integer?&gt;` extends JavaIntStub with JavaListOptImpl {&#10;  def javaType = &quot;ArrayList&lt;Integer&gt;&quot; &#10;  def defaultValue = &quot;new ArrayList&lt;Integer&gt;()&quot;&#10;}">
            <text:p>case object `java.List&lt;Integer?&gt;` extends JavaIntStub with JavaListOptImpl {<text:line-break/> <text:s/>def javaType = "ArrayList&lt;Integer&gt;" <text:line-break/> <text:s/>def defaultValue = "new ArrayList&lt;Integer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Long</text:p>
          </table:table-cell>
          <table:table-cell table:style-name="ce5" table:formula="of:=CONCATENATE(IF(OR(EXACT([.C109];&quot;List&quot;);EXACT([.C109];&quot;Set&quot;));[.C109]&amp;&quot;&lt;&quot;;&quot;&quot;);[.E109];[.B109];IF(EXACT([.C109];&quot;Arr&quot;);&quot;[]&quot;;&quot;&quot;);IF(OR(EXACT([.C109];&quot;List&quot;);EXACT([.C109];&quot;Set&quot;));&quot;&gt;&quot;;&quot;&quot;);[.D109])" office:value-type="string" office:string-value="List&lt;Long?&gt;">
            <text:p>List&lt;Long?&gt;</text:p>
          </table:table-cell>
          <table:table-cell table:style-name="ce5" office:value-type="string">
            <text:p>Long</text:p>
          </table:table-cell>
          <table:table-cell table:style-name="ce5" table:formula="of:=CONCATENATE(IF(EXACT([.C109];&quot;Arr&quot;);[.G109]&amp;&quot;[]&quot;;&quot;&quot;);IF(EXACT([.C109];&quot;List&quot;);&quot;ArrayList&lt;&quot;&amp;[.G109]&amp;&quot;&gt;&quot;;&quot;&quot;);IF(EXACT([.C109];&quot;Set&quot;);&quot;HashSet&lt;&quot;&amp;[.G109]&amp;&quot;&gt;&quot;;&quot;&quot;);IF(EXACT([.C109];&quot;&quot;);[.G109];&quot;&quot;))" office:value-type="string" office:string-value="ArrayList&lt;Long&gt;">
            <text:p>ArrayList&lt;Long&gt;</text:p>
          </table:table-cell>
          <table:table-cell table:style-name="ce5" table:formula="of:=&quot;new &quot;&amp;[.H109]&amp;&quot;()&quot;" office:value-type="string" office:string-value="new ArrayList&lt;Long&gt;()">
            <text:p>new ArrayList&lt;Long&gt;()</text:p>
          </table:table-cell>
          <table:table-cell table:style-name="ce5" table:formula="of:=CONCATENATE(&quot;Java&quot;;IF(EXACT([.D109];&quot;?&quot;);&quot;Opt&quot;;&quot;&quot;);IF(EXACT([.C109];&quot;&quot;);IF(EXACT([.B109];&quot;?&quot;);&quot;Opt&quot;;&quot;One&quot;);[.C109]);IF(EXACT([.C109];&quot;&quot;);&quot;&quot;;IF(EXACT([.B109];&quot;?&quot;);&quot;Opt&quot;;&quot;&quot;));&quot;Impl&quot;)" office:value-type="string" office:string-value="JavaListOptImpl">
            <text:p>JavaLis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09]);&quot;%Impl%&quot;;[.$J109]);&quot;%defaultValue%&quot;;[.$I109]);&quot;%JavaType%&quot;;[.$H109]);&quot;%TipeTypeFull%&quot;;[.$F109])" office:value-type="string" office:string-value="case object `java.List&lt;Long?&gt;` extends JavaLongStub with JavaListOptImpl {&#10;  def javaType = &quot;ArrayList&lt;Long&gt;&quot; &#10;  def defaultValue = &quot;new ArrayList&lt;Long&gt;()&quot;&#10;}">
            <text:p>case object `java.List&lt;Long?&gt;` extends JavaLongStub with JavaListOptImpl {<text:line-break/> <text:s/>def javaType = "ArrayList&lt;Long&gt;" <text:line-break/> <text:s/>def defaultValue = "new ArrayList&lt;Long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Xml</text:p>
          </table:table-cell>
          <table:table-cell table:style-name="ce5" table:formula="of:=CONCATENATE(IF(OR(EXACT([.C110];&quot;List&quot;);EXACT([.C110];&quot;Set&quot;));[.C110]&amp;&quot;&lt;&quot;;&quot;&quot;);[.E110];[.B110];IF(EXACT([.C110];&quot;Arr&quot;);&quot;[]&quot;;&quot;&quot;);IF(OR(EXACT([.C110];&quot;List&quot;);EXACT([.C110];&quot;Set&quot;));&quot;&gt;&quot;;&quot;&quot;);[.D110])" office:value-type="string" office:string-value="List&lt;Xml?&gt;">
            <text:p>List&lt;Xml?&gt;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110];&quot;Arr&quot;);[.G110]&amp;&quot;[]&quot;;&quot;&quot;);IF(EXACT([.C110];&quot;List&quot;);&quot;ArrayList&lt;&quot;&amp;[.G110]&amp;&quot;&gt;&quot;;&quot;&quot;);IF(EXACT([.C110];&quot;Set&quot;);&quot;HashSet&lt;&quot;&amp;[.G110]&amp;&quot;&gt;&quot;;&quot;&quot;);IF(EXACT([.C110];&quot;&quot;);[.G110];&quot;&quot;))" office:value-type="string" office:string-value="ArrayList&lt;org.w3c.dom.Node&gt;">
            <text:p>ArrayList&lt;org.w3c.dom.Node&gt;</text:p>
          </table:table-cell>
          <table:table-cell table:style-name="ce5" table:formula="of:=&quot;new &quot;&amp;[.H110]&amp;&quot;()&quot;" office:value-type="string" office:string-value="new ArrayList&lt;org.w3c.dom.Node&gt;()">
            <text:p>new ArrayList&lt;org.w3c.dom.Node&gt;()</text:p>
          </table:table-cell>
          <table:table-cell table:style-name="ce5" table:formula="of:=CONCATENATE(&quot;Java&quot;;IF(EXACT([.D110];&quot;?&quot;);&quot;Opt&quot;;&quot;&quot;);IF(EXACT([.C110];&quot;&quot;);IF(EXACT([.B110];&quot;?&quot;);&quot;Opt&quot;;&quot;One&quot;);[.C110]);IF(EXACT([.C110];&quot;&quot;);&quot;&quot;;IF(EXACT([.B110];&quot;?&quot;);&quot;Opt&quot;;&quot;&quot;));&quot;Impl&quot;)" office:value-type="string" office:string-value="JavaListOptImpl">
            <text:p>JavaLis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10]);&quot;%Impl%&quot;;[.$J110]);&quot;%defaultValue%&quot;;[.$I110]);&quot;%JavaType%&quot;;[.$H110]);&quot;%TipeTypeFull%&quot;;[.$F110])" office:value-type="string" office:string-value="case object `java.List&lt;Xml?&gt;` extends JavaNodeStub with JavaListOptImpl {&#10;  def javaType = &quot;ArrayList&lt;org.w3c.dom.Node&gt;&quot; &#10;  def defaultValue = &quot;new ArrayList&lt;org.w3c.dom.Node&gt;()&quot;&#10;}">
            <text:p>case object `java.List&lt;Xml?&gt;` extends JavaNodeStub with JavaListOptImpl {<text:line-break/> <text:s/>def javaType = "ArrayList&lt;org.w3c.dom.Node&gt;" <text:line-break/> <text:s/>def defaultValue = "new ArrayList&lt;org.w3c.dom.Nod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Guid</text:p>
          </table:table-cell>
          <table:table-cell table:style-name="ce5" table:formula="of:=CONCATENATE(IF(OR(EXACT([.C111];&quot;List&quot;);EXACT([.C111];&quot;Set&quot;));[.C111]&amp;&quot;&lt;&quot;;&quot;&quot;);[.E111];[.B111];IF(EXACT([.C111];&quot;Arr&quot;);&quot;[]&quot;;&quot;&quot;);IF(OR(EXACT([.C111];&quot;List&quot;);EXACT([.C111];&quot;Set&quot;));&quot;&gt;&quot;;&quot;&quot;);[.D111])" office:value-type="string" office:string-value="List&lt;Guid?&gt;">
            <text:p>List&lt;Guid?&gt;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111];&quot;Arr&quot;);[.G111]&amp;&quot;[]&quot;;&quot;&quot;);IF(EXACT([.C111];&quot;List&quot;);&quot;ArrayList&lt;&quot;&amp;[.G111]&amp;&quot;&gt;&quot;;&quot;&quot;);IF(EXACT([.C111];&quot;Set&quot;);&quot;HashSet&lt;&quot;&amp;[.G111]&amp;&quot;&gt;&quot;;&quot;&quot;);IF(EXACT([.C111];&quot;&quot;);[.G111];&quot;&quot;))" office:value-type="string" office:string-value="ArrayList&lt;java.util.UUID&gt;">
            <text:p>ArrayList&lt;java.util.UUID&gt;</text:p>
          </table:table-cell>
          <table:table-cell table:style-name="ce5" table:formula="of:=&quot;new &quot;&amp;[.H111]&amp;&quot;()&quot;" office:value-type="string" office:string-value="new ArrayList&lt;java.util.UUID&gt;()">
            <text:p>new ArrayList&lt;java.util.UUID&gt;()</text:p>
          </table:table-cell>
          <table:table-cell table:style-name="ce5" table:formula="of:=CONCATENATE(&quot;Java&quot;;IF(EXACT([.D111];&quot;?&quot;);&quot;Opt&quot;;&quot;&quot;);IF(EXACT([.C111];&quot;&quot;);IF(EXACT([.B111];&quot;?&quot;);&quot;Opt&quot;;&quot;One&quot;);[.C111]);IF(EXACT([.C111];&quot;&quot;);&quot;&quot;;IF(EXACT([.B111];&quot;?&quot;);&quot;Opt&quot;;&quot;&quot;));&quot;Impl&quot;)" office:value-type="string" office:string-value="JavaListOptImpl">
            <text:p>JavaLis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11]);&quot;%Impl%&quot;;[.$J111]);&quot;%defaultValue%&quot;;[.$I111]);&quot;%JavaType%&quot;;[.$H111]);&quot;%TipeTypeFull%&quot;;[.$F111])" office:value-type="string" office:string-value="case object `java.List&lt;Guid?&gt;` extends JavaUUIDStub with JavaListOptImpl {&#10;  def javaType = &quot;ArrayList&lt;java.util.UUID&gt;&quot; &#10;  def defaultValue = &quot;new ArrayList&lt;java.util.UUID&gt;()&quot;&#10;}">
            <text:p>case object `java.List&lt;Guid?&gt;` extends JavaUUIDStub with JavaListOptImpl {<text:line-break/> <text:s/>def javaType = "ArrayList&lt;java.util.UUID&gt;" <text:line-break/> <text:s/>def defaultValue = "new ArrayList&lt;java.util.UUID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/>
          <table:table-cell table:style-name="ce5" office:value-type="string">
            <text:p>String</text:p>
          </table:table-cell>
          <table:table-cell table:style-name="ce5" table:formula="of:=CONCATENATE(IF(OR(EXACT([.C112];&quot;List&quot;);EXACT([.C112];&quot;Set&quot;));[.C112]&amp;&quot;&lt;&quot;;&quot;&quot;);[.E112];[.B112];IF(EXACT([.C112];&quot;Arr&quot;);&quot;[]&quot;;&quot;&quot;);IF(OR(EXACT([.C112];&quot;List&quot;);EXACT([.C112];&quot;Set&quot;));&quot;&gt;&quot;;&quot;&quot;);[.D112])" office:value-type="string" office:string-value="List&lt;String?&gt;">
            <text:p>List&lt;String?&gt;</text:p>
          </table:table-cell>
          <table:table-cell table:style-name="ce5" office:value-type="string">
            <text:p>String</text:p>
          </table:table-cell>
          <table:table-cell table:style-name="ce5" table:formula="of:=CONCATENATE(IF(EXACT([.C112];&quot;Arr&quot;);[.G112]&amp;&quot;[]&quot;;&quot;&quot;);IF(EXACT([.C112];&quot;List&quot;);&quot;ArrayList&lt;&quot;&amp;[.G112]&amp;&quot;&gt;&quot;;&quot;&quot;);IF(EXACT([.C112];&quot;Set&quot;);&quot;HashSet&lt;&quot;&amp;[.G112]&amp;&quot;&gt;&quot;;&quot;&quot;);IF(EXACT([.C112];&quot;&quot;);[.G112];&quot;&quot;))" office:value-type="string" office:string-value="ArrayList&lt;String&gt;">
            <text:p>ArrayList&lt;String&gt;</text:p>
          </table:table-cell>
          <table:table-cell table:style-name="ce5" table:formula="of:=&quot;new &quot;&amp;[.H112]&amp;&quot;()&quot;" office:value-type="string" office:string-value="new ArrayList&lt;String&gt;()">
            <text:p>new ArrayList&lt;String&gt;()</text:p>
          </table:table-cell>
          <table:table-cell table:style-name="ce5" table:formula="of:=CONCATENATE(&quot;Java&quot;;IF(EXACT([.D112];&quot;?&quot;);&quot;Opt&quot;;&quot;&quot;);IF(EXACT([.C112];&quot;&quot;);IF(EXACT([.B112];&quot;?&quot;);&quot;Opt&quot;;&quot;One&quot;);[.C112]);IF(EXACT([.C112];&quot;&quot;);&quot;&quot;;IF(EXACT([.B112];&quot;?&quot;);&quot;Opt&quot;;&quot;&quot;));&quot;Impl&quot;)" office:value-type="string" office:string-value="JavaListOptImpl">
            <text:p>JavaLis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12]);&quot;%Impl%&quot;;[.$J112]);&quot;%defaultValue%&quot;;[.$I112]);&quot;%JavaType%&quot;;[.$H112]);&quot;%TipeTypeFull%&quot;;[.$F112])" office:value-type="string" office:string-value="case object `java.List&lt;String?&gt;` extends JavaStringStub with JavaListOptImpl {&#10;  def javaType = &quot;ArrayList&lt;String&gt;&quot; &#10;  def defaultValue = &quot;new ArrayList&lt;String&gt;()&quot;&#10;}">
            <text:p>case object `java.List&lt;String?&gt;` extends JavaStringStub with JavaListOptImpl {<text:line-break/> <text:s/>def javaType = "ArrayList&lt;String&gt;" <text:line-break/> <text:s/>def defaultValue = "new ArrayList&lt;String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inary</text:p>
          </table:table-cell>
          <table:table-cell table:style-name="ce5" table:formula="of:=CONCATENATE(IF(OR(EXACT([.C113];&quot;List&quot;);EXACT([.C113];&quot;Set&quot;));[.C113]&amp;&quot;&lt;&quot;;&quot;&quot;);[.E113];[.B113];IF(EXACT([.C113];&quot;Arr&quot;);&quot;[]&quot;;&quot;&quot;);IF(OR(EXACT([.C113];&quot;List&quot;);EXACT([.C113];&quot;Set&quot;));&quot;&gt;&quot;;&quot;&quot;);[.D113])" office:value-type="string" office:string-value="List&lt;Binary&gt;?">
            <text:p>List&lt;Binary&gt;?</text:p>
          </table:table-cell>
          <table:table-cell table:style-name="ce5" office:value-type="string">
            <text:p>byte[]</text:p>
          </table:table-cell>
          <table:table-cell table:style-name="ce5" table:formula="of:=CONCATENATE(IF(EXACT([.C113];&quot;Arr&quot;);[.G113]&amp;&quot;[]&quot;;&quot;&quot;);IF(EXACT([.C113];&quot;List&quot;);&quot;ArrayList&lt;&quot;&amp;[.G113]&amp;&quot;&gt;&quot;;&quot;&quot;);IF(EXACT([.C113];&quot;Set&quot;);&quot;HashSet&lt;&quot;&amp;[.G113]&amp;&quot;&gt;&quot;;&quot;&quot;);IF(EXACT([.C113];&quot;&quot;);[.G113];&quot;&quot;))" office:value-type="string" office:string-value="ArrayList&lt;byte[]&gt;">
            <text:p>ArrayList&lt;byte[]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13];&quot;?&quot;);&quot;Opt&quot;;&quot;&quot;);IF(EXACT([.C113];&quot;&quot;);IF(EXACT([.B113];&quot;?&quot;);&quot;Opt&quot;;&quot;One&quot;);[.C113]);IF(EXACT([.C113];&quot;&quot;);&quot;&quot;;IF(EXACT([.B113];&quot;?&quot;);&quot;Opt&quot;;&quot;&quot;));&quot;Impl&quot;)" office:value-type="string" office:string-value="JavaOptListImpl">
            <text:p>JavaOptList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13]);&quot;%Impl%&quot;;[.$J113]);&quot;%defaultValue%&quot;;[.$I113]);&quot;%JavaType%&quot;;[.$H113]);&quot;%TipeTypeFull%&quot;;[.$F113])" office:value-type="string" office:string-value="case object `java.List&lt;Binary&gt;?` extends JavaBinaryStub with JavaOptListImpl {&#10;  def javaType = &quot;ArrayList&lt;byte[]&gt;&quot; &#10;  def defaultValue = &quot;null&quot;&#10;}">
            <text:p>case object `java.List&lt;Binary&gt;?` extends JavaBinaryStub with JavaOptListImpl {<text:line-break/> <text:s/>def javaType = "ArrayList&lt;byte[]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ool</text:p>
          </table:table-cell>
          <table:table-cell table:style-name="ce5" table:formula="of:=CONCATENATE(IF(OR(EXACT([.C114];&quot;List&quot;);EXACT([.C114];&quot;Set&quot;));[.C114]&amp;&quot;&lt;&quot;;&quot;&quot;);[.E114];[.B114];IF(EXACT([.C114];&quot;Arr&quot;);&quot;[]&quot;;&quot;&quot;);IF(OR(EXACT([.C114];&quot;List&quot;);EXACT([.C114];&quot;Set&quot;));&quot;&gt;&quot;;&quot;&quot;);[.D114])" office:value-type="string" office:string-value="List&lt;Bool&gt;?">
            <text:p>List&lt;Bool&gt;?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114];&quot;Arr&quot;);[.G114]&amp;&quot;[]&quot;;&quot;&quot;);IF(EXACT([.C114];&quot;List&quot;);&quot;ArrayList&lt;&quot;&amp;[.G114]&amp;&quot;&gt;&quot;;&quot;&quot;);IF(EXACT([.C114];&quot;Set&quot;);&quot;HashSet&lt;&quot;&amp;[.G114]&amp;&quot;&gt;&quot;;&quot;&quot;);IF(EXACT([.C114];&quot;&quot;);[.G114];&quot;&quot;))" office:value-type="string" office:string-value="ArrayList&lt;boolean&gt;">
            <text:p>ArrayList&lt;boolean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14];&quot;?&quot;);&quot;Opt&quot;;&quot;&quot;);IF(EXACT([.C114];&quot;&quot;);IF(EXACT([.B114];&quot;?&quot;);&quot;Opt&quot;;&quot;One&quot;);[.C114]);IF(EXACT([.C114];&quot;&quot;);&quot;&quot;;IF(EXACT([.B114];&quot;?&quot;);&quot;Opt&quot;;&quot;&quot;));&quot;Impl&quot;)" office:value-type="string" office:string-value="JavaOptListImpl">
            <text:p>JavaOptLis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14]);&quot;%Impl%&quot;;[.$J114]);&quot;%defaultValue%&quot;;[.$I114]);&quot;%JavaType%&quot;;[.$H114]);&quot;%TipeTypeFull%&quot;;[.$F114])" office:value-type="string" office:string-value="case object `java.List&lt;Bool&gt;?` extends JavaBooleanStub with JavaOptListImpl {&#10;  def javaType = &quot;ArrayList&lt;boolean&gt;&quot; &#10;  def defaultValue = &quot;null&quot;&#10;}">
            <text:p>case object `java.List&lt;Bool&gt;?` extends JavaBooleanStub with JavaOptListImpl {<text:line-break/> <text:s/>def javaType = "ArrayList&lt;boolean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ate</text:p>
          </table:table-cell>
          <table:table-cell table:style-name="ce5" table:formula="of:=CONCATENATE(IF(OR(EXACT([.C115];&quot;List&quot;);EXACT([.C115];&quot;Set&quot;));[.C115]&amp;&quot;&lt;&quot;;&quot;&quot;);[.E115];[.B115];IF(EXACT([.C115];&quot;Arr&quot;);&quot;[]&quot;;&quot;&quot;);IF(OR(EXACT([.C115];&quot;List&quot;);EXACT([.C115];&quot;Set&quot;));&quot;&gt;&quot;;&quot;&quot;);[.D115])" office:value-type="string" office:string-value="List&lt;Date&gt;?">
            <text:p>List&lt;Date&gt;?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115];&quot;Arr&quot;);[.G115]&amp;&quot;[]&quot;;&quot;&quot;);IF(EXACT([.C115];&quot;List&quot;);&quot;ArrayList&lt;&quot;&amp;[.G115]&amp;&quot;&gt;&quot;;&quot;&quot;);IF(EXACT([.C115];&quot;Set&quot;);&quot;HashSet&lt;&quot;&amp;[.G115]&amp;&quot;&gt;&quot;;&quot;&quot;);IF(EXACT([.C115];&quot;&quot;);[.G115];&quot;&quot;))" office:value-type="string" office:string-value="ArrayList&lt;org.joda.time.LocalDate&gt;">
            <text:p>ArrayList&lt;org.joda.time.LocalDat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15];&quot;?&quot;);&quot;Opt&quot;;&quot;&quot;);IF(EXACT([.C115];&quot;&quot;);IF(EXACT([.B115];&quot;?&quot;);&quot;Opt&quot;;&quot;One&quot;);[.C115]);IF(EXACT([.C115];&quot;&quot;);&quot;&quot;;IF(EXACT([.B115];&quot;?&quot;);&quot;Opt&quot;;&quot;&quot;));&quot;Impl&quot;)" office:value-type="string" office:string-value="JavaOptListImpl">
            <text:p>JavaOptLis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15]);&quot;%Impl%&quot;;[.$J115]);&quot;%defaultValue%&quot;;[.$I115]);&quot;%JavaType%&quot;;[.$H115]);&quot;%TipeTypeFull%&quot;;[.$F115])" office:value-type="string" office:string-value="case object `java.List&lt;Date&gt;?` extends JavaLocalDateStub with JavaOptListImpl {&#10;  def javaType = &quot;ArrayList&lt;org.joda.time.LocalDate&gt;&quot; &#10;  def defaultValue = &quot;null&quot;&#10;}">
            <text:p>case object `java.List&lt;Date&gt;?` extends JavaLocalDateStub with JavaOptListImpl {<text:line-break/> <text:s/>def javaType = "ArrayList&lt;org.joda.time.LocalDat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Timestamp</text:p>
          </table:table-cell>
          <table:table-cell table:style-name="ce5" table:formula="of:=CONCATENATE(IF(OR(EXACT([.C116];&quot;List&quot;);EXACT([.C116];&quot;Set&quot;));[.C116]&amp;&quot;&lt;&quot;;&quot;&quot;);[.E116];[.B116];IF(EXACT([.C116];&quot;Arr&quot;);&quot;[]&quot;;&quot;&quot;);IF(OR(EXACT([.C116];&quot;List&quot;);EXACT([.C116];&quot;Set&quot;));&quot;&gt;&quot;;&quot;&quot;);[.D116])" office:value-type="string" office:string-value="List&lt;Timestamp&gt;?">
            <text:p>List&lt;Timestamp&gt;?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116];&quot;Arr&quot;);[.G116]&amp;&quot;[]&quot;;&quot;&quot;);IF(EXACT([.C116];&quot;List&quot;);&quot;ArrayList&lt;&quot;&amp;[.G116]&amp;&quot;&gt;&quot;;&quot;&quot;);IF(EXACT([.C116];&quot;Set&quot;);&quot;HashSet&lt;&quot;&amp;[.G116]&amp;&quot;&gt;&quot;;&quot;&quot;);IF(EXACT([.C116];&quot;&quot;);[.G116];&quot;&quot;))" office:value-type="string" office:string-value="ArrayList&lt;org.joda.time.DateTime&gt;">
            <text:p>ArrayList&lt;org.joda.time.DateTim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16];&quot;?&quot;);&quot;Opt&quot;;&quot;&quot;);IF(EXACT([.C116];&quot;&quot;);IF(EXACT([.B116];&quot;?&quot;);&quot;Opt&quot;;&quot;One&quot;);[.C116]);IF(EXACT([.C116];&quot;&quot;);&quot;&quot;;IF(EXACT([.B116];&quot;?&quot;);&quot;Opt&quot;;&quot;&quot;));&quot;Impl&quot;)" office:value-type="string" office:string-value="JavaOptListImpl">
            <text:p>JavaOptLis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16]);&quot;%Impl%&quot;;[.$J116]);&quot;%defaultValue%&quot;;[.$I116]);&quot;%JavaType%&quot;;[.$H116]);&quot;%TipeTypeFull%&quot;;[.$F116])" office:value-type="string" office:string-value="case object `java.List&lt;Timestamp&gt;?` extends JavaDateTimeStub with JavaOptListImpl {&#10;  def javaType = &quot;ArrayList&lt;org.joda.time.DateTime&gt;&quot; &#10;  def defaultValue = &quot;null&quot;&#10;}">
            <text:p>case object `java.List&lt;Timestamp&gt;?` extends JavaDateTimeStub with JavaOptListImpl {<text:line-break/> <text:s/>def javaType = "ArrayList&lt;org.joda.time.DateTim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ecimal</text:p>
          </table:table-cell>
          <table:table-cell table:style-name="ce5" table:formula="of:=CONCATENATE(IF(OR(EXACT([.C117];&quot;List&quot;);EXACT([.C117];&quot;Set&quot;));[.C117]&amp;&quot;&lt;&quot;;&quot;&quot;);[.E117];[.B117];IF(EXACT([.C117];&quot;Arr&quot;);&quot;[]&quot;;&quot;&quot;);IF(OR(EXACT([.C117];&quot;List&quot;);EXACT([.C117];&quot;Set&quot;));&quot;&gt;&quot;;&quot;&quot;);[.D117])" office:value-type="string" office:string-value="List&lt;Decimal&gt;?">
            <text:p>List&lt;Decimal&gt;?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117];&quot;Arr&quot;);[.G117]&amp;&quot;[]&quot;;&quot;&quot;);IF(EXACT([.C117];&quot;List&quot;);&quot;ArrayList&lt;&quot;&amp;[.G117]&amp;&quot;&gt;&quot;;&quot;&quot;);IF(EXACT([.C117];&quot;Set&quot;);&quot;HashSet&lt;&quot;&amp;[.G117]&amp;&quot;&gt;&quot;;&quot;&quot;);IF(EXACT([.C117];&quot;&quot;);[.G117];&quot;&quot;))" office:value-type="string" office:string-value="ArrayList&lt;java.math.BigDecimal&gt;">
            <text:p>ArrayList&lt;java.math.BigDecimal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17];&quot;?&quot;);&quot;Opt&quot;;&quot;&quot;);IF(EXACT([.C117];&quot;&quot;);IF(EXACT([.B117];&quot;?&quot;);&quot;Opt&quot;;&quot;One&quot;);[.C117]);IF(EXACT([.C117];&quot;&quot;);&quot;&quot;;IF(EXACT([.B117];&quot;?&quot;);&quot;Opt&quot;;&quot;&quot;));&quot;Impl&quot;)" office:value-type="string" office:string-value="JavaOptListImpl">
            <text:p>JavaOptList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17]);&quot;%Impl%&quot;;[.$J117]);&quot;%defaultValue%&quot;;[.$I117]);&quot;%JavaType%&quot;;[.$H117]);&quot;%TipeTypeFull%&quot;;[.$F117])" office:value-type="string" office:string-value="case object `java.List&lt;Decimal&gt;?` extends JavaBigDecimalStub with JavaOptListImpl {&#10;  def javaType = &quot;ArrayList&lt;java.math.BigDecimal&gt;&quot; &#10;  def defaultValue = &quot;null&quot;&#10;}">
            <text:p>case object `java.List&lt;Decimal&gt;?` extends JavaBigDecimalStub with JavaOptListImpl {<text:line-break/> <text:s/>def javaType = "ArrayList&lt;java.math.BigDecimal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ouble</text:p>
          </table:table-cell>
          <table:table-cell table:style-name="ce5" table:formula="of:=CONCATENATE(IF(OR(EXACT([.C118];&quot;List&quot;);EXACT([.C118];&quot;Set&quot;));[.C118]&amp;&quot;&lt;&quot;;&quot;&quot;);[.E118];[.B118];IF(EXACT([.C118];&quot;Arr&quot;);&quot;[]&quot;;&quot;&quot;);IF(OR(EXACT([.C118];&quot;List&quot;);EXACT([.C118];&quot;Set&quot;));&quot;&gt;&quot;;&quot;&quot;);[.D118])" office:value-type="string" office:string-value="List&lt;Double&gt;?">
            <text:p>List&lt;Double&gt;?</text:p>
          </table:table-cell>
          <table:table-cell table:style-name="ce5" office:value-type="string">
            <text:p>double</text:p>
          </table:table-cell>
          <table:table-cell table:style-name="ce5" table:formula="of:=CONCATENATE(IF(EXACT([.C118];&quot;Arr&quot;);[.G118]&amp;&quot;[]&quot;;&quot;&quot;);IF(EXACT([.C118];&quot;List&quot;);&quot;ArrayList&lt;&quot;&amp;[.G118]&amp;&quot;&gt;&quot;;&quot;&quot;);IF(EXACT([.C118];&quot;Set&quot;);&quot;HashSet&lt;&quot;&amp;[.G118]&amp;&quot;&gt;&quot;;&quot;&quot;);IF(EXACT([.C118];&quot;&quot;);[.G118];&quot;&quot;))" office:value-type="string" office:string-value="ArrayList&lt;double&gt;">
            <text:p>ArrayList&lt;doubl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18];&quot;?&quot;);&quot;Opt&quot;;&quot;&quot;);IF(EXACT([.C118];&quot;&quot;);IF(EXACT([.B118];&quot;?&quot;);&quot;Opt&quot;;&quot;One&quot;);[.C118]);IF(EXACT([.C118];&quot;&quot;);&quot;&quot;;IF(EXACT([.B118];&quot;?&quot;);&quot;Opt&quot;;&quot;&quot;));&quot;Impl&quot;)" office:value-type="string" office:string-value="JavaOptListImpl">
            <text:p>JavaOptLis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18]);&quot;%Impl%&quot;;[.$J118]);&quot;%defaultValue%&quot;;[.$I118]);&quot;%JavaType%&quot;;[.$H118]);&quot;%TipeTypeFull%&quot;;[.$F118])" office:value-type="string" office:string-value="case object `java.List&lt;Double&gt;?` extends JavaDoubleStub with JavaOptListImpl {&#10;  def javaType = &quot;ArrayList&lt;double&gt;&quot; &#10;  def defaultValue = &quot;null&quot;&#10;}">
            <text:p>case object `java.List&lt;Double&gt;?` extends JavaDoubleStub with JavaOptListImpl {<text:line-break/> <text:s/>def javaType = "ArrayList&lt;doubl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Float</text:p>
          </table:table-cell>
          <table:table-cell table:style-name="ce5" table:formula="of:=CONCATENATE(IF(OR(EXACT([.C119];&quot;List&quot;);EXACT([.C119];&quot;Set&quot;));[.C119]&amp;&quot;&lt;&quot;;&quot;&quot;);[.E119];[.B119];IF(EXACT([.C119];&quot;Arr&quot;);&quot;[]&quot;;&quot;&quot;);IF(OR(EXACT([.C119];&quot;List&quot;);EXACT([.C119];&quot;Set&quot;));&quot;&gt;&quot;;&quot;&quot;);[.D119])" office:value-type="string" office:string-value="List&lt;Float&gt;?">
            <text:p>List&lt;Float&gt;?</text:p>
          </table:table-cell>
          <table:table-cell table:style-name="ce5" office:value-type="string">
            <text:p>float</text:p>
          </table:table-cell>
          <table:table-cell table:style-name="ce5" table:formula="of:=CONCATENATE(IF(EXACT([.C119];&quot;Arr&quot;);[.G119]&amp;&quot;[]&quot;;&quot;&quot;);IF(EXACT([.C119];&quot;List&quot;);&quot;ArrayList&lt;&quot;&amp;[.G119]&amp;&quot;&gt;&quot;;&quot;&quot;);IF(EXACT([.C119];&quot;Set&quot;);&quot;HashSet&lt;&quot;&amp;[.G119]&amp;&quot;&gt;&quot;;&quot;&quot;);IF(EXACT([.C119];&quot;&quot;);[.G119];&quot;&quot;))" office:value-type="string" office:string-value="ArrayList&lt;float&gt;">
            <text:p>ArrayList&lt;float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19];&quot;?&quot;);&quot;Opt&quot;;&quot;&quot;);IF(EXACT([.C119];&quot;&quot;);IF(EXACT([.B119];&quot;?&quot;);&quot;Opt&quot;;&quot;One&quot;);[.C119]);IF(EXACT([.C119];&quot;&quot;);&quot;&quot;;IF(EXACT([.B119];&quot;?&quot;);&quot;Opt&quot;;&quot;&quot;));&quot;Impl&quot;)" office:value-type="string" office:string-value="JavaOptListImpl">
            <text:p>JavaOptLis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19]);&quot;%Impl%&quot;;[.$J119]);&quot;%defaultValue%&quot;;[.$I119]);&quot;%JavaType%&quot;;[.$H119]);&quot;%TipeTypeFull%&quot;;[.$F119])" office:value-type="string" office:string-value="case object `java.List&lt;Float&gt;?` extends JavaFloatStub with JavaOptListImpl {&#10;  def javaType = &quot;ArrayList&lt;float&gt;&quot; &#10;  def defaultValue = &quot;null&quot;&#10;}">
            <text:p>case object `java.List&lt;Float&gt;?` extends JavaFloatStub with JavaOptListImpl {<text:line-break/> <text:s/>def javaType = "ArrayList&lt;float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KeyValue</text:p>
          </table:table-cell>
          <table:table-cell table:style-name="ce5" table:formula="of:=CONCATENATE(IF(OR(EXACT([.C120];&quot;List&quot;);EXACT([.C120];&quot;Set&quot;));[.C120]&amp;&quot;&lt;&quot;;&quot;&quot;);[.E120];[.B120];IF(EXACT([.C120];&quot;Arr&quot;);&quot;[]&quot;;&quot;&quot;);IF(OR(EXACT([.C120];&quot;List&quot;);EXACT([.C120];&quot;Set&quot;));&quot;&gt;&quot;;&quot;&quot;);[.D120])" office:value-type="string" office:string-value="List&lt;KeyValue&gt;?">
            <text:p>List&lt;KeyValue&gt;?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120];&quot;Arr&quot;);[.G120]&amp;&quot;[]&quot;;&quot;&quot;);IF(EXACT([.C120];&quot;List&quot;);&quot;ArrayList&lt;&quot;&amp;[.G120]&amp;&quot;&gt;&quot;;&quot;&quot;);IF(EXACT([.C120];&quot;Set&quot;);&quot;HashSet&lt;&quot;&amp;[.G120]&amp;&quot;&gt;&quot;;&quot;&quot;);IF(EXACT([.C120];&quot;&quot;);[.G120];&quot;&quot;))" office:value-type="string" office:string-value="ArrayList&lt;HashMap&lt;String, String&gt;&gt;">
            <text:p>ArrayList&lt;HashMap&lt;String, String&gt;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20];&quot;?&quot;);&quot;Opt&quot;;&quot;&quot;);IF(EXACT([.C120];&quot;&quot;);IF(EXACT([.B120];&quot;?&quot;);&quot;Opt&quot;;&quot;One&quot;);[.C120]);IF(EXACT([.C120];&quot;&quot;);&quot;&quot;;IF(EXACT([.B120];&quot;?&quot;);&quot;Opt&quot;;&quot;&quot;));&quot;Impl&quot;)" office:value-type="string" office:string-value="JavaOptListImpl">
            <text:p>JavaOptList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20]);&quot;%Impl%&quot;;[.$J120]);&quot;%defaultValue%&quot;;[.$I120]);&quot;%JavaType%&quot;;[.$H120]);&quot;%TipeTypeFull%&quot;;[.$F120])" office:value-type="string" office:string-value="case object `java.List&lt;KeyValue&gt;?` extends JavaHashMapStub with JavaOptListImpl {&#10;  def javaType = &quot;ArrayList&lt;HashMap&lt;String, String&gt;&gt;&quot; &#10;  def defaultValue = &quot;null&quot;&#10;}">
            <text:p>case object `java.List&lt;KeyValue&gt;?` extends JavaHashMapStub with JavaOptListImpl {<text:line-break/> <text:s/>def javaType = "ArrayList&lt;HashMap&lt;String, String&gt;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Integer</text:p>
          </table:table-cell>
          <table:table-cell table:style-name="ce5" table:formula="of:=CONCATENATE(IF(OR(EXACT([.C121];&quot;List&quot;);EXACT([.C121];&quot;Set&quot;));[.C121]&amp;&quot;&lt;&quot;;&quot;&quot;);[.E121];[.B121];IF(EXACT([.C121];&quot;Arr&quot;);&quot;[]&quot;;&quot;&quot;);IF(OR(EXACT([.C121];&quot;List&quot;);EXACT([.C121];&quot;Set&quot;));&quot;&gt;&quot;;&quot;&quot;);[.D121])" office:value-type="string" office:string-value="List&lt;Integer&gt;?">
            <text:p>List&lt;Integer&gt;?</text:p>
          </table:table-cell>
          <table:table-cell table:style-name="ce5" office:value-type="string">
            <text:p>int</text:p>
          </table:table-cell>
          <table:table-cell table:style-name="ce5" table:formula="of:=CONCATENATE(IF(EXACT([.C121];&quot;Arr&quot;);[.G121]&amp;&quot;[]&quot;;&quot;&quot;);IF(EXACT([.C121];&quot;List&quot;);&quot;ArrayList&lt;&quot;&amp;[.G121]&amp;&quot;&gt;&quot;;&quot;&quot;);IF(EXACT([.C121];&quot;Set&quot;);&quot;HashSet&lt;&quot;&amp;[.G121]&amp;&quot;&gt;&quot;;&quot;&quot;);IF(EXACT([.C121];&quot;&quot;);[.G121];&quot;&quot;))" office:value-type="string" office:string-value="ArrayList&lt;int&gt;">
            <text:p>ArrayList&lt;int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21];&quot;?&quot;);&quot;Opt&quot;;&quot;&quot;);IF(EXACT([.C121];&quot;&quot;);IF(EXACT([.B121];&quot;?&quot;);&quot;Opt&quot;;&quot;One&quot;);[.C121]);IF(EXACT([.C121];&quot;&quot;);&quot;&quot;;IF(EXACT([.B121];&quot;?&quot;);&quot;Opt&quot;;&quot;&quot;));&quot;Impl&quot;)" office:value-type="string" office:string-value="JavaOptListImpl">
            <text:p>JavaOptLis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21]);&quot;%Impl%&quot;;[.$J121]);&quot;%defaultValue%&quot;;[.$I121]);&quot;%JavaType%&quot;;[.$H121]);&quot;%TipeTypeFull%&quot;;[.$F121])" office:value-type="string" office:string-value="case object `java.List&lt;Integer&gt;?` extends JavaIntStub with JavaOptListImpl {&#10;  def javaType = &quot;ArrayList&lt;int&gt;&quot; &#10;  def defaultValue = &quot;null&quot;&#10;}">
            <text:p>case object `java.List&lt;Integer&gt;?` extends JavaIntStub with JavaOptListImpl {<text:line-break/> <text:s/>def javaType = "ArrayList&lt;int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ong</text:p>
          </table:table-cell>
          <table:table-cell table:style-name="ce5" table:formula="of:=CONCATENATE(IF(OR(EXACT([.C122];&quot;List&quot;);EXACT([.C122];&quot;Set&quot;));[.C122]&amp;&quot;&lt;&quot;;&quot;&quot;);[.E122];[.B122];IF(EXACT([.C122];&quot;Arr&quot;);&quot;[]&quot;;&quot;&quot;);IF(OR(EXACT([.C122];&quot;List&quot;);EXACT([.C122];&quot;Set&quot;));&quot;&gt;&quot;;&quot;&quot;);[.D122])" office:value-type="string" office:string-value="List&lt;Long&gt;?">
            <text:p>List&lt;Long&gt;?</text:p>
          </table:table-cell>
          <table:table-cell table:style-name="ce5" office:value-type="string">
            <text:p>long</text:p>
          </table:table-cell>
          <table:table-cell table:style-name="ce5" table:formula="of:=CONCATENATE(IF(EXACT([.C122];&quot;Arr&quot;);[.G122]&amp;&quot;[]&quot;;&quot;&quot;);IF(EXACT([.C122];&quot;List&quot;);&quot;ArrayList&lt;&quot;&amp;[.G122]&amp;&quot;&gt;&quot;;&quot;&quot;);IF(EXACT([.C122];&quot;Set&quot;);&quot;HashSet&lt;&quot;&amp;[.G122]&amp;&quot;&gt;&quot;;&quot;&quot;);IF(EXACT([.C122];&quot;&quot;);[.G122];&quot;&quot;))" office:value-type="string" office:string-value="ArrayList&lt;long&gt;">
            <text:p>ArrayList&lt;long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22];&quot;?&quot;);&quot;Opt&quot;;&quot;&quot;);IF(EXACT([.C122];&quot;&quot;);IF(EXACT([.B122];&quot;?&quot;);&quot;Opt&quot;;&quot;One&quot;);[.C122]);IF(EXACT([.C122];&quot;&quot;);&quot;&quot;;IF(EXACT([.B122];&quot;?&quot;);&quot;Opt&quot;;&quot;&quot;));&quot;Impl&quot;)" office:value-type="string" office:string-value="JavaOptListImpl">
            <text:p>JavaOptLis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22]);&quot;%Impl%&quot;;[.$J122]);&quot;%defaultValue%&quot;;[.$I122]);&quot;%JavaType%&quot;;[.$H122]);&quot;%TipeTypeFull%&quot;;[.$F122])" office:value-type="string" office:string-value="case object `java.List&lt;Long&gt;?` extends JavaLongStub with JavaOptListImpl {&#10;  def javaType = &quot;ArrayList&lt;long&gt;&quot; &#10;  def defaultValue = &quot;null&quot;&#10;}">
            <text:p>case object `java.List&lt;Long&gt;?` extends JavaLongStub with JavaOptListImpl {<text:line-break/> <text:s/>def javaType = "ArrayList&lt;long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Xml</text:p>
          </table:table-cell>
          <table:table-cell table:style-name="ce5" table:formula="of:=CONCATENATE(IF(OR(EXACT([.C123];&quot;List&quot;);EXACT([.C123];&quot;Set&quot;));[.C123]&amp;&quot;&lt;&quot;;&quot;&quot;);[.E123];[.B123];IF(EXACT([.C123];&quot;Arr&quot;);&quot;[]&quot;;&quot;&quot;);IF(OR(EXACT([.C123];&quot;List&quot;);EXACT([.C123];&quot;Set&quot;));&quot;&gt;&quot;;&quot;&quot;);[.D123])" office:value-type="string" office:string-value="List&lt;Xml&gt;?">
            <text:p>List&lt;Xml&gt;?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123];&quot;Arr&quot;);[.G123]&amp;&quot;[]&quot;;&quot;&quot;);IF(EXACT([.C123];&quot;List&quot;);&quot;ArrayList&lt;&quot;&amp;[.G123]&amp;&quot;&gt;&quot;;&quot;&quot;);IF(EXACT([.C123];&quot;Set&quot;);&quot;HashSet&lt;&quot;&amp;[.G123]&amp;&quot;&gt;&quot;;&quot;&quot;);IF(EXACT([.C123];&quot;&quot;);[.G123];&quot;&quot;))" office:value-type="string" office:string-value="ArrayList&lt;org.w3c.dom.Node&gt;">
            <text:p>ArrayList&lt;org.w3c.dom.Nod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23];&quot;?&quot;);&quot;Opt&quot;;&quot;&quot;);IF(EXACT([.C123];&quot;&quot;);IF(EXACT([.B123];&quot;?&quot;);&quot;Opt&quot;;&quot;One&quot;);[.C123]);IF(EXACT([.C123];&quot;&quot;);&quot;&quot;;IF(EXACT([.B123];&quot;?&quot;);&quot;Opt&quot;;&quot;&quot;));&quot;Impl&quot;)" office:value-type="string" office:string-value="JavaOptListImpl">
            <text:p>JavaOptLis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23]);&quot;%Impl%&quot;;[.$J123]);&quot;%defaultValue%&quot;;[.$I123]);&quot;%JavaType%&quot;;[.$H123]);&quot;%TipeTypeFull%&quot;;[.$F123])" office:value-type="string" office:string-value="case object `java.List&lt;Xml&gt;?` extends JavaNodeStub with JavaOptListImpl {&#10;  def javaType = &quot;ArrayList&lt;org.w3c.dom.Node&gt;&quot; &#10;  def defaultValue = &quot;null&quot;&#10;}">
            <text:p>case object `java.List&lt;Xml&gt;?` extends JavaNodeStub with JavaOptListImpl {<text:line-break/> <text:s/>def javaType = "ArrayList&lt;org.w3c.dom.Nod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Guid</text:p>
          </table:table-cell>
          <table:table-cell table:style-name="ce5" table:formula="of:=CONCATENATE(IF(OR(EXACT([.C124];&quot;List&quot;);EXACT([.C124];&quot;Set&quot;));[.C124]&amp;&quot;&lt;&quot;;&quot;&quot;);[.E124];[.B124];IF(EXACT([.C124];&quot;Arr&quot;);&quot;[]&quot;;&quot;&quot;);IF(OR(EXACT([.C124];&quot;List&quot;);EXACT([.C124];&quot;Set&quot;));&quot;&gt;&quot;;&quot;&quot;);[.D124])" office:value-type="string" office:string-value="List&lt;Guid&gt;?">
            <text:p>List&lt;Guid&gt;?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124];&quot;Arr&quot;);[.G124]&amp;&quot;[]&quot;;&quot;&quot;);IF(EXACT([.C124];&quot;List&quot;);&quot;ArrayList&lt;&quot;&amp;[.G124]&amp;&quot;&gt;&quot;;&quot;&quot;);IF(EXACT([.C124];&quot;Set&quot;);&quot;HashSet&lt;&quot;&amp;[.G124]&amp;&quot;&gt;&quot;;&quot;&quot;);IF(EXACT([.C124];&quot;&quot;);[.G124];&quot;&quot;))" office:value-type="string" office:string-value="ArrayList&lt;java.util.UUID&gt;">
            <text:p>ArrayList&lt;java.util.UUID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24];&quot;?&quot;);&quot;Opt&quot;;&quot;&quot;);IF(EXACT([.C124];&quot;&quot;);IF(EXACT([.B124];&quot;?&quot;);&quot;Opt&quot;;&quot;One&quot;);[.C124]);IF(EXACT([.C124];&quot;&quot;);&quot;&quot;;IF(EXACT([.B124];&quot;?&quot;);&quot;Opt&quot;;&quot;&quot;));&quot;Impl&quot;)" office:value-type="string" office:string-value="JavaOptListImpl">
            <text:p>JavaOptLis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24]);&quot;%Impl%&quot;;[.$J124]);&quot;%defaultValue%&quot;;[.$I124]);&quot;%JavaType%&quot;;[.$H124]);&quot;%TipeTypeFull%&quot;;[.$F124])" office:value-type="string" office:string-value="case object `java.List&lt;Guid&gt;?` extends JavaUUIDStub with JavaOptListImpl {&#10;  def javaType = &quot;ArrayList&lt;java.util.UUID&gt;&quot; &#10;  def defaultValue = &quot;null&quot;&#10;}">
            <text:p>case object `java.List&lt;Guid&gt;?` extends JavaUUIDStub with JavaOptListImpl {<text:line-break/> <text:s/>def javaType = "ArrayList&lt;java.util.UUID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/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tring</text:p>
          </table:table-cell>
          <table:table-cell table:style-name="ce5" table:formula="of:=CONCATENATE(IF(OR(EXACT([.C125];&quot;List&quot;);EXACT([.C125];&quot;Set&quot;));[.C125]&amp;&quot;&lt;&quot;;&quot;&quot;);[.E125];[.B125];IF(EXACT([.C125];&quot;Arr&quot;);&quot;[]&quot;;&quot;&quot;);IF(OR(EXACT([.C125];&quot;List&quot;);EXACT([.C125];&quot;Set&quot;));&quot;&gt;&quot;;&quot;&quot;);[.D125])" office:value-type="string" office:string-value="List&lt;String&gt;?">
            <text:p>List&lt;String&gt;?</text:p>
          </table:table-cell>
          <table:table-cell table:style-name="ce5" office:value-type="string">
            <text:p>String</text:p>
          </table:table-cell>
          <table:table-cell table:style-name="ce5" table:formula="of:=CONCATENATE(IF(EXACT([.C125];&quot;Arr&quot;);[.G125]&amp;&quot;[]&quot;;&quot;&quot;);IF(EXACT([.C125];&quot;List&quot;);&quot;ArrayList&lt;&quot;&amp;[.G125]&amp;&quot;&gt;&quot;;&quot;&quot;);IF(EXACT([.C125];&quot;Set&quot;);&quot;HashSet&lt;&quot;&amp;[.G125]&amp;&quot;&gt;&quot;;&quot;&quot;);IF(EXACT([.C125];&quot;&quot;);[.G125];&quot;&quot;))" office:value-type="string" office:string-value="ArrayList&lt;String&gt;">
            <text:p>ArrayList&lt;String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25];&quot;?&quot;);&quot;Opt&quot;;&quot;&quot;);IF(EXACT([.C125];&quot;&quot;);IF(EXACT([.B125];&quot;?&quot;);&quot;Opt&quot;;&quot;One&quot;);[.C125]);IF(EXACT([.C125];&quot;&quot;);&quot;&quot;;IF(EXACT([.B125];&quot;?&quot;);&quot;Opt&quot;;&quot;&quot;));&quot;Impl&quot;)" office:value-type="string" office:string-value="JavaOptListImpl">
            <text:p>JavaOptLis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25]);&quot;%Impl%&quot;;[.$J125]);&quot;%defaultValue%&quot;;[.$I125]);&quot;%JavaType%&quot;;[.$H125]);&quot;%TipeTypeFull%&quot;;[.$F125])" office:value-type="string" office:string-value="case object `java.List&lt;String&gt;?` extends JavaStringStub with JavaOptListImpl {&#10;  def javaType = &quot;ArrayList&lt;String&gt;&quot; &#10;  def defaultValue = &quot;null&quot;&#10;}">
            <text:p>case object `java.List&lt;String&gt;?` extends JavaStringStub with JavaOptListImpl {<text:line-break/> <text:s/>def javaType = "ArrayList&lt;String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inary</text:p>
          </table:table-cell>
          <table:table-cell table:style-name="ce5" table:formula="of:=CONCATENATE(IF(OR(EXACT([.C126];&quot;List&quot;);EXACT([.C126];&quot;Set&quot;));[.C126]&amp;&quot;&lt;&quot;;&quot;&quot;);[.E126];[.B126];IF(EXACT([.C126];&quot;Arr&quot;);&quot;[]&quot;;&quot;&quot;);IF(OR(EXACT([.C126];&quot;List&quot;);EXACT([.C126];&quot;Set&quot;));&quot;&gt;&quot;;&quot;&quot;);[.D126])" office:value-type="string" office:string-value="List&lt;Binary?&gt;?">
            <text:p>List&lt;Binary?&gt;?</text:p>
          </table:table-cell>
          <table:table-cell table:style-name="ce5" office:value-type="string">
            <text:p>byte[]</text:p>
          </table:table-cell>
          <table:table-cell table:style-name="ce5" table:formula="of:=CONCATENATE(IF(EXACT([.C126];&quot;Arr&quot;);[.G126]&amp;&quot;[]&quot;;&quot;&quot;);IF(EXACT([.C126];&quot;List&quot;);&quot;ArrayList&lt;&quot;&amp;[.G126]&amp;&quot;&gt;&quot;;&quot;&quot;);IF(EXACT([.C126];&quot;Set&quot;);&quot;HashSet&lt;&quot;&amp;[.G126]&amp;&quot;&gt;&quot;;&quot;&quot;);IF(EXACT([.C126];&quot;&quot;);[.G126];&quot;&quot;))" office:value-type="string" office:string-value="ArrayList&lt;byte[]&gt;">
            <text:p>ArrayList&lt;byte[]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26];&quot;?&quot;);&quot;Opt&quot;;&quot;&quot;);IF(EXACT([.C126];&quot;&quot;);IF(EXACT([.B126];&quot;?&quot;);&quot;Opt&quot;;&quot;One&quot;);[.C126]);IF(EXACT([.C126];&quot;&quot;);&quot;&quot;;IF(EXACT([.B126];&quot;?&quot;);&quot;Opt&quot;;&quot;&quot;));&quot;Impl&quot;)" office:value-type="string" office:string-value="JavaOptListOptImpl">
            <text:p>JavaOptListOpt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26]);&quot;%Impl%&quot;;[.$J126]);&quot;%defaultValue%&quot;;[.$I126]);&quot;%JavaType%&quot;;[.$H126]);&quot;%TipeTypeFull%&quot;;[.$F126])" office:value-type="string" office:string-value="case object `java.List&lt;Binary?&gt;?` extends JavaBinaryStub with JavaOptListOptImpl {&#10;  def javaType = &quot;ArrayList&lt;byte[]&gt;&quot; &#10;  def defaultValue = &quot;null&quot;&#10;}">
            <text:p>case object `java.List&lt;Binary?&gt;?` extends JavaBinaryStub with JavaOptListOptImpl {<text:line-break/> <text:s/>def javaType = "ArrayList&lt;byte[]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ool</text:p>
          </table:table-cell>
          <table:table-cell table:style-name="ce5" table:formula="of:=CONCATENATE(IF(OR(EXACT([.C127];&quot;List&quot;);EXACT([.C127];&quot;Set&quot;));[.C127]&amp;&quot;&lt;&quot;;&quot;&quot;);[.E127];[.B127];IF(EXACT([.C127];&quot;Arr&quot;);&quot;[]&quot;;&quot;&quot;);IF(OR(EXACT([.C127];&quot;List&quot;);EXACT([.C127];&quot;Set&quot;));&quot;&gt;&quot;;&quot;&quot;);[.D127])" office:value-type="string" office:string-value="List&lt;Bool?&gt;?">
            <text:p>List&lt;Bool?&gt;?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127];&quot;Arr&quot;);[.G127]&amp;&quot;[]&quot;;&quot;&quot;);IF(EXACT([.C127];&quot;List&quot;);&quot;ArrayList&lt;&quot;&amp;[.G127]&amp;&quot;&gt;&quot;;&quot;&quot;);IF(EXACT([.C127];&quot;Set&quot;);&quot;HashSet&lt;&quot;&amp;[.G127]&amp;&quot;&gt;&quot;;&quot;&quot;);IF(EXACT([.C127];&quot;&quot;);[.G127];&quot;&quot;))" office:value-type="string" office:string-value="ArrayList&lt;Boolean&gt;">
            <text:p>ArrayList&lt;Boolean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27];&quot;?&quot;);&quot;Opt&quot;;&quot;&quot;);IF(EXACT([.C127];&quot;&quot;);IF(EXACT([.B127];&quot;?&quot;);&quot;Opt&quot;;&quot;One&quot;);[.C127]);IF(EXACT([.C127];&quot;&quot;);&quot;&quot;;IF(EXACT([.B127];&quot;?&quot;);&quot;Opt&quot;;&quot;&quot;));&quot;Impl&quot;)" office:value-type="string" office:string-value="JavaOptListOptImpl">
            <text:p>JavaOptLis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27]);&quot;%Impl%&quot;;[.$J127]);&quot;%defaultValue%&quot;;[.$I127]);&quot;%JavaType%&quot;;[.$H127]);&quot;%TipeTypeFull%&quot;;[.$F127])" office:value-type="string" office:string-value="case object `java.List&lt;Bool?&gt;?` extends JavaBooleanStub with JavaOptListOptImpl {&#10;  def javaType = &quot;ArrayList&lt;Boolean&gt;&quot; &#10;  def defaultValue = &quot;null&quot;&#10;}">
            <text:p>case object `java.List&lt;Bool?&gt;?` extends JavaBooleanStub with JavaOptListOptImpl {<text:line-break/> <text:s/>def javaType = "ArrayList&lt;Boolean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ate</text:p>
          </table:table-cell>
          <table:table-cell table:style-name="ce5" table:formula="of:=CONCATENATE(IF(OR(EXACT([.C128];&quot;List&quot;);EXACT([.C128];&quot;Set&quot;));[.C128]&amp;&quot;&lt;&quot;;&quot;&quot;);[.E128];[.B128];IF(EXACT([.C128];&quot;Arr&quot;);&quot;[]&quot;;&quot;&quot;);IF(OR(EXACT([.C128];&quot;List&quot;);EXACT([.C128];&quot;Set&quot;));&quot;&gt;&quot;;&quot;&quot;);[.D128])" office:value-type="string" office:string-value="List&lt;Date?&gt;?">
            <text:p>List&lt;Date?&gt;?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128];&quot;Arr&quot;);[.G128]&amp;&quot;[]&quot;;&quot;&quot;);IF(EXACT([.C128];&quot;List&quot;);&quot;ArrayList&lt;&quot;&amp;[.G128]&amp;&quot;&gt;&quot;;&quot;&quot;);IF(EXACT([.C128];&quot;Set&quot;);&quot;HashSet&lt;&quot;&amp;[.G128]&amp;&quot;&gt;&quot;;&quot;&quot;);IF(EXACT([.C128];&quot;&quot;);[.G128];&quot;&quot;))" office:value-type="string" office:string-value="ArrayList&lt;org.joda.time.LocalDate&gt;">
            <text:p>ArrayList&lt;org.joda.time.LocalDat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28];&quot;?&quot;);&quot;Opt&quot;;&quot;&quot;);IF(EXACT([.C128];&quot;&quot;);IF(EXACT([.B128];&quot;?&quot;);&quot;Opt&quot;;&quot;One&quot;);[.C128]);IF(EXACT([.C128];&quot;&quot;);&quot;&quot;;IF(EXACT([.B128];&quot;?&quot;);&quot;Opt&quot;;&quot;&quot;));&quot;Impl&quot;)" office:value-type="string" office:string-value="JavaOptListOptImpl">
            <text:p>JavaOptLis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28]);&quot;%Impl%&quot;;[.$J128]);&quot;%defaultValue%&quot;;[.$I128]);&quot;%JavaType%&quot;;[.$H128]);&quot;%TipeTypeFull%&quot;;[.$F128])" office:value-type="string" office:string-value="case object `java.List&lt;Date?&gt;?` extends JavaLocalDateStub with JavaOptListOptImpl {&#10;  def javaType = &quot;ArrayList&lt;org.joda.time.LocalDate&gt;&quot; &#10;  def defaultValue = &quot;null&quot;&#10;}">
            <text:p>case object `java.List&lt;Date?&gt;?` extends JavaLocalDateStub with JavaOptListOptImpl {<text:line-break/> <text:s/>def javaType = "ArrayList&lt;org.joda.time.LocalDat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Timestamp</text:p>
          </table:table-cell>
          <table:table-cell table:style-name="ce5" table:formula="of:=CONCATENATE(IF(OR(EXACT([.C129];&quot;List&quot;);EXACT([.C129];&quot;Set&quot;));[.C129]&amp;&quot;&lt;&quot;;&quot;&quot;);[.E129];[.B129];IF(EXACT([.C129];&quot;Arr&quot;);&quot;[]&quot;;&quot;&quot;);IF(OR(EXACT([.C129];&quot;List&quot;);EXACT([.C129];&quot;Set&quot;));&quot;&gt;&quot;;&quot;&quot;);[.D129])" office:value-type="string" office:string-value="List&lt;Timestamp?&gt;?">
            <text:p>List&lt;Timestamp?&gt;?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129];&quot;Arr&quot;);[.G129]&amp;&quot;[]&quot;;&quot;&quot;);IF(EXACT([.C129];&quot;List&quot;);&quot;ArrayList&lt;&quot;&amp;[.G129]&amp;&quot;&gt;&quot;;&quot;&quot;);IF(EXACT([.C129];&quot;Set&quot;);&quot;HashSet&lt;&quot;&amp;[.G129]&amp;&quot;&gt;&quot;;&quot;&quot;);IF(EXACT([.C129];&quot;&quot;);[.G129];&quot;&quot;))" office:value-type="string" office:string-value="ArrayList&lt;org.joda.time.DateTime&gt;">
            <text:p>ArrayList&lt;org.joda.time.DateTim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29];&quot;?&quot;);&quot;Opt&quot;;&quot;&quot;);IF(EXACT([.C129];&quot;&quot;);IF(EXACT([.B129];&quot;?&quot;);&quot;Opt&quot;;&quot;One&quot;);[.C129]);IF(EXACT([.C129];&quot;&quot;);&quot;&quot;;IF(EXACT([.B129];&quot;?&quot;);&quot;Opt&quot;;&quot;&quot;));&quot;Impl&quot;)" office:value-type="string" office:string-value="JavaOptListOptImpl">
            <text:p>JavaOptLis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29]);&quot;%Impl%&quot;;[.$J129]);&quot;%defaultValue%&quot;;[.$I129]);&quot;%JavaType%&quot;;[.$H129]);&quot;%TipeTypeFull%&quot;;[.$F129])" office:value-type="string" office:string-value="case object `java.List&lt;Timestamp?&gt;?` extends JavaDateTimeStub with JavaOptListOptImpl {&#10;  def javaType = &quot;ArrayList&lt;org.joda.time.DateTime&gt;&quot; &#10;  def defaultValue = &quot;null&quot;&#10;}">
            <text:p>case object `java.List&lt;Timestamp?&gt;?` extends JavaDateTimeStub with JavaOptListOptImpl {<text:line-break/> <text:s/>def javaType = "ArrayList&lt;org.joda.time.DateTim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ecimal</text:p>
          </table:table-cell>
          <table:table-cell table:style-name="ce5" table:formula="of:=CONCATENATE(IF(OR(EXACT([.C130];&quot;List&quot;);EXACT([.C130];&quot;Set&quot;));[.C130]&amp;&quot;&lt;&quot;;&quot;&quot;);[.E130];[.B130];IF(EXACT([.C130];&quot;Arr&quot;);&quot;[]&quot;;&quot;&quot;);IF(OR(EXACT([.C130];&quot;List&quot;);EXACT([.C130];&quot;Set&quot;));&quot;&gt;&quot;;&quot;&quot;);[.D130])" office:value-type="string" office:string-value="List&lt;Decimal?&gt;?">
            <text:p>List&lt;Decimal?&gt;?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130];&quot;Arr&quot;);[.G130]&amp;&quot;[]&quot;;&quot;&quot;);IF(EXACT([.C130];&quot;List&quot;);&quot;ArrayList&lt;&quot;&amp;[.G130]&amp;&quot;&gt;&quot;;&quot;&quot;);IF(EXACT([.C130];&quot;Set&quot;);&quot;HashSet&lt;&quot;&amp;[.G130]&amp;&quot;&gt;&quot;;&quot;&quot;);IF(EXACT([.C130];&quot;&quot;);[.G130];&quot;&quot;))" office:value-type="string" office:string-value="ArrayList&lt;java.math.BigDecimal&gt;">
            <text:p>ArrayList&lt;java.math.BigDecimal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30];&quot;?&quot;);&quot;Opt&quot;;&quot;&quot;);IF(EXACT([.C130];&quot;&quot;);IF(EXACT([.B130];&quot;?&quot;);&quot;Opt&quot;;&quot;One&quot;);[.C130]);IF(EXACT([.C130];&quot;&quot;);&quot;&quot;;IF(EXACT([.B130];&quot;?&quot;);&quot;Opt&quot;;&quot;&quot;));&quot;Impl&quot;)" office:value-type="string" office:string-value="JavaOptListOptImpl">
            <text:p>JavaOptListOpt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30]);&quot;%Impl%&quot;;[.$J130]);&quot;%defaultValue%&quot;;[.$I130]);&quot;%JavaType%&quot;;[.$H130]);&quot;%TipeTypeFull%&quot;;[.$F130])" office:value-type="string" office:string-value="case object `java.List&lt;Decimal?&gt;?` extends JavaBigDecimalStub with JavaOptListOptImpl {&#10;  def javaType = &quot;ArrayList&lt;java.math.BigDecimal&gt;&quot; &#10;  def defaultValue = &quot;null&quot;&#10;}">
            <text:p>case object `java.List&lt;Decimal?&gt;?` extends JavaBigDecimalStub with JavaOptListOptImpl {<text:line-break/> <text:s/>def javaType = "ArrayList&lt;java.math.BigDecimal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ouble</text:p>
          </table:table-cell>
          <table:table-cell table:style-name="ce5" table:formula="of:=CONCATENATE(IF(OR(EXACT([.C131];&quot;List&quot;);EXACT([.C131];&quot;Set&quot;));[.C131]&amp;&quot;&lt;&quot;;&quot;&quot;);[.E131];[.B131];IF(EXACT([.C131];&quot;Arr&quot;);&quot;[]&quot;;&quot;&quot;);IF(OR(EXACT([.C131];&quot;List&quot;);EXACT([.C131];&quot;Set&quot;));&quot;&gt;&quot;;&quot;&quot;);[.D131])" office:value-type="string" office:string-value="List&lt;Double?&gt;?">
            <text:p>List&lt;Double?&gt;?</text:p>
          </table:table-cell>
          <table:table-cell table:style-name="ce5" office:value-type="string">
            <text:p>Double</text:p>
          </table:table-cell>
          <table:table-cell table:style-name="ce5" table:formula="of:=CONCATENATE(IF(EXACT([.C131];&quot;Arr&quot;);[.G131]&amp;&quot;[]&quot;;&quot;&quot;);IF(EXACT([.C131];&quot;List&quot;);&quot;ArrayList&lt;&quot;&amp;[.G131]&amp;&quot;&gt;&quot;;&quot;&quot;);IF(EXACT([.C131];&quot;Set&quot;);&quot;HashSet&lt;&quot;&amp;[.G131]&amp;&quot;&gt;&quot;;&quot;&quot;);IF(EXACT([.C131];&quot;&quot;);[.G131];&quot;&quot;))" office:value-type="string" office:string-value="ArrayList&lt;Double&gt;">
            <text:p>ArrayList&lt;Doubl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31];&quot;?&quot;);&quot;Opt&quot;;&quot;&quot;);IF(EXACT([.C131];&quot;&quot;);IF(EXACT([.B131];&quot;?&quot;);&quot;Opt&quot;;&quot;One&quot;);[.C131]);IF(EXACT([.C131];&quot;&quot;);&quot;&quot;;IF(EXACT([.B131];&quot;?&quot;);&quot;Opt&quot;;&quot;&quot;));&quot;Impl&quot;)" office:value-type="string" office:string-value="JavaOptListOptImpl">
            <text:p>JavaOptLis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31]);&quot;%Impl%&quot;;[.$J131]);&quot;%defaultValue%&quot;;[.$I131]);&quot;%JavaType%&quot;;[.$H131]);&quot;%TipeTypeFull%&quot;;[.$F131])" office:value-type="string" office:string-value="case object `java.List&lt;Double?&gt;?` extends JavaDoubleStub with JavaOptListOptImpl {&#10;  def javaType = &quot;ArrayList&lt;Double&gt;&quot; &#10;  def defaultValue = &quot;null&quot;&#10;}">
            <text:p>case object `java.List&lt;Double?&gt;?` extends JavaDoubleStub with JavaOptListOptImpl {<text:line-break/> <text:s/>def javaType = "ArrayList&lt;Doubl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Float</text:p>
          </table:table-cell>
          <table:table-cell table:style-name="ce5" table:formula="of:=CONCATENATE(IF(OR(EXACT([.C132];&quot;List&quot;);EXACT([.C132];&quot;Set&quot;));[.C132]&amp;&quot;&lt;&quot;;&quot;&quot;);[.E132];[.B132];IF(EXACT([.C132];&quot;Arr&quot;);&quot;[]&quot;;&quot;&quot;);IF(OR(EXACT([.C132];&quot;List&quot;);EXACT([.C132];&quot;Set&quot;));&quot;&gt;&quot;;&quot;&quot;);[.D132])" office:value-type="string" office:string-value="List&lt;Float?&gt;?">
            <text:p>List&lt;Float?&gt;?</text:p>
          </table:table-cell>
          <table:table-cell table:style-name="ce5" office:value-type="string">
            <text:p>Float</text:p>
          </table:table-cell>
          <table:table-cell table:style-name="ce5" table:formula="of:=CONCATENATE(IF(EXACT([.C132];&quot;Arr&quot;);[.G132]&amp;&quot;[]&quot;;&quot;&quot;);IF(EXACT([.C132];&quot;List&quot;);&quot;ArrayList&lt;&quot;&amp;[.G132]&amp;&quot;&gt;&quot;;&quot;&quot;);IF(EXACT([.C132];&quot;Set&quot;);&quot;HashSet&lt;&quot;&amp;[.G132]&amp;&quot;&gt;&quot;;&quot;&quot;);IF(EXACT([.C132];&quot;&quot;);[.G132];&quot;&quot;))" office:value-type="string" office:string-value="ArrayList&lt;Float&gt;">
            <text:p>ArrayList&lt;Float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32];&quot;?&quot;);&quot;Opt&quot;;&quot;&quot;);IF(EXACT([.C132];&quot;&quot;);IF(EXACT([.B132];&quot;?&quot;);&quot;Opt&quot;;&quot;One&quot;);[.C132]);IF(EXACT([.C132];&quot;&quot;);&quot;&quot;;IF(EXACT([.B132];&quot;?&quot;);&quot;Opt&quot;;&quot;&quot;));&quot;Impl&quot;)" office:value-type="string" office:string-value="JavaOptListOptImpl">
            <text:p>JavaOptLis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32]);&quot;%Impl%&quot;;[.$J132]);&quot;%defaultValue%&quot;;[.$I132]);&quot;%JavaType%&quot;;[.$H132]);&quot;%TipeTypeFull%&quot;;[.$F132])" office:value-type="string" office:string-value="case object `java.List&lt;Float?&gt;?` extends JavaFloatStub with JavaOptListOptImpl {&#10;  def javaType = &quot;ArrayList&lt;Float&gt;&quot; &#10;  def defaultValue = &quot;null&quot;&#10;}">
            <text:p>case object `java.List&lt;Float?&gt;?` extends JavaFloatStub with JavaOptListOptImpl {<text:line-break/> <text:s/>def javaType = "ArrayList&lt;Float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KeyValue</text:p>
          </table:table-cell>
          <table:table-cell table:style-name="ce5" table:formula="of:=CONCATENATE(IF(OR(EXACT([.C133];&quot;List&quot;);EXACT([.C133];&quot;Set&quot;));[.C133]&amp;&quot;&lt;&quot;;&quot;&quot;);[.E133];[.B133];IF(EXACT([.C133];&quot;Arr&quot;);&quot;[]&quot;;&quot;&quot;);IF(OR(EXACT([.C133];&quot;List&quot;);EXACT([.C133];&quot;Set&quot;));&quot;&gt;&quot;;&quot;&quot;);[.D133])" office:value-type="string" office:string-value="List&lt;KeyValue?&gt;?">
            <text:p>List&lt;KeyValue?&gt;?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133];&quot;Arr&quot;);[.G133]&amp;&quot;[]&quot;;&quot;&quot;);IF(EXACT([.C133];&quot;List&quot;);&quot;ArrayList&lt;&quot;&amp;[.G133]&amp;&quot;&gt;&quot;;&quot;&quot;);IF(EXACT([.C133];&quot;Set&quot;);&quot;HashSet&lt;&quot;&amp;[.G133]&amp;&quot;&gt;&quot;;&quot;&quot;);IF(EXACT([.C133];&quot;&quot;);[.G133];&quot;&quot;))" office:value-type="string" office:string-value="ArrayList&lt;HashMap&lt;String, String&gt;&gt;">
            <text:p>ArrayList&lt;HashMap&lt;String, String&gt;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33];&quot;?&quot;);&quot;Opt&quot;;&quot;&quot;);IF(EXACT([.C133];&quot;&quot;);IF(EXACT([.B133];&quot;?&quot;);&quot;Opt&quot;;&quot;One&quot;);[.C133]);IF(EXACT([.C133];&quot;&quot;);&quot;&quot;;IF(EXACT([.B133];&quot;?&quot;);&quot;Opt&quot;;&quot;&quot;));&quot;Impl&quot;)" office:value-type="string" office:string-value="JavaOptListOptImpl">
            <text:p>JavaOptListOpt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33]);&quot;%Impl%&quot;;[.$J133]);&quot;%defaultValue%&quot;;[.$I133]);&quot;%JavaType%&quot;;[.$H133]);&quot;%TipeTypeFull%&quot;;[.$F133])" office:value-type="string" office:string-value="case object `java.List&lt;KeyValue?&gt;?` extends JavaHashMapStub with JavaOptListOptImpl {&#10;  def javaType = &quot;ArrayList&lt;HashMap&lt;String, String&gt;&gt;&quot; &#10;  def defaultValue = &quot;null&quot;&#10;}">
            <text:p>case object `java.List&lt;KeyValue?&gt;?` extends JavaHashMapStub with JavaOptListOptImpl {<text:line-break/> <text:s/>def javaType = "ArrayList&lt;HashMap&lt;String, String&gt;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Integer</text:p>
          </table:table-cell>
          <table:table-cell table:style-name="ce5" table:formula="of:=CONCATENATE(IF(OR(EXACT([.C134];&quot;List&quot;);EXACT([.C134];&quot;Set&quot;));[.C134]&amp;&quot;&lt;&quot;;&quot;&quot;);[.E134];[.B134];IF(EXACT([.C134];&quot;Arr&quot;);&quot;[]&quot;;&quot;&quot;);IF(OR(EXACT([.C134];&quot;List&quot;);EXACT([.C134];&quot;Set&quot;));&quot;&gt;&quot;;&quot;&quot;);[.D134])" office:value-type="string" office:string-value="List&lt;Integer?&gt;?">
            <text:p>List&lt;Integer?&gt;?</text:p>
          </table:table-cell>
          <table:table-cell table:style-name="ce5" office:value-type="string">
            <text:p>Integer</text:p>
          </table:table-cell>
          <table:table-cell table:style-name="ce5" table:formula="of:=CONCATENATE(IF(EXACT([.C134];&quot;Arr&quot;);[.G134]&amp;&quot;[]&quot;;&quot;&quot;);IF(EXACT([.C134];&quot;List&quot;);&quot;ArrayList&lt;&quot;&amp;[.G134]&amp;&quot;&gt;&quot;;&quot;&quot;);IF(EXACT([.C134];&quot;Set&quot;);&quot;HashSet&lt;&quot;&amp;[.G134]&amp;&quot;&gt;&quot;;&quot;&quot;);IF(EXACT([.C134];&quot;&quot;);[.G134];&quot;&quot;))" office:value-type="string" office:string-value="ArrayList&lt;Integer&gt;">
            <text:p>ArrayList&lt;Integer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34];&quot;?&quot;);&quot;Opt&quot;;&quot;&quot;);IF(EXACT([.C134];&quot;&quot;);IF(EXACT([.B134];&quot;?&quot;);&quot;Opt&quot;;&quot;One&quot;);[.C134]);IF(EXACT([.C134];&quot;&quot;);&quot;&quot;;IF(EXACT([.B134];&quot;?&quot;);&quot;Opt&quot;;&quot;&quot;));&quot;Impl&quot;)" office:value-type="string" office:string-value="JavaOptListOptImpl">
            <text:p>JavaOptLis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34]);&quot;%Impl%&quot;;[.$J134]);&quot;%defaultValue%&quot;;[.$I134]);&quot;%JavaType%&quot;;[.$H134]);&quot;%TipeTypeFull%&quot;;[.$F134])" office:value-type="string" office:string-value="case object `java.List&lt;Integer?&gt;?` extends JavaIntStub with JavaOptListOptImpl {&#10;  def javaType = &quot;ArrayList&lt;Integer&gt;&quot; &#10;  def defaultValue = &quot;null&quot;&#10;}">
            <text:p>case object `java.List&lt;Integer?&gt;?` extends JavaIntStub with JavaOptListOptImpl {<text:line-break/> <text:s/>def javaType = "ArrayList&lt;Integer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ong</text:p>
          </table:table-cell>
          <table:table-cell table:style-name="ce5" table:formula="of:=CONCATENATE(IF(OR(EXACT([.C135];&quot;List&quot;);EXACT([.C135];&quot;Set&quot;));[.C135]&amp;&quot;&lt;&quot;;&quot;&quot;);[.E135];[.B135];IF(EXACT([.C135];&quot;Arr&quot;);&quot;[]&quot;;&quot;&quot;);IF(OR(EXACT([.C135];&quot;List&quot;);EXACT([.C135];&quot;Set&quot;));&quot;&gt;&quot;;&quot;&quot;);[.D135])" office:value-type="string" office:string-value="List&lt;Long?&gt;?">
            <text:p>List&lt;Long?&gt;?</text:p>
          </table:table-cell>
          <table:table-cell table:style-name="ce5" office:value-type="string">
            <text:p>Long</text:p>
          </table:table-cell>
          <table:table-cell table:style-name="ce5" table:formula="of:=CONCATENATE(IF(EXACT([.C135];&quot;Arr&quot;);[.G135]&amp;&quot;[]&quot;;&quot;&quot;);IF(EXACT([.C135];&quot;List&quot;);&quot;ArrayList&lt;&quot;&amp;[.G135]&amp;&quot;&gt;&quot;;&quot;&quot;);IF(EXACT([.C135];&quot;Set&quot;);&quot;HashSet&lt;&quot;&amp;[.G135]&amp;&quot;&gt;&quot;;&quot;&quot;);IF(EXACT([.C135];&quot;&quot;);[.G135];&quot;&quot;))" office:value-type="string" office:string-value="ArrayList&lt;Long&gt;">
            <text:p>ArrayList&lt;Long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35];&quot;?&quot;);&quot;Opt&quot;;&quot;&quot;);IF(EXACT([.C135];&quot;&quot;);IF(EXACT([.B135];&quot;?&quot;);&quot;Opt&quot;;&quot;One&quot;);[.C135]);IF(EXACT([.C135];&quot;&quot;);&quot;&quot;;IF(EXACT([.B135];&quot;?&quot;);&quot;Opt&quot;;&quot;&quot;));&quot;Impl&quot;)" office:value-type="string" office:string-value="JavaOptListOptImpl">
            <text:p>JavaOptLis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35]);&quot;%Impl%&quot;;[.$J135]);&quot;%defaultValue%&quot;;[.$I135]);&quot;%JavaType%&quot;;[.$H135]);&quot;%TipeTypeFull%&quot;;[.$F135])" office:value-type="string" office:string-value="case object `java.List&lt;Long?&gt;?` extends JavaLongStub with JavaOptListOptImpl {&#10;  def javaType = &quot;ArrayList&lt;Long&gt;&quot; &#10;  def defaultValue = &quot;null&quot;&#10;}">
            <text:p>case object `java.List&lt;Long?&gt;?` extends JavaLongStub with JavaOptListOptImpl {<text:line-break/> <text:s/>def javaType = "ArrayList&lt;Long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Xml</text:p>
          </table:table-cell>
          <table:table-cell table:style-name="ce5" table:formula="of:=CONCATENATE(IF(OR(EXACT([.C136];&quot;List&quot;);EXACT([.C136];&quot;Set&quot;));[.C136]&amp;&quot;&lt;&quot;;&quot;&quot;);[.E136];[.B136];IF(EXACT([.C136];&quot;Arr&quot;);&quot;[]&quot;;&quot;&quot;);IF(OR(EXACT([.C136];&quot;List&quot;);EXACT([.C136];&quot;Set&quot;));&quot;&gt;&quot;;&quot;&quot;);[.D136])" office:value-type="string" office:string-value="List&lt;Xml?&gt;?">
            <text:p>List&lt;Xml?&gt;?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136];&quot;Arr&quot;);[.G136]&amp;&quot;[]&quot;;&quot;&quot;);IF(EXACT([.C136];&quot;List&quot;);&quot;ArrayList&lt;&quot;&amp;[.G136]&amp;&quot;&gt;&quot;;&quot;&quot;);IF(EXACT([.C136];&quot;Set&quot;);&quot;HashSet&lt;&quot;&amp;[.G136]&amp;&quot;&gt;&quot;;&quot;&quot;);IF(EXACT([.C136];&quot;&quot;);[.G136];&quot;&quot;))" office:value-type="string" office:string-value="ArrayList&lt;org.w3c.dom.Node&gt;">
            <text:p>ArrayList&lt;org.w3c.dom.Nod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36];&quot;?&quot;);&quot;Opt&quot;;&quot;&quot;);IF(EXACT([.C136];&quot;&quot;);IF(EXACT([.B136];&quot;?&quot;);&quot;Opt&quot;;&quot;One&quot;);[.C136]);IF(EXACT([.C136];&quot;&quot;);&quot;&quot;;IF(EXACT([.B136];&quot;?&quot;);&quot;Opt&quot;;&quot;&quot;));&quot;Impl&quot;)" office:value-type="string" office:string-value="JavaOptListOptImpl">
            <text:p>JavaOptLis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36]);&quot;%Impl%&quot;;[.$J136]);&quot;%defaultValue%&quot;;[.$I136]);&quot;%JavaType%&quot;;[.$H136]);&quot;%TipeTypeFull%&quot;;[.$F136])" office:value-type="string" office:string-value="case object `java.List&lt;Xml?&gt;?` extends JavaNodeStub with JavaOptListOptImpl {&#10;  def javaType = &quot;ArrayList&lt;org.w3c.dom.Node&gt;&quot; &#10;  def defaultValue = &quot;null&quot;&#10;}">
            <text:p>case object `java.List&lt;Xml?&gt;?` extends JavaNodeStub with JavaOptListOptImpl {<text:line-break/> <text:s/>def javaType = "ArrayList&lt;org.w3c.dom.Nod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Guid</text:p>
          </table:table-cell>
          <table:table-cell table:style-name="ce5" table:formula="of:=CONCATENATE(IF(OR(EXACT([.C137];&quot;List&quot;);EXACT([.C137];&quot;Set&quot;));[.C137]&amp;&quot;&lt;&quot;;&quot;&quot;);[.E137];[.B137];IF(EXACT([.C137];&quot;Arr&quot;);&quot;[]&quot;;&quot;&quot;);IF(OR(EXACT([.C137];&quot;List&quot;);EXACT([.C137];&quot;Set&quot;));&quot;&gt;&quot;;&quot;&quot;);[.D137])" office:value-type="string" office:string-value="List&lt;Guid?&gt;?">
            <text:p>List&lt;Guid?&gt;?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137];&quot;Arr&quot;);[.G137]&amp;&quot;[]&quot;;&quot;&quot;);IF(EXACT([.C137];&quot;List&quot;);&quot;ArrayList&lt;&quot;&amp;[.G137]&amp;&quot;&gt;&quot;;&quot;&quot;);IF(EXACT([.C137];&quot;Set&quot;);&quot;HashSet&lt;&quot;&amp;[.G137]&amp;&quot;&gt;&quot;;&quot;&quot;);IF(EXACT([.C137];&quot;&quot;);[.G137];&quot;&quot;))" office:value-type="string" office:string-value="ArrayList&lt;java.util.UUID&gt;">
            <text:p>ArrayList&lt;java.util.UUID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37];&quot;?&quot;);&quot;Opt&quot;;&quot;&quot;);IF(EXACT([.C137];&quot;&quot;);IF(EXACT([.B137];&quot;?&quot;);&quot;Opt&quot;;&quot;One&quot;);[.C137]);IF(EXACT([.C137];&quot;&quot;);&quot;&quot;;IF(EXACT([.B137];&quot;?&quot;);&quot;Opt&quot;;&quot;&quot;));&quot;Impl&quot;)" office:value-type="string" office:string-value="JavaOptListOptImpl">
            <text:p>JavaOptLis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37]);&quot;%Impl%&quot;;[.$J137]);&quot;%defaultValue%&quot;;[.$I137]);&quot;%JavaType%&quot;;[.$H137]);&quot;%TipeTypeFull%&quot;;[.$F137])" office:value-type="string" office:string-value="case object `java.List&lt;Guid?&gt;?` extends JavaUUIDStub with JavaOptListOptImpl {&#10;  def javaType = &quot;ArrayList&lt;java.util.UUID&gt;&quot; &#10;  def defaultValue = &quot;null&quot;&#10;}">
            <text:p>case object `java.List&lt;Guid?&gt;?` extends JavaUUIDStub with JavaOptListOptImpl {<text:line-break/> <text:s/>def javaType = "ArrayList&lt;java.util.UUID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is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tring</text:p>
          </table:table-cell>
          <table:table-cell table:style-name="ce5" table:formula="of:=CONCATENATE(IF(OR(EXACT([.C138];&quot;List&quot;);EXACT([.C138];&quot;Set&quot;));[.C138]&amp;&quot;&lt;&quot;;&quot;&quot;);[.E138];[.B138];IF(EXACT([.C138];&quot;Arr&quot;);&quot;[]&quot;;&quot;&quot;);IF(OR(EXACT([.C138];&quot;List&quot;);EXACT([.C138];&quot;Set&quot;));&quot;&gt;&quot;;&quot;&quot;);[.D138])" office:value-type="string" office:string-value="List&lt;String?&gt;?">
            <text:p>List&lt;String?&gt;?</text:p>
          </table:table-cell>
          <table:table-cell table:style-name="ce5" office:value-type="string">
            <text:p>String</text:p>
          </table:table-cell>
          <table:table-cell table:style-name="ce5" table:formula="of:=CONCATENATE(IF(EXACT([.C138];&quot;Arr&quot;);[.G138]&amp;&quot;[]&quot;;&quot;&quot;);IF(EXACT([.C138];&quot;List&quot;);&quot;ArrayList&lt;&quot;&amp;[.G138]&amp;&quot;&gt;&quot;;&quot;&quot;);IF(EXACT([.C138];&quot;Set&quot;);&quot;HashSet&lt;&quot;&amp;[.G138]&amp;&quot;&gt;&quot;;&quot;&quot;);IF(EXACT([.C138];&quot;&quot;);[.G138];&quot;&quot;))" office:value-type="string" office:string-value="ArrayList&lt;String&gt;">
            <text:p>ArrayList&lt;String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38];&quot;?&quot;);&quot;Opt&quot;;&quot;&quot;);IF(EXACT([.C138];&quot;&quot;);IF(EXACT([.B138];&quot;?&quot;);&quot;Opt&quot;;&quot;One&quot;);[.C138]);IF(EXACT([.C138];&quot;&quot;);&quot;&quot;;IF(EXACT([.B138];&quot;?&quot;);&quot;Opt&quot;;&quot;&quot;));&quot;Impl&quot;)" office:value-type="string" office:string-value="JavaOptListOptImpl">
            <text:p>JavaOptLis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38]);&quot;%Impl%&quot;;[.$J138]);&quot;%defaultValue%&quot;;[.$I138]);&quot;%JavaType%&quot;;[.$H138]);&quot;%TipeTypeFull%&quot;;[.$F138])" office:value-type="string" office:string-value="case object `java.List&lt;String?&gt;?` extends JavaStringStub with JavaOptListOptImpl {&#10;  def javaType = &quot;ArrayList&lt;String&gt;&quot; &#10;  def defaultValue = &quot;null&quot;&#10;}">
            <text:p>case object `java.List&lt;String?&gt;?` extends JavaStringStub with JavaOptListOptImpl {<text:line-break/> <text:s/>def javaType = "ArrayList&lt;String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Binary</text:p>
          </table:table-cell>
          <table:table-cell table:style-name="ce5" table:formula="of:=CONCATENATE(IF(OR(EXACT([.C139];&quot;List&quot;);EXACT([.C139];&quot;Set&quot;));[.C139]&amp;&quot;&lt;&quot;;&quot;&quot;);[.E139];[.B139];IF(EXACT([.C139];&quot;Arr&quot;);&quot;[]&quot;;&quot;&quot;);IF(OR(EXACT([.C139];&quot;List&quot;);EXACT([.C139];&quot;Set&quot;));&quot;&gt;&quot;;&quot;&quot;);[.D139])" office:value-type="string" office:string-value="Set&lt;Binary&gt;">
            <text:p>Set&lt;Binary&gt;</text:p>
          </table:table-cell>
          <table:table-cell table:style-name="ce5" office:value-type="string">
            <text:p>byte[]</text:p>
          </table:table-cell>
          <table:table-cell table:style-name="ce5" table:formula="of:=CONCATENATE(IF(EXACT([.C139];&quot;Arr&quot;);[.G139]&amp;&quot;[]&quot;;&quot;&quot;);IF(EXACT([.C139];&quot;List&quot;);&quot;ArrayList&lt;&quot;&amp;[.G139]&amp;&quot;&gt;&quot;;&quot;&quot;);IF(EXACT([.C139];&quot;Set&quot;);&quot;HashSet&lt;&quot;&amp;[.G139]&amp;&quot;&gt;&quot;;&quot;&quot;);IF(EXACT([.C139];&quot;&quot;);[.G139];&quot;&quot;))" office:value-type="string" office:string-value="HashSet&lt;byte[]&gt;">
            <text:p>HashSet&lt;byte[]&gt;</text:p>
          </table:table-cell>
          <table:table-cell table:style-name="ce5" table:formula="of:=&quot;new &quot;&amp;[.H139]&amp;&quot;()&quot;" office:value-type="string" office:string-value="new HashSet&lt;byte[]&gt;()">
            <text:p>new HashSet&lt;byte[]&gt;()</text:p>
          </table:table-cell>
          <table:table-cell table:style-name="ce5" table:formula="of:=CONCATENATE(&quot;Java&quot;;IF(EXACT([.D139];&quot;?&quot;);&quot;Opt&quot;;&quot;&quot;);IF(EXACT([.C139];&quot;&quot;);IF(EXACT([.B139];&quot;?&quot;);&quot;Opt&quot;;&quot;One&quot;);[.C139]);IF(EXACT([.C139];&quot;&quot;);&quot;&quot;;IF(EXACT([.B139];&quot;?&quot;);&quot;Opt&quot;;&quot;&quot;));&quot;Impl&quot;)" office:value-type="string" office:string-value="JavaSetImpl">
            <text:p>JavaSet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39]);&quot;%Impl%&quot;;[.$J139]);&quot;%defaultValue%&quot;;[.$I139]);&quot;%JavaType%&quot;;[.$H139]);&quot;%TipeTypeFull%&quot;;[.$F139])" office:value-type="string" office:string-value="case object `java.Set&lt;Binary&gt;` extends JavaBinaryStub with JavaSetImpl {&#10;  def javaType = &quot;HashSet&lt;byte[]&gt;&quot; &#10;  def defaultValue = &quot;new HashSet&lt;byte[]&gt;()&quot;&#10;}">
            <text:p>case object `java.Set&lt;Binary&gt;` extends JavaBinaryStub with JavaSetImpl {<text:line-break/> <text:s/>def javaType = "HashSet&lt;byte[]&gt;" <text:line-break/> <text:s/>def defaultValue = "new HashSet&lt;byte[]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Bool</text:p>
          </table:table-cell>
          <table:table-cell table:style-name="ce5" table:formula="of:=CONCATENATE(IF(OR(EXACT([.C140];&quot;List&quot;);EXACT([.C140];&quot;Set&quot;));[.C140]&amp;&quot;&lt;&quot;;&quot;&quot;);[.E140];[.B140];IF(EXACT([.C140];&quot;Arr&quot;);&quot;[]&quot;;&quot;&quot;);IF(OR(EXACT([.C140];&quot;List&quot;);EXACT([.C140];&quot;Set&quot;));&quot;&gt;&quot;;&quot;&quot;);[.D140])" office:value-type="string" office:string-value="Set&lt;Bool&gt;">
            <text:p>Set&lt;Bool&gt;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140];&quot;Arr&quot;);[.G140]&amp;&quot;[]&quot;;&quot;&quot;);IF(EXACT([.C140];&quot;List&quot;);&quot;ArrayList&lt;&quot;&amp;[.G140]&amp;&quot;&gt;&quot;;&quot;&quot;);IF(EXACT([.C140];&quot;Set&quot;);&quot;HashSet&lt;&quot;&amp;[.G140]&amp;&quot;&gt;&quot;;&quot;&quot;);IF(EXACT([.C140];&quot;&quot;);[.G140];&quot;&quot;))" office:value-type="string" office:string-value="HashSet&lt;boolean&gt;">
            <text:p>HashSet&lt;boolean&gt;</text:p>
          </table:table-cell>
          <table:table-cell table:style-name="ce5" table:formula="of:=&quot;new &quot;&amp;[.H140]&amp;&quot;()&quot;" office:value-type="string" office:string-value="new HashSet&lt;boolean&gt;()">
            <text:p>new HashSet&lt;boolean&gt;()</text:p>
          </table:table-cell>
          <table:table-cell table:style-name="ce5" table:formula="of:=CONCATENATE(&quot;Java&quot;;IF(EXACT([.D140];&quot;?&quot;);&quot;Opt&quot;;&quot;&quot;);IF(EXACT([.C140];&quot;&quot;);IF(EXACT([.B140];&quot;?&quot;);&quot;Opt&quot;;&quot;One&quot;);[.C140]);IF(EXACT([.C140];&quot;&quot;);&quot;&quot;;IF(EXACT([.B140];&quot;?&quot;);&quot;Opt&quot;;&quot;&quot;));&quot;Impl&quot;)" office:value-type="string" office:string-value="JavaSetImpl">
            <text:p>JavaSe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40]);&quot;%Impl%&quot;;[.$J140]);&quot;%defaultValue%&quot;;[.$I140]);&quot;%JavaType%&quot;;[.$H140]);&quot;%TipeTypeFull%&quot;;[.$F140])" office:value-type="string" office:string-value="case object `java.Set&lt;Bool&gt;` extends JavaBooleanStub with JavaSetImpl {&#10;  def javaType = &quot;HashSet&lt;boolean&gt;&quot; &#10;  def defaultValue = &quot;new HashSet&lt;boolean&gt;()&quot;&#10;}">
            <text:p>case object `java.Set&lt;Bool&gt;` extends JavaBooleanStub with JavaSetImpl {<text:line-break/> <text:s/>def javaType = "HashSet&lt;boolean&gt;" <text:line-break/> <text:s/>def defaultValue = "new HashSet&lt;boolean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Date</text:p>
          </table:table-cell>
          <table:table-cell table:style-name="ce5" table:formula="of:=CONCATENATE(IF(OR(EXACT([.C141];&quot;List&quot;);EXACT([.C141];&quot;Set&quot;));[.C141]&amp;&quot;&lt;&quot;;&quot;&quot;);[.E141];[.B141];IF(EXACT([.C141];&quot;Arr&quot;);&quot;[]&quot;;&quot;&quot;);IF(OR(EXACT([.C141];&quot;List&quot;);EXACT([.C141];&quot;Set&quot;));&quot;&gt;&quot;;&quot;&quot;);[.D141])" office:value-type="string" office:string-value="Set&lt;Date&gt;">
            <text:p>Set&lt;Date&gt;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141];&quot;Arr&quot;);[.G141]&amp;&quot;[]&quot;;&quot;&quot;);IF(EXACT([.C141];&quot;List&quot;);&quot;ArrayList&lt;&quot;&amp;[.G141]&amp;&quot;&gt;&quot;;&quot;&quot;);IF(EXACT([.C141];&quot;Set&quot;);&quot;HashSet&lt;&quot;&amp;[.G141]&amp;&quot;&gt;&quot;;&quot;&quot;);IF(EXACT([.C141];&quot;&quot;);[.G141];&quot;&quot;))" office:value-type="string" office:string-value="HashSet&lt;org.joda.time.LocalDate&gt;">
            <text:p>HashSet&lt;org.joda.time.LocalDate&gt;</text:p>
          </table:table-cell>
          <table:table-cell table:style-name="ce5" table:formula="of:=&quot;new &quot;&amp;[.H141]&amp;&quot;()&quot;" office:value-type="string" office:string-value="new HashSet&lt;org.joda.time.LocalDate&gt;()">
            <text:p>new HashSet&lt;org.joda.time.LocalDate&gt;()</text:p>
          </table:table-cell>
          <table:table-cell table:style-name="ce5" table:formula="of:=CONCATENATE(&quot;Java&quot;;IF(EXACT([.D141];&quot;?&quot;);&quot;Opt&quot;;&quot;&quot;);IF(EXACT([.C141];&quot;&quot;);IF(EXACT([.B141];&quot;?&quot;);&quot;Opt&quot;;&quot;One&quot;);[.C141]);IF(EXACT([.C141];&quot;&quot;);&quot;&quot;;IF(EXACT([.B141];&quot;?&quot;);&quot;Opt&quot;;&quot;&quot;));&quot;Impl&quot;)" office:value-type="string" office:string-value="JavaSetImpl">
            <text:p>JavaSe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41]);&quot;%Impl%&quot;;[.$J141]);&quot;%defaultValue%&quot;;[.$I141]);&quot;%JavaType%&quot;;[.$H141]);&quot;%TipeTypeFull%&quot;;[.$F141])" office:value-type="string" office:string-value="case object `java.Set&lt;Date&gt;` extends JavaLocalDateStub with JavaSetImpl {&#10;  def javaType = &quot;HashSet&lt;org.joda.time.LocalDate&gt;&quot; &#10;  def defaultValue = &quot;new HashSet&lt;org.joda.time.LocalDate&gt;()&quot;&#10;}">
            <text:p>case object `java.Set&lt;Date&gt;` extends JavaLocalDateStub with JavaSetImpl {<text:line-break/> <text:s/>def javaType = "HashSet&lt;org.joda.time.LocalDate&gt;" <text:line-break/> <text:s/>def defaultValue = "new HashSet&lt;org.joda.time.LocalDat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Timestamp</text:p>
          </table:table-cell>
          <table:table-cell table:style-name="ce5" table:formula="of:=CONCATENATE(IF(OR(EXACT([.C142];&quot;List&quot;);EXACT([.C142];&quot;Set&quot;));[.C142]&amp;&quot;&lt;&quot;;&quot;&quot;);[.E142];[.B142];IF(EXACT([.C142];&quot;Arr&quot;);&quot;[]&quot;;&quot;&quot;);IF(OR(EXACT([.C142];&quot;List&quot;);EXACT([.C142];&quot;Set&quot;));&quot;&gt;&quot;;&quot;&quot;);[.D142])" office:value-type="string" office:string-value="Set&lt;Timestamp&gt;">
            <text:p>Set&lt;Timestamp&gt;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142];&quot;Arr&quot;);[.G142]&amp;&quot;[]&quot;;&quot;&quot;);IF(EXACT([.C142];&quot;List&quot;);&quot;ArrayList&lt;&quot;&amp;[.G142]&amp;&quot;&gt;&quot;;&quot;&quot;);IF(EXACT([.C142];&quot;Set&quot;);&quot;HashSet&lt;&quot;&amp;[.G142]&amp;&quot;&gt;&quot;;&quot;&quot;);IF(EXACT([.C142];&quot;&quot;);[.G142];&quot;&quot;))" office:value-type="string" office:string-value="HashSet&lt;org.joda.time.DateTime&gt;">
            <text:p>HashSet&lt;org.joda.time.DateTime&gt;</text:p>
          </table:table-cell>
          <table:table-cell table:style-name="ce5" table:formula="of:=&quot;new &quot;&amp;[.H142]&amp;&quot;()&quot;" office:value-type="string" office:string-value="new HashSet&lt;org.joda.time.DateTime&gt;()">
            <text:p>new HashSet&lt;org.joda.time.DateTime&gt;()</text:p>
          </table:table-cell>
          <table:table-cell table:style-name="ce5" table:formula="of:=CONCATENATE(&quot;Java&quot;;IF(EXACT([.D142];&quot;?&quot;);&quot;Opt&quot;;&quot;&quot;);IF(EXACT([.C142];&quot;&quot;);IF(EXACT([.B142];&quot;?&quot;);&quot;Opt&quot;;&quot;One&quot;);[.C142]);IF(EXACT([.C142];&quot;&quot;);&quot;&quot;;IF(EXACT([.B142];&quot;?&quot;);&quot;Opt&quot;;&quot;&quot;));&quot;Impl&quot;)" office:value-type="string" office:string-value="JavaSetImpl">
            <text:p>JavaSe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42]);&quot;%Impl%&quot;;[.$J142]);&quot;%defaultValue%&quot;;[.$I142]);&quot;%JavaType%&quot;;[.$H142]);&quot;%TipeTypeFull%&quot;;[.$F142])" office:value-type="string" office:string-value="case object `java.Set&lt;Timestamp&gt;` extends JavaDateTimeStub with JavaSetImpl {&#10;  def javaType = &quot;HashSet&lt;org.joda.time.DateTime&gt;&quot; &#10;  def defaultValue = &quot;new HashSet&lt;org.joda.time.DateTime&gt;()&quot;&#10;}">
            <text:p>case object `java.Set&lt;Timestamp&gt;` extends JavaDateTimeStub with JavaSetImpl {<text:line-break/> <text:s/>def javaType = "HashSet&lt;org.joda.time.DateTime&gt;" <text:line-break/> <text:s/>def defaultValue = "new HashSet&lt;org.joda.time.DateTim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Decimal</text:p>
          </table:table-cell>
          <table:table-cell table:style-name="ce5" table:formula="of:=CONCATENATE(IF(OR(EXACT([.C143];&quot;List&quot;);EXACT([.C143];&quot;Set&quot;));[.C143]&amp;&quot;&lt;&quot;;&quot;&quot;);[.E143];[.B143];IF(EXACT([.C143];&quot;Arr&quot;);&quot;[]&quot;;&quot;&quot;);IF(OR(EXACT([.C143];&quot;List&quot;);EXACT([.C143];&quot;Set&quot;));&quot;&gt;&quot;;&quot;&quot;);[.D143])" office:value-type="string" office:string-value="Set&lt;Decimal&gt;">
            <text:p>Set&lt;Decimal&gt;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143];&quot;Arr&quot;);[.G143]&amp;&quot;[]&quot;;&quot;&quot;);IF(EXACT([.C143];&quot;List&quot;);&quot;ArrayList&lt;&quot;&amp;[.G143]&amp;&quot;&gt;&quot;;&quot;&quot;);IF(EXACT([.C143];&quot;Set&quot;);&quot;HashSet&lt;&quot;&amp;[.G143]&amp;&quot;&gt;&quot;;&quot;&quot;);IF(EXACT([.C143];&quot;&quot;);[.G143];&quot;&quot;))" office:value-type="string" office:string-value="HashSet&lt;java.math.BigDecimal&gt;">
            <text:p>HashSet&lt;java.math.BigDecimal&gt;</text:p>
          </table:table-cell>
          <table:table-cell table:style-name="ce5" table:formula="of:=&quot;new &quot;&amp;[.H143]&amp;&quot;()&quot;" office:value-type="string" office:string-value="new HashSet&lt;java.math.BigDecimal&gt;()">
            <text:p>new HashSet&lt;java.math.BigDecimal&gt;()</text:p>
          </table:table-cell>
          <table:table-cell table:style-name="ce5" table:formula="of:=CONCATENATE(&quot;Java&quot;;IF(EXACT([.D143];&quot;?&quot;);&quot;Opt&quot;;&quot;&quot;);IF(EXACT([.C143];&quot;&quot;);IF(EXACT([.B143];&quot;?&quot;);&quot;Opt&quot;;&quot;One&quot;);[.C143]);IF(EXACT([.C143];&quot;&quot;);&quot;&quot;;IF(EXACT([.B143];&quot;?&quot;);&quot;Opt&quot;;&quot;&quot;));&quot;Impl&quot;)" office:value-type="string" office:string-value="JavaSetImpl">
            <text:p>JavaSet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43]);&quot;%Impl%&quot;;[.$J143]);&quot;%defaultValue%&quot;;[.$I143]);&quot;%JavaType%&quot;;[.$H143]);&quot;%TipeTypeFull%&quot;;[.$F143])" office:value-type="string" office:string-value="case object `java.Set&lt;Decimal&gt;` extends JavaBigDecimalStub with JavaSetImpl {&#10;  def javaType = &quot;HashSet&lt;java.math.BigDecimal&gt;&quot; &#10;  def defaultValue = &quot;new HashSet&lt;java.math.BigDecimal&gt;()&quot;&#10;}">
            <text:p>case object `java.Set&lt;Decimal&gt;` extends JavaBigDecimalStub with JavaSetImpl {<text:line-break/> <text:s/>def javaType = "HashSet&lt;java.math.BigDecimal&gt;" <text:line-break/> <text:s/>def defaultValue = "new HashSet&lt;java.math.BigDecimal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Double</text:p>
          </table:table-cell>
          <table:table-cell table:style-name="ce5" table:formula="of:=CONCATENATE(IF(OR(EXACT([.C144];&quot;List&quot;);EXACT([.C144];&quot;Set&quot;));[.C144]&amp;&quot;&lt;&quot;;&quot;&quot;);[.E144];[.B144];IF(EXACT([.C144];&quot;Arr&quot;);&quot;[]&quot;;&quot;&quot;);IF(OR(EXACT([.C144];&quot;List&quot;);EXACT([.C144];&quot;Set&quot;));&quot;&gt;&quot;;&quot;&quot;);[.D144])" office:value-type="string" office:string-value="Set&lt;Double&gt;">
            <text:p>Set&lt;Double&gt;</text:p>
          </table:table-cell>
          <table:table-cell table:style-name="ce5" office:value-type="string">
            <text:p>double</text:p>
          </table:table-cell>
          <table:table-cell table:style-name="ce5" table:formula="of:=CONCATENATE(IF(EXACT([.C144];&quot;Arr&quot;);[.G144]&amp;&quot;[]&quot;;&quot;&quot;);IF(EXACT([.C144];&quot;List&quot;);&quot;ArrayList&lt;&quot;&amp;[.G144]&amp;&quot;&gt;&quot;;&quot;&quot;);IF(EXACT([.C144];&quot;Set&quot;);&quot;HashSet&lt;&quot;&amp;[.G144]&amp;&quot;&gt;&quot;;&quot;&quot;);IF(EXACT([.C144];&quot;&quot;);[.G144];&quot;&quot;))" office:value-type="string" office:string-value="HashSet&lt;double&gt;">
            <text:p>HashSet&lt;double&gt;</text:p>
          </table:table-cell>
          <table:table-cell table:style-name="ce5" table:formula="of:=&quot;new &quot;&amp;[.H144]&amp;&quot;()&quot;" office:value-type="string" office:string-value="new HashSet&lt;double&gt;()">
            <text:p>new HashSet&lt;double&gt;()</text:p>
          </table:table-cell>
          <table:table-cell table:style-name="ce5" table:formula="of:=CONCATENATE(&quot;Java&quot;;IF(EXACT([.D144];&quot;?&quot;);&quot;Opt&quot;;&quot;&quot;);IF(EXACT([.C144];&quot;&quot;);IF(EXACT([.B144];&quot;?&quot;);&quot;Opt&quot;;&quot;One&quot;);[.C144]);IF(EXACT([.C144];&quot;&quot;);&quot;&quot;;IF(EXACT([.B144];&quot;?&quot;);&quot;Opt&quot;;&quot;&quot;));&quot;Impl&quot;)" office:value-type="string" office:string-value="JavaSetImpl">
            <text:p>JavaSe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44]);&quot;%Impl%&quot;;[.$J144]);&quot;%defaultValue%&quot;;[.$I144]);&quot;%JavaType%&quot;;[.$H144]);&quot;%TipeTypeFull%&quot;;[.$F144])" office:value-type="string" office:string-value="case object `java.Set&lt;Double&gt;` extends JavaDoubleStub with JavaSetImpl {&#10;  def javaType = &quot;HashSet&lt;double&gt;&quot; &#10;  def defaultValue = &quot;new HashSet&lt;double&gt;()&quot;&#10;}">
            <text:p>case object `java.Set&lt;Double&gt;` extends JavaDoubleStub with JavaSetImpl {<text:line-break/> <text:s/>def javaType = "HashSet&lt;double&gt;" <text:line-break/> <text:s/>def defaultValue = "new HashSet&lt;doubl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Float</text:p>
          </table:table-cell>
          <table:table-cell table:style-name="ce5" table:formula="of:=CONCATENATE(IF(OR(EXACT([.C145];&quot;List&quot;);EXACT([.C145];&quot;Set&quot;));[.C145]&amp;&quot;&lt;&quot;;&quot;&quot;);[.E145];[.B145];IF(EXACT([.C145];&quot;Arr&quot;);&quot;[]&quot;;&quot;&quot;);IF(OR(EXACT([.C145];&quot;List&quot;);EXACT([.C145];&quot;Set&quot;));&quot;&gt;&quot;;&quot;&quot;);[.D145])" office:value-type="string" office:string-value="Set&lt;Float&gt;">
            <text:p>Set&lt;Float&gt;</text:p>
          </table:table-cell>
          <table:table-cell table:style-name="ce5" office:value-type="string">
            <text:p>float</text:p>
          </table:table-cell>
          <table:table-cell table:style-name="ce5" table:formula="of:=CONCATENATE(IF(EXACT([.C145];&quot;Arr&quot;);[.G145]&amp;&quot;[]&quot;;&quot;&quot;);IF(EXACT([.C145];&quot;List&quot;);&quot;ArrayList&lt;&quot;&amp;[.G145]&amp;&quot;&gt;&quot;;&quot;&quot;);IF(EXACT([.C145];&quot;Set&quot;);&quot;HashSet&lt;&quot;&amp;[.G145]&amp;&quot;&gt;&quot;;&quot;&quot;);IF(EXACT([.C145];&quot;&quot;);[.G145];&quot;&quot;))" office:value-type="string" office:string-value="HashSet&lt;float&gt;">
            <text:p>HashSet&lt;float&gt;</text:p>
          </table:table-cell>
          <table:table-cell table:style-name="ce5" table:formula="of:=&quot;new &quot;&amp;[.H145]&amp;&quot;()&quot;" office:value-type="string" office:string-value="new HashSet&lt;float&gt;()">
            <text:p>new HashSet&lt;float&gt;()</text:p>
          </table:table-cell>
          <table:table-cell table:style-name="ce5" table:formula="of:=CONCATENATE(&quot;Java&quot;;IF(EXACT([.D145];&quot;?&quot;);&quot;Opt&quot;;&quot;&quot;);IF(EXACT([.C145];&quot;&quot;);IF(EXACT([.B145];&quot;?&quot;);&quot;Opt&quot;;&quot;One&quot;);[.C145]);IF(EXACT([.C145];&quot;&quot;);&quot;&quot;;IF(EXACT([.B145];&quot;?&quot;);&quot;Opt&quot;;&quot;&quot;));&quot;Impl&quot;)" office:value-type="string" office:string-value="JavaSetImpl">
            <text:p>JavaSe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45]);&quot;%Impl%&quot;;[.$J145]);&quot;%defaultValue%&quot;;[.$I145]);&quot;%JavaType%&quot;;[.$H145]);&quot;%TipeTypeFull%&quot;;[.$F145])" office:value-type="string" office:string-value="case object `java.Set&lt;Float&gt;` extends JavaFloatStub with JavaSetImpl {&#10;  def javaType = &quot;HashSet&lt;float&gt;&quot; &#10;  def defaultValue = &quot;new HashSet&lt;float&gt;()&quot;&#10;}">
            <text:p>case object `java.Set&lt;Float&gt;` extends JavaFloatStub with JavaSetImpl {<text:line-break/> <text:s/>def javaType = "HashSet&lt;float&gt;" <text:line-break/> <text:s/>def defaultValue = "new HashSet&lt;float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KeyValue</text:p>
          </table:table-cell>
          <table:table-cell table:style-name="ce5" table:formula="of:=CONCATENATE(IF(OR(EXACT([.C146];&quot;List&quot;);EXACT([.C146];&quot;Set&quot;));[.C146]&amp;&quot;&lt;&quot;;&quot;&quot;);[.E146];[.B146];IF(EXACT([.C146];&quot;Arr&quot;);&quot;[]&quot;;&quot;&quot;);IF(OR(EXACT([.C146];&quot;List&quot;);EXACT([.C146];&quot;Set&quot;));&quot;&gt;&quot;;&quot;&quot;);[.D146])" office:value-type="string" office:string-value="Set&lt;KeyValue&gt;">
            <text:p>Set&lt;KeyValue&gt;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146];&quot;Arr&quot;);[.G146]&amp;&quot;[]&quot;;&quot;&quot;);IF(EXACT([.C146];&quot;List&quot;);&quot;ArrayList&lt;&quot;&amp;[.G146]&amp;&quot;&gt;&quot;;&quot;&quot;);IF(EXACT([.C146];&quot;Set&quot;);&quot;HashSet&lt;&quot;&amp;[.G146]&amp;&quot;&gt;&quot;;&quot;&quot;);IF(EXACT([.C146];&quot;&quot;);[.G146];&quot;&quot;))" office:value-type="string" office:string-value="HashSet&lt;HashMap&lt;String, String&gt;&gt;">
            <text:p>HashSet&lt;HashMap&lt;String, String&gt;&gt;</text:p>
          </table:table-cell>
          <table:table-cell table:style-name="ce5" table:formula="of:=&quot;new &quot;&amp;[.H146]&amp;&quot;()&quot;" office:value-type="string" office:string-value="new HashSet&lt;HashMap&lt;String, String&gt;&gt;()">
            <text:p>new HashSet&lt;HashMap&lt;String, String&gt;&gt;()</text:p>
          </table:table-cell>
          <table:table-cell table:style-name="ce5" table:formula="of:=CONCATENATE(&quot;Java&quot;;IF(EXACT([.D146];&quot;?&quot;);&quot;Opt&quot;;&quot;&quot;);IF(EXACT([.C146];&quot;&quot;);IF(EXACT([.B146];&quot;?&quot;);&quot;Opt&quot;;&quot;One&quot;);[.C146]);IF(EXACT([.C146];&quot;&quot;);&quot;&quot;;IF(EXACT([.B146];&quot;?&quot;);&quot;Opt&quot;;&quot;&quot;));&quot;Impl&quot;)" office:value-type="string" office:string-value="JavaSetImpl">
            <text:p>JavaSet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46]);&quot;%Impl%&quot;;[.$J146]);&quot;%defaultValue%&quot;;[.$I146]);&quot;%JavaType%&quot;;[.$H146]);&quot;%TipeTypeFull%&quot;;[.$F146])" office:value-type="string" office:string-value="case object `java.Set&lt;KeyValue&gt;` extends JavaHashMapStub with JavaSetImpl {&#10;  def javaType = &quot;HashSet&lt;HashMap&lt;String, String&gt;&gt;&quot; &#10;  def defaultValue = &quot;new HashSet&lt;HashMap&lt;String, String&gt;&gt;()&quot;&#10;}">
            <text:p>case object `java.Set&lt;KeyValue&gt;` extends JavaHashMapStub with JavaSetImpl {<text:line-break/> <text:s/>def javaType = "HashSet&lt;HashMap&lt;String, String&gt;&gt;" <text:line-break/> <text:s/>def defaultValue = "new HashSet&lt;HashMap&lt;String, String&gt;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Integer</text:p>
          </table:table-cell>
          <table:table-cell table:style-name="ce5" table:formula="of:=CONCATENATE(IF(OR(EXACT([.C147];&quot;List&quot;);EXACT([.C147];&quot;Set&quot;));[.C147]&amp;&quot;&lt;&quot;;&quot;&quot;);[.E147];[.B147];IF(EXACT([.C147];&quot;Arr&quot;);&quot;[]&quot;;&quot;&quot;);IF(OR(EXACT([.C147];&quot;List&quot;);EXACT([.C147];&quot;Set&quot;));&quot;&gt;&quot;;&quot;&quot;);[.D147])" office:value-type="string" office:string-value="Set&lt;Integer&gt;">
            <text:p>Set&lt;Integer&gt;</text:p>
          </table:table-cell>
          <table:table-cell table:style-name="ce5" office:value-type="string">
            <text:p>int</text:p>
          </table:table-cell>
          <table:table-cell table:style-name="ce5" table:formula="of:=CONCATENATE(IF(EXACT([.C147];&quot;Arr&quot;);[.G147]&amp;&quot;[]&quot;;&quot;&quot;);IF(EXACT([.C147];&quot;List&quot;);&quot;ArrayList&lt;&quot;&amp;[.G147]&amp;&quot;&gt;&quot;;&quot;&quot;);IF(EXACT([.C147];&quot;Set&quot;);&quot;HashSet&lt;&quot;&amp;[.G147]&amp;&quot;&gt;&quot;;&quot;&quot;);IF(EXACT([.C147];&quot;&quot;);[.G147];&quot;&quot;))" office:value-type="string" office:string-value="HashSet&lt;int&gt;">
            <text:p>HashSet&lt;int&gt;</text:p>
          </table:table-cell>
          <table:table-cell table:style-name="ce5" table:formula="of:=&quot;new &quot;&amp;[.H147]&amp;&quot;()&quot;" office:value-type="string" office:string-value="new HashSet&lt;int&gt;()">
            <text:p>new HashSet&lt;int&gt;()</text:p>
          </table:table-cell>
          <table:table-cell table:style-name="ce5" table:formula="of:=CONCATENATE(&quot;Java&quot;;IF(EXACT([.D147];&quot;?&quot;);&quot;Opt&quot;;&quot;&quot;);IF(EXACT([.C147];&quot;&quot;);IF(EXACT([.B147];&quot;?&quot;);&quot;Opt&quot;;&quot;One&quot;);[.C147]);IF(EXACT([.C147];&quot;&quot;);&quot;&quot;;IF(EXACT([.B147];&quot;?&quot;);&quot;Opt&quot;;&quot;&quot;));&quot;Impl&quot;)" office:value-type="string" office:string-value="JavaSetImpl">
            <text:p>JavaSe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47]);&quot;%Impl%&quot;;[.$J147]);&quot;%defaultValue%&quot;;[.$I147]);&quot;%JavaType%&quot;;[.$H147]);&quot;%TipeTypeFull%&quot;;[.$F147])" office:value-type="string" office:string-value="case object `java.Set&lt;Integer&gt;` extends JavaIntStub with JavaSetImpl {&#10;  def javaType = &quot;HashSet&lt;int&gt;&quot; &#10;  def defaultValue = &quot;new HashSet&lt;int&gt;()&quot;&#10;}">
            <text:p>case object `java.Set&lt;Integer&gt;` extends JavaIntStub with JavaSetImpl {<text:line-break/> <text:s/>def javaType = "HashSet&lt;int&gt;" <text:line-break/> <text:s/>def defaultValue = "new HashSet&lt;int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Long</text:p>
          </table:table-cell>
          <table:table-cell table:style-name="ce5" table:formula="of:=CONCATENATE(IF(OR(EXACT([.C148];&quot;List&quot;);EXACT([.C148];&quot;Set&quot;));[.C148]&amp;&quot;&lt;&quot;;&quot;&quot;);[.E148];[.B148];IF(EXACT([.C148];&quot;Arr&quot;);&quot;[]&quot;;&quot;&quot;);IF(OR(EXACT([.C148];&quot;List&quot;);EXACT([.C148];&quot;Set&quot;));&quot;&gt;&quot;;&quot;&quot;);[.D148])" office:value-type="string" office:string-value="Set&lt;Long&gt;">
            <text:p>Set&lt;Long&gt;</text:p>
          </table:table-cell>
          <table:table-cell table:style-name="ce5" office:value-type="string">
            <text:p>long</text:p>
          </table:table-cell>
          <table:table-cell table:style-name="ce5" table:formula="of:=CONCATENATE(IF(EXACT([.C148];&quot;Arr&quot;);[.G148]&amp;&quot;[]&quot;;&quot;&quot;);IF(EXACT([.C148];&quot;List&quot;);&quot;ArrayList&lt;&quot;&amp;[.G148]&amp;&quot;&gt;&quot;;&quot;&quot;);IF(EXACT([.C148];&quot;Set&quot;);&quot;HashSet&lt;&quot;&amp;[.G148]&amp;&quot;&gt;&quot;;&quot;&quot;);IF(EXACT([.C148];&quot;&quot;);[.G148];&quot;&quot;))" office:value-type="string" office:string-value="HashSet&lt;long&gt;">
            <text:p>HashSet&lt;long&gt;</text:p>
          </table:table-cell>
          <table:table-cell table:style-name="ce5" table:formula="of:=&quot;new &quot;&amp;[.H148]&amp;&quot;()&quot;" office:value-type="string" office:string-value="new HashSet&lt;long&gt;()">
            <text:p>new HashSet&lt;long&gt;()</text:p>
          </table:table-cell>
          <table:table-cell table:style-name="ce5" table:formula="of:=CONCATENATE(&quot;Java&quot;;IF(EXACT([.D148];&quot;?&quot;);&quot;Opt&quot;;&quot;&quot;);IF(EXACT([.C148];&quot;&quot;);IF(EXACT([.B148];&quot;?&quot;);&quot;Opt&quot;;&quot;One&quot;);[.C148]);IF(EXACT([.C148];&quot;&quot;);&quot;&quot;;IF(EXACT([.B148];&quot;?&quot;);&quot;Opt&quot;;&quot;&quot;));&quot;Impl&quot;)" office:value-type="string" office:string-value="JavaSetImpl">
            <text:p>JavaSe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48]);&quot;%Impl%&quot;;[.$J148]);&quot;%defaultValue%&quot;;[.$I148]);&quot;%JavaType%&quot;;[.$H148]);&quot;%TipeTypeFull%&quot;;[.$F148])" office:value-type="string" office:string-value="case object `java.Set&lt;Long&gt;` extends JavaLongStub with JavaSetImpl {&#10;  def javaType = &quot;HashSet&lt;long&gt;&quot; &#10;  def defaultValue = &quot;new HashSet&lt;long&gt;()&quot;&#10;}">
            <text:p>case object `java.Set&lt;Long&gt;` extends JavaLongStub with JavaSetImpl {<text:line-break/> <text:s/>def javaType = "HashSet&lt;long&gt;" <text:line-break/> <text:s/>def defaultValue = "new HashSet&lt;long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Xml</text:p>
          </table:table-cell>
          <table:table-cell table:style-name="ce5" table:formula="of:=CONCATENATE(IF(OR(EXACT([.C149];&quot;List&quot;);EXACT([.C149];&quot;Set&quot;));[.C149]&amp;&quot;&lt;&quot;;&quot;&quot;);[.E149];[.B149];IF(EXACT([.C149];&quot;Arr&quot;);&quot;[]&quot;;&quot;&quot;);IF(OR(EXACT([.C149];&quot;List&quot;);EXACT([.C149];&quot;Set&quot;));&quot;&gt;&quot;;&quot;&quot;);[.D149])" office:value-type="string" office:string-value="Set&lt;Xml&gt;">
            <text:p>Set&lt;Xml&gt;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149];&quot;Arr&quot;);[.G149]&amp;&quot;[]&quot;;&quot;&quot;);IF(EXACT([.C149];&quot;List&quot;);&quot;ArrayList&lt;&quot;&amp;[.G149]&amp;&quot;&gt;&quot;;&quot;&quot;);IF(EXACT([.C149];&quot;Set&quot;);&quot;HashSet&lt;&quot;&amp;[.G149]&amp;&quot;&gt;&quot;;&quot;&quot;);IF(EXACT([.C149];&quot;&quot;);[.G149];&quot;&quot;))" office:value-type="string" office:string-value="HashSet&lt;org.w3c.dom.Node&gt;">
            <text:p>HashSet&lt;org.w3c.dom.Node&gt;</text:p>
          </table:table-cell>
          <table:table-cell table:style-name="ce5" table:formula="of:=&quot;new &quot;&amp;[.H149]&amp;&quot;()&quot;" office:value-type="string" office:string-value="new HashSet&lt;org.w3c.dom.Node&gt;()">
            <text:p>new HashSet&lt;org.w3c.dom.Node&gt;()</text:p>
          </table:table-cell>
          <table:table-cell table:style-name="ce5" table:formula="of:=CONCATENATE(&quot;Java&quot;;IF(EXACT([.D149];&quot;?&quot;);&quot;Opt&quot;;&quot;&quot;);IF(EXACT([.C149];&quot;&quot;);IF(EXACT([.B149];&quot;?&quot;);&quot;Opt&quot;;&quot;One&quot;);[.C149]);IF(EXACT([.C149];&quot;&quot;);&quot;&quot;;IF(EXACT([.B149];&quot;?&quot;);&quot;Opt&quot;;&quot;&quot;));&quot;Impl&quot;)" office:value-type="string" office:string-value="JavaSetImpl">
            <text:p>JavaSe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49]);&quot;%Impl%&quot;;[.$J149]);&quot;%defaultValue%&quot;;[.$I149]);&quot;%JavaType%&quot;;[.$H149]);&quot;%TipeTypeFull%&quot;;[.$F149])" office:value-type="string" office:string-value="case object `java.Set&lt;Xml&gt;` extends JavaNodeStub with JavaSetImpl {&#10;  def javaType = &quot;HashSet&lt;org.w3c.dom.Node&gt;&quot; &#10;  def defaultValue = &quot;new HashSet&lt;org.w3c.dom.Node&gt;()&quot;&#10;}">
            <text:p>case object `java.Set&lt;Xml&gt;` extends JavaNodeStub with JavaSetImpl {<text:line-break/> <text:s/>def javaType = "HashSet&lt;org.w3c.dom.Node&gt;" <text:line-break/> <text:s/>def defaultValue = "new HashSet&lt;org.w3c.dom.Nod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Guid</text:p>
          </table:table-cell>
          <table:table-cell table:style-name="ce5" table:formula="of:=CONCATENATE(IF(OR(EXACT([.C150];&quot;List&quot;);EXACT([.C150];&quot;Set&quot;));[.C150]&amp;&quot;&lt;&quot;;&quot;&quot;);[.E150];[.B150];IF(EXACT([.C150];&quot;Arr&quot;);&quot;[]&quot;;&quot;&quot;);IF(OR(EXACT([.C150];&quot;List&quot;);EXACT([.C150];&quot;Set&quot;));&quot;&gt;&quot;;&quot;&quot;);[.D150])" office:value-type="string" office:string-value="Set&lt;Guid&gt;">
            <text:p>Set&lt;Guid&gt;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150];&quot;Arr&quot;);[.G150]&amp;&quot;[]&quot;;&quot;&quot;);IF(EXACT([.C150];&quot;List&quot;);&quot;ArrayList&lt;&quot;&amp;[.G150]&amp;&quot;&gt;&quot;;&quot;&quot;);IF(EXACT([.C150];&quot;Set&quot;);&quot;HashSet&lt;&quot;&amp;[.G150]&amp;&quot;&gt;&quot;;&quot;&quot;);IF(EXACT([.C150];&quot;&quot;);[.G150];&quot;&quot;))" office:value-type="string" office:string-value="HashSet&lt;java.util.UUID&gt;">
            <text:p>HashSet&lt;java.util.UUID&gt;</text:p>
          </table:table-cell>
          <table:table-cell table:style-name="ce5" table:formula="of:=&quot;new &quot;&amp;[.H150]&amp;&quot;()&quot;" office:value-type="string" office:string-value="new HashSet&lt;java.util.UUID&gt;()">
            <text:p>new HashSet&lt;java.util.UUID&gt;()</text:p>
          </table:table-cell>
          <table:table-cell table:style-name="ce5" table:formula="of:=CONCATENATE(&quot;Java&quot;;IF(EXACT([.D150];&quot;?&quot;);&quot;Opt&quot;;&quot;&quot;);IF(EXACT([.C150];&quot;&quot;);IF(EXACT([.B150];&quot;?&quot;);&quot;Opt&quot;;&quot;One&quot;);[.C150]);IF(EXACT([.C150];&quot;&quot;);&quot;&quot;;IF(EXACT([.B150];&quot;?&quot;);&quot;Opt&quot;;&quot;&quot;));&quot;Impl&quot;)" office:value-type="string" office:string-value="JavaSetImpl">
            <text:p>JavaSe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50]);&quot;%Impl%&quot;;[.$J150]);&quot;%defaultValue%&quot;;[.$I150]);&quot;%JavaType%&quot;;[.$H150]);&quot;%TipeTypeFull%&quot;;[.$F150])" office:value-type="string" office:string-value="case object `java.Set&lt;Guid&gt;` extends JavaUUIDStub with JavaSetImpl {&#10;  def javaType = &quot;HashSet&lt;java.util.UUID&gt;&quot; &#10;  def defaultValue = &quot;new HashSet&lt;java.util.UUID&gt;()&quot;&#10;}">
            <text:p>case object `java.Set&lt;Guid&gt;` extends JavaUUIDStub with JavaSetImpl {<text:line-break/> <text:s/>def javaType = "HashSet&lt;java.util.UUID&gt;" <text:line-break/> <text:s/>def defaultValue = "new HashSet&lt;java.util.UUID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String</text:p>
          </table:table-cell>
          <table:table-cell table:style-name="ce5" table:formula="of:=CONCATENATE(IF(OR(EXACT([.C151];&quot;List&quot;);EXACT([.C151];&quot;Set&quot;));[.C151]&amp;&quot;&lt;&quot;;&quot;&quot;);[.E151];[.B151];IF(EXACT([.C151];&quot;Arr&quot;);&quot;[]&quot;;&quot;&quot;);IF(OR(EXACT([.C151];&quot;List&quot;);EXACT([.C151];&quot;Set&quot;));&quot;&gt;&quot;;&quot;&quot;);[.D151])" office:value-type="string" office:string-value="Set&lt;String&gt;">
            <text:p>Set&lt;String&gt;</text:p>
          </table:table-cell>
          <table:table-cell table:style-name="ce5" office:value-type="string">
            <text:p>String</text:p>
          </table:table-cell>
          <table:table-cell table:style-name="ce5" table:formula="of:=CONCATENATE(IF(EXACT([.C151];&quot;Arr&quot;);[.G151]&amp;&quot;[]&quot;;&quot;&quot;);IF(EXACT([.C151];&quot;List&quot;);&quot;ArrayList&lt;&quot;&amp;[.G151]&amp;&quot;&gt;&quot;;&quot;&quot;);IF(EXACT([.C151];&quot;Set&quot;);&quot;HashSet&lt;&quot;&amp;[.G151]&amp;&quot;&gt;&quot;;&quot;&quot;);IF(EXACT([.C151];&quot;&quot;);[.G151];&quot;&quot;))" office:value-type="string" office:string-value="HashSet&lt;String&gt;">
            <text:p>HashSet&lt;String&gt;</text:p>
          </table:table-cell>
          <table:table-cell table:style-name="ce5" table:formula="of:=&quot;new &quot;&amp;[.H151]&amp;&quot;()&quot;" office:value-type="string" office:string-value="new HashSet&lt;String&gt;()">
            <text:p>new HashSet&lt;String&gt;()</text:p>
          </table:table-cell>
          <table:table-cell table:style-name="ce5" table:formula="of:=CONCATENATE(&quot;Java&quot;;IF(EXACT([.D151];&quot;?&quot;);&quot;Opt&quot;;&quot;&quot;);IF(EXACT([.C151];&quot;&quot;);IF(EXACT([.B151];&quot;?&quot;);&quot;Opt&quot;;&quot;One&quot;);[.C151]);IF(EXACT([.C151];&quot;&quot;);&quot;&quot;;IF(EXACT([.B151];&quot;?&quot;);&quot;Opt&quot;;&quot;&quot;));&quot;Impl&quot;)" office:value-type="string" office:string-value="JavaSetImpl">
            <text:p>JavaSe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51]);&quot;%Impl%&quot;;[.$J151]);&quot;%defaultValue%&quot;;[.$I151]);&quot;%JavaType%&quot;;[.$H151]);&quot;%TipeTypeFull%&quot;;[.$F151])" office:value-type="string" office:string-value="case object `java.Set&lt;String&gt;` extends JavaStringStub with JavaSetImpl {&#10;  def javaType = &quot;HashSet&lt;String&gt;&quot; &#10;  def defaultValue = &quot;new HashSet&lt;String&gt;()&quot;&#10;}">
            <text:p>case object `java.Set&lt;String&gt;` extends JavaStringStub with JavaSetImpl {<text:line-break/> <text:s/>def javaType = "HashSet&lt;String&gt;" <text:line-break/> <text:s/>def defaultValue = "new HashSet&lt;String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Binary</text:p>
          </table:table-cell>
          <table:table-cell table:style-name="ce5" table:formula="of:=CONCATENATE(IF(OR(EXACT([.C152];&quot;List&quot;);EXACT([.C152];&quot;Set&quot;));[.C152]&amp;&quot;&lt;&quot;;&quot;&quot;);[.E152];[.B152];IF(EXACT([.C152];&quot;Arr&quot;);&quot;[]&quot;;&quot;&quot;);IF(OR(EXACT([.C152];&quot;List&quot;);EXACT([.C152];&quot;Set&quot;));&quot;&gt;&quot;;&quot;&quot;);[.D152])" office:value-type="string" office:string-value="Set&lt;Binary?&gt;">
            <text:p>Set&lt;Binary?&gt;</text:p>
          </table:table-cell>
          <table:table-cell table:style-name="ce5" office:value-type="string">
            <text:p>byte[]</text:p>
          </table:table-cell>
          <table:table-cell table:style-name="ce5" table:formula="of:=CONCATENATE(IF(EXACT([.C152];&quot;Arr&quot;);[.G152]&amp;&quot;[]&quot;;&quot;&quot;);IF(EXACT([.C152];&quot;List&quot;);&quot;ArrayList&lt;&quot;&amp;[.G152]&amp;&quot;&gt;&quot;;&quot;&quot;);IF(EXACT([.C152];&quot;Set&quot;);&quot;HashSet&lt;&quot;&amp;[.G152]&amp;&quot;&gt;&quot;;&quot;&quot;);IF(EXACT([.C152];&quot;&quot;);[.G152];&quot;&quot;))" office:value-type="string" office:string-value="HashSet&lt;byte[]&gt;">
            <text:p>HashSet&lt;byte[]&gt;</text:p>
          </table:table-cell>
          <table:table-cell table:style-name="ce5" table:formula="of:=&quot;new &quot;&amp;[.H152]&amp;&quot;()&quot;" office:value-type="string" office:string-value="new HashSet&lt;byte[]&gt;()">
            <text:p>new HashSet&lt;byte[]&gt;()</text:p>
          </table:table-cell>
          <table:table-cell table:style-name="ce5" table:formula="of:=CONCATENATE(&quot;Java&quot;;IF(EXACT([.D152];&quot;?&quot;);&quot;Opt&quot;;&quot;&quot;);IF(EXACT([.C152];&quot;&quot;);IF(EXACT([.B152];&quot;?&quot;);&quot;Opt&quot;;&quot;One&quot;);[.C152]);IF(EXACT([.C152];&quot;&quot;);&quot;&quot;;IF(EXACT([.B152];&quot;?&quot;);&quot;Opt&quot;;&quot;&quot;));&quot;Impl&quot;)" office:value-type="string" office:string-value="JavaSetOptImpl">
            <text:p>JavaSetOpt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52]);&quot;%Impl%&quot;;[.$J152]);&quot;%defaultValue%&quot;;[.$I152]);&quot;%JavaType%&quot;;[.$H152]);&quot;%TipeTypeFull%&quot;;[.$F152])" office:value-type="string" office:string-value="case object `java.Set&lt;Binary?&gt;` extends JavaBinaryStub with JavaSetOptImpl {&#10;  def javaType = &quot;HashSet&lt;byte[]&gt;&quot; &#10;  def defaultValue = &quot;new HashSet&lt;byte[]&gt;()&quot;&#10;}">
            <text:p>case object `java.Set&lt;Binary?&gt;` extends JavaBinaryStub with JavaSetOptImpl {<text:line-break/> <text:s/>def javaType = "HashSet&lt;byte[]&gt;" <text:line-break/> <text:s/>def defaultValue = "new HashSet&lt;byte[]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Bool</text:p>
          </table:table-cell>
          <table:table-cell table:style-name="ce5" table:formula="of:=CONCATENATE(IF(OR(EXACT([.C153];&quot;List&quot;);EXACT([.C153];&quot;Set&quot;));[.C153]&amp;&quot;&lt;&quot;;&quot;&quot;);[.E153];[.B153];IF(EXACT([.C153];&quot;Arr&quot;);&quot;[]&quot;;&quot;&quot;);IF(OR(EXACT([.C153];&quot;List&quot;);EXACT([.C153];&quot;Set&quot;));&quot;&gt;&quot;;&quot;&quot;);[.D153])" office:value-type="string" office:string-value="Set&lt;Bool?&gt;">
            <text:p>Set&lt;Bool?&gt;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153];&quot;Arr&quot;);[.G153]&amp;&quot;[]&quot;;&quot;&quot;);IF(EXACT([.C153];&quot;List&quot;);&quot;ArrayList&lt;&quot;&amp;[.G153]&amp;&quot;&gt;&quot;;&quot;&quot;);IF(EXACT([.C153];&quot;Set&quot;);&quot;HashSet&lt;&quot;&amp;[.G153]&amp;&quot;&gt;&quot;;&quot;&quot;);IF(EXACT([.C153];&quot;&quot;);[.G153];&quot;&quot;))" office:value-type="string" office:string-value="HashSet&lt;Boolean&gt;">
            <text:p>HashSet&lt;Boolean&gt;</text:p>
          </table:table-cell>
          <table:table-cell table:style-name="ce5" table:formula="of:=&quot;new &quot;&amp;[.H153]&amp;&quot;()&quot;" office:value-type="string" office:string-value="new HashSet&lt;Boolean&gt;()">
            <text:p>new HashSet&lt;Boolean&gt;()</text:p>
          </table:table-cell>
          <table:table-cell table:style-name="ce5" table:formula="of:=CONCATENATE(&quot;Java&quot;;IF(EXACT([.D153];&quot;?&quot;);&quot;Opt&quot;;&quot;&quot;);IF(EXACT([.C153];&quot;&quot;);IF(EXACT([.B153];&quot;?&quot;);&quot;Opt&quot;;&quot;One&quot;);[.C153]);IF(EXACT([.C153];&quot;&quot;);&quot;&quot;;IF(EXACT([.B153];&quot;?&quot;);&quot;Opt&quot;;&quot;&quot;));&quot;Impl&quot;)" office:value-type="string" office:string-value="JavaSetOptImpl">
            <text:p>JavaSe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53]);&quot;%Impl%&quot;;[.$J153]);&quot;%defaultValue%&quot;;[.$I153]);&quot;%JavaType%&quot;;[.$H153]);&quot;%TipeTypeFull%&quot;;[.$F153])" office:value-type="string" office:string-value="case object `java.Set&lt;Bool?&gt;` extends JavaBooleanStub with JavaSetOptImpl {&#10;  def javaType = &quot;HashSet&lt;Boolean&gt;&quot; &#10;  def defaultValue = &quot;new HashSet&lt;Boolean&gt;()&quot;&#10;}">
            <text:p>case object `java.Set&lt;Bool?&gt;` extends JavaBooleanStub with JavaSetOptImpl {<text:line-break/> <text:s/>def javaType = "HashSet&lt;Boolean&gt;" <text:line-break/> <text:s/>def defaultValue = "new HashSet&lt;Boolean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Date</text:p>
          </table:table-cell>
          <table:table-cell table:style-name="ce5" table:formula="of:=CONCATENATE(IF(OR(EXACT([.C154];&quot;List&quot;);EXACT([.C154];&quot;Set&quot;));[.C154]&amp;&quot;&lt;&quot;;&quot;&quot;);[.E154];[.B154];IF(EXACT([.C154];&quot;Arr&quot;);&quot;[]&quot;;&quot;&quot;);IF(OR(EXACT([.C154];&quot;List&quot;);EXACT([.C154];&quot;Set&quot;));&quot;&gt;&quot;;&quot;&quot;);[.D154])" office:value-type="string" office:string-value="Set&lt;Date?&gt;">
            <text:p>Set&lt;Date?&gt;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154];&quot;Arr&quot;);[.G154]&amp;&quot;[]&quot;;&quot;&quot;);IF(EXACT([.C154];&quot;List&quot;);&quot;ArrayList&lt;&quot;&amp;[.G154]&amp;&quot;&gt;&quot;;&quot;&quot;);IF(EXACT([.C154];&quot;Set&quot;);&quot;HashSet&lt;&quot;&amp;[.G154]&amp;&quot;&gt;&quot;;&quot;&quot;);IF(EXACT([.C154];&quot;&quot;);[.G154];&quot;&quot;))" office:value-type="string" office:string-value="HashSet&lt;org.joda.time.LocalDate&gt;">
            <text:p>HashSet&lt;org.joda.time.LocalDate&gt;</text:p>
          </table:table-cell>
          <table:table-cell table:style-name="ce5" table:formula="of:=&quot;new &quot;&amp;[.H154]&amp;&quot;()&quot;" office:value-type="string" office:string-value="new HashSet&lt;org.joda.time.LocalDate&gt;()">
            <text:p>new HashSet&lt;org.joda.time.LocalDate&gt;()</text:p>
          </table:table-cell>
          <table:table-cell table:style-name="ce5" table:formula="of:=CONCATENATE(&quot;Java&quot;;IF(EXACT([.D154];&quot;?&quot;);&quot;Opt&quot;;&quot;&quot;);IF(EXACT([.C154];&quot;&quot;);IF(EXACT([.B154];&quot;?&quot;);&quot;Opt&quot;;&quot;One&quot;);[.C154]);IF(EXACT([.C154];&quot;&quot;);&quot;&quot;;IF(EXACT([.B154];&quot;?&quot;);&quot;Opt&quot;;&quot;&quot;));&quot;Impl&quot;)" office:value-type="string" office:string-value="JavaSetOptImpl">
            <text:p>JavaSe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54]);&quot;%Impl%&quot;;[.$J154]);&quot;%defaultValue%&quot;;[.$I154]);&quot;%JavaType%&quot;;[.$H154]);&quot;%TipeTypeFull%&quot;;[.$F154])" office:value-type="string" office:string-value="case object `java.Set&lt;Date?&gt;` extends JavaLocalDateStub with JavaSetOptImpl {&#10;  def javaType = &quot;HashSet&lt;org.joda.time.LocalDate&gt;&quot; &#10;  def defaultValue = &quot;new HashSet&lt;org.joda.time.LocalDate&gt;()&quot;&#10;}">
            <text:p>case object `java.Set&lt;Date?&gt;` extends JavaLocalDateStub with JavaSetOptImpl {<text:line-break/> <text:s/>def javaType = "HashSet&lt;org.joda.time.LocalDate&gt;" <text:line-break/> <text:s/>def defaultValue = "new HashSet&lt;org.joda.time.LocalDat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Timestamp</text:p>
          </table:table-cell>
          <table:table-cell table:style-name="ce5" table:formula="of:=CONCATENATE(IF(OR(EXACT([.C155];&quot;List&quot;);EXACT([.C155];&quot;Set&quot;));[.C155]&amp;&quot;&lt;&quot;;&quot;&quot;);[.E155];[.B155];IF(EXACT([.C155];&quot;Arr&quot;);&quot;[]&quot;;&quot;&quot;);IF(OR(EXACT([.C155];&quot;List&quot;);EXACT([.C155];&quot;Set&quot;));&quot;&gt;&quot;;&quot;&quot;);[.D155])" office:value-type="string" office:string-value="Set&lt;Timestamp?&gt;">
            <text:p>Set&lt;Timestamp?&gt;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155];&quot;Arr&quot;);[.G155]&amp;&quot;[]&quot;;&quot;&quot;);IF(EXACT([.C155];&quot;List&quot;);&quot;ArrayList&lt;&quot;&amp;[.G155]&amp;&quot;&gt;&quot;;&quot;&quot;);IF(EXACT([.C155];&quot;Set&quot;);&quot;HashSet&lt;&quot;&amp;[.G155]&amp;&quot;&gt;&quot;;&quot;&quot;);IF(EXACT([.C155];&quot;&quot;);[.G155];&quot;&quot;))" office:value-type="string" office:string-value="HashSet&lt;org.joda.time.DateTime&gt;">
            <text:p>HashSet&lt;org.joda.time.DateTime&gt;</text:p>
          </table:table-cell>
          <table:table-cell table:style-name="ce5" table:formula="of:=&quot;new &quot;&amp;[.H155]&amp;&quot;()&quot;" office:value-type="string" office:string-value="new HashSet&lt;org.joda.time.DateTime&gt;()">
            <text:p>new HashSet&lt;org.joda.time.DateTime&gt;()</text:p>
          </table:table-cell>
          <table:table-cell table:style-name="ce5" table:formula="of:=CONCATENATE(&quot;Java&quot;;IF(EXACT([.D155];&quot;?&quot;);&quot;Opt&quot;;&quot;&quot;);IF(EXACT([.C155];&quot;&quot;);IF(EXACT([.B155];&quot;?&quot;);&quot;Opt&quot;;&quot;One&quot;);[.C155]);IF(EXACT([.C155];&quot;&quot;);&quot;&quot;;IF(EXACT([.B155];&quot;?&quot;);&quot;Opt&quot;;&quot;&quot;));&quot;Impl&quot;)" office:value-type="string" office:string-value="JavaSetOptImpl">
            <text:p>JavaSe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55]);&quot;%Impl%&quot;;[.$J155]);&quot;%defaultValue%&quot;;[.$I155]);&quot;%JavaType%&quot;;[.$H155]);&quot;%TipeTypeFull%&quot;;[.$F155])" office:value-type="string" office:string-value="case object `java.Set&lt;Timestamp?&gt;` extends JavaDateTimeStub with JavaSetOptImpl {&#10;  def javaType = &quot;HashSet&lt;org.joda.time.DateTime&gt;&quot; &#10;  def defaultValue = &quot;new HashSet&lt;org.joda.time.DateTime&gt;()&quot;&#10;}">
            <text:p>case object `java.Set&lt;Timestamp?&gt;` extends JavaDateTimeStub with JavaSetOptImpl {<text:line-break/> <text:s/>def javaType = "HashSet&lt;org.joda.time.DateTime&gt;" <text:line-break/> <text:s/>def defaultValue = "new HashSet&lt;org.joda.time.DateTim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Decimal</text:p>
          </table:table-cell>
          <table:table-cell table:style-name="ce5" table:formula="of:=CONCATENATE(IF(OR(EXACT([.C156];&quot;List&quot;);EXACT([.C156];&quot;Set&quot;));[.C156]&amp;&quot;&lt;&quot;;&quot;&quot;);[.E156];[.B156];IF(EXACT([.C156];&quot;Arr&quot;);&quot;[]&quot;;&quot;&quot;);IF(OR(EXACT([.C156];&quot;List&quot;);EXACT([.C156];&quot;Set&quot;));&quot;&gt;&quot;;&quot;&quot;);[.D156])" office:value-type="string" office:string-value="Set&lt;Decimal?&gt;">
            <text:p>Set&lt;Decimal?&gt;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156];&quot;Arr&quot;);[.G156]&amp;&quot;[]&quot;;&quot;&quot;);IF(EXACT([.C156];&quot;List&quot;);&quot;ArrayList&lt;&quot;&amp;[.G156]&amp;&quot;&gt;&quot;;&quot;&quot;);IF(EXACT([.C156];&quot;Set&quot;);&quot;HashSet&lt;&quot;&amp;[.G156]&amp;&quot;&gt;&quot;;&quot;&quot;);IF(EXACT([.C156];&quot;&quot;);[.G156];&quot;&quot;))" office:value-type="string" office:string-value="HashSet&lt;java.math.BigDecimal&gt;">
            <text:p>HashSet&lt;java.math.BigDecimal&gt;</text:p>
          </table:table-cell>
          <table:table-cell table:style-name="ce5" table:formula="of:=&quot;new &quot;&amp;[.H156]&amp;&quot;()&quot;" office:value-type="string" office:string-value="new HashSet&lt;java.math.BigDecimal&gt;()">
            <text:p>new HashSet&lt;java.math.BigDecimal&gt;()</text:p>
          </table:table-cell>
          <table:table-cell table:style-name="ce5" table:formula="of:=CONCATENATE(&quot;Java&quot;;IF(EXACT([.D156];&quot;?&quot;);&quot;Opt&quot;;&quot;&quot;);IF(EXACT([.C156];&quot;&quot;);IF(EXACT([.B156];&quot;?&quot;);&quot;Opt&quot;;&quot;One&quot;);[.C156]);IF(EXACT([.C156];&quot;&quot;);&quot;&quot;;IF(EXACT([.B156];&quot;?&quot;);&quot;Opt&quot;;&quot;&quot;));&quot;Impl&quot;)" office:value-type="string" office:string-value="JavaSetOptImpl">
            <text:p>JavaSetOpt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56]);&quot;%Impl%&quot;;[.$J156]);&quot;%defaultValue%&quot;;[.$I156]);&quot;%JavaType%&quot;;[.$H156]);&quot;%TipeTypeFull%&quot;;[.$F156])" office:value-type="string" office:string-value="case object `java.Set&lt;Decimal?&gt;` extends JavaBigDecimalStub with JavaSetOptImpl {&#10;  def javaType = &quot;HashSet&lt;java.math.BigDecimal&gt;&quot; &#10;  def defaultValue = &quot;new HashSet&lt;java.math.BigDecimal&gt;()&quot;&#10;}">
            <text:p>case object `java.Set&lt;Decimal?&gt;` extends JavaBigDecimalStub with JavaSetOptImpl {<text:line-break/> <text:s/>def javaType = "HashSet&lt;java.math.BigDecimal&gt;" <text:line-break/> <text:s/>def defaultValue = "new HashSet&lt;java.math.BigDecimal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Double</text:p>
          </table:table-cell>
          <table:table-cell table:style-name="ce5" table:formula="of:=CONCATENATE(IF(OR(EXACT([.C157];&quot;List&quot;);EXACT([.C157];&quot;Set&quot;));[.C157]&amp;&quot;&lt;&quot;;&quot;&quot;);[.E157];[.B157];IF(EXACT([.C157];&quot;Arr&quot;);&quot;[]&quot;;&quot;&quot;);IF(OR(EXACT([.C157];&quot;List&quot;);EXACT([.C157];&quot;Set&quot;));&quot;&gt;&quot;;&quot;&quot;);[.D157])" office:value-type="string" office:string-value="Set&lt;Double?&gt;">
            <text:p>Set&lt;Double?&gt;</text:p>
          </table:table-cell>
          <table:table-cell table:style-name="ce5" office:value-type="string">
            <text:p>Double</text:p>
          </table:table-cell>
          <table:table-cell table:style-name="ce5" table:formula="of:=CONCATENATE(IF(EXACT([.C157];&quot;Arr&quot;);[.G157]&amp;&quot;[]&quot;;&quot;&quot;);IF(EXACT([.C157];&quot;List&quot;);&quot;ArrayList&lt;&quot;&amp;[.G157]&amp;&quot;&gt;&quot;;&quot;&quot;);IF(EXACT([.C157];&quot;Set&quot;);&quot;HashSet&lt;&quot;&amp;[.G157]&amp;&quot;&gt;&quot;;&quot;&quot;);IF(EXACT([.C157];&quot;&quot;);[.G157];&quot;&quot;))" office:value-type="string" office:string-value="HashSet&lt;Double&gt;">
            <text:p>HashSet&lt;Double&gt;</text:p>
          </table:table-cell>
          <table:table-cell table:style-name="ce5" table:formula="of:=&quot;new &quot;&amp;[.H157]&amp;&quot;()&quot;" office:value-type="string" office:string-value="new HashSet&lt;Double&gt;()">
            <text:p>new HashSet&lt;Double&gt;()</text:p>
          </table:table-cell>
          <table:table-cell table:style-name="ce5" table:formula="of:=CONCATENATE(&quot;Java&quot;;IF(EXACT([.D157];&quot;?&quot;);&quot;Opt&quot;;&quot;&quot;);IF(EXACT([.C157];&quot;&quot;);IF(EXACT([.B157];&quot;?&quot;);&quot;Opt&quot;;&quot;One&quot;);[.C157]);IF(EXACT([.C157];&quot;&quot;);&quot;&quot;;IF(EXACT([.B157];&quot;?&quot;);&quot;Opt&quot;;&quot;&quot;));&quot;Impl&quot;)" office:value-type="string" office:string-value="JavaSetOptImpl">
            <text:p>JavaSe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57]);&quot;%Impl%&quot;;[.$J157]);&quot;%defaultValue%&quot;;[.$I157]);&quot;%JavaType%&quot;;[.$H157]);&quot;%TipeTypeFull%&quot;;[.$F157])" office:value-type="string" office:string-value="case object `java.Set&lt;Double?&gt;` extends JavaDoubleStub with JavaSetOptImpl {&#10;  def javaType = &quot;HashSet&lt;Double&gt;&quot; &#10;  def defaultValue = &quot;new HashSet&lt;Double&gt;()&quot;&#10;}">
            <text:p>case object `java.Set&lt;Double?&gt;` extends JavaDoubleStub with JavaSetOptImpl {<text:line-break/> <text:s/>def javaType = "HashSet&lt;Double&gt;" <text:line-break/> <text:s/>def defaultValue = "new HashSet&lt;Doubl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Float</text:p>
          </table:table-cell>
          <table:table-cell table:style-name="ce5" table:formula="of:=CONCATENATE(IF(OR(EXACT([.C158];&quot;List&quot;);EXACT([.C158];&quot;Set&quot;));[.C158]&amp;&quot;&lt;&quot;;&quot;&quot;);[.E158];[.B158];IF(EXACT([.C158];&quot;Arr&quot;);&quot;[]&quot;;&quot;&quot;);IF(OR(EXACT([.C158];&quot;List&quot;);EXACT([.C158];&quot;Set&quot;));&quot;&gt;&quot;;&quot;&quot;);[.D158])" office:value-type="string" office:string-value="Set&lt;Float?&gt;">
            <text:p>Set&lt;Float?&gt;</text:p>
          </table:table-cell>
          <table:table-cell table:style-name="ce5" office:value-type="string">
            <text:p>Float</text:p>
          </table:table-cell>
          <table:table-cell table:style-name="ce5" table:formula="of:=CONCATENATE(IF(EXACT([.C158];&quot;Arr&quot;);[.G158]&amp;&quot;[]&quot;;&quot;&quot;);IF(EXACT([.C158];&quot;List&quot;);&quot;ArrayList&lt;&quot;&amp;[.G158]&amp;&quot;&gt;&quot;;&quot;&quot;);IF(EXACT([.C158];&quot;Set&quot;);&quot;HashSet&lt;&quot;&amp;[.G158]&amp;&quot;&gt;&quot;;&quot;&quot;);IF(EXACT([.C158];&quot;&quot;);[.G158];&quot;&quot;))" office:value-type="string" office:string-value="HashSet&lt;Float&gt;">
            <text:p>HashSet&lt;Float&gt;</text:p>
          </table:table-cell>
          <table:table-cell table:style-name="ce5" table:formula="of:=&quot;new &quot;&amp;[.H158]&amp;&quot;()&quot;" office:value-type="string" office:string-value="new HashSet&lt;Float&gt;()">
            <text:p>new HashSet&lt;Float&gt;()</text:p>
          </table:table-cell>
          <table:table-cell table:style-name="ce5" table:formula="of:=CONCATENATE(&quot;Java&quot;;IF(EXACT([.D158];&quot;?&quot;);&quot;Opt&quot;;&quot;&quot;);IF(EXACT([.C158];&quot;&quot;);IF(EXACT([.B158];&quot;?&quot;);&quot;Opt&quot;;&quot;One&quot;);[.C158]);IF(EXACT([.C158];&quot;&quot;);&quot;&quot;;IF(EXACT([.B158];&quot;?&quot;);&quot;Opt&quot;;&quot;&quot;));&quot;Impl&quot;)" office:value-type="string" office:string-value="JavaSetOptImpl">
            <text:p>JavaSe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58]);&quot;%Impl%&quot;;[.$J158]);&quot;%defaultValue%&quot;;[.$I158]);&quot;%JavaType%&quot;;[.$H158]);&quot;%TipeTypeFull%&quot;;[.$F158])" office:value-type="string" office:string-value="case object `java.Set&lt;Float?&gt;` extends JavaFloatStub with JavaSetOptImpl {&#10;  def javaType = &quot;HashSet&lt;Float&gt;&quot; &#10;  def defaultValue = &quot;new HashSet&lt;Float&gt;()&quot;&#10;}">
            <text:p>case object `java.Set&lt;Float?&gt;` extends JavaFloatStub with JavaSetOptImpl {<text:line-break/> <text:s/>def javaType = "HashSet&lt;Float&gt;" <text:line-break/> <text:s/>def defaultValue = "new HashSet&lt;Float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KeyValue</text:p>
          </table:table-cell>
          <table:table-cell table:style-name="ce5" table:formula="of:=CONCATENATE(IF(OR(EXACT([.C159];&quot;List&quot;);EXACT([.C159];&quot;Set&quot;));[.C159]&amp;&quot;&lt;&quot;;&quot;&quot;);[.E159];[.B159];IF(EXACT([.C159];&quot;Arr&quot;);&quot;[]&quot;;&quot;&quot;);IF(OR(EXACT([.C159];&quot;List&quot;);EXACT([.C159];&quot;Set&quot;));&quot;&gt;&quot;;&quot;&quot;);[.D159])" office:value-type="string" office:string-value="Set&lt;KeyValue?&gt;">
            <text:p>Set&lt;KeyValue?&gt;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159];&quot;Arr&quot;);[.G159]&amp;&quot;[]&quot;;&quot;&quot;);IF(EXACT([.C159];&quot;List&quot;);&quot;ArrayList&lt;&quot;&amp;[.G159]&amp;&quot;&gt;&quot;;&quot;&quot;);IF(EXACT([.C159];&quot;Set&quot;);&quot;HashSet&lt;&quot;&amp;[.G159]&amp;&quot;&gt;&quot;;&quot;&quot;);IF(EXACT([.C159];&quot;&quot;);[.G159];&quot;&quot;))" office:value-type="string" office:string-value="HashSet&lt;HashMap&lt;String, String&gt;&gt;">
            <text:p>HashSet&lt;HashMap&lt;String, String&gt;&gt;</text:p>
          </table:table-cell>
          <table:table-cell table:style-name="ce5" table:formula="of:=&quot;new &quot;&amp;[.H159]&amp;&quot;()&quot;" office:value-type="string" office:string-value="new HashSet&lt;HashMap&lt;String, String&gt;&gt;()">
            <text:p>new HashSet&lt;HashMap&lt;String, String&gt;&gt;()</text:p>
          </table:table-cell>
          <table:table-cell table:style-name="ce5" table:formula="of:=CONCATENATE(&quot;Java&quot;;IF(EXACT([.D159];&quot;?&quot;);&quot;Opt&quot;;&quot;&quot;);IF(EXACT([.C159];&quot;&quot;);IF(EXACT([.B159];&quot;?&quot;);&quot;Opt&quot;;&quot;One&quot;);[.C159]);IF(EXACT([.C159];&quot;&quot;);&quot;&quot;;IF(EXACT([.B159];&quot;?&quot;);&quot;Opt&quot;;&quot;&quot;));&quot;Impl&quot;)" office:value-type="string" office:string-value="JavaSetOptImpl">
            <text:p>JavaSetOpt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59]);&quot;%Impl%&quot;;[.$J159]);&quot;%defaultValue%&quot;;[.$I159]);&quot;%JavaType%&quot;;[.$H159]);&quot;%TipeTypeFull%&quot;;[.$F159])" office:value-type="string" office:string-value="case object `java.Set&lt;KeyValue?&gt;` extends JavaHashMapStub with JavaSetOptImpl {&#10;  def javaType = &quot;HashSet&lt;HashMap&lt;String, String&gt;&gt;&quot; &#10;  def defaultValue = &quot;new HashSet&lt;HashMap&lt;String, String&gt;&gt;()&quot;&#10;}">
            <text:p>case object `java.Set&lt;KeyValue?&gt;` extends JavaHashMapStub with JavaSetOptImpl {<text:line-break/> <text:s/>def javaType = "HashSet&lt;HashMap&lt;String, String&gt;&gt;" <text:line-break/> <text:s/>def defaultValue = "new HashSet&lt;HashMap&lt;String, String&gt;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Integer</text:p>
          </table:table-cell>
          <table:table-cell table:style-name="ce5" table:formula="of:=CONCATENATE(IF(OR(EXACT([.C160];&quot;List&quot;);EXACT([.C160];&quot;Set&quot;));[.C160]&amp;&quot;&lt;&quot;;&quot;&quot;);[.E160];[.B160];IF(EXACT([.C160];&quot;Arr&quot;);&quot;[]&quot;;&quot;&quot;);IF(OR(EXACT([.C160];&quot;List&quot;);EXACT([.C160];&quot;Set&quot;));&quot;&gt;&quot;;&quot;&quot;);[.D160])" office:value-type="string" office:string-value="Set&lt;Integer?&gt;">
            <text:p>Set&lt;Integer?&gt;</text:p>
          </table:table-cell>
          <table:table-cell table:style-name="ce5" office:value-type="string">
            <text:p>Integer</text:p>
          </table:table-cell>
          <table:table-cell table:style-name="ce5" table:formula="of:=CONCATENATE(IF(EXACT([.C160];&quot;Arr&quot;);[.G160]&amp;&quot;[]&quot;;&quot;&quot;);IF(EXACT([.C160];&quot;List&quot;);&quot;ArrayList&lt;&quot;&amp;[.G160]&amp;&quot;&gt;&quot;;&quot;&quot;);IF(EXACT([.C160];&quot;Set&quot;);&quot;HashSet&lt;&quot;&amp;[.G160]&amp;&quot;&gt;&quot;;&quot;&quot;);IF(EXACT([.C160];&quot;&quot;);[.G160];&quot;&quot;))" office:value-type="string" office:string-value="HashSet&lt;Integer&gt;">
            <text:p>HashSet&lt;Integer&gt;</text:p>
          </table:table-cell>
          <table:table-cell table:style-name="ce5" table:formula="of:=&quot;new &quot;&amp;[.H160]&amp;&quot;()&quot;" office:value-type="string" office:string-value="new HashSet&lt;Integer&gt;()">
            <text:p>new HashSet&lt;Integer&gt;()</text:p>
          </table:table-cell>
          <table:table-cell table:style-name="ce5" table:formula="of:=CONCATENATE(&quot;Java&quot;;IF(EXACT([.D160];&quot;?&quot;);&quot;Opt&quot;;&quot;&quot;);IF(EXACT([.C160];&quot;&quot;);IF(EXACT([.B160];&quot;?&quot;);&quot;Opt&quot;;&quot;One&quot;);[.C160]);IF(EXACT([.C160];&quot;&quot;);&quot;&quot;;IF(EXACT([.B160];&quot;?&quot;);&quot;Opt&quot;;&quot;&quot;));&quot;Impl&quot;)" office:value-type="string" office:string-value="JavaSetOptImpl">
            <text:p>JavaSe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60]);&quot;%Impl%&quot;;[.$J160]);&quot;%defaultValue%&quot;;[.$I160]);&quot;%JavaType%&quot;;[.$H160]);&quot;%TipeTypeFull%&quot;;[.$F160])" office:value-type="string" office:string-value="case object `java.Set&lt;Integer?&gt;` extends JavaIntStub with JavaSetOptImpl {&#10;  def javaType = &quot;HashSet&lt;Integer&gt;&quot; &#10;  def defaultValue = &quot;new HashSet&lt;Integer&gt;()&quot;&#10;}">
            <text:p>case object `java.Set&lt;Integer?&gt;` extends JavaIntStub with JavaSetOptImpl {<text:line-break/> <text:s/>def javaType = "HashSet&lt;Integer&gt;" <text:line-break/> <text:s/>def defaultValue = "new HashSet&lt;Integer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Long</text:p>
          </table:table-cell>
          <table:table-cell table:style-name="ce5" table:formula="of:=CONCATENATE(IF(OR(EXACT([.C161];&quot;List&quot;);EXACT([.C161];&quot;Set&quot;));[.C161]&amp;&quot;&lt;&quot;;&quot;&quot;);[.E161];[.B161];IF(EXACT([.C161];&quot;Arr&quot;);&quot;[]&quot;;&quot;&quot;);IF(OR(EXACT([.C161];&quot;List&quot;);EXACT([.C161];&quot;Set&quot;));&quot;&gt;&quot;;&quot;&quot;);[.D161])" office:value-type="string" office:string-value="Set&lt;Long?&gt;">
            <text:p>Set&lt;Long?&gt;</text:p>
          </table:table-cell>
          <table:table-cell table:style-name="ce5" office:value-type="string">
            <text:p>Long</text:p>
          </table:table-cell>
          <table:table-cell table:style-name="ce5" table:formula="of:=CONCATENATE(IF(EXACT([.C161];&quot;Arr&quot;);[.G161]&amp;&quot;[]&quot;;&quot;&quot;);IF(EXACT([.C161];&quot;List&quot;);&quot;ArrayList&lt;&quot;&amp;[.G161]&amp;&quot;&gt;&quot;;&quot;&quot;);IF(EXACT([.C161];&quot;Set&quot;);&quot;HashSet&lt;&quot;&amp;[.G161]&amp;&quot;&gt;&quot;;&quot;&quot;);IF(EXACT([.C161];&quot;&quot;);[.G161];&quot;&quot;))" office:value-type="string" office:string-value="HashSet&lt;Long&gt;">
            <text:p>HashSet&lt;Long&gt;</text:p>
          </table:table-cell>
          <table:table-cell table:style-name="ce5" table:formula="of:=&quot;new &quot;&amp;[.H161]&amp;&quot;()&quot;" office:value-type="string" office:string-value="new HashSet&lt;Long&gt;()">
            <text:p>new HashSet&lt;Long&gt;()</text:p>
          </table:table-cell>
          <table:table-cell table:style-name="ce5" table:formula="of:=CONCATENATE(&quot;Java&quot;;IF(EXACT([.D161];&quot;?&quot;);&quot;Opt&quot;;&quot;&quot;);IF(EXACT([.C161];&quot;&quot;);IF(EXACT([.B161];&quot;?&quot;);&quot;Opt&quot;;&quot;One&quot;);[.C161]);IF(EXACT([.C161];&quot;&quot;);&quot;&quot;;IF(EXACT([.B161];&quot;?&quot;);&quot;Opt&quot;;&quot;&quot;));&quot;Impl&quot;)" office:value-type="string" office:string-value="JavaSetOptImpl">
            <text:p>JavaSe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61]);&quot;%Impl%&quot;;[.$J161]);&quot;%defaultValue%&quot;;[.$I161]);&quot;%JavaType%&quot;;[.$H161]);&quot;%TipeTypeFull%&quot;;[.$F161])" office:value-type="string" office:string-value="case object `java.Set&lt;Long?&gt;` extends JavaLongStub with JavaSetOptImpl {&#10;  def javaType = &quot;HashSet&lt;Long&gt;&quot; &#10;  def defaultValue = &quot;new HashSet&lt;Long&gt;()&quot;&#10;}">
            <text:p>case object `java.Set&lt;Long?&gt;` extends JavaLongStub with JavaSetOptImpl {<text:line-break/> <text:s/>def javaType = "HashSet&lt;Long&gt;" <text:line-break/> <text:s/>def defaultValue = "new HashSet&lt;Long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Xml</text:p>
          </table:table-cell>
          <table:table-cell table:style-name="ce5" table:formula="of:=CONCATENATE(IF(OR(EXACT([.C162];&quot;List&quot;);EXACT([.C162];&quot;Set&quot;));[.C162]&amp;&quot;&lt;&quot;;&quot;&quot;);[.E162];[.B162];IF(EXACT([.C162];&quot;Arr&quot;);&quot;[]&quot;;&quot;&quot;);IF(OR(EXACT([.C162];&quot;List&quot;);EXACT([.C162];&quot;Set&quot;));&quot;&gt;&quot;;&quot;&quot;);[.D162])" office:value-type="string" office:string-value="Set&lt;Xml?&gt;">
            <text:p>Set&lt;Xml?&gt;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162];&quot;Arr&quot;);[.G162]&amp;&quot;[]&quot;;&quot;&quot;);IF(EXACT([.C162];&quot;List&quot;);&quot;ArrayList&lt;&quot;&amp;[.G162]&amp;&quot;&gt;&quot;;&quot;&quot;);IF(EXACT([.C162];&quot;Set&quot;);&quot;HashSet&lt;&quot;&amp;[.G162]&amp;&quot;&gt;&quot;;&quot;&quot;);IF(EXACT([.C162];&quot;&quot;);[.G162];&quot;&quot;))" office:value-type="string" office:string-value="HashSet&lt;org.w3c.dom.Node&gt;">
            <text:p>HashSet&lt;org.w3c.dom.Node&gt;</text:p>
          </table:table-cell>
          <table:table-cell table:style-name="ce5" table:formula="of:=&quot;new &quot;&amp;[.H162]&amp;&quot;()&quot;" office:value-type="string" office:string-value="new HashSet&lt;org.w3c.dom.Node&gt;()">
            <text:p>new HashSet&lt;org.w3c.dom.Node&gt;()</text:p>
          </table:table-cell>
          <table:table-cell table:style-name="ce5" table:formula="of:=CONCATENATE(&quot;Java&quot;;IF(EXACT([.D162];&quot;?&quot;);&quot;Opt&quot;;&quot;&quot;);IF(EXACT([.C162];&quot;&quot;);IF(EXACT([.B162];&quot;?&quot;);&quot;Opt&quot;;&quot;One&quot;);[.C162]);IF(EXACT([.C162];&quot;&quot;);&quot;&quot;;IF(EXACT([.B162];&quot;?&quot;);&quot;Opt&quot;;&quot;&quot;));&quot;Impl&quot;)" office:value-type="string" office:string-value="JavaSetOptImpl">
            <text:p>JavaSe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62]);&quot;%Impl%&quot;;[.$J162]);&quot;%defaultValue%&quot;;[.$I162]);&quot;%JavaType%&quot;;[.$H162]);&quot;%TipeTypeFull%&quot;;[.$F162])" office:value-type="string" office:string-value="case object `java.Set&lt;Xml?&gt;` extends JavaNodeStub with JavaSetOptImpl {&#10;  def javaType = &quot;HashSet&lt;org.w3c.dom.Node&gt;&quot; &#10;  def defaultValue = &quot;new HashSet&lt;org.w3c.dom.Node&gt;()&quot;&#10;}">
            <text:p>case object `java.Set&lt;Xml?&gt;` extends JavaNodeStub with JavaSetOptImpl {<text:line-break/> <text:s/>def javaType = "HashSet&lt;org.w3c.dom.Node&gt;" <text:line-break/> <text:s/>def defaultValue = "new HashSet&lt;org.w3c.dom.Node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Guid</text:p>
          </table:table-cell>
          <table:table-cell table:style-name="ce5" table:formula="of:=CONCATENATE(IF(OR(EXACT([.C163];&quot;List&quot;);EXACT([.C163];&quot;Set&quot;));[.C163]&amp;&quot;&lt;&quot;;&quot;&quot;);[.E163];[.B163];IF(EXACT([.C163];&quot;Arr&quot;);&quot;[]&quot;;&quot;&quot;);IF(OR(EXACT([.C163];&quot;List&quot;);EXACT([.C163];&quot;Set&quot;));&quot;&gt;&quot;;&quot;&quot;);[.D163])" office:value-type="string" office:string-value="Set&lt;Guid?&gt;">
            <text:p>Set&lt;Guid?&gt;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163];&quot;Arr&quot;);[.G163]&amp;&quot;[]&quot;;&quot;&quot;);IF(EXACT([.C163];&quot;List&quot;);&quot;ArrayList&lt;&quot;&amp;[.G163]&amp;&quot;&gt;&quot;;&quot;&quot;);IF(EXACT([.C163];&quot;Set&quot;);&quot;HashSet&lt;&quot;&amp;[.G163]&amp;&quot;&gt;&quot;;&quot;&quot;);IF(EXACT([.C163];&quot;&quot;);[.G163];&quot;&quot;))" office:value-type="string" office:string-value="HashSet&lt;java.util.UUID&gt;">
            <text:p>HashSet&lt;java.util.UUID&gt;</text:p>
          </table:table-cell>
          <table:table-cell table:style-name="ce5" table:formula="of:=&quot;new &quot;&amp;[.H163]&amp;&quot;()&quot;" office:value-type="string" office:string-value="new HashSet&lt;java.util.UUID&gt;()">
            <text:p>new HashSet&lt;java.util.UUID&gt;()</text:p>
          </table:table-cell>
          <table:table-cell table:style-name="ce5" table:formula="of:=CONCATENATE(&quot;Java&quot;;IF(EXACT([.D163];&quot;?&quot;);&quot;Opt&quot;;&quot;&quot;);IF(EXACT([.C163];&quot;&quot;);IF(EXACT([.B163];&quot;?&quot;);&quot;Opt&quot;;&quot;One&quot;);[.C163]);IF(EXACT([.C163];&quot;&quot;);&quot;&quot;;IF(EXACT([.B163];&quot;?&quot;);&quot;Opt&quot;;&quot;&quot;));&quot;Impl&quot;)" office:value-type="string" office:string-value="JavaSetOptImpl">
            <text:p>JavaSe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63]);&quot;%Impl%&quot;;[.$J163]);&quot;%defaultValue%&quot;;[.$I163]);&quot;%JavaType%&quot;;[.$H163]);&quot;%TipeTypeFull%&quot;;[.$F163])" office:value-type="string" office:string-value="case object `java.Set&lt;Guid?&gt;` extends JavaUUIDStub with JavaSetOptImpl {&#10;  def javaType = &quot;HashSet&lt;java.util.UUID&gt;&quot; &#10;  def defaultValue = &quot;new HashSet&lt;java.util.UUID&gt;()&quot;&#10;}">
            <text:p>case object `java.Set&lt;Guid?&gt;` extends JavaUUIDStub with JavaSetOptImpl {<text:line-break/> <text:s/>def javaType = "HashSet&lt;java.util.UUID&gt;" <text:line-break/> <text:s/>def defaultValue = "new HashSet&lt;java.util.UUID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/>
          <table:table-cell table:style-name="ce5" office:value-type="string">
            <text:p>String</text:p>
          </table:table-cell>
          <table:table-cell table:style-name="ce5" table:formula="of:=CONCATENATE(IF(OR(EXACT([.C164];&quot;List&quot;);EXACT([.C164];&quot;Set&quot;));[.C164]&amp;&quot;&lt;&quot;;&quot;&quot;);[.E164];[.B164];IF(EXACT([.C164];&quot;Arr&quot;);&quot;[]&quot;;&quot;&quot;);IF(OR(EXACT([.C164];&quot;List&quot;);EXACT([.C164];&quot;Set&quot;));&quot;&gt;&quot;;&quot;&quot;);[.D164])" office:value-type="string" office:string-value="Set&lt;String?&gt;">
            <text:p>Set&lt;String?&gt;</text:p>
          </table:table-cell>
          <table:table-cell table:style-name="ce5" office:value-type="string">
            <text:p>String</text:p>
          </table:table-cell>
          <table:table-cell table:style-name="ce5" table:formula="of:=CONCATENATE(IF(EXACT([.C164];&quot;Arr&quot;);[.G164]&amp;&quot;[]&quot;;&quot;&quot;);IF(EXACT([.C164];&quot;List&quot;);&quot;ArrayList&lt;&quot;&amp;[.G164]&amp;&quot;&gt;&quot;;&quot;&quot;);IF(EXACT([.C164];&quot;Set&quot;);&quot;HashSet&lt;&quot;&amp;[.G164]&amp;&quot;&gt;&quot;;&quot;&quot;);IF(EXACT([.C164];&quot;&quot;);[.G164];&quot;&quot;))" office:value-type="string" office:string-value="HashSet&lt;String&gt;">
            <text:p>HashSet&lt;String&gt;</text:p>
          </table:table-cell>
          <table:table-cell table:style-name="ce5" table:formula="of:=&quot;new &quot;&amp;[.H164]&amp;&quot;()&quot;" office:value-type="string" office:string-value="new HashSet&lt;String&gt;()">
            <text:p>new HashSet&lt;String&gt;()</text:p>
          </table:table-cell>
          <table:table-cell table:style-name="ce5" table:formula="of:=CONCATENATE(&quot;Java&quot;;IF(EXACT([.D164];&quot;?&quot;);&quot;Opt&quot;;&quot;&quot;);IF(EXACT([.C164];&quot;&quot;);IF(EXACT([.B164];&quot;?&quot;);&quot;Opt&quot;;&quot;One&quot;);[.C164]);IF(EXACT([.C164];&quot;&quot;);&quot;&quot;;IF(EXACT([.B164];&quot;?&quot;);&quot;Opt&quot;;&quot;&quot;));&quot;Impl&quot;)" office:value-type="string" office:string-value="JavaSetOptImpl">
            <text:p>JavaSe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64]);&quot;%Impl%&quot;;[.$J164]);&quot;%defaultValue%&quot;;[.$I164]);&quot;%JavaType%&quot;;[.$H164]);&quot;%TipeTypeFull%&quot;;[.$F164])" office:value-type="string" office:string-value="case object `java.Set&lt;String?&gt;` extends JavaStringStub with JavaSetOptImpl {&#10;  def javaType = &quot;HashSet&lt;String&gt;&quot; &#10;  def defaultValue = &quot;new HashSet&lt;String&gt;()&quot;&#10;}">
            <text:p>case object `java.Set&lt;String?&gt;` extends JavaStringStub with JavaSetOptImpl {<text:line-break/> <text:s/>def javaType = "HashSet&lt;String&gt;" <text:line-break/> <text:s/>def defaultValue = "new HashSet&lt;String&gt;()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inary</text:p>
          </table:table-cell>
          <table:table-cell table:style-name="ce5" table:formula="of:=CONCATENATE(IF(OR(EXACT([.C165];&quot;List&quot;);EXACT([.C165];&quot;Set&quot;));[.C165]&amp;&quot;&lt;&quot;;&quot;&quot;);[.E165];[.B165];IF(EXACT([.C165];&quot;Arr&quot;);&quot;[]&quot;;&quot;&quot;);IF(OR(EXACT([.C165];&quot;List&quot;);EXACT([.C165];&quot;Set&quot;));&quot;&gt;&quot;;&quot;&quot;);[.D165])" office:value-type="string" office:string-value="Set&lt;Binary&gt;?">
            <text:p>Set&lt;Binary&gt;?</text:p>
          </table:table-cell>
          <table:table-cell table:style-name="ce5" office:value-type="string">
            <text:p>byte[]</text:p>
          </table:table-cell>
          <table:table-cell table:style-name="ce5" table:formula="of:=CONCATENATE(IF(EXACT([.C165];&quot;Arr&quot;);[.G165]&amp;&quot;[]&quot;;&quot;&quot;);IF(EXACT([.C165];&quot;List&quot;);&quot;ArrayList&lt;&quot;&amp;[.G165]&amp;&quot;&gt;&quot;;&quot;&quot;);IF(EXACT([.C165];&quot;Set&quot;);&quot;HashSet&lt;&quot;&amp;[.G165]&amp;&quot;&gt;&quot;;&quot;&quot;);IF(EXACT([.C165];&quot;&quot;);[.G165];&quot;&quot;))" office:value-type="string" office:string-value="HashSet&lt;byte[]&gt;">
            <text:p>HashSet&lt;byte[]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65];&quot;?&quot;);&quot;Opt&quot;;&quot;&quot;);IF(EXACT([.C165];&quot;&quot;);IF(EXACT([.B165];&quot;?&quot;);&quot;Opt&quot;;&quot;One&quot;);[.C165]);IF(EXACT([.C165];&quot;&quot;);&quot;&quot;;IF(EXACT([.B165];&quot;?&quot;);&quot;Opt&quot;;&quot;&quot;));&quot;Impl&quot;)" office:value-type="string" office:string-value="JavaOptSetImpl">
            <text:p>JavaOptSet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65]);&quot;%Impl%&quot;;[.$J165]);&quot;%defaultValue%&quot;;[.$I165]);&quot;%JavaType%&quot;;[.$H165]);&quot;%TipeTypeFull%&quot;;[.$F165])" office:value-type="string" office:string-value="case object `java.Set&lt;Binary&gt;?` extends JavaBinaryStub with JavaOptSetImpl {&#10;  def javaType = &quot;HashSet&lt;byte[]&gt;&quot; &#10;  def defaultValue = &quot;null&quot;&#10;}">
            <text:p>case object `java.Set&lt;Binary&gt;?` extends JavaBinaryStub with JavaOptSetImpl {<text:line-break/> <text:s/>def javaType = "HashSet&lt;byte[]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ool</text:p>
          </table:table-cell>
          <table:table-cell table:style-name="ce5" table:formula="of:=CONCATENATE(IF(OR(EXACT([.C166];&quot;List&quot;);EXACT([.C166];&quot;Set&quot;));[.C166]&amp;&quot;&lt;&quot;;&quot;&quot;);[.E166];[.B166];IF(EXACT([.C166];&quot;Arr&quot;);&quot;[]&quot;;&quot;&quot;);IF(OR(EXACT([.C166];&quot;List&quot;);EXACT([.C166];&quot;Set&quot;));&quot;&gt;&quot;;&quot;&quot;);[.D166])" office:value-type="string" office:string-value="Set&lt;Bool&gt;?">
            <text:p>Set&lt;Bool&gt;?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166];&quot;Arr&quot;);[.G166]&amp;&quot;[]&quot;;&quot;&quot;);IF(EXACT([.C166];&quot;List&quot;);&quot;ArrayList&lt;&quot;&amp;[.G166]&amp;&quot;&gt;&quot;;&quot;&quot;);IF(EXACT([.C166];&quot;Set&quot;);&quot;HashSet&lt;&quot;&amp;[.G166]&amp;&quot;&gt;&quot;;&quot;&quot;);IF(EXACT([.C166];&quot;&quot;);[.G166];&quot;&quot;))" office:value-type="string" office:string-value="HashSet&lt;boolean&gt;">
            <text:p>HashSet&lt;boolean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66];&quot;?&quot;);&quot;Opt&quot;;&quot;&quot;);IF(EXACT([.C166];&quot;&quot;);IF(EXACT([.B166];&quot;?&quot;);&quot;Opt&quot;;&quot;One&quot;);[.C166]);IF(EXACT([.C166];&quot;&quot;);&quot;&quot;;IF(EXACT([.B166];&quot;?&quot;);&quot;Opt&quot;;&quot;&quot;));&quot;Impl&quot;)" office:value-type="string" office:string-value="JavaOptSetImpl">
            <text:p>JavaOptSe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66]);&quot;%Impl%&quot;;[.$J166]);&quot;%defaultValue%&quot;;[.$I166]);&quot;%JavaType%&quot;;[.$H166]);&quot;%TipeTypeFull%&quot;;[.$F166])" office:value-type="string" office:string-value="case object `java.Set&lt;Bool&gt;?` extends JavaBooleanStub with JavaOptSetImpl {&#10;  def javaType = &quot;HashSet&lt;boolean&gt;&quot; &#10;  def defaultValue = &quot;null&quot;&#10;}">
            <text:p>case object `java.Set&lt;Bool&gt;?` extends JavaBooleanStub with JavaOptSetImpl {<text:line-break/> <text:s/>def javaType = "HashSet&lt;boolean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ate</text:p>
          </table:table-cell>
          <table:table-cell table:style-name="ce5" table:formula="of:=CONCATENATE(IF(OR(EXACT([.C167];&quot;List&quot;);EXACT([.C167];&quot;Set&quot;));[.C167]&amp;&quot;&lt;&quot;;&quot;&quot;);[.E167];[.B167];IF(EXACT([.C167];&quot;Arr&quot;);&quot;[]&quot;;&quot;&quot;);IF(OR(EXACT([.C167];&quot;List&quot;);EXACT([.C167];&quot;Set&quot;));&quot;&gt;&quot;;&quot;&quot;);[.D167])" office:value-type="string" office:string-value="Set&lt;Date&gt;?">
            <text:p>Set&lt;Date&gt;?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167];&quot;Arr&quot;);[.G167]&amp;&quot;[]&quot;;&quot;&quot;);IF(EXACT([.C167];&quot;List&quot;);&quot;ArrayList&lt;&quot;&amp;[.G167]&amp;&quot;&gt;&quot;;&quot;&quot;);IF(EXACT([.C167];&quot;Set&quot;);&quot;HashSet&lt;&quot;&amp;[.G167]&amp;&quot;&gt;&quot;;&quot;&quot;);IF(EXACT([.C167];&quot;&quot;);[.G167];&quot;&quot;))" office:value-type="string" office:string-value="HashSet&lt;org.joda.time.LocalDate&gt;">
            <text:p>HashSet&lt;org.joda.time.LocalDat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67];&quot;?&quot;);&quot;Opt&quot;;&quot;&quot;);IF(EXACT([.C167];&quot;&quot;);IF(EXACT([.B167];&quot;?&quot;);&quot;Opt&quot;;&quot;One&quot;);[.C167]);IF(EXACT([.C167];&quot;&quot;);&quot;&quot;;IF(EXACT([.B167];&quot;?&quot;);&quot;Opt&quot;;&quot;&quot;));&quot;Impl&quot;)" office:value-type="string" office:string-value="JavaOptSetImpl">
            <text:p>JavaOptSe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67]);&quot;%Impl%&quot;;[.$J167]);&quot;%defaultValue%&quot;;[.$I167]);&quot;%JavaType%&quot;;[.$H167]);&quot;%TipeTypeFull%&quot;;[.$F167])" office:value-type="string" office:string-value="case object `java.Set&lt;Date&gt;?` extends JavaLocalDateStub with JavaOptSetImpl {&#10;  def javaType = &quot;HashSet&lt;org.joda.time.LocalDate&gt;&quot; &#10;  def defaultValue = &quot;null&quot;&#10;}">
            <text:p>case object `java.Set&lt;Date&gt;?` extends JavaLocalDateStub with JavaOptSetImpl {<text:line-break/> <text:s/>def javaType = "HashSet&lt;org.joda.time.LocalDat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Timestamp</text:p>
          </table:table-cell>
          <table:table-cell table:style-name="ce5" table:formula="of:=CONCATENATE(IF(OR(EXACT([.C168];&quot;List&quot;);EXACT([.C168];&quot;Set&quot;));[.C168]&amp;&quot;&lt;&quot;;&quot;&quot;);[.E168];[.B168];IF(EXACT([.C168];&quot;Arr&quot;);&quot;[]&quot;;&quot;&quot;);IF(OR(EXACT([.C168];&quot;List&quot;);EXACT([.C168];&quot;Set&quot;));&quot;&gt;&quot;;&quot;&quot;);[.D168])" office:value-type="string" office:string-value="Set&lt;Timestamp&gt;?">
            <text:p>Set&lt;Timestamp&gt;?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168];&quot;Arr&quot;);[.G168]&amp;&quot;[]&quot;;&quot;&quot;);IF(EXACT([.C168];&quot;List&quot;);&quot;ArrayList&lt;&quot;&amp;[.G168]&amp;&quot;&gt;&quot;;&quot;&quot;);IF(EXACT([.C168];&quot;Set&quot;);&quot;HashSet&lt;&quot;&amp;[.G168]&amp;&quot;&gt;&quot;;&quot;&quot;);IF(EXACT([.C168];&quot;&quot;);[.G168];&quot;&quot;))" office:value-type="string" office:string-value="HashSet&lt;org.joda.time.DateTime&gt;">
            <text:p>HashSet&lt;org.joda.time.DateTim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68];&quot;?&quot;);&quot;Opt&quot;;&quot;&quot;);IF(EXACT([.C168];&quot;&quot;);IF(EXACT([.B168];&quot;?&quot;);&quot;Opt&quot;;&quot;One&quot;);[.C168]);IF(EXACT([.C168];&quot;&quot;);&quot;&quot;;IF(EXACT([.B168];&quot;?&quot;);&quot;Opt&quot;;&quot;&quot;));&quot;Impl&quot;)" office:value-type="string" office:string-value="JavaOptSetImpl">
            <text:p>JavaOptSe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68]);&quot;%Impl%&quot;;[.$J168]);&quot;%defaultValue%&quot;;[.$I168]);&quot;%JavaType%&quot;;[.$H168]);&quot;%TipeTypeFull%&quot;;[.$F168])" office:value-type="string" office:string-value="case object `java.Set&lt;Timestamp&gt;?` extends JavaDateTimeStub with JavaOptSetImpl {&#10;  def javaType = &quot;HashSet&lt;org.joda.time.DateTime&gt;&quot; &#10;  def defaultValue = &quot;null&quot;&#10;}">
            <text:p>case object `java.Set&lt;Timestamp&gt;?` extends JavaDateTimeStub with JavaOptSetImpl {<text:line-break/> <text:s/>def javaType = "HashSet&lt;org.joda.time.DateTim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ecimal</text:p>
          </table:table-cell>
          <table:table-cell table:style-name="ce5" table:formula="of:=CONCATENATE(IF(OR(EXACT([.C169];&quot;List&quot;);EXACT([.C169];&quot;Set&quot;));[.C169]&amp;&quot;&lt;&quot;;&quot;&quot;);[.E169];[.B169];IF(EXACT([.C169];&quot;Arr&quot;);&quot;[]&quot;;&quot;&quot;);IF(OR(EXACT([.C169];&quot;List&quot;);EXACT([.C169];&quot;Set&quot;));&quot;&gt;&quot;;&quot;&quot;);[.D169])" office:value-type="string" office:string-value="Set&lt;Decimal&gt;?">
            <text:p>Set&lt;Decimal&gt;?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169];&quot;Arr&quot;);[.G169]&amp;&quot;[]&quot;;&quot;&quot;);IF(EXACT([.C169];&quot;List&quot;);&quot;ArrayList&lt;&quot;&amp;[.G169]&amp;&quot;&gt;&quot;;&quot;&quot;);IF(EXACT([.C169];&quot;Set&quot;);&quot;HashSet&lt;&quot;&amp;[.G169]&amp;&quot;&gt;&quot;;&quot;&quot;);IF(EXACT([.C169];&quot;&quot;);[.G169];&quot;&quot;))" office:value-type="string" office:string-value="HashSet&lt;java.math.BigDecimal&gt;">
            <text:p>HashSet&lt;java.math.BigDecimal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69];&quot;?&quot;);&quot;Opt&quot;;&quot;&quot;);IF(EXACT([.C169];&quot;&quot;);IF(EXACT([.B169];&quot;?&quot;);&quot;Opt&quot;;&quot;One&quot;);[.C169]);IF(EXACT([.C169];&quot;&quot;);&quot;&quot;;IF(EXACT([.B169];&quot;?&quot;);&quot;Opt&quot;;&quot;&quot;));&quot;Impl&quot;)" office:value-type="string" office:string-value="JavaOptSetImpl">
            <text:p>JavaOptSet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69]);&quot;%Impl%&quot;;[.$J169]);&quot;%defaultValue%&quot;;[.$I169]);&quot;%JavaType%&quot;;[.$H169]);&quot;%TipeTypeFull%&quot;;[.$F169])" office:value-type="string" office:string-value="case object `java.Set&lt;Decimal&gt;?` extends JavaBigDecimalStub with JavaOptSetImpl {&#10;  def javaType = &quot;HashSet&lt;java.math.BigDecimal&gt;&quot; &#10;  def defaultValue = &quot;null&quot;&#10;}">
            <text:p>case object `java.Set&lt;Decimal&gt;?` extends JavaBigDecimalStub with JavaOptSetImpl {<text:line-break/> <text:s/>def javaType = "HashSet&lt;java.math.BigDecimal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ouble</text:p>
          </table:table-cell>
          <table:table-cell table:style-name="ce5" table:formula="of:=CONCATENATE(IF(OR(EXACT([.C170];&quot;List&quot;);EXACT([.C170];&quot;Set&quot;));[.C170]&amp;&quot;&lt;&quot;;&quot;&quot;);[.E170];[.B170];IF(EXACT([.C170];&quot;Arr&quot;);&quot;[]&quot;;&quot;&quot;);IF(OR(EXACT([.C170];&quot;List&quot;);EXACT([.C170];&quot;Set&quot;));&quot;&gt;&quot;;&quot;&quot;);[.D170])" office:value-type="string" office:string-value="Set&lt;Double&gt;?">
            <text:p>Set&lt;Double&gt;?</text:p>
          </table:table-cell>
          <table:table-cell table:style-name="ce5" office:value-type="string">
            <text:p>double</text:p>
          </table:table-cell>
          <table:table-cell table:style-name="ce5" table:formula="of:=CONCATENATE(IF(EXACT([.C170];&quot;Arr&quot;);[.G170]&amp;&quot;[]&quot;;&quot;&quot;);IF(EXACT([.C170];&quot;List&quot;);&quot;ArrayList&lt;&quot;&amp;[.G170]&amp;&quot;&gt;&quot;;&quot;&quot;);IF(EXACT([.C170];&quot;Set&quot;);&quot;HashSet&lt;&quot;&amp;[.G170]&amp;&quot;&gt;&quot;;&quot;&quot;);IF(EXACT([.C170];&quot;&quot;);[.G170];&quot;&quot;))" office:value-type="string" office:string-value="HashSet&lt;double&gt;">
            <text:p>HashSet&lt;doubl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70];&quot;?&quot;);&quot;Opt&quot;;&quot;&quot;);IF(EXACT([.C170];&quot;&quot;);IF(EXACT([.B170];&quot;?&quot;);&quot;Opt&quot;;&quot;One&quot;);[.C170]);IF(EXACT([.C170];&quot;&quot;);&quot;&quot;;IF(EXACT([.B170];&quot;?&quot;);&quot;Opt&quot;;&quot;&quot;));&quot;Impl&quot;)" office:value-type="string" office:string-value="JavaOptSetImpl">
            <text:p>JavaOptSe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70]);&quot;%Impl%&quot;;[.$J170]);&quot;%defaultValue%&quot;;[.$I170]);&quot;%JavaType%&quot;;[.$H170]);&quot;%TipeTypeFull%&quot;;[.$F170])" office:value-type="string" office:string-value="case object `java.Set&lt;Double&gt;?` extends JavaDoubleStub with JavaOptSetImpl {&#10;  def javaType = &quot;HashSet&lt;double&gt;&quot; &#10;  def defaultValue = &quot;null&quot;&#10;}">
            <text:p>case object `java.Set&lt;Double&gt;?` extends JavaDoubleStub with JavaOptSetImpl {<text:line-break/> <text:s/>def javaType = "HashSet&lt;doubl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Float</text:p>
          </table:table-cell>
          <table:table-cell table:style-name="ce5" table:formula="of:=CONCATENATE(IF(OR(EXACT([.C171];&quot;List&quot;);EXACT([.C171];&quot;Set&quot;));[.C171]&amp;&quot;&lt;&quot;;&quot;&quot;);[.E171];[.B171];IF(EXACT([.C171];&quot;Arr&quot;);&quot;[]&quot;;&quot;&quot;);IF(OR(EXACT([.C171];&quot;List&quot;);EXACT([.C171];&quot;Set&quot;));&quot;&gt;&quot;;&quot;&quot;);[.D171])" office:value-type="string" office:string-value="Set&lt;Float&gt;?">
            <text:p>Set&lt;Float&gt;?</text:p>
          </table:table-cell>
          <table:table-cell table:style-name="ce5" office:value-type="string">
            <text:p>float</text:p>
          </table:table-cell>
          <table:table-cell table:style-name="ce5" table:formula="of:=CONCATENATE(IF(EXACT([.C171];&quot;Arr&quot;);[.G171]&amp;&quot;[]&quot;;&quot;&quot;);IF(EXACT([.C171];&quot;List&quot;);&quot;ArrayList&lt;&quot;&amp;[.G171]&amp;&quot;&gt;&quot;;&quot;&quot;);IF(EXACT([.C171];&quot;Set&quot;);&quot;HashSet&lt;&quot;&amp;[.G171]&amp;&quot;&gt;&quot;;&quot;&quot;);IF(EXACT([.C171];&quot;&quot;);[.G171];&quot;&quot;))" office:value-type="string" office:string-value="HashSet&lt;float&gt;">
            <text:p>HashSet&lt;float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71];&quot;?&quot;);&quot;Opt&quot;;&quot;&quot;);IF(EXACT([.C171];&quot;&quot;);IF(EXACT([.B171];&quot;?&quot;);&quot;Opt&quot;;&quot;One&quot;);[.C171]);IF(EXACT([.C171];&quot;&quot;);&quot;&quot;;IF(EXACT([.B171];&quot;?&quot;);&quot;Opt&quot;;&quot;&quot;));&quot;Impl&quot;)" office:value-type="string" office:string-value="JavaOptSetImpl">
            <text:p>JavaOptSe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71]);&quot;%Impl%&quot;;[.$J171]);&quot;%defaultValue%&quot;;[.$I171]);&quot;%JavaType%&quot;;[.$H171]);&quot;%TipeTypeFull%&quot;;[.$F171])" office:value-type="string" office:string-value="case object `java.Set&lt;Float&gt;?` extends JavaFloatStub with JavaOptSetImpl {&#10;  def javaType = &quot;HashSet&lt;float&gt;&quot; &#10;  def defaultValue = &quot;null&quot;&#10;}">
            <text:p>case object `java.Set&lt;Float&gt;?` extends JavaFloatStub with JavaOptSetImpl {<text:line-break/> <text:s/>def javaType = "HashSet&lt;float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KeyValue</text:p>
          </table:table-cell>
          <table:table-cell table:style-name="ce5" table:formula="of:=CONCATENATE(IF(OR(EXACT([.C172];&quot;List&quot;);EXACT([.C172];&quot;Set&quot;));[.C172]&amp;&quot;&lt;&quot;;&quot;&quot;);[.E172];[.B172];IF(EXACT([.C172];&quot;Arr&quot;);&quot;[]&quot;;&quot;&quot;);IF(OR(EXACT([.C172];&quot;List&quot;);EXACT([.C172];&quot;Set&quot;));&quot;&gt;&quot;;&quot;&quot;);[.D172])" office:value-type="string" office:string-value="Set&lt;KeyValue&gt;?">
            <text:p>Set&lt;KeyValue&gt;?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172];&quot;Arr&quot;);[.G172]&amp;&quot;[]&quot;;&quot;&quot;);IF(EXACT([.C172];&quot;List&quot;);&quot;ArrayList&lt;&quot;&amp;[.G172]&amp;&quot;&gt;&quot;;&quot;&quot;);IF(EXACT([.C172];&quot;Set&quot;);&quot;HashSet&lt;&quot;&amp;[.G172]&amp;&quot;&gt;&quot;;&quot;&quot;);IF(EXACT([.C172];&quot;&quot;);[.G172];&quot;&quot;))" office:value-type="string" office:string-value="HashSet&lt;HashMap&lt;String, String&gt;&gt;">
            <text:p>HashSet&lt;HashMap&lt;String, String&gt;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72];&quot;?&quot;);&quot;Opt&quot;;&quot;&quot;);IF(EXACT([.C172];&quot;&quot;);IF(EXACT([.B172];&quot;?&quot;);&quot;Opt&quot;;&quot;One&quot;);[.C172]);IF(EXACT([.C172];&quot;&quot;);&quot;&quot;;IF(EXACT([.B172];&quot;?&quot;);&quot;Opt&quot;;&quot;&quot;));&quot;Impl&quot;)" office:value-type="string" office:string-value="JavaOptSetImpl">
            <text:p>JavaOptSet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72]);&quot;%Impl%&quot;;[.$J172]);&quot;%defaultValue%&quot;;[.$I172]);&quot;%JavaType%&quot;;[.$H172]);&quot;%TipeTypeFull%&quot;;[.$F172])" office:value-type="string" office:string-value="case object `java.Set&lt;KeyValue&gt;?` extends JavaHashMapStub with JavaOptSetImpl {&#10;  def javaType = &quot;HashSet&lt;HashMap&lt;String, String&gt;&gt;&quot; &#10;  def defaultValue = &quot;null&quot;&#10;}">
            <text:p>case object `java.Set&lt;KeyValue&gt;?` extends JavaHashMapStub with JavaOptSetImpl {<text:line-break/> <text:s/>def javaType = "HashSet&lt;HashMap&lt;String, String&gt;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Integer</text:p>
          </table:table-cell>
          <table:table-cell table:style-name="ce5" table:formula="of:=CONCATENATE(IF(OR(EXACT([.C173];&quot;List&quot;);EXACT([.C173];&quot;Set&quot;));[.C173]&amp;&quot;&lt;&quot;;&quot;&quot;);[.E173];[.B173];IF(EXACT([.C173];&quot;Arr&quot;);&quot;[]&quot;;&quot;&quot;);IF(OR(EXACT([.C173];&quot;List&quot;);EXACT([.C173];&quot;Set&quot;));&quot;&gt;&quot;;&quot;&quot;);[.D173])" office:value-type="string" office:string-value="Set&lt;Integer&gt;?">
            <text:p>Set&lt;Integer&gt;?</text:p>
          </table:table-cell>
          <table:table-cell table:style-name="ce5" office:value-type="string">
            <text:p>int</text:p>
          </table:table-cell>
          <table:table-cell table:style-name="ce5" table:formula="of:=CONCATENATE(IF(EXACT([.C173];&quot;Arr&quot;);[.G173]&amp;&quot;[]&quot;;&quot;&quot;);IF(EXACT([.C173];&quot;List&quot;);&quot;ArrayList&lt;&quot;&amp;[.G173]&amp;&quot;&gt;&quot;;&quot;&quot;);IF(EXACT([.C173];&quot;Set&quot;);&quot;HashSet&lt;&quot;&amp;[.G173]&amp;&quot;&gt;&quot;;&quot;&quot;);IF(EXACT([.C173];&quot;&quot;);[.G173];&quot;&quot;))" office:value-type="string" office:string-value="HashSet&lt;int&gt;">
            <text:p>HashSet&lt;int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73];&quot;?&quot;);&quot;Opt&quot;;&quot;&quot;);IF(EXACT([.C173];&quot;&quot;);IF(EXACT([.B173];&quot;?&quot;);&quot;Opt&quot;;&quot;One&quot;);[.C173]);IF(EXACT([.C173];&quot;&quot;);&quot;&quot;;IF(EXACT([.B173];&quot;?&quot;);&quot;Opt&quot;;&quot;&quot;));&quot;Impl&quot;)" office:value-type="string" office:string-value="JavaOptSetImpl">
            <text:p>JavaOptSe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73]);&quot;%Impl%&quot;;[.$J173]);&quot;%defaultValue%&quot;;[.$I173]);&quot;%JavaType%&quot;;[.$H173]);&quot;%TipeTypeFull%&quot;;[.$F173])" office:value-type="string" office:string-value="case object `java.Set&lt;Integer&gt;?` extends JavaIntStub with JavaOptSetImpl {&#10;  def javaType = &quot;HashSet&lt;int&gt;&quot; &#10;  def defaultValue = &quot;null&quot;&#10;}">
            <text:p>case object `java.Set&lt;Integer&gt;?` extends JavaIntStub with JavaOptSetImpl {<text:line-break/> <text:s/>def javaType = "HashSet&lt;int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ong</text:p>
          </table:table-cell>
          <table:table-cell table:style-name="ce5" table:formula="of:=CONCATENATE(IF(OR(EXACT([.C174];&quot;List&quot;);EXACT([.C174];&quot;Set&quot;));[.C174]&amp;&quot;&lt;&quot;;&quot;&quot;);[.E174];[.B174];IF(EXACT([.C174];&quot;Arr&quot;);&quot;[]&quot;;&quot;&quot;);IF(OR(EXACT([.C174];&quot;List&quot;);EXACT([.C174];&quot;Set&quot;));&quot;&gt;&quot;;&quot;&quot;);[.D174])" office:value-type="string" office:string-value="Set&lt;Long&gt;?">
            <text:p>Set&lt;Long&gt;?</text:p>
          </table:table-cell>
          <table:table-cell table:style-name="ce5" office:value-type="string">
            <text:p>long</text:p>
          </table:table-cell>
          <table:table-cell table:style-name="ce5" table:formula="of:=CONCATENATE(IF(EXACT([.C174];&quot;Arr&quot;);[.G174]&amp;&quot;[]&quot;;&quot;&quot;);IF(EXACT([.C174];&quot;List&quot;);&quot;ArrayList&lt;&quot;&amp;[.G174]&amp;&quot;&gt;&quot;;&quot;&quot;);IF(EXACT([.C174];&quot;Set&quot;);&quot;HashSet&lt;&quot;&amp;[.G174]&amp;&quot;&gt;&quot;;&quot;&quot;);IF(EXACT([.C174];&quot;&quot;);[.G174];&quot;&quot;))" office:value-type="string" office:string-value="HashSet&lt;long&gt;">
            <text:p>HashSet&lt;long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74];&quot;?&quot;);&quot;Opt&quot;;&quot;&quot;);IF(EXACT([.C174];&quot;&quot;);IF(EXACT([.B174];&quot;?&quot;);&quot;Opt&quot;;&quot;One&quot;);[.C174]);IF(EXACT([.C174];&quot;&quot;);&quot;&quot;;IF(EXACT([.B174];&quot;?&quot;);&quot;Opt&quot;;&quot;&quot;));&quot;Impl&quot;)" office:value-type="string" office:string-value="JavaOptSetImpl">
            <text:p>JavaOptSe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74]);&quot;%Impl%&quot;;[.$J174]);&quot;%defaultValue%&quot;;[.$I174]);&quot;%JavaType%&quot;;[.$H174]);&quot;%TipeTypeFull%&quot;;[.$F174])" office:value-type="string" office:string-value="case object `java.Set&lt;Long&gt;?` extends JavaLongStub with JavaOptSetImpl {&#10;  def javaType = &quot;HashSet&lt;long&gt;&quot; &#10;  def defaultValue = &quot;null&quot;&#10;}">
            <text:p>case object `java.Set&lt;Long&gt;?` extends JavaLongStub with JavaOptSetImpl {<text:line-break/> <text:s/>def javaType = "HashSet&lt;long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Xml</text:p>
          </table:table-cell>
          <table:table-cell table:style-name="ce5" table:formula="of:=CONCATENATE(IF(OR(EXACT([.C175];&quot;List&quot;);EXACT([.C175];&quot;Set&quot;));[.C175]&amp;&quot;&lt;&quot;;&quot;&quot;);[.E175];[.B175];IF(EXACT([.C175];&quot;Arr&quot;);&quot;[]&quot;;&quot;&quot;);IF(OR(EXACT([.C175];&quot;List&quot;);EXACT([.C175];&quot;Set&quot;));&quot;&gt;&quot;;&quot;&quot;);[.D175])" office:value-type="string" office:string-value="Set&lt;Xml&gt;?">
            <text:p>Set&lt;Xml&gt;?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175];&quot;Arr&quot;);[.G175]&amp;&quot;[]&quot;;&quot;&quot;);IF(EXACT([.C175];&quot;List&quot;);&quot;ArrayList&lt;&quot;&amp;[.G175]&amp;&quot;&gt;&quot;;&quot;&quot;);IF(EXACT([.C175];&quot;Set&quot;);&quot;HashSet&lt;&quot;&amp;[.G175]&amp;&quot;&gt;&quot;;&quot;&quot;);IF(EXACT([.C175];&quot;&quot;);[.G175];&quot;&quot;))" office:value-type="string" office:string-value="HashSet&lt;org.w3c.dom.Node&gt;">
            <text:p>HashSet&lt;org.w3c.dom.Nod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75];&quot;?&quot;);&quot;Opt&quot;;&quot;&quot;);IF(EXACT([.C175];&quot;&quot;);IF(EXACT([.B175];&quot;?&quot;);&quot;Opt&quot;;&quot;One&quot;);[.C175]);IF(EXACT([.C175];&quot;&quot;);&quot;&quot;;IF(EXACT([.B175];&quot;?&quot;);&quot;Opt&quot;;&quot;&quot;));&quot;Impl&quot;)" office:value-type="string" office:string-value="JavaOptSetImpl">
            <text:p>JavaOptSe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75]);&quot;%Impl%&quot;;[.$J175]);&quot;%defaultValue%&quot;;[.$I175]);&quot;%JavaType%&quot;;[.$H175]);&quot;%TipeTypeFull%&quot;;[.$F175])" office:value-type="string" office:string-value="case object `java.Set&lt;Xml&gt;?` extends JavaNodeStub with JavaOptSetImpl {&#10;  def javaType = &quot;HashSet&lt;org.w3c.dom.Node&gt;&quot; &#10;  def defaultValue = &quot;null&quot;&#10;}">
            <text:p>case object `java.Set&lt;Xml&gt;?` extends JavaNodeStub with JavaOptSetImpl {<text:line-break/> <text:s/>def javaType = "HashSet&lt;org.w3c.dom.Nod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Guid</text:p>
          </table:table-cell>
          <table:table-cell table:style-name="ce5" table:formula="of:=CONCATENATE(IF(OR(EXACT([.C176];&quot;List&quot;);EXACT([.C176];&quot;Set&quot;));[.C176]&amp;&quot;&lt;&quot;;&quot;&quot;);[.E176];[.B176];IF(EXACT([.C176];&quot;Arr&quot;);&quot;[]&quot;;&quot;&quot;);IF(OR(EXACT([.C176];&quot;List&quot;);EXACT([.C176];&quot;Set&quot;));&quot;&gt;&quot;;&quot;&quot;);[.D176])" office:value-type="string" office:string-value="Set&lt;Guid&gt;?">
            <text:p>Set&lt;Guid&gt;?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176];&quot;Arr&quot;);[.G176]&amp;&quot;[]&quot;;&quot;&quot;);IF(EXACT([.C176];&quot;List&quot;);&quot;ArrayList&lt;&quot;&amp;[.G176]&amp;&quot;&gt;&quot;;&quot;&quot;);IF(EXACT([.C176];&quot;Set&quot;);&quot;HashSet&lt;&quot;&amp;[.G176]&amp;&quot;&gt;&quot;;&quot;&quot;);IF(EXACT([.C176];&quot;&quot;);[.G176];&quot;&quot;))" office:value-type="string" office:string-value="HashSet&lt;java.util.UUID&gt;">
            <text:p>HashSet&lt;java.util.UUID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76];&quot;?&quot;);&quot;Opt&quot;;&quot;&quot;);IF(EXACT([.C176];&quot;&quot;);IF(EXACT([.B176];&quot;?&quot;);&quot;Opt&quot;;&quot;One&quot;);[.C176]);IF(EXACT([.C176];&quot;&quot;);&quot;&quot;;IF(EXACT([.B176];&quot;?&quot;);&quot;Opt&quot;;&quot;&quot;));&quot;Impl&quot;)" office:value-type="string" office:string-value="JavaOptSetImpl">
            <text:p>JavaOptSe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76]);&quot;%Impl%&quot;;[.$J176]);&quot;%defaultValue%&quot;;[.$I176]);&quot;%JavaType%&quot;;[.$H176]);&quot;%TipeTypeFull%&quot;;[.$F176])" office:value-type="string" office:string-value="case object `java.Set&lt;Guid&gt;?` extends JavaUUIDStub with JavaOptSetImpl {&#10;  def javaType = &quot;HashSet&lt;java.util.UUID&gt;&quot; &#10;  def defaultValue = &quot;null&quot;&#10;}">
            <text:p>case object `java.Set&lt;Guid&gt;?` extends JavaUUIDStub with JavaOptSetImpl {<text:line-break/> <text:s/>def javaType = "HashSet&lt;java.util.UUID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/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tring</text:p>
          </table:table-cell>
          <table:table-cell table:style-name="ce5" table:formula="of:=CONCATENATE(IF(OR(EXACT([.C177];&quot;List&quot;);EXACT([.C177];&quot;Set&quot;));[.C177]&amp;&quot;&lt;&quot;;&quot;&quot;);[.E177];[.B177];IF(EXACT([.C177];&quot;Arr&quot;);&quot;[]&quot;;&quot;&quot;);IF(OR(EXACT([.C177];&quot;List&quot;);EXACT([.C177];&quot;Set&quot;));&quot;&gt;&quot;;&quot;&quot;);[.D177])" office:value-type="string" office:string-value="Set&lt;String&gt;?">
            <text:p>Set&lt;String&gt;?</text:p>
          </table:table-cell>
          <table:table-cell table:style-name="ce5" office:value-type="string">
            <text:p>String</text:p>
          </table:table-cell>
          <table:table-cell table:style-name="ce5" table:formula="of:=CONCATENATE(IF(EXACT([.C177];&quot;Arr&quot;);[.G177]&amp;&quot;[]&quot;;&quot;&quot;);IF(EXACT([.C177];&quot;List&quot;);&quot;ArrayList&lt;&quot;&amp;[.G177]&amp;&quot;&gt;&quot;;&quot;&quot;);IF(EXACT([.C177];&quot;Set&quot;);&quot;HashSet&lt;&quot;&amp;[.G177]&amp;&quot;&gt;&quot;;&quot;&quot;);IF(EXACT([.C177];&quot;&quot;);[.G177];&quot;&quot;))" office:value-type="string" office:string-value="HashSet&lt;String&gt;">
            <text:p>HashSet&lt;String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77];&quot;?&quot;);&quot;Opt&quot;;&quot;&quot;);IF(EXACT([.C177];&quot;&quot;);IF(EXACT([.B177];&quot;?&quot;);&quot;Opt&quot;;&quot;One&quot;);[.C177]);IF(EXACT([.C177];&quot;&quot;);&quot;&quot;;IF(EXACT([.B177];&quot;?&quot;);&quot;Opt&quot;;&quot;&quot;));&quot;Impl&quot;)" office:value-type="string" office:string-value="JavaOptSetImpl">
            <text:p>JavaOptSe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77]);&quot;%Impl%&quot;;[.$J177]);&quot;%defaultValue%&quot;;[.$I177]);&quot;%JavaType%&quot;;[.$H177]);&quot;%TipeTypeFull%&quot;;[.$F177])" office:value-type="string" office:string-value="case object `java.Set&lt;String&gt;?` extends JavaStringStub with JavaOptSetImpl {&#10;  def javaType = &quot;HashSet&lt;String&gt;&quot; &#10;  def defaultValue = &quot;null&quot;&#10;}">
            <text:p>case object `java.Set&lt;String&gt;?` extends JavaStringStub with JavaOptSetImpl {<text:line-break/> <text:s/>def javaType = "HashSet&lt;String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nary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inary</text:p>
          </table:table-cell>
          <table:table-cell table:style-name="ce5" table:formula="of:=CONCATENATE(IF(OR(EXACT([.C178];&quot;List&quot;);EXACT([.C178];&quot;Set&quot;));[.C178]&amp;&quot;&lt;&quot;;&quot;&quot;);[.E178];[.B178];IF(EXACT([.C178];&quot;Arr&quot;);&quot;[]&quot;;&quot;&quot;);IF(OR(EXACT([.C178];&quot;List&quot;);EXACT([.C178];&quot;Set&quot;));&quot;&gt;&quot;;&quot;&quot;);[.D178])" office:value-type="string" office:string-value="Set&lt;Binary?&gt;?">
            <text:p>Set&lt;Binary?&gt;?</text:p>
          </table:table-cell>
          <table:table-cell table:style-name="ce5" office:value-type="string">
            <text:p>byte[]</text:p>
          </table:table-cell>
          <table:table-cell table:style-name="ce5" table:formula="of:=CONCATENATE(IF(EXACT([.C178];&quot;Arr&quot;);[.G178]&amp;&quot;[]&quot;;&quot;&quot;);IF(EXACT([.C178];&quot;List&quot;);&quot;ArrayList&lt;&quot;&amp;[.G178]&amp;&quot;&gt;&quot;;&quot;&quot;);IF(EXACT([.C178];&quot;Set&quot;);&quot;HashSet&lt;&quot;&amp;[.G178]&amp;&quot;&gt;&quot;;&quot;&quot;);IF(EXACT([.C178];&quot;&quot;);[.G178];&quot;&quot;))" office:value-type="string" office:string-value="HashSet&lt;byte[]&gt;">
            <text:p>HashSet&lt;byte[]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78];&quot;?&quot;);&quot;Opt&quot;;&quot;&quot;);IF(EXACT([.C178];&quot;&quot;);IF(EXACT([.B178];&quot;?&quot;);&quot;Opt&quot;;&quot;One&quot;);[.C178]);IF(EXACT([.C178];&quot;&quot;);&quot;&quot;;IF(EXACT([.B178];&quot;?&quot;);&quot;Opt&quot;;&quot;&quot;));&quot;Impl&quot;)" office:value-type="string" office:string-value="JavaOptSetOptImpl">
            <text:p>JavaOptSetOptImpl</text:p>
          </table:table-cell>
          <table:table-cell table:style-name="ce6" table:number-columns-repeated="3"/>
          <table:table-cell table:style-name="ce6" office:value-type="string">
            <text:p>x</text:p>
          </table:table-cell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78]);&quot;%Impl%&quot;;[.$J178]);&quot;%defaultValue%&quot;;[.$I178]);&quot;%JavaType%&quot;;[.$H178]);&quot;%TipeTypeFull%&quot;;[.$F178])" office:value-type="string" office:string-value="case object `java.Set&lt;Binary?&gt;?` extends JavaBinaryStub with JavaOptSetOptImpl {&#10;  def javaType = &quot;HashSet&lt;byte[]&gt;&quot; &#10;  def defaultValue = &quot;null&quot;&#10;}">
            <text:p>case object `java.Set&lt;Binary?&gt;?` extends JavaBinaryStub with JavaOptSetOptImpl {<text:line-break/> <text:s/>def javaType = "HashSet&lt;byte[]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oolean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Bool</text:p>
          </table:table-cell>
          <table:table-cell table:style-name="ce5" table:formula="of:=CONCATENATE(IF(OR(EXACT([.C179];&quot;List&quot;);EXACT([.C179];&quot;Set&quot;));[.C179]&amp;&quot;&lt;&quot;;&quot;&quot;);[.E179];[.B179];IF(EXACT([.C179];&quot;Arr&quot;);&quot;[]&quot;;&quot;&quot;);IF(OR(EXACT([.C179];&quot;List&quot;);EXACT([.C179];&quot;Set&quot;));&quot;&gt;&quot;;&quot;&quot;);[.D179])" office:value-type="string" office:string-value="Set&lt;Bool?&gt;?">
            <text:p>Set&lt;Bool?&gt;?</text:p>
          </table:table-cell>
          <table:table-cell table:style-name="ce5" office:value-type="string">
            <text:p>Boolean</text:p>
          </table:table-cell>
          <table:table-cell table:style-name="ce5" table:formula="of:=CONCATENATE(IF(EXACT([.C179];&quot;Arr&quot;);[.G179]&amp;&quot;[]&quot;;&quot;&quot;);IF(EXACT([.C179];&quot;List&quot;);&quot;ArrayList&lt;&quot;&amp;[.G179]&amp;&quot;&gt;&quot;;&quot;&quot;);IF(EXACT([.C179];&quot;Set&quot;);&quot;HashSet&lt;&quot;&amp;[.G179]&amp;&quot;&gt;&quot;;&quot;&quot;);IF(EXACT([.C179];&quot;&quot;);[.G179];&quot;&quot;))" office:value-type="string" office:string-value="HashSet&lt;Boolean&gt;">
            <text:p>HashSet&lt;Boolean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79];&quot;?&quot;);&quot;Opt&quot;;&quot;&quot;);IF(EXACT([.C179];&quot;&quot;);IF(EXACT([.B179];&quot;?&quot;);&quot;Opt&quot;;&quot;One&quot;);[.C179]);IF(EXACT([.C179];&quot;&quot;);&quot;&quot;;IF(EXACT([.B179];&quot;?&quot;);&quot;Opt&quot;;&quot;&quot;));&quot;Impl&quot;)" office:value-type="string" office:string-value="JavaOptSetOptImpl">
            <text:p>JavaOptSe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79]);&quot;%Impl%&quot;;[.$J179]);&quot;%defaultValue%&quot;;[.$I179]);&quot;%JavaType%&quot;;[.$H179]);&quot;%TipeTypeFull%&quot;;[.$F179])" office:value-type="string" office:string-value="case object `java.Set&lt;Bool?&gt;?` extends JavaBooleanStub with JavaOptSetOptImpl {&#10;  def javaType = &quot;HashSet&lt;Boolean&gt;&quot; &#10;  def defaultValue = &quot;null&quot;&#10;}">
            <text:p>case object `java.Set&lt;Bool?&gt;?` extends JavaBooleanStub with JavaOptSetOptImpl {<text:line-break/> <text:s/>def javaType = "HashSet&lt;Boolean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calDat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ate</text:p>
          </table:table-cell>
          <table:table-cell table:style-name="ce5" table:formula="of:=CONCATENATE(IF(OR(EXACT([.C180];&quot;List&quot;);EXACT([.C180];&quot;Set&quot;));[.C180]&amp;&quot;&lt;&quot;;&quot;&quot;);[.E180];[.B180];IF(EXACT([.C180];&quot;Arr&quot;);&quot;[]&quot;;&quot;&quot;);IF(OR(EXACT([.C180];&quot;List&quot;);EXACT([.C180];&quot;Set&quot;));&quot;&gt;&quot;;&quot;&quot;);[.D180])" office:value-type="string" office:string-value="Set&lt;Date?&gt;?">
            <text:p>Set&lt;Date?&gt;?</text:p>
          </table:table-cell>
          <table:table-cell table:style-name="ce5" office:value-type="string">
            <text:p>org.joda.time.LocalDate</text:p>
          </table:table-cell>
          <table:table-cell table:style-name="ce5" table:formula="of:=CONCATENATE(IF(EXACT([.C180];&quot;Arr&quot;);[.G180]&amp;&quot;[]&quot;;&quot;&quot;);IF(EXACT([.C180];&quot;List&quot;);&quot;ArrayList&lt;&quot;&amp;[.G180]&amp;&quot;&gt;&quot;;&quot;&quot;);IF(EXACT([.C180];&quot;Set&quot;);&quot;HashSet&lt;&quot;&amp;[.G180]&amp;&quot;&gt;&quot;;&quot;&quot;);IF(EXACT([.C180];&quot;&quot;);[.G180];&quot;&quot;))" office:value-type="string" office:string-value="HashSet&lt;org.joda.time.LocalDate&gt;">
            <text:p>HashSet&lt;org.joda.time.LocalDat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80];&quot;?&quot;);&quot;Opt&quot;;&quot;&quot;);IF(EXACT([.C180];&quot;&quot;);IF(EXACT([.B180];&quot;?&quot;);&quot;Opt&quot;;&quot;One&quot;);[.C180]);IF(EXACT([.C180];&quot;&quot;);&quot;&quot;;IF(EXACT([.B180];&quot;?&quot;);&quot;Opt&quot;;&quot;&quot;));&quot;Impl&quot;)" office:value-type="string" office:string-value="JavaOptSetOptImpl">
            <text:p>JavaOptSe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80]);&quot;%Impl%&quot;;[.$J180]);&quot;%defaultValue%&quot;;[.$I180]);&quot;%JavaType%&quot;;[.$H180]);&quot;%TipeTypeFull%&quot;;[.$F180])" office:value-type="string" office:string-value="case object `java.Set&lt;Date?&gt;?` extends JavaLocalDateStub with JavaOptSetOptImpl {&#10;  def javaType = &quot;HashSet&lt;org.joda.time.LocalDate&gt;&quot; &#10;  def defaultValue = &quot;null&quot;&#10;}">
            <text:p>case object `java.Set&lt;Date?&gt;?` extends JavaLocalDateStub with JavaOptSetOptImpl {<text:line-break/> <text:s/>def javaType = "HashSet&lt;org.joda.time.LocalDat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ateTim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Timestamp</text:p>
          </table:table-cell>
          <table:table-cell table:style-name="ce5" table:formula="of:=CONCATENATE(IF(OR(EXACT([.C181];&quot;List&quot;);EXACT([.C181];&quot;Set&quot;));[.C181]&amp;&quot;&lt;&quot;;&quot;&quot;);[.E181];[.B181];IF(EXACT([.C181];&quot;Arr&quot;);&quot;[]&quot;;&quot;&quot;);IF(OR(EXACT([.C181];&quot;List&quot;);EXACT([.C181];&quot;Set&quot;));&quot;&gt;&quot;;&quot;&quot;);[.D181])" office:value-type="string" office:string-value="Set&lt;Timestamp?&gt;?">
            <text:p>Set&lt;Timestamp?&gt;?</text:p>
          </table:table-cell>
          <table:table-cell table:style-name="ce5" office:value-type="string">
            <text:p>org.joda.time.DateTime</text:p>
          </table:table-cell>
          <table:table-cell table:style-name="ce5" table:formula="of:=CONCATENATE(IF(EXACT([.C181];&quot;Arr&quot;);[.G181]&amp;&quot;[]&quot;;&quot;&quot;);IF(EXACT([.C181];&quot;List&quot;);&quot;ArrayList&lt;&quot;&amp;[.G181]&amp;&quot;&gt;&quot;;&quot;&quot;);IF(EXACT([.C181];&quot;Set&quot;);&quot;HashSet&lt;&quot;&amp;[.G181]&amp;&quot;&gt;&quot;;&quot;&quot;);IF(EXACT([.C181];&quot;&quot;);[.G181];&quot;&quot;))" office:value-type="string" office:string-value="HashSet&lt;org.joda.time.DateTime&gt;">
            <text:p>HashSet&lt;org.joda.time.DateTim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81];&quot;?&quot;);&quot;Opt&quot;;&quot;&quot;);IF(EXACT([.C181];&quot;&quot;);IF(EXACT([.B181];&quot;?&quot;);&quot;Opt&quot;;&quot;One&quot;);[.C181]);IF(EXACT([.C181];&quot;&quot;);&quot;&quot;;IF(EXACT([.B181];&quot;?&quot;);&quot;Opt&quot;;&quot;&quot;));&quot;Impl&quot;)" office:value-type="string" office:string-value="JavaOptSetOptImpl">
            <text:p>JavaOptSe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81]);&quot;%Impl%&quot;;[.$J181]);&quot;%defaultValue%&quot;;[.$I181]);&quot;%JavaType%&quot;;[.$H181]);&quot;%TipeTypeFull%&quot;;[.$F181])" office:value-type="string" office:string-value="case object `java.Set&lt;Timestamp?&gt;?` extends JavaDateTimeStub with JavaOptSetOptImpl {&#10;  def javaType = &quot;HashSet&lt;org.joda.time.DateTime&gt;&quot; &#10;  def defaultValue = &quot;null&quot;&#10;}">
            <text:p>case object `java.Set&lt;Timestamp?&gt;?` extends JavaDateTimeStub with JavaOptSetOptImpl {<text:line-break/> <text:s/>def javaType = "HashSet&lt;org.joda.time.DateTim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BigDecimal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ecimal</text:p>
          </table:table-cell>
          <table:table-cell table:style-name="ce5" table:formula="of:=CONCATENATE(IF(OR(EXACT([.C182];&quot;List&quot;);EXACT([.C182];&quot;Set&quot;));[.C182]&amp;&quot;&lt;&quot;;&quot;&quot;);[.E182];[.B182];IF(EXACT([.C182];&quot;Arr&quot;);&quot;[]&quot;;&quot;&quot;);IF(OR(EXACT([.C182];&quot;List&quot;);EXACT([.C182];&quot;Set&quot;));&quot;&gt;&quot;;&quot;&quot;);[.D182])" office:value-type="string" office:string-value="Set&lt;Decimal?&gt;?">
            <text:p>Set&lt;Decimal?&gt;?</text:p>
          </table:table-cell>
          <table:table-cell table:style-name="ce5" office:value-type="string">
            <text:p>java.math.BigDecimal</text:p>
          </table:table-cell>
          <table:table-cell table:style-name="ce5" table:formula="of:=CONCATENATE(IF(EXACT([.C182];&quot;Arr&quot;);[.G182]&amp;&quot;[]&quot;;&quot;&quot;);IF(EXACT([.C182];&quot;List&quot;);&quot;ArrayList&lt;&quot;&amp;[.G182]&amp;&quot;&gt;&quot;;&quot;&quot;);IF(EXACT([.C182];&quot;Set&quot;);&quot;HashSet&lt;&quot;&amp;[.G182]&amp;&quot;&gt;&quot;;&quot;&quot;);IF(EXACT([.C182];&quot;&quot;);[.G182];&quot;&quot;))" office:value-type="string" office:string-value="HashSet&lt;java.math.BigDecimal&gt;">
            <text:p>HashSet&lt;java.math.BigDecimal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82];&quot;?&quot;);&quot;Opt&quot;;&quot;&quot;);IF(EXACT([.C182];&quot;&quot;);IF(EXACT([.B182];&quot;?&quot;);&quot;Opt&quot;;&quot;One&quot;);[.C182]);IF(EXACT([.C182];&quot;&quot;);&quot;&quot;;IF(EXACT([.B182];&quot;?&quot;);&quot;Opt&quot;;&quot;&quot;));&quot;Impl&quot;)" office:value-type="string" office:string-value="JavaOptSetOptImpl">
            <text:p>JavaOptSetOptImpl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82]);&quot;%Impl%&quot;;[.$J182]);&quot;%defaultValue%&quot;;[.$I182]);&quot;%JavaType%&quot;;[.$H182]);&quot;%TipeTypeFull%&quot;;[.$F182])" office:value-type="string" office:string-value="case object `java.Set&lt;Decimal?&gt;?` extends JavaBigDecimalStub with JavaOptSetOptImpl {&#10;  def javaType = &quot;HashSet&lt;java.math.BigDecimal&gt;&quot; &#10;  def defaultValue = &quot;null&quot;&#10;}">
            <text:p>case object `java.Set&lt;Decimal?&gt;?` extends JavaBigDecimalStub with JavaOptSetOptImpl {<text:line-break/> <text:s/>def javaType = "HashSet&lt;java.math.BigDecimal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Doubl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Double</text:p>
          </table:table-cell>
          <table:table-cell table:style-name="ce5" table:formula="of:=CONCATENATE(IF(OR(EXACT([.C183];&quot;List&quot;);EXACT([.C183];&quot;Set&quot;));[.C183]&amp;&quot;&lt;&quot;;&quot;&quot;);[.E183];[.B183];IF(EXACT([.C183];&quot;Arr&quot;);&quot;[]&quot;;&quot;&quot;);IF(OR(EXACT([.C183];&quot;List&quot;);EXACT([.C183];&quot;Set&quot;));&quot;&gt;&quot;;&quot;&quot;);[.D183])" office:value-type="string" office:string-value="Set&lt;Double?&gt;?">
            <text:p>Set&lt;Double?&gt;?</text:p>
          </table:table-cell>
          <table:table-cell table:style-name="ce5" office:value-type="string">
            <text:p>Double</text:p>
          </table:table-cell>
          <table:table-cell table:style-name="ce5" table:formula="of:=CONCATENATE(IF(EXACT([.C183];&quot;Arr&quot;);[.G183]&amp;&quot;[]&quot;;&quot;&quot;);IF(EXACT([.C183];&quot;List&quot;);&quot;ArrayList&lt;&quot;&amp;[.G183]&amp;&quot;&gt;&quot;;&quot;&quot;);IF(EXACT([.C183];&quot;Set&quot;);&quot;HashSet&lt;&quot;&amp;[.G183]&amp;&quot;&gt;&quot;;&quot;&quot;);IF(EXACT([.C183];&quot;&quot;);[.G183];&quot;&quot;))" office:value-type="string" office:string-value="HashSet&lt;Double&gt;">
            <text:p>HashSet&lt;Doubl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83];&quot;?&quot;);&quot;Opt&quot;;&quot;&quot;);IF(EXACT([.C183];&quot;&quot;);IF(EXACT([.B183];&quot;?&quot;);&quot;Opt&quot;;&quot;One&quot;);[.C183]);IF(EXACT([.C183];&quot;&quot;);&quot;&quot;;IF(EXACT([.B183];&quot;?&quot;);&quot;Opt&quot;;&quot;&quot;));&quot;Impl&quot;)" office:value-type="string" office:string-value="JavaOptSetOptImpl">
            <text:p>JavaOptSe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83]);&quot;%Impl%&quot;;[.$J183]);&quot;%defaultValue%&quot;;[.$I183]);&quot;%JavaType%&quot;;[.$H183]);&quot;%TipeTypeFull%&quot;;[.$F183])" office:value-type="string" office:string-value="case object `java.Set&lt;Double?&gt;?` extends JavaDoubleStub with JavaOptSetOptImpl {&#10;  def javaType = &quot;HashSet&lt;Double&gt;&quot; &#10;  def defaultValue = &quot;null&quot;&#10;}">
            <text:p>case object `java.Set&lt;Double?&gt;?` extends JavaDoubleStub with JavaOptSetOptImpl {<text:line-break/> <text:s/>def javaType = "HashSet&lt;Doubl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Floa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Float</text:p>
          </table:table-cell>
          <table:table-cell table:style-name="ce5" table:formula="of:=CONCATENATE(IF(OR(EXACT([.C184];&quot;List&quot;);EXACT([.C184];&quot;Set&quot;));[.C184]&amp;&quot;&lt;&quot;;&quot;&quot;);[.E184];[.B184];IF(EXACT([.C184];&quot;Arr&quot;);&quot;[]&quot;;&quot;&quot;);IF(OR(EXACT([.C184];&quot;List&quot;);EXACT([.C184];&quot;Set&quot;));&quot;&gt;&quot;;&quot;&quot;);[.D184])" office:value-type="string" office:string-value="Set&lt;Float?&gt;?">
            <text:p>Set&lt;Float?&gt;?</text:p>
          </table:table-cell>
          <table:table-cell table:style-name="ce5" office:value-type="string">
            <text:p>Float</text:p>
          </table:table-cell>
          <table:table-cell table:style-name="ce5" table:formula="of:=CONCATENATE(IF(EXACT([.C184];&quot;Arr&quot;);[.G184]&amp;&quot;[]&quot;;&quot;&quot;);IF(EXACT([.C184];&quot;List&quot;);&quot;ArrayList&lt;&quot;&amp;[.G184]&amp;&quot;&gt;&quot;;&quot;&quot;);IF(EXACT([.C184];&quot;Set&quot;);&quot;HashSet&lt;&quot;&amp;[.G184]&amp;&quot;&gt;&quot;;&quot;&quot;);IF(EXACT([.C184];&quot;&quot;);[.G184];&quot;&quot;))" office:value-type="string" office:string-value="HashSet&lt;Float&gt;">
            <text:p>HashSet&lt;Float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84];&quot;?&quot;);&quot;Opt&quot;;&quot;&quot;);IF(EXACT([.C184];&quot;&quot;);IF(EXACT([.B184];&quot;?&quot;);&quot;Opt&quot;;&quot;One&quot;);[.C184]);IF(EXACT([.C184];&quot;&quot;);&quot;&quot;;IF(EXACT([.B184];&quot;?&quot;);&quot;Opt&quot;;&quot;&quot;));&quot;Impl&quot;)" office:value-type="string" office:string-value="JavaOptSetOptImpl">
            <text:p>JavaOptSe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84]);&quot;%Impl%&quot;;[.$J184]);&quot;%defaultValue%&quot;;[.$I184]);&quot;%JavaType%&quot;;[.$H184]);&quot;%TipeTypeFull%&quot;;[.$F184])" office:value-type="string" office:string-value="case object `java.Set&lt;Float?&gt;?` extends JavaFloatStub with JavaOptSetOptImpl {&#10;  def javaType = &quot;HashSet&lt;Float&gt;&quot; &#10;  def defaultValue = &quot;null&quot;&#10;}">
            <text:p>case object `java.Set&lt;Float?&gt;?` extends JavaFloatStub with JavaOptSetOptImpl {<text:line-break/> <text:s/>def javaType = "HashSet&lt;Float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HashMap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KeyValue</text:p>
          </table:table-cell>
          <table:table-cell table:style-name="ce5" table:formula="of:=CONCATENATE(IF(OR(EXACT([.C185];&quot;List&quot;);EXACT([.C185];&quot;Set&quot;));[.C185]&amp;&quot;&lt;&quot;;&quot;&quot;);[.E185];[.B185];IF(EXACT([.C185];&quot;Arr&quot;);&quot;[]&quot;;&quot;&quot;);IF(OR(EXACT([.C185];&quot;List&quot;);EXACT([.C185];&quot;Set&quot;));&quot;&gt;&quot;;&quot;&quot;);[.D185])" office:value-type="string" office:string-value="Set&lt;KeyValue?&gt;?">
            <text:p>Set&lt;KeyValue?&gt;?</text:p>
          </table:table-cell>
          <table:table-cell table:style-name="ce5" office:value-type="string">
            <text:p>HashMap&lt;String, String&gt;</text:p>
          </table:table-cell>
          <table:table-cell table:style-name="ce5" table:formula="of:=CONCATENATE(IF(EXACT([.C185];&quot;Arr&quot;);[.G185]&amp;&quot;[]&quot;;&quot;&quot;);IF(EXACT([.C185];&quot;List&quot;);&quot;ArrayList&lt;&quot;&amp;[.G185]&amp;&quot;&gt;&quot;;&quot;&quot;);IF(EXACT([.C185];&quot;Set&quot;);&quot;HashSet&lt;&quot;&amp;[.G185]&amp;&quot;&gt;&quot;;&quot;&quot;);IF(EXACT([.C185];&quot;&quot;);[.G185];&quot;&quot;))" office:value-type="string" office:string-value="HashSet&lt;HashMap&lt;String, String&gt;&gt;">
            <text:p>HashSet&lt;HashMap&lt;String, String&gt;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85];&quot;?&quot;);&quot;Opt&quot;;&quot;&quot;);IF(EXACT([.C185];&quot;&quot;);IF(EXACT([.B185];&quot;?&quot;);&quot;Opt&quot;;&quot;One&quot;);[.C185]);IF(EXACT([.C185];&quot;&quot;);&quot;&quot;;IF(EXACT([.B185];&quot;?&quot;);&quot;Opt&quot;;&quot;&quot;));&quot;Impl&quot;)" office:value-type="string" office:string-value="JavaOptSetOptImpl">
            <text:p>JavaOptSetOptImpl</text:p>
          </table:table-cell>
          <table:table-cell table:style-name="ce7" table:number-columns-repeated="4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85]);&quot;%Impl%&quot;;[.$J185]);&quot;%defaultValue%&quot;;[.$I185]);&quot;%JavaType%&quot;;[.$H185]);&quot;%TipeTypeFull%&quot;;[.$F185])" office:value-type="string" office:string-value="case object `java.Set&lt;KeyValue?&gt;?` extends JavaHashMapStub with JavaOptSetOptImpl {&#10;  def javaType = &quot;HashSet&lt;HashMap&lt;String, String&gt;&gt;&quot; &#10;  def defaultValue = &quot;null&quot;&#10;}">
            <text:p>case object `java.Set&lt;KeyValue?&gt;?` extends JavaHashMapStub with JavaOptSetOptImpl {<text:line-break/> <text:s/>def javaType = "HashSet&lt;HashMap&lt;String, String&gt;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In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Integer</text:p>
          </table:table-cell>
          <table:table-cell table:style-name="ce5" table:formula="of:=CONCATENATE(IF(OR(EXACT([.C186];&quot;List&quot;);EXACT([.C186];&quot;Set&quot;));[.C186]&amp;&quot;&lt;&quot;;&quot;&quot;);[.E186];[.B186];IF(EXACT([.C186];&quot;Arr&quot;);&quot;[]&quot;;&quot;&quot;);IF(OR(EXACT([.C186];&quot;List&quot;);EXACT([.C186];&quot;Set&quot;));&quot;&gt;&quot;;&quot;&quot;);[.D186])" office:value-type="string" office:string-value="Set&lt;Integer?&gt;?">
            <text:p>Set&lt;Integer?&gt;?</text:p>
          </table:table-cell>
          <table:table-cell table:style-name="ce5" office:value-type="string">
            <text:p>Integer</text:p>
          </table:table-cell>
          <table:table-cell table:style-name="ce5" table:formula="of:=CONCATENATE(IF(EXACT([.C186];&quot;Arr&quot;);[.G186]&amp;&quot;[]&quot;;&quot;&quot;);IF(EXACT([.C186];&quot;List&quot;);&quot;ArrayList&lt;&quot;&amp;[.G186]&amp;&quot;&gt;&quot;;&quot;&quot;);IF(EXACT([.C186];&quot;Set&quot;);&quot;HashSet&lt;&quot;&amp;[.G186]&amp;&quot;&gt;&quot;;&quot;&quot;);IF(EXACT([.C186];&quot;&quot;);[.G186];&quot;&quot;))" office:value-type="string" office:string-value="HashSet&lt;Integer&gt;">
            <text:p>HashSet&lt;Integer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86];&quot;?&quot;);&quot;Opt&quot;;&quot;&quot;);IF(EXACT([.C186];&quot;&quot;);IF(EXACT([.B186];&quot;?&quot;);&quot;Opt&quot;;&quot;One&quot;);[.C186]);IF(EXACT([.C186];&quot;&quot;);&quot;&quot;;IF(EXACT([.B186];&quot;?&quot;);&quot;Opt&quot;;&quot;&quot;));&quot;Impl&quot;)" office:value-type="string" office:string-value="JavaOptSetOptImpl">
            <text:p>JavaOptSe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86]);&quot;%Impl%&quot;;[.$J186]);&quot;%defaultValue%&quot;;[.$I186]);&quot;%JavaType%&quot;;[.$H186]);&quot;%TipeTypeFull%&quot;;[.$F186])" office:value-type="string" office:string-value="case object `java.Set&lt;Integer?&gt;?` extends JavaIntStub with JavaOptSetOptImpl {&#10;  def javaType = &quot;HashSet&lt;Integer&gt;&quot; &#10;  def defaultValue = &quot;null&quot;&#10;}">
            <text:p>case object `java.Set&lt;Integer?&gt;?` extends JavaIntStub with JavaOptSetOptImpl {<text:line-break/> <text:s/>def javaType = "HashSet&lt;Integer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Lo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Long</text:p>
          </table:table-cell>
          <table:table-cell table:style-name="ce5" table:formula="of:=CONCATENATE(IF(OR(EXACT([.C187];&quot;List&quot;);EXACT([.C187];&quot;Set&quot;));[.C187]&amp;&quot;&lt;&quot;;&quot;&quot;);[.E187];[.B187];IF(EXACT([.C187];&quot;Arr&quot;);&quot;[]&quot;;&quot;&quot;);IF(OR(EXACT([.C187];&quot;List&quot;);EXACT([.C187];&quot;Set&quot;));&quot;&gt;&quot;;&quot;&quot;);[.D187])" office:value-type="string" office:string-value="Set&lt;Long?&gt;?">
            <text:p>Set&lt;Long?&gt;?</text:p>
          </table:table-cell>
          <table:table-cell table:style-name="ce5" office:value-type="string">
            <text:p>Long</text:p>
          </table:table-cell>
          <table:table-cell table:style-name="ce5" table:formula="of:=CONCATENATE(IF(EXACT([.C187];&quot;Arr&quot;);[.G187]&amp;&quot;[]&quot;;&quot;&quot;);IF(EXACT([.C187];&quot;List&quot;);&quot;ArrayList&lt;&quot;&amp;[.G187]&amp;&quot;&gt;&quot;;&quot;&quot;);IF(EXACT([.C187];&quot;Set&quot;);&quot;HashSet&lt;&quot;&amp;[.G187]&amp;&quot;&gt;&quot;;&quot;&quot;);IF(EXACT([.C187];&quot;&quot;);[.G187];&quot;&quot;))" office:value-type="string" office:string-value="HashSet&lt;Long&gt;">
            <text:p>HashSet&lt;Long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87];&quot;?&quot;);&quot;Opt&quot;;&quot;&quot;);IF(EXACT([.C187];&quot;&quot;);IF(EXACT([.B187];&quot;?&quot;);&quot;Opt&quot;;&quot;One&quot;);[.C187]);IF(EXACT([.C187];&quot;&quot;);&quot;&quot;;IF(EXACT([.B187];&quot;?&quot;);&quot;Opt&quot;;&quot;&quot;));&quot;Impl&quot;)" office:value-type="string" office:string-value="JavaOptSetOptImpl">
            <text:p>JavaOptSetOptImpl</text:p>
          </table:table-cell>
          <table:table-cell table:style-name="ce7" table:number-columns-repeated="4"/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87]);&quot;%Impl%&quot;;[.$J187]);&quot;%defaultValue%&quot;;[.$I187]);&quot;%JavaType%&quot;;[.$H187]);&quot;%TipeTypeFull%&quot;;[.$F187])" office:value-type="string" office:string-value="case object `java.Set&lt;Long?&gt;?` extends JavaLongStub with JavaOptSetOptImpl {&#10;  def javaType = &quot;HashSet&lt;Long&gt;&quot; &#10;  def defaultValue = &quot;null&quot;&#10;}">
            <text:p>case object `java.Set&lt;Long?&gt;?` extends JavaLongStub with JavaOptSetOptImpl {<text:line-break/> <text:s/>def javaType = "HashSet&lt;Long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Nod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Xml</text:p>
          </table:table-cell>
          <table:table-cell table:style-name="ce5" table:formula="of:=CONCATENATE(IF(OR(EXACT([.C188];&quot;List&quot;);EXACT([.C188];&quot;Set&quot;));[.C188]&amp;&quot;&lt;&quot;;&quot;&quot;);[.E188];[.B188];IF(EXACT([.C188];&quot;Arr&quot;);&quot;[]&quot;;&quot;&quot;);IF(OR(EXACT([.C188];&quot;List&quot;);EXACT([.C188];&quot;Set&quot;));&quot;&gt;&quot;;&quot;&quot;);[.D188])" office:value-type="string" office:string-value="Set&lt;Xml?&gt;?">
            <text:p>Set&lt;Xml?&gt;?</text:p>
          </table:table-cell>
          <table:table-cell table:style-name="ce5" office:value-type="string">
            <text:p>org.w3c.dom.Node</text:p>
          </table:table-cell>
          <table:table-cell table:style-name="ce5" table:formula="of:=CONCATENATE(IF(EXACT([.C188];&quot;Arr&quot;);[.G188]&amp;&quot;[]&quot;;&quot;&quot;);IF(EXACT([.C188];&quot;List&quot;);&quot;ArrayList&lt;&quot;&amp;[.G188]&amp;&quot;&gt;&quot;;&quot;&quot;);IF(EXACT([.C188];&quot;Set&quot;);&quot;HashSet&lt;&quot;&amp;[.G188]&amp;&quot;&gt;&quot;;&quot;&quot;);IF(EXACT([.C188];&quot;&quot;);[.G188];&quot;&quot;))" office:value-type="string" office:string-value="HashSet&lt;org.w3c.dom.Node&gt;">
            <text:p>HashSet&lt;org.w3c.dom.Node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88];&quot;?&quot;);&quot;Opt&quot;;&quot;&quot;);IF(EXACT([.C188];&quot;&quot;);IF(EXACT([.B188];&quot;?&quot;);&quot;Opt&quot;;&quot;One&quot;);[.C188]);IF(EXACT([.C188];&quot;&quot;);&quot;&quot;;IF(EXACT([.B188];&quot;?&quot;);&quot;Opt&quot;;&quot;&quot;));&quot;Impl&quot;)" office:value-type="string" office:string-value="JavaOptSetOptImpl">
            <text:p>JavaOptSe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number-columns-repeated="2"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88]);&quot;%Impl%&quot;;[.$J188]);&quot;%defaultValue%&quot;;[.$I188]);&quot;%JavaType%&quot;;[.$H188]);&quot;%TipeTypeFull%&quot;;[.$F188])" office:value-type="string" office:string-value="case object `java.Set&lt;Xml?&gt;?` extends JavaNodeStub with JavaOptSetOptImpl {&#10;  def javaType = &quot;HashSet&lt;org.w3c.dom.Node&gt;&quot; &#10;  def defaultValue = &quot;null&quot;&#10;}">
            <text:p>case object `java.Set&lt;Xml?&gt;?` extends JavaNodeStub with JavaOptSetOptImpl {<text:line-break/> <text:s/>def javaType = "HashSet&lt;org.w3c.dom.Node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UUID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Guid</text:p>
          </table:table-cell>
          <table:table-cell table:style-name="ce5" table:formula="of:=CONCATENATE(IF(OR(EXACT([.C189];&quot;List&quot;);EXACT([.C189];&quot;Set&quot;));[.C189]&amp;&quot;&lt;&quot;;&quot;&quot;);[.E189];[.B189];IF(EXACT([.C189];&quot;Arr&quot;);&quot;[]&quot;;&quot;&quot;);IF(OR(EXACT([.C189];&quot;List&quot;);EXACT([.C189];&quot;Set&quot;));&quot;&gt;&quot;;&quot;&quot;);[.D189])" office:value-type="string" office:string-value="Set&lt;Guid?&gt;?">
            <text:p>Set&lt;Guid?&gt;?</text:p>
          </table:table-cell>
          <table:table-cell table:style-name="ce5" office:value-type="string">
            <text:p>java.util.UUID</text:p>
          </table:table-cell>
          <table:table-cell table:style-name="ce5" table:formula="of:=CONCATENATE(IF(EXACT([.C189];&quot;Arr&quot;);[.G189]&amp;&quot;[]&quot;;&quot;&quot;);IF(EXACT([.C189];&quot;List&quot;);&quot;ArrayList&lt;&quot;&amp;[.G189]&amp;&quot;&gt;&quot;;&quot;&quot;);IF(EXACT([.C189];&quot;Set&quot;);&quot;HashSet&lt;&quot;&amp;[.G189]&amp;&quot;&gt;&quot;;&quot;&quot;);IF(EXACT([.C189];&quot;&quot;);[.G189];&quot;&quot;))" office:value-type="string" office:string-value="HashSet&lt;java.util.UUID&gt;">
            <text:p>HashSet&lt;java.util.UUID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89];&quot;?&quot;);&quot;Opt&quot;;&quot;&quot;);IF(EXACT([.C189];&quot;&quot;);IF(EXACT([.B189];&quot;?&quot;);&quot;Opt&quot;;&quot;One&quot;);[.C189]);IF(EXACT([.C189];&quot;&quot;);&quot;&quot;;IF(EXACT([.B189];&quot;?&quot;);&quot;Opt&quot;;&quot;&quot;));&quot;Impl&quot;)" office:value-type="string" office:string-value="JavaOptSetOptImpl">
            <text:p>JavaOptSe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9" table:formula="of:=SUBSTITUTE(SUBSTITUTE(SUBSTITUTE(SUBSTITUTE(SUBSTITUTE([.$A$5];&quot;%JavaTipe%&quot;;[.$A189]);&quot;%Impl%&quot;;[.$J189]);&quot;%defaultValue%&quot;;[.$I189]);&quot;%JavaType%&quot;;[.$H189]);&quot;%TipeTypeFull%&quot;;[.$F189])" office:value-type="string" office:string-value="case object `java.Set&lt;Guid?&gt;?` extends JavaUUIDStub with JavaOptSetOptImpl {&#10;  def javaType = &quot;HashSet&lt;java.util.UUID&gt;&quot; &#10;  def defaultValue = &quot;null&quot;&#10;}">
            <text:p>case object `java.Set&lt;Guid?&gt;?` extends JavaUUIDStub with JavaOptSetOptImpl {<text:line-break/> <text:s/>def javaType = "HashSet&lt;java.util.UUID&gt;" <text:line-break/> <text:s/>def defaultValue = "null"<text:line-break/>}</text:p>
          </table:table-cell>
          <table:table-cell table:style-name="ce5" table:number-columns-repeated="233"/>
        </table:table-row>
        <table:table-row table:style-name="ro5">
          <table:table-cell table:style-name="ce5" office:value-type="string">
            <text:p>String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et</text:p>
          </table:table-cell>
          <table:table-cell table:style-name="ce5" office:value-type="string">
            <text:p>?</text:p>
          </table:table-cell>
          <table:table-cell table:style-name="ce5" office:value-type="string">
            <text:p>String</text:p>
          </table:table-cell>
          <table:table-cell table:style-name="ce5" table:formula="of:=CONCATENATE(IF(OR(EXACT([.C190];&quot;List&quot;);EXACT([.C190];&quot;Set&quot;));[.C190]&amp;&quot;&lt;&quot;;&quot;&quot;);[.E190];[.B190];IF(EXACT([.C190];&quot;Arr&quot;);&quot;[]&quot;;&quot;&quot;);IF(OR(EXACT([.C190];&quot;List&quot;);EXACT([.C190];&quot;Set&quot;));&quot;&gt;&quot;;&quot;&quot;);[.D190])" office:value-type="string" office:string-value="Set&lt;String?&gt;?">
            <text:p>Set&lt;String?&gt;?</text:p>
          </table:table-cell>
          <table:table-cell table:style-name="ce5" office:value-type="string">
            <text:p>String</text:p>
          </table:table-cell>
          <table:table-cell table:style-name="ce5" table:formula="of:=CONCATENATE(IF(EXACT([.C190];&quot;Arr&quot;);[.G190]&amp;&quot;[]&quot;;&quot;&quot;);IF(EXACT([.C190];&quot;List&quot;);&quot;ArrayList&lt;&quot;&amp;[.G190]&amp;&quot;&gt;&quot;;&quot;&quot;);IF(EXACT([.C190];&quot;Set&quot;);&quot;HashSet&lt;&quot;&amp;[.G190]&amp;&quot;&gt;&quot;;&quot;&quot;);IF(EXACT([.C190];&quot;&quot;);[.G190];&quot;&quot;))" office:value-type="string" office:string-value="HashSet&lt;String&gt;">
            <text:p>HashSet&lt;String&gt;</text:p>
          </table:table-cell>
          <table:table-cell table:style-name="ce5" office:value-type="string">
            <text:p>null</text:p>
          </table:table-cell>
          <table:table-cell table:style-name="ce5" table:formula="of:=CONCATENATE(&quot;Java&quot;;IF(EXACT([.D190];&quot;?&quot;);&quot;Opt&quot;;&quot;&quot;);IF(EXACT([.C190];&quot;&quot;);IF(EXACT([.B190];&quot;?&quot;);&quot;Opt&quot;;&quot;One&quot;);[.C190]);IF(EXACT([.C190];&quot;&quot;);&quot;&quot;;IF(EXACT([.B190];&quot;?&quot;);&quot;Opt&quot;;&quot;&quot;));&quot;Impl&quot;)" office:value-type="string" office:string-value="JavaOptSetOptImpl">
            <text:p>JavaOptSetOptImp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style-name="ce8" table:number-columns-repeated="4"/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/>
          <table:table-cell table:style-name="ce9" table:formula="of:=SUBSTITUTE(SUBSTITUTE(SUBSTITUTE(SUBSTITUTE(SUBSTITUTE([.$A$5];&quot;%JavaTipe%&quot;;[.$A190]);&quot;%Impl%&quot;;[.$J190]);&quot;%defaultValue%&quot;;[.$I190]);&quot;%JavaType%&quot;;[.$H190]);&quot;%TipeTypeFull%&quot;;[.$F190])" office:value-type="string" office:string-value="case object `java.Set&lt;String?&gt;?` extends JavaStringStub with JavaOptSetOptImpl {&#10;  def javaType = &quot;HashSet&lt;String&gt;&quot; &#10;  def defaultValue = &quot;null&quot;&#10;}">
            <text:p>case object `java.Set&lt;String?&gt;?` extends JavaStringStub with JavaOptSetOptImpl {<text:line-break/> <text:s/>def javaType = "HashSet&lt;String&gt;" <text:line-break/> <text:s/>def defaultValue = "null"<text:line-break/>}</text:p>
          </table:table-cell>
          <table:table-cell table:style-name="ce5" table:number-columns-repeated="233"/>
        </table:table-row>
        <table:table-row table:style-name="ro7">
          <table:table-cell table:number-columns-repeated="256"/>
        </table:table-row>
        <table:table-row table:style-name="ro1" table:number-rows-repeated="104838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Tipes" table:base-cell-address="$Sheet2.$A$1" table:cell-range-address="$Sheet1.$A$8:.$W$190" table:range-usable-as="repeat-column repeat-row filter print-range"/>
        <table:named-range table:name="__Anonymous_Sheet_DB__0" table:base-cell-address="$Sheet2.$A$1" table:cell-range-address="$Sheet1.$A$8:.$W$178" table:range-usable-as="repeat-column repeat-row filter print-range"/>
      </table:named-expressions>
      <table:database-ranges>
        <table:database-range table:name="__Anonymous_Sheet_DB__1" table:target-range-address="Sheet1.A8:Sheet1.W1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.00.0000</text:date>, <text:time style:data-style-name="N2" text:time-value="0000-00-00T00:00:01.462448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4">
      <style:header>
        <text:p><text:sheet-name>???</text:sheet-name></text:p>
      </style:header>
      <style:header-left style:display="false"/>
      <style:footer>
        <text:p><text:page-number>1</text:page-number>Page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6T22:03:26.814000000</dc:date>
    <meta:creation-date>2013-09-30T18:35:13Z</meta:creation-date>
    <meta:editing-cycles>65</meta:editing-cycles>
    <meta:editing-duration>P9DT19H21M46S</meta:editing-duration>
    <meta:generator>LibreOffice/4.1.0.4$Windows_x86 LibreOffice_project/89ea49ddacd9aa532507cbf852f2bb22b1ace28</meta:generator>
    <meta:initial-creator>dinko </meta:initial-creator>
    <meta:document-statistic meta:table-count="2" meta:cell-count="2540" meta:object-count="0"/>
  </office:meta>
</office:document-meta>
</file>